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000000010554E9F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NotoSans1" svg:font-family="NotoSans"/>
    <style:font-face style:name="Ubuntu1" svg:font-family="Ubuntu"/>
    <style:font-face style:name="Arial" svg:font-family="Arial" style:font-pitch="variable"/>
    <style:font-face style:name="DejaVu Sans Condensed1" svg:font-family="'DejaVu Sans Condensed'" style:font-pitch="variable"/>
    <style:font-face style:name="Liberation Serif1" svg:font-family="'Liberation Serif'" style:font-pitch="variable"/>
    <style:font-face style:name="NotoSans" svg:font-family="Noto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cm" svg:stroke-color="#000000" draw:fill="none" fo:padding-top="0.04cm" fo:padding-bottom="0.04cm" fo:padding-left="0.04cm" fo:padding-right="0.04cm"/>
    </style:style>
    <style:style style:name="gr2" style:family="graphic" style:parent-style-name="standard">
      <style:graphic-properties draw:stroke="solid" svg:stroke-width="0.03cm" svg:stroke-color="#000000" draw:fill="none" fo:padding-top="0.015cm" fo:padding-bottom="0.015cm" fo:padding-left="0.015cm" fo:padding-right="0.015cm"/>
    </style:style>
    <style:style style:name="gr3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4" style:family="graphic" style:parent-style-name="standard">
      <style:graphic-properties draw:stroke="solid" svg:stroke-color="#000000" draw:fill="none"/>
    </style:style>
    <style:style style:name="gr5" style:family="graphic" style:parent-style-name="standard">
      <style:graphic-properties draw:stroke="none" svg:stroke-width="0.051cm" draw:marker-start-width="0.275cm" draw:marker-end-width="0.275cm" draw:fill="solid" draw:fill-color="#ffffff"/>
    </style:style>
    <style:style style:name="gr6" style:family="graphic" style:parent-style-name="standard">
      <style:graphic-properties draw:stroke="solid" svg:stroke-width="0.051cm" svg:stroke-color="#000000" draw:marker-start-width="0.275cm" draw:marker-end-width="0.275cm" draw:fill="none" fo:padding-top="0.024cm" fo:padding-bottom="0.024cm" fo:padding-left="0.024cm" fo:padding-right="0.024cm"/>
    </style:style>
    <style:style style:name="gr7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65cm" fo:min-width="6.9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649cm" fo:min-width="6.28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3.78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3.385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7cm" fo:min-width="5.35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7cm" fo:min-width="5.484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7cm" fo:min-width="3.208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2.968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651cm" fo:min-width="6.456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3.71cm" fo:padding-top="0cm" fo:padding-bottom="0cm" fo:padding-left="0cm" fo:padding-right="0cm"/>
    </style:style>
    <style:style style:name="gr17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651cm" fo:min-width="3.914cm" fo:padding-top="0cm" fo:padding-bottom="0cm" fo:padding-left="0cm" fo:padding-right="0cm"/>
    </style:style>
    <style:style style:name="gr18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1.858cm" fo:padding-top="0cm" fo:padding-bottom="0cm" fo:padding-left="0cm" fo:padding-right="0cm"/>
    </style:style>
    <style:style style:name="gr19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3.764cm" fo:padding-top="0cm" fo:padding-bottom="0cm" fo:padding-left="0cm" fo:padding-right="0cm"/>
    </style:style>
    <style:style style:name="gr20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545cm" fo:min-width="4.763cm" fo:padding-top="0cm" fo:padding-bottom="0cm" fo:padding-left="0cm" fo:padding-right="0cm"/>
    </style:style>
    <style:style style:name="gr21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545cm" fo:min-width="5.06cm" fo:padding-top="0cm" fo:padding-bottom="0cm" fo:padding-left="0cm" fo:padding-right="0cm"/>
    </style:style>
    <style:style style:name="gr22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651cm" fo:min-width="5.787cm" fo:padding-top="0cm" fo:padding-bottom="0cm" fo:padding-left="0cm" fo:padding-right="0cm"/>
    </style:style>
    <style:style style:name="gr23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4.616cm" fo:padding-top="0cm" fo:padding-bottom="0cm" fo:padding-left="0cm" fo:padding-right="0cm"/>
    </style:style>
    <style:style style:name="gr24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65cm" fo:min-width="6.108cm" fo:padding-top="0cm" fo:padding-bottom="0cm" fo:padding-left="0cm" fo:padding-right="0cm"/>
    </style:style>
    <style:style style:name="gr25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6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7cm" fo:min-width="3.524cm" fo:padding-top="0cm" fo:padding-bottom="0cm" fo:padding-left="0cm" fo:padding-right="0cm"/>
    </style:style>
    <style:style style:name="gr27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65cm" fo:min-width="7.499cm" fo:padding-top="0cm" fo:padding-bottom="0cm" fo:padding-left="0cm" fo:padding-right="0cm"/>
    </style:style>
    <style:style style:name="gr28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534cm" fo:min-width="4.212cm" fo:padding-top="0cm" fo:padding-bottom="0cm" fo:padding-left="0cm" fo:padding-right="0cm"/>
    </style:style>
    <style:style style:name="gr29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3.452cm" fo:padding-top="0cm" fo:padding-bottom="0cm" fo:padding-left="0cm" fo:padding-right="0cm"/>
    </style:style>
    <style:style style:name="gr30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534cm" fo:min-width="6.706cm" fo:padding-top="0cm" fo:padding-bottom="0cm" fo:padding-left="0cm" fo:padding-right="0cm"/>
    </style:style>
    <style:style style:name="gr31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6.811cm" fo:padding-top="0cm" fo:padding-bottom="0cm" fo:padding-left="0cm" fo:padding-right="0cm"/>
    </style:style>
    <style:style style:name="gr32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5.06cm" fo:padding-top="0cm" fo:padding-bottom="0cm" fo:padding-left="0cm" fo:padding-right="0cm"/>
    </style:style>
    <style:style style:name="gr33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534cm" fo:min-width="5.407cm" fo:padding-top="0cm" fo:padding-bottom="0cm" fo:padding-left="0cm" fo:padding-right="0cm"/>
    </style:style>
    <style:style style:name="gr34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6.575cm" fo:padding-top="0cm" fo:padding-bottom="0cm" fo:padding-left="0cm" fo:padding-right="0cm"/>
    </style:style>
    <style:style style:name="gr35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4.456cm" fo:padding-top="0cm" fo:padding-bottom="0cm" fo:padding-left="0cm" fo:padding-right="0cm"/>
    </style:style>
    <style:style style:name="gr36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535cm" fo:min-width="5.211cm" fo:padding-top="0cm" fo:padding-bottom="0cm" fo:padding-left="0cm" fo:padding-right="0cm"/>
    </style:style>
    <style:style style:name="gr37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7cm" fo:min-width="5.619cm" fo:padding-top="0cm" fo:padding-bottom="0cm" fo:padding-left="0cm" fo:padding-right="0cm"/>
    </style:style>
    <style:style style:name="gr38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535cm" fo:min-width="5.396cm" fo:padding-top="0cm" fo:padding-bottom="0cm" fo:padding-left="0cm" fo:padding-right="0cm"/>
    </style:style>
    <style:style style:name="gr39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446cm" fo:min-width="4.925cm" fo:padding-top="0cm" fo:padding-bottom="0cm" fo:padding-left="0cm" fo:padding-right="0cm"/>
    </style:style>
    <style:style style:name="gr40" style:family="graphic" style:parent-style-name="standard">
      <style:graphic-properties draw:stroke="dash" svg:stroke-width="0.051cm" svg:stroke-color="#000000" draw:marker-start-width="0.275cm" draw:marker-end-width="0.275cm" draw:fill="none" fo:padding-top="0.024cm" fo:padding-bottom="0.024cm" fo:padding-left="0.024cm" fo:padding-right="0.024cm"/>
    </style:style>
    <style:style style:name="gr41" style:family="graphic" style:parent-style-name="standard">
      <style:graphic-properties draw:stroke="none" svg:stroke-width="0.051cm" draw:marker-start-width="0.275cm" draw:marker-end-width="0.275cm" draw:fill="none" draw:textarea-horizontal-align="left" draw:textarea-vertical-align="top" draw:auto-grow-height="true" draw:auto-grow-width="true" fo:min-height="0.535cm" fo:min-width="2.803cm" fo:padding-top="0cm" fo:padding-bottom="0cm" fo:padding-left="0cm" fo:padding-right="0cm"/>
    </style:style>
    <style:style style:name="gr42" style:family="graphic" style:parent-style-name="standard">
      <style:graphic-properties draw:stroke="none" svg:stroke-width="0.051cm" draw:marker-start-width="0.276cm" draw:marker-end-width="0.276cm" draw:fill="solid" draw:fill-color="#ffffff"/>
    </style:style>
    <style:style style:name="gr43" style:family="graphic" style:parent-style-name="standard">
      <style:graphic-properties draw:stroke="solid" svg:stroke-width="0.051cm" svg:stroke-color="#000000" draw:marker-start-width="0.276cm" draw:marker-end-width="0.276cm" draw:fill="solid" draw:fill-color="#000000" fo:padding-top="0.025cm" fo:padding-bottom="0.025cm" fo:padding-left="0.025cm" fo:padding-right="0.025cm"/>
    </style:style>
    <style:style style:name="gr44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19cm" fo:min-width="11.542cm" fo:padding-top="0cm" fo:padding-bottom="0cm" fo:padding-left="0cm" fo:padding-right="0cm"/>
    </style:style>
    <style:style style:name="gr45" style:family="graphic" style:parent-style-name="standard">
      <style:graphic-properties draw:stroke="solid" svg:stroke-width="0.051cm" svg:stroke-color="#000000" draw:marker-start-width="0.276cm" draw:marker-end-width="0.276cm" draw:fill="none" fo:padding-top="0.025cm" fo:padding-bottom="0.025cm" fo:padding-left="0.025cm" fo:padding-right="0.025cm"/>
    </style:style>
    <style:style style:name="gr46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2cm" fo:min-width="5.676cm" fo:padding-top="0cm" fo:padding-bottom="0cm" fo:padding-left="0cm" fo:padding-right="0cm"/>
    </style:style>
    <style:style style:name="gr47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21cm" fo:min-width="7.503cm" fo:padding-top="0cm" fo:padding-bottom="0cm" fo:padding-left="0cm" fo:padding-right="0cm"/>
    </style:style>
    <style:style style:name="gr48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21cm" fo:min-width="14.749cm" fo:padding-top="0cm" fo:padding-bottom="0cm" fo:padding-left="0cm" fo:padding-right="0cm"/>
    </style:style>
    <style:style style:name="gr49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21cm" fo:min-width="9.319cm" fo:padding-top="0cm" fo:padding-bottom="0cm" fo:padding-left="0cm" fo:padding-right="0cm"/>
    </style:style>
    <style:style style:name="gr50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32cm" fo:min-width="3.78cm" fo:padding-top="0cm" fo:padding-bottom="0cm" fo:padding-left="0cm" fo:padding-right="0cm"/>
    </style:style>
    <style:style style:name="gr51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21cm" fo:min-width="8.205cm" fo:padding-top="0cm" fo:padding-bottom="0cm" fo:padding-left="0cm" fo:padding-right="0cm"/>
    </style:style>
    <style:style style:name="gr52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31cm" fo:min-width="18.545cm" fo:padding-top="0cm" fo:padding-bottom="0cm" fo:padding-left="0cm" fo:padding-right="0cm"/>
    </style:style>
    <style:style style:name="gr53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31cm" fo:min-width="16.081cm" fo:padding-top="0cm" fo:padding-bottom="0cm" fo:padding-left="0cm" fo:padding-right="0cm"/>
    </style:style>
    <style:style style:name="gr54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32cm" fo:min-width="21.251cm" fo:padding-top="0cm" fo:padding-bottom="0cm" fo:padding-left="0cm" fo:padding-right="0cm"/>
    </style:style>
    <style:style style:name="gr55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32cm" fo:min-width="3.627cm" fo:padding-top="0cm" fo:padding-bottom="0cm" fo:padding-left="0cm" fo:padding-right="0cm"/>
    </style:style>
    <style:style style:name="gr56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19cm" fo:min-width="7.932cm" fo:padding-top="0cm" fo:padding-bottom="0cm" fo:padding-left="0cm" fo:padding-right="0cm"/>
    </style:style>
    <style:style style:name="gr57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2cm" fo:min-width="8.728cm" fo:padding-top="0cm" fo:padding-bottom="0cm" fo:padding-left="0cm" fo:padding-right="0cm"/>
    </style:style>
    <style:style style:name="gr58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21cm" fo:min-width="0.958cm" fo:padding-top="0cm" fo:padding-bottom="0cm" fo:padding-left="0cm" fo:padding-right="0cm"/>
    </style:style>
    <style:style style:name="gr59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19cm" fo:min-width="0.691cm" fo:padding-top="0cm" fo:padding-bottom="0cm" fo:padding-left="0cm" fo:padding-right="0cm"/>
    </style:style>
    <style:style style:name="gr60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2cm" fo:min-width="5.185cm" fo:padding-top="0cm" fo:padding-bottom="0cm" fo:padding-left="0cm" fo:padding-right="0cm"/>
    </style:style>
    <style:style style:name="gr61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2cm" fo:min-width="0.819cm" fo:padding-top="0cm" fo:padding-bottom="0cm" fo:padding-left="0cm" fo:padding-right="0cm"/>
    </style:style>
    <style:style style:name="gr62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2cm" fo:min-width="1.92cm" fo:padding-top="0cm" fo:padding-bottom="0cm" fo:padding-left="0cm" fo:padding-right="0cm"/>
    </style:style>
    <style:style style:name="gr63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19cm" fo:min-width="5.734cm" fo:padding-top="0cm" fo:padding-bottom="0cm" fo:padding-left="0cm" fo:padding-right="0cm"/>
    </style:style>
    <style:style style:name="gr64" style:family="graphic" style:parent-style-name="standard">
      <style:graphic-properties draw:stroke="none" svg:stroke-width="0.051cm" draw:marker-start-width="0.276cm" draw:marker-end-width="0.276cm" draw:fill="none" draw:textarea-horizontal-align="left" draw:textarea-vertical-align="top" draw:auto-grow-height="true" draw:auto-grow-width="true" fo:min-height="0.632cm" fo:min-width="8.49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  <style:text-properties fo:font-size="10.5pt" style:font-size-asian="10.5pt" style:font-size-complex="10.5pt"/>
    </style:style>
    <style:style style:name="P5" style:family="paragraph"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color="#000000" style:font-name="NotoSans1" fo:font-size="12pt" style:font-size-asian="12pt" style:font-name-complex="NotoSans1" style:font-size-complex="12pt"/>
    </style:style>
    <style:style style:name="T2" style:family="text">
      <style:text-properties fo:color="#000000" style:font-name="Arial1" fo:font-size="12pt" style:font-size-asian="12pt" style:font-name-complex="Arial1" style:font-size-complex="12pt"/>
    </style:style>
    <style:style style:name="T3" style:family="text">
      <style:text-properties fo:color="#000000" style:font-name="Arial1" fo:font-size="10pt" style:font-size-asian="10pt" style:font-name-complex="Arial1" style:font-size-complex="10pt"/>
    </style:style>
    <style:style style:name="T4" style:family="text">
      <style:text-properties fo:color="#000000" style:font-name="NotoSans1" fo:font-size="10pt" style:font-size-asian="10pt" style:font-name-complex="NotoSans1" style:font-size-complex="10pt"/>
    </style:style>
    <style:style style:name="T5" style:family="text">
      <style:text-properties fo:color="#000000" style:font-name="Arial1" fo:font-size="10.5pt" style:font-size-asian="10.5pt" style:font-name-complex="Arial1" style:font-size-complex="10.5pt"/>
    </style:style>
    <style:style style:name="T6" style:family="text">
      <style:text-properties fo:color="#000000" style:font-name="Ubuntu1" fo:font-size="14pt" style:font-size-asian="14pt" style:font-name-complex="Ubuntu1" style:font-size-complex="14pt"/>
    </style:style>
    <style:style style:name="T7" style:family="text">
      <style:text-properties fo:color="#000000" style:font-name="Arial1" fo:font-size="14pt" style:font-size-asian="14pt" style:font-name-complex="Aria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layer="layout" svg:x1="41.533cm" svg:y1="58.943cm" svg:x2="2.051cm" svg:y2="58.943cm">
          <text:p/>
        </draw:line>
        <draw:line draw:style-name="gr1" draw:layer="layout" svg:x1="2.051cm" svg:y1="0.54cm" svg:x2="2.051cm" svg:y2="58.943cm">
          <text:p/>
        </draw:line>
        <draw:line draw:style-name="gr1" draw:layer="layout" svg:x1="36.536cm" svg:y1="54.945cm" svg:x2="36.536cm" svg:y2="58.943cm">
          <text:p/>
        </draw:line>
        <draw:line draw:style-name="gr2" draw:layer="layout" svg:x1="37.035cm" svg:y1="55.444cm" svg:x2="37.035cm" svg:y2="56.944cm">
          <text:p/>
        </draw:line>
        <draw:line draw:style-name="gr2" draw:layer="layout" svg:x1="37.535cm" svg:y1="55.444cm" svg:x2="37.535cm" svg:y2="56.944cm">
          <text:p/>
        </draw:line>
        <draw:line draw:style-name="gr1" draw:layer="layout" svg:x1="38.035cm" svg:y1="54.945cm" svg:x2="38.035cm" svg:y2="56.944cm">
          <text:p/>
        </draw:line>
        <draw:line draw:style-name="gr1" draw:layer="layout" svg:x1="39.734cm" svg:y1="54.945cm" svg:x2="39.734cm" svg:y2="56.944cm">
          <text:p/>
        </draw:line>
        <draw:line draw:style-name="gr1" draw:layer="layout" svg:x1="41.533cm" svg:y1="53.445cm" svg:x2="41.533cm" svg:y2="58.943cm">
          <text:p/>
        </draw:line>
        <draw:line draw:style-name="gr1" draw:layer="layout" svg:x1="23.042cm" svg:y1="53.445cm" svg:x2="23.042cm" svg:y2="58.943cm">
          <text:p/>
        </draw:line>
        <draw:line draw:style-name="gr1" draw:layer="layout" svg:x1="24.741cm" svg:y1="53.445cm" svg:x2="24.741cm" svg:y2="58.943cm">
          <text:p/>
        </draw:line>
        <draw:line draw:style-name="gr1" draw:layer="layout" svg:x1="27.04cm" svg:y1="53.445cm" svg:x2="27.04cm" svg:y2="58.943cm">
          <text:p/>
        </draw:line>
        <draw:line draw:style-name="gr1" draw:layer="layout" svg:x1="28.539cm" svg:y1="53.445cm" svg:x2="28.539cm" svg:y2="58.943cm">
          <text:p/>
        </draw:line>
        <draw:line draw:style-name="gr1" draw:layer="layout" svg:x1="29.539cm" svg:y1="53.445cm" svg:x2="29.539cm" svg:y2="58.943cm">
          <text:p/>
        </draw:line>
        <draw:line draw:style-name="gr1" draw:layer="layout" svg:x1="29.539cm" svg:y1="57.443cm" svg:x2="41.533cm" svg:y2="57.443cm">
          <text:p/>
        </draw:line>
        <draw:line draw:style-name="gr2" draw:layer="layout" svg:x1="29.539cm" svg:y1="57.943cm" svg:x2="23.042cm" svg:y2="57.943cm">
          <text:p/>
        </draw:line>
        <draw:line draw:style-name="gr2" draw:layer="layout" svg:x1="29.539cm" svg:y1="58.443cm" svg:x2="23.042cm" svg:y2="58.443cm">
          <text:p/>
        </draw:line>
        <draw:line draw:style-name="gr2" draw:layer="layout" svg:x1="29.539cm" svg:y1="56.444cm" svg:x2="23.042cm" svg:y2="56.444cm">
          <text:p/>
        </draw:line>
        <draw:line draw:style-name="gr2" draw:layer="layout" svg:x1="29.539cm" svg:y1="56.944cm" svg:x2="23.042cm" svg:y2="56.944cm">
          <text:p/>
        </draw:line>
        <draw:line draw:style-name="gr2" draw:layer="layout" svg:x1="29.539cm" svg:y1="57.443cm" svg:x2="23.042cm" svg:y2="57.443cm">
          <text:p/>
        </draw:line>
        <draw:line draw:style-name="gr1" draw:layer="layout" svg:x1="36.536cm" svg:y1="56.944cm" svg:x2="41.533cm" svg:y2="56.944cm">
          <text:p/>
        </draw:line>
        <draw:line draw:style-name="gr2" draw:layer="layout" svg:x1="38.535cm" svg:y1="56.944cm" svg:x2="38.535cm" svg:y2="57.443cm">
          <text:p/>
        </draw:line>
        <draw:line draw:style-name="gr1" draw:layer="layout" svg:x1="23.042cm" svg:y1="53.445cm" svg:x2="41.533cm" svg:y2="53.445cm">
          <text:p/>
        </draw:line>
        <draw:line draw:style-name="gr1" draw:layer="layout" svg:x1="29.539cm" svg:y1="54.945cm" svg:x2="41.533cm" svg:y2="54.945cm">
          <text:p/>
        </draw:line>
        <draw:line draw:style-name="gr2" draw:layer="layout" svg:x1="29.539cm" svg:y1="54.945cm" svg:x2="23.042cm" svg:y2="54.945cm">
          <text:p/>
        </draw:line>
        <draw:line draw:style-name="gr2" draw:layer="layout" svg:x1="29.539cm" svg:y1="54.445cm" svg:x2="23.042cm" svg:y2="54.445cm">
          <text:p/>
        </draw:line>
        <draw:line draw:style-name="gr2" draw:layer="layout" svg:x1="29.539cm" svg:y1="53.945cm" svg:x2="23.042cm" svg:y2="53.945cm">
          <text:p/>
        </draw:line>
        <draw:line draw:style-name="gr1" draw:layer="layout" svg:x1="29.539cm" svg:y1="55.444cm" svg:x2="23.042cm" svg:y2="55.444cm">
          <text:p/>
        </draw:line>
        <draw:line draw:style-name="gr1" draw:layer="layout" svg:x1="29.539cm" svg:y1="55.944cm" svg:x2="23.042cm" svg:y2="55.944cm">
          <text:p/>
        </draw:line>
        <draw:line draw:style-name="gr1" draw:layer="layout" svg:x1="23.741cm" svg:y1="53.445cm" svg:x2="23.741cm" svg:y2="55.944cm">
          <text:p/>
        </draw:line>
        <draw:line draw:style-name="gr1" draw:layer="layout" svg:x1="36.536cm" svg:y1="55.444cm" svg:x2="41.533cm" svg:y2="55.444cm">
          <text:p/>
        </draw:line>
        <draw:line draw:style-name="gr1" draw:layer="layout" svg:x1="41.533cm" svg:y1="58.943cm" svg:x2="23.042cm" svg:y2="58.943cm">
          <text:p/>
        </draw:line>
        <draw:polyline draw:style-name="gr3" draw:layer="layout" svg:width="0.136cm" svg:height="0.25cm" svg:x="23.307cm" svg:y="56.038cm" svg:viewBox="0 0 137 251" draw:points="137,0 67,0 0,251">
          <text:p/>
        </draw:polyline>
        <draw:line draw:style-name="gr3" draw:layer="layout" svg:x1="23.337cm" svg:y1="56.175cm" svg:x2="23.406cm" svg:y2="56.175cm">
          <text:p/>
        </draw:line>
        <draw:path draw:style-name="gr3" draw:layer="layout" svg:width="0.09cm" svg:height="0.137cm" svg:x="23.406cm" svg:y="56.038cm" svg:viewBox="0 0 91 138" svg:d="M0 138c20 0 41-8 59-23 33-29 42-73 20-98-10-11-24-17-42-17">
          <text:p/>
        </draw:path>
        <draw:line draw:style-name="gr3" draw:layer="layout" svg:x1="23.557cm" svg:y1="56.15cm" svg:x2="23.53cm" svg:y2="56.251cm">
          <text:p/>
        </draw:line>
        <draw:line draw:style-name="gr3" draw:layer="layout" svg:x1="23.557cm" svg:y1="56.288cm" svg:x2="23.582cm" svg:y2="56.288cm">
          <text:p/>
        </draw:line>
        <draw:polyline draw:style-name="gr3" draw:layer="layout" svg:width="0.062cm" svg:height="0.137cm" svg:x="23.604cm" svg:y="56.113cm" svg:viewBox="0 0 63 138" draw:points="26,138 63,0 0,0">
          <text:p/>
        </draw:polyline>
        <draw:path draw:style-name="gr3" draw:layer="layout" svg:width="0.048cm" svg:height="0.037cm" svg:x="23.556cm" svg:y="56.113cm" svg:viewBox="0 0 49 38" svg:d="M49 0c-11 0-22 5-32 13-8 6-14 15-17 25">
          <text:p/>
        </draw:path>
        <draw:path draw:style-name="gr3" draw:layer="layout" svg:width="0.028cm" svg:height="0.038cm" svg:x="23.528cm" svg:y="56.25cm" svg:viewBox="0 0 29 39" svg:d="M1 0c-3 12-1 22 6 29 5 6 13 10 22 10">
          <text:p/>
        </draw:path>
        <draw:path draw:style-name="gr3" draw:layer="layout" svg:width="0.028cm" svg:height="0.038cm" svg:x="23.628cm" svg:y="56.25cm" svg:viewBox="0 0 29 39" svg:d="M1 0c-3 12-1 22 5 29 5 6 14 10 23 10">
          <text:p/>
        </draw:path>
        <draw:path draw:style-name="gr3" draw:layer="layout" svg:width="0.048cm" svg:height="0.038cm" svg:x="23.582cm" svg:y="56.25cm" svg:viewBox="0 0 49 39" svg:d="M0 39c11 0 22-5 32-13 9-7 14-16 17-26">
          <text:p/>
        </draw:path>
        <draw:line draw:style-name="gr3" draw:layer="layout" svg:x1="23.812cm" svg:y1="56.2cm" svg:x2="23.78cm" svg:y2="56.2cm">
          <text:p/>
        </draw:line>
        <draw:path draw:style-name="gr3" draw:layer="layout" svg:width="0.059cm" svg:height="0.012cm" svg:x="23.776cm" svg:y="56.113cm" svg:viewBox="0 0 60 13" svg:d="M60 0c-19 0-41 4-60 13">
          <text:p/>
        </draw:path>
        <draw:path draw:style-name="gr3" draw:layer="layout" svg:width="0.053cm" svg:height="0.013cm" svg:x="23.735cm" svg:y="56.275cm" svg:viewBox="0 0 54 14" svg:d="M0 0c17 9 35 14 54 14">
          <text:p/>
        </draw:path>
        <draw:path draw:style-name="gr3" draw:layer="layout" svg:width="0.058cm" svg:height="0.088cm" svg:x="23.788cm" svg:y="56.2cm" svg:viewBox="0 0 59 89" svg:d="M0 89c13 0 26-6 37-15 22-18 28-47 14-63-6-7-17-11-27-11">
          <text:p/>
        </draw:path>
        <draw:path draw:style-name="gr3" draw:layer="layout" svg:width="0.057cm" svg:height="0.087cm" svg:x="23.812cm" svg:y="56.113cm" svg:viewBox="0 0 58 88" svg:d="M0 88c12 0 27-5 38-15 20-18 26-46 12-62-6-7-15-11-26-11">
          <text:p/>
        </draw:path>
        <draw:line draw:style-name="gr3" draw:layer="layout" svg:x1="24.023cm" svg:y1="56.251cm" svg:x2="24.051cm" svg:y2="56.15cm">
          <text:p/>
        </draw:line>
        <draw:polyline draw:style-name="gr3" draw:layer="layout" svg:width="0.133cm" svg:height="0.237cm" svg:x="23.89cm" svg:y="56.113cm" svg:viewBox="0 0 134 238" draw:points="134,0 64,0 0,238">
          <text:p/>
        </draw:polyline>
        <draw:line draw:style-name="gr3" draw:layer="layout" svg:x1="23.907cm" svg:y1="56.288cm" svg:x2="23.976cm" svg:y2="56.288cm">
          <text:p/>
        </draw:line>
        <draw:path draw:style-name="gr3" draw:layer="layout" svg:width="0.047cm" svg:height="0.038cm" svg:x="23.976cm" svg:y="56.25cm" svg:viewBox="0 0 48 39" svg:d="M0 39c11 0 23-5 32-13 8-7 14-16 16-26">
          <text:p/>
        </draw:path>
        <draw:path draw:style-name="gr3" draw:layer="layout" svg:width="0.028cm" svg:height="0.037cm" svg:x="24.023cm" svg:y="56.113cm" svg:viewBox="0 0 29 38" svg:d="M28 38c3-11 1-22-5-29-5-6-14-9-23-9">
          <text:p/>
        </draw:path>
        <draw:line draw:style-name="gr3" draw:layer="layout" svg:x1="24.126cm" svg:y1="56.15cm" svg:x2="24.098cm" svg:y2="56.251cm">
          <text:p/>
        </draw:line>
        <draw:line draw:style-name="gr3" draw:layer="layout" svg:x1="24.126cm" svg:y1="56.288cm" svg:x2="24.151cm" svg:y2="56.288cm">
          <text:p/>
        </draw:line>
        <draw:polyline draw:style-name="gr3" draw:layer="layout" svg:width="0.062cm" svg:height="0.137cm" svg:x="24.173cm" svg:y="56.113cm" svg:viewBox="0 0 63 138" draw:points="25,138 63,0 0,0">
          <text:p/>
        </draw:polyline>
        <draw:path draw:style-name="gr3" draw:layer="layout" svg:width="0.048cm" svg:height="0.037cm" svg:x="24.125cm" svg:y="56.113cm" svg:viewBox="0 0 49 38" svg:d="M49 0c-11 0-23 5-32 13-9 6-15 15-17 25">
          <text:p/>
        </draw:path>
        <draw:path draw:style-name="gr3" draw:layer="layout" svg:width="0.029cm" svg:height="0.038cm" svg:x="24.097cm" svg:y="56.25cm" svg:viewBox="0 0 30 39" svg:d="M1 0c-3 12-1 22 5 29 6 6 14 10 24 10">
          <text:p/>
        </draw:path>
        <draw:path draw:style-name="gr3" draw:layer="layout" svg:width="0.029cm" svg:height="0.038cm" svg:x="24.197cm" svg:y="56.25cm" svg:viewBox="0 0 30 39" svg:d="M1 0c-3 12-1 22 5 29 7 6 15 10 24 10">
          <text:p/>
        </draw:path>
        <draw:path draw:style-name="gr3" draw:layer="layout" svg:width="0.047cm" svg:height="0.038cm" svg:x="24.151cm" svg:y="56.25cm" svg:viewBox="0 0 48 39" svg:d="M0 39c10 0 22-5 32-13 8-7 14-16 16-26">
          <text:p/>
        </draw:path>
        <draw:line draw:style-name="gr3" draw:layer="layout" svg:x1="24.368cm" svg:y1="56.038cm" svg:x2="24.48cm" svg:y2="56.038cm">
          <text:p/>
        </draw:line>
        <draw:line draw:style-name="gr3" draw:layer="layout" svg:x1="24.368cm" svg:y1="56.038cm" svg:x2="24.434cm" svg:y2="56.12cm">
          <text:p/>
        </draw:line>
        <draw:line draw:style-name="gr3" draw:layer="layout" svg:x1="24.311cm" svg:y1="56.251cm" svg:x2="24.338cm" svg:y2="56.15cm">
          <text:p/>
        </draw:line>
        <draw:line draw:style-name="gr3" draw:layer="layout" svg:x1="24.385cm" svg:y1="56.113cm" svg:x2="24.416cm" svg:y2="56.113cm">
          <text:p/>
        </draw:line>
        <draw:line draw:style-name="gr3" draw:layer="layout" svg:x1="24.445cm" svg:y1="56.15cm" svg:x2="24.417cm" svg:y2="56.251cm">
          <text:p/>
        </draw:line>
        <draw:line draw:style-name="gr3" draw:layer="layout" svg:x1="24.338cm" svg:y1="56.288cm" svg:x2="24.369cm" svg:y2="56.288cm">
          <text:p/>
        </draw:line>
        <draw:path draw:style-name="gr3" draw:layer="layout" svg:width="0.048cm" svg:height="0.037cm" svg:x="24.337cm" svg:y="56.113cm" svg:viewBox="0 0 49 38" svg:d="M49 0c-11 0-23 5-33 13-8 6-13 15-16 25">
          <text:p/>
        </draw:path>
        <draw:path draw:style-name="gr3" draw:layer="layout" svg:width="0.049cm" svg:height="0.038cm" svg:x="24.369cm" svg:y="56.25cm" svg:viewBox="0 0 50 39" svg:d="M0 39c12 0 24-5 33-13 8-7 13-16 17-26">
          <text:p/>
        </draw:path>
        <draw:path draw:style-name="gr3" draw:layer="layout" svg:width="0.028cm" svg:height="0.038cm" svg:x="24.309cm" svg:y="56.25cm" svg:viewBox="0 0 29 39" svg:d="M1 0c-3 12-1 22 5 29 6 6 14 10 23 10">
          <text:p/>
        </draw:path>
        <draw:path draw:style-name="gr3" draw:layer="layout" svg:width="0.029cm" svg:height="0.037cm" svg:x="24.416cm" svg:y="56.113cm" svg:viewBox="0 0 30 38" svg:d="M29 38c2-11 1-22-6-29-5-6-14-9-23-9">
          <text:p/>
        </draw:path>
        <draw:line draw:style-name="gr3" draw:layer="layout" svg:x1="24.481cm" svg:y1="56.275cm" svg:x2="24.475cm" svg:y2="56.289cm">
          <text:p/>
        </draw:line>
        <draw:line draw:style-name="gr3" draw:layer="layout" svg:x1="23.716cm" svg:y1="56.541cm" svg:x2="23.648cm" svg:y2="56.792cm">
          <text:p/>
        </draw:line>
        <draw:line draw:style-name="gr3" draw:layer="layout" svg:x1="23.577cm" svg:y1="56.541cm" svg:x2="23.715cm" svg:y2="56.541cm">
          <text:p/>
        </draw:line>
        <draw:line draw:style-name="gr3" draw:layer="layout" svg:x1="23.51cm" svg:y1="56.792cm" svg:x2="23.578cm" svg:y2="56.541cm">
          <text:p/>
        </draw:line>
        <draw:line draw:style-name="gr3" draw:layer="layout" svg:x1="23.839cm" svg:y1="56.754cm" svg:x2="23.867cm" svg:y2="56.653cm">
          <text:p/>
        </draw:line>
        <draw:polyline draw:style-name="gr3" draw:layer="layout" svg:width="0.132cm" svg:height="0.237cm" svg:x="23.706cm" svg:y="56.616cm" svg:viewBox="0 0 133 238" draw:points="133,0 64,0 0,238">
          <text:p/>
        </draw:polyline>
        <draw:line draw:style-name="gr3" draw:layer="layout" svg:x1="23.723cm" svg:y1="56.791cm" svg:x2="23.791cm" svg:y2="56.791cm">
          <text:p/>
        </draw:line>
        <draw:path draw:style-name="gr3" draw:layer="layout" svg:width="0.048cm" svg:height="0.038cm" svg:x="23.791cm" svg:y="56.753cm" svg:viewBox="0 0 49 39" svg:d="M0 39c11 0 24-5 33-13 8-8 14-17 16-26">
          <text:p/>
        </draw:path>
        <draw:path draw:style-name="gr3" draw:layer="layout" svg:width="0.029cm" svg:height="0.037cm" svg:x="23.838cm" svg:y="56.616cm" svg:viewBox="0 0 30 38" svg:d="M29 38c3-10 1-21-6-29-5-6-13-9-23-9">
          <text:p/>
        </draw:path>
        <draw:line draw:style-name="gr3" draw:layer="layout" svg:x1="23.937cm" svg:y1="56.672cm" svg:x2="23.919cm" svg:y2="56.736cm">
          <text:p/>
        </draw:line>
        <draw:line draw:style-name="gr3" draw:layer="layout" svg:x1="24.031cm" svg:y1="56.736cm" svg:x2="24.049cm" svg:y2="56.672cm">
          <text:p/>
        </draw:line>
        <draw:path draw:style-name="gr3" draw:layer="layout" svg:width="0.114cm" svg:height="0.056cm" svg:x="23.936cm" svg:y="56.616cm" svg:viewBox="0 0 115 57" svg:d="M113 57c4-16 2-33-8-43-18-21-55-18-81 5-12 11-21 24-24 38">
          <text:p/>
        </draw:path>
        <draw:path draw:style-name="gr3" draw:layer="layout" svg:width="0.114cm" svg:height="0.056cm" svg:x="23.917cm" svg:y="56.735cm" svg:viewBox="0 0 115 57" svg:d="M2 0c-4 16-2 32 8 43 18 20 54 18 82-5 11-11 20-25 23-38">
          <text:p/>
        </draw:path>
        <draw:line draw:style-name="gr3" draw:layer="layout" svg:x1="24.151cm" svg:y1="56.572cm" svg:x2="24.101cm" svg:y2="56.754cm">
          <text:p/>
        </draw:line>
        <draw:line draw:style-name="gr3" draw:layer="layout" svg:x1="24.129cm" svg:y1="56.791cm" svg:x2="24.16cm" svg:y2="56.791cm">
          <text:p/>
        </draw:line>
        <draw:line draw:style-name="gr3" draw:layer="layout" svg:x1="24.194cm" svg:y1="56.597cm" svg:x2="24.155cm" svg:y2="56.623cm">
          <text:p/>
        </draw:line>
        <draw:line draw:style-name="gr3" draw:layer="layout" svg:x1="24.235cm" svg:y1="56.653cm" svg:x2="24.208cm" svg:y2="56.754cm">
          <text:p/>
        </draw:line>
        <draw:line draw:style-name="gr3" draw:layer="layout" svg:x1="24.176cm" svg:y1="56.616cm" svg:x2="24.207cm" svg:y2="56.616cm">
          <text:p/>
        </draw:line>
        <draw:path draw:style-name="gr3" draw:layer="layout" svg:width="0.029cm" svg:height="0.038cm" svg:x="24.1cm" svg:y="56.753cm" svg:viewBox="0 0 30 39" svg:d="M1 0c-3 11-1 21 6 29 5 6 13 10 23 10">
          <text:p/>
        </draw:path>
        <draw:path draw:style-name="gr3" draw:layer="layout" svg:width="0.039cm" svg:height="0.031cm" svg:x="24.15cm" svg:y="56.541cm" svg:viewBox="0 0 40 32" svg:d="M40 0c-9 0-18 4-26 11-7 5-12 14-14 21">
          <text:p/>
        </draw:path>
        <draw:path draw:style-name="gr3" draw:layer="layout" svg:width="0.022cm" svg:height="0.056cm" svg:x="24.189cm" svg:y="56.541cm" svg:viewBox="0 0 23 57" svg:d="M4 57c1-1 3-2 4-3 16-14 20-35 9-46-4-5-10-8-17-8">
          <text:p/>
        </draw:path>
        <draw:path draw:style-name="gr3" draw:layer="layout" svg:width="0.048cm" svg:height="0.038cm" svg:x="24.16cm" svg:y="56.753cm" svg:viewBox="0 0 49 39" svg:d="M0 39c11 0 23-5 33-13 7-8 13-17 16-26">
          <text:p/>
        </draw:path>
        <draw:path draw:style-name="gr3" draw:layer="layout" svg:width="0.048cm" svg:height="0.037cm" svg:x="24.128cm" svg:y="56.616cm" svg:viewBox="0 0 49 38" svg:d="M49 0c-11 0-23 5-32 14-8 6-14 15-17 24">
          <text:p/>
        </draw:path>
        <draw:path draw:style-name="gr3" draw:layer="layout" svg:width="0.028cm" svg:height="0.037cm" svg:x="24.207cm" svg:y="56.616cm" svg:viewBox="0 0 29 38" svg:d="M28 38c3-10 1-21-6-29-5-6-13-9-22-9">
          <text:p/>
        </draw:path>
        <draw:line draw:style-name="gr3" draw:layer="layout" svg:x1="24.277cm" svg:y1="56.778cm" svg:x2="24.272cm" svg:y2="56.793cm">
          <text:p/>
        </draw:line>
        <draw:line draw:style-name="gr3" draw:layer="layout" svg:x1="23.344cm" svg:y1="57.037cm" svg:x2="23.276cm" svg:y2="57.288cm">
          <text:p/>
        </draw:line>
        <draw:line draw:style-name="gr3" draw:layer="layout" svg:x1="23.268cm" svg:y1="57.037cm" svg:x2="23.418cm" svg:y2="57.037cm">
          <text:p/>
        </draw:line>
        <draw:line draw:style-name="gr3" draw:layer="layout" svg:x1="23.43cm" svg:y1="57.275cm" svg:x2="23.426cm" svg:y2="57.288cm">
          <text:p/>
        </draw:line>
        <draw:line draw:style-name="gr3" draw:layer="layout" svg:x1="23.714cm" svg:y1="57.288cm" svg:x2="23.665cm" svg:y2="57.187cm">
          <text:p/>
        </draw:line>
        <draw:line draw:style-name="gr3" draw:layer="layout" svg:x1="23.618cm" svg:y1="57.226cm" svg:x2="23.761cm" svg:y2="57.112cm">
          <text:p/>
        </draw:line>
        <draw:line draw:style-name="gr3" draw:layer="layout" svg:x1="23.649cm" svg:y1="57.112cm" svg:x2="23.601cm" svg:y2="57.288cm">
          <text:p/>
        </draw:line>
        <draw:line draw:style-name="gr3" draw:layer="layout" svg:x1="23.821cm" svg:y1="57.169cm" svg:x2="23.803cm" svg:y2="57.232cm">
          <text:p/>
        </draw:line>
        <draw:line draw:style-name="gr3" draw:layer="layout" svg:x1="23.916cm" svg:y1="57.232cm" svg:x2="23.934cm" svg:y2="57.169cm">
          <text:p/>
        </draw:line>
        <draw:path draw:style-name="gr3" draw:layer="layout" svg:width="0.115cm" svg:height="0.057cm" svg:x="23.82cm" svg:y="57.112cm" svg:viewBox="0 0 116 58" svg:d="M114 58c4-17 1-33-8-44-18-20-55-18-82 6-12 10-20 24-24 38">
          <text:p/>
        </draw:path>
        <draw:path draw:style-name="gr3" draw:layer="layout" svg:width="0.115cm" svg:height="0.056cm" svg:x="23.801cm" svg:y="57.231cm" svg:viewBox="0 0 116 57" svg:d="M2 0c-4 16-1 33 8 43 18 21 54 18 82-5 12-11 20-24 24-38">
          <text:p/>
        </draw:path>
        <draw:line draw:style-name="gr3" draw:layer="layout" svg:x1="23.999cm" svg:y1="57.2cm" svg:x2="24.112cm" svg:y2="57.2cm">
          <text:p/>
        </draw:line>
        <draw:line draw:style-name="gr3" draw:layer="layout" svg:x1="24.088cm" svg:y1="57.288cm" svg:x2="24.136cm" svg:y2="57.112cm">
          <text:p/>
        </draw:line>
        <draw:line draw:style-name="gr3" draw:layer="layout" svg:x1="23.976cm" svg:y1="57.288cm" svg:x2="24.024cm" svg:y2="57.112cm">
          <text:p/>
        </draw:line>
        <draw:line draw:style-name="gr3" draw:layer="layout" svg:x1="24.292cm" svg:y1="57.112cm" svg:x2="24.244cm" svg:y2="57.288cm">
          <text:p/>
        </draw:line>
        <draw:polyline draw:style-name="gr3" draw:layer="layout" svg:width="0.172cm" svg:height="0.175cm" svg:x="24.163cm" svg:y="57.112cm" svg:viewBox="0 0 173 176" draw:points="173,0 48,0 0,176">
          <text:p/>
        </draw:polyline>
        <draw:line draw:style-name="gr3" draw:layer="layout" svg:x1="24.326cm" svg:y1="57.288cm" svg:x2="24.363cm" svg:y2="57.15cm">
          <text:p/>
        </draw:line>
        <draw:path draw:style-name="gr3" draw:layer="layout" svg:width="0.028cm" svg:height="0.038cm" svg:x="24.335cm" svg:y="57.112cm" svg:viewBox="0 0 29 39" svg:d="M28 39c3-12 1-22-5-29-5-6-14-10-23-10">
          <text:p/>
        </draw:path>
        <draw:line draw:style-name="gr3" draw:layer="layout" svg:x1="24.517cm" svg:y1="57.251cm" svg:x2="24.545cm" svg:y2="57.15cm">
          <text:p/>
        </draw:line>
        <draw:polyline draw:style-name="gr3" draw:layer="layout" svg:width="0.132cm" svg:height="0.238cm" svg:x="24.384cm" svg:y="57.112cm" svg:viewBox="0 0 133 239" draw:points="133,0 63,0 0,239">
          <text:p/>
        </draw:polyline>
        <draw:line draw:style-name="gr3" draw:layer="layout" svg:x1="24.401cm" svg:y1="57.287cm" svg:x2="24.469cm" svg:y2="57.287cm">
          <text:p/>
        </draw:line>
        <draw:path draw:style-name="gr3" draw:layer="layout" svg:width="0.048cm" svg:height="0.037cm" svg:x="24.469cm" svg:y="57.25cm" svg:viewBox="0 0 49 38" svg:d="M0 38c11 0 23-4 32-12 8-7 14-16 17-26">
          <text:p/>
        </draw:path>
        <draw:path draw:style-name="gr3" draw:layer="layout" svg:width="0.029cm" svg:height="0.038cm" svg:x="24.516cm" svg:y="57.112cm" svg:viewBox="0 0 30 39" svg:d="M29 39c2-12 1-22-7-29-5-6-13-10-22-10">
          <text:p/>
        </draw:path>
        <draw:line draw:style-name="gr3" draw:layer="layout" svg:x1="24.586cm" svg:y1="57.275cm" svg:x2="24.582cm" svg:y2="57.288cm">
          <text:p/>
        </draw:line>
        <draw:line draw:style-name="gr3" draw:layer="layout" svg:x1="23.244cm" svg:y1="58.149cm" svg:x2="23.382cm" svg:y2="58.149cm">
          <text:p/>
        </draw:line>
        <draw:line draw:style-name="gr3" draw:layer="layout" svg:x1="23.345cm" svg:y1="58.288cm" svg:x2="23.413cm" svg:y2="58.037cm">
          <text:p/>
        </draw:line>
        <draw:line draw:style-name="gr3" draw:layer="layout" svg:x1="23.207cm" svg:y1="58.288cm" svg:x2="23.275cm" svg:y2="58.037cm">
          <text:p/>
        </draw:line>
        <draw:line draw:style-name="gr3" draw:layer="layout" svg:x1="23.424cm" svg:y1="58.274cm" svg:x2="23.42cm" svg:y2="58.288cm">
          <text:p/>
        </draw:line>
        <draw:line draw:style-name="gr3" draw:layer="layout" svg:x1="23.708cm" svg:y1="58.288cm" svg:x2="23.659cm" svg:y2="58.187cm">
          <text:p/>
        </draw:line>
        <draw:line draw:style-name="gr3" draw:layer="layout" svg:x1="23.611cm" svg:y1="58.225cm" svg:x2="23.755cm" svg:y2="58.112cm">
          <text:p/>
        </draw:line>
        <draw:line draw:style-name="gr3" draw:layer="layout" svg:x1="23.643cm" svg:y1="58.112cm" svg:x2="23.595cm" svg:y2="58.288cm">
          <text:p/>
        </draw:line>
        <draw:line draw:style-name="gr3" draw:layer="layout" svg:x1="23.815cm" svg:y1="58.168cm" svg:x2="23.797cm" svg:y2="58.232cm">
          <text:p/>
        </draw:line>
        <draw:line draw:style-name="gr3" draw:layer="layout" svg:x1="23.91cm" svg:y1="58.232cm" svg:x2="23.927cm" svg:y2="58.168cm">
          <text:p/>
        </draw:line>
        <draw:path draw:style-name="gr3" draw:layer="layout" svg:width="0.114cm" svg:height="0.056cm" svg:x="23.814cm" svg:y="58.112cm" svg:viewBox="0 0 115 57" svg:d="M113 57c5-17 2-32-8-43-17-21-55-18-81 5-12 10-20 24-24 38">
          <text:p/>
        </draw:path>
        <draw:path draw:style-name="gr3" draw:layer="layout" svg:width="0.115cm" svg:height="0.056cm" svg:x="23.795cm" svg:y="58.231cm" svg:viewBox="0 0 116 57" svg:d="M2 0c-4 16-1 31 8 43 18 20 54 18 82-6 11-11 20-24 24-37">
          <text:p/>
        </draw:path>
        <draw:line draw:style-name="gr3" draw:layer="layout" svg:x1="23.993cm" svg:y1="58.199cm" svg:x2="24.105cm" svg:y2="58.199cm">
          <text:p/>
        </draw:line>
        <draw:line draw:style-name="gr3" draw:layer="layout" svg:x1="24.082cm" svg:y1="58.288cm" svg:x2="24.13cm" svg:y2="58.112cm">
          <text:p/>
        </draw:line>
        <draw:line draw:style-name="gr3" draw:layer="layout" svg:x1="23.969cm" svg:y1="58.288cm" svg:x2="24.017cm" svg:y2="58.112cm">
          <text:p/>
        </draw:line>
        <draw:line draw:style-name="gr3" draw:layer="layout" svg:x1="24.286cm" svg:y1="58.112cm" svg:x2="24.238cm" svg:y2="58.288cm">
          <text:p/>
        </draw:line>
        <draw:polyline draw:style-name="gr3" draw:layer="layout" svg:width="0.172cm" svg:height="0.175cm" svg:x="24.157cm" svg:y="58.112cm" svg:viewBox="0 0 173 176" draw:points="173,0 48,0 0,176">
          <text:p/>
        </draw:polyline>
        <draw:line draw:style-name="gr3" draw:layer="layout" svg:x1="24.319cm" svg:y1="58.288cm" svg:x2="24.357cm" svg:y2="58.149cm">
          <text:p/>
        </draw:line>
        <draw:path draw:style-name="gr3" draw:layer="layout" svg:width="0.028cm" svg:height="0.037cm" svg:x="24.329cm" svg:y="58.112cm" svg:viewBox="0 0 29 38" svg:d="M28 38c3-11 1-22-5-29-5-6-14-9-23-9">
          <text:p/>
        </draw:path>
        <draw:line draw:style-name="gr3" draw:layer="layout" svg:x1="24.511cm" svg:y1="58.25cm" svg:x2="24.538cm" svg:y2="58.149cm">
          <text:p/>
        </draw:line>
        <draw:polyline draw:style-name="gr3" draw:layer="layout" svg:width="0.132cm" svg:height="0.237cm" svg:x="24.378cm" svg:y="58.112cm" svg:viewBox="0 0 133 238" draw:points="133,0 63,0 0,238">
          <text:p/>
        </draw:polyline>
        <draw:line draw:style-name="gr3" draw:layer="layout" svg:x1="24.394cm" svg:y1="58.287cm" svg:x2="24.463cm" svg:y2="58.287cm">
          <text:p/>
        </draw:line>
        <draw:path draw:style-name="gr3" draw:layer="layout" svg:width="0.049cm" svg:height="0.038cm" svg:x="24.463cm" svg:y="58.249cm" svg:viewBox="0 0 50 39" svg:d="M0 39c12 0 23-5 33-13 7-7 13-16 17-26">
          <text:p/>
        </draw:path>
        <draw:path draw:style-name="gr3" draw:layer="layout" svg:width="0.028cm" svg:height="0.037cm" svg:x="24.51cm" svg:y="58.112cm" svg:viewBox="0 0 29 38" svg:d="M28 38c3-11 1-22-5-29-5-6-13-9-23-9">
          <text:p/>
        </draw:path>
        <draw:line draw:style-name="gr3" draw:layer="layout" svg:x1="24.58cm" svg:y1="58.274cm" svg:x2="24.575cm" svg:y2="58.288cm">
          <text:p/>
        </draw:line>
        <draw:line draw:style-name="gr3" draw:layer="layout" svg:x1="23.675cm" svg:y1="58.705cm" svg:x2="23.75cm" svg:y2="58.705cm">
          <text:p/>
        </draw:line>
        <draw:line draw:style-name="gr3" draw:layer="layout" svg:x1="23.65cm" svg:y1="58.567cm" svg:x2="23.629cm" svg:y2="58.643cm">
          <text:p/>
        </draw:line>
        <draw:line draw:style-name="gr3" draw:layer="layout" svg:x1="23.73cm" svg:y1="58.781cm" svg:x2="23.788cm" svg:y2="58.567cm">
          <text:p/>
        </draw:line>
        <draw:line draw:style-name="gr3" draw:layer="layout" svg:x1="23.607cm" svg:y1="58.817cm" svg:x2="23.682cm" svg:y2="58.817cm">
          <text:p/>
        </draw:line>
        <draw:path draw:style-name="gr3" draw:layer="layout" svg:width="0.048cm" svg:height="0.063cm" svg:x="23.627cm" svg:y="58.642cm" svg:viewBox="0 0 49 64" svg:d="M2 0c-5 18-1 35 9 48 9 10 22 16 38 16">
          <text:p/>
        </draw:path>
        <draw:path draw:style-name="gr3" draw:layer="layout" svg:width="0.048cm" svg:height="0.037cm" svg:x="23.682cm" svg:y="58.78cm" svg:viewBox="0 0 49 38" svg:d="M0 38c11 0 23-4 33-14 8-6 13-15 16-24">
          <text:p/>
        </draw:path>
        <draw:line draw:style-name="gr3" draw:layer="layout" svg:x1="23.924cm" svg:y1="58.642cm" svg:x2="23.876cm" svg:y2="58.818cm">
          <text:p/>
        </draw:line>
        <draw:polyline draw:style-name="gr3" draw:layer="layout" svg:width="0.172cm" svg:height="0.175cm" svg:x="23.795cm" svg:y="58.642cm" svg:viewBox="0 0 173 176" draw:points="173,0 47,0 0,176">
          <text:p/>
        </draw:polyline>
        <draw:line draw:style-name="gr3" draw:layer="layout" svg:x1="23.957cm" svg:y1="58.818cm" svg:x2="23.995cm" svg:y2="58.68cm">
          <text:p/>
        </draw:line>
        <draw:path draw:style-name="gr3" draw:layer="layout" svg:width="0.028cm" svg:height="0.038cm" svg:x="23.967cm" svg:y="58.642cm" svg:viewBox="0 0 29 39" svg:d="M28 39c3-11 1-22-5-29-5-6-14-10-23-10">
          <text:p/>
        </draw:path>
        <draw:line draw:style-name="gr3" draw:layer="layout" svg:x1="24.092cm" svg:y1="58.599cm" svg:x2="24.042cm" svg:y2="58.781cm">
          <text:p/>
        </draw:line>
        <draw:line draw:style-name="gr3" draw:layer="layout" svg:x1="24.07cm" svg:y1="58.817cm" svg:x2="24.101cm" svg:y2="58.817cm">
          <text:p/>
        </draw:line>
        <draw:line draw:style-name="gr3" draw:layer="layout" svg:x1="24.135cm" svg:y1="58.624cm" svg:x2="24.096cm" svg:y2="58.65cm">
          <text:p/>
        </draw:line>
        <draw:line draw:style-name="gr3" draw:layer="layout" svg:x1="24.176cm" svg:y1="58.68cm" svg:x2="24.148cm" svg:y2="58.781cm">
          <text:p/>
        </draw:line>
        <draw:line draw:style-name="gr3" draw:layer="layout" svg:x1="24.117cm" svg:y1="58.642cm" svg:x2="24.148cm" svg:y2="58.642cm">
          <text:p/>
        </draw:line>
        <draw:path draw:style-name="gr3" draw:layer="layout" svg:width="0.029cm" svg:height="0.037cm" svg:x="24.041cm" svg:y="58.78cm" svg:viewBox="0 0 30 38" svg:d="M1 0c-3 11-1 21 5 28s14 10 24 10">
          <text:p/>
        </draw:path>
        <draw:path draw:style-name="gr3" draw:layer="layout" svg:width="0.039cm" svg:height="0.032cm" svg:x="24.091cm" svg:y="58.567cm" svg:viewBox="0 0 40 33" svg:d="M40 0c-10 0-19 4-27 12-7 6-11 13-13 21">
          <text:p/>
        </draw:path>
        <draw:path draw:style-name="gr3" draw:layer="layout" svg:width="0.022cm" svg:height="0.057cm" svg:x="24.13cm" svg:y="58.567cm" svg:viewBox="0 0 23 58" svg:d="M4 58c1-1 3-2 4-3 16-14 20-35 10-47-5-4-11-7-18-8">
          <text:p/>
        </draw:path>
        <draw:path draw:style-name="gr3" draw:layer="layout" svg:width="0.047cm" svg:height="0.037cm" svg:x="24.101cm" svg:y="58.78cm" svg:viewBox="0 0 48 38" svg:d="M0 38c11 0 22-4 32-14 8-6 14-15 16-24">
          <text:p/>
        </draw:path>
        <draw:path draw:style-name="gr3" draw:layer="layout" svg:width="0.048cm" svg:height="0.038cm" svg:x="24.069cm" svg:y="58.642cm" svg:viewBox="0 0 49 39" svg:d="M49 0c-11 0-23 5-33 13-8 7-14 17-16 26">
          <text:p/>
        </draw:path>
        <draw:path draw:style-name="gr3" draw:layer="layout" svg:width="0.029cm" svg:height="0.038cm" svg:x="24.148cm" svg:y="58.642cm" svg:viewBox="0 0 30 39" svg:d="M28 39c4-11 1-22-5-29-5-6-13-10-23-10">
          <text:p/>
        </draw:path>
        <draw:line draw:style-name="gr3" draw:layer="layout" svg:x1="24.218cm" svg:y1="58.805cm" svg:x2="24.213cm" svg:y2="58.818cm">
          <text:p/>
        </draw:line>
        <draw:line draw:style-name="gr3" draw:layer="layout" svg:x1="39.626cm" svg:y1="57.067cm" svg:x2="39.483cm" svg:y2="57.318cm">
          <text:p/>
        </draw:line>
        <draw:line draw:style-name="gr3" draw:layer="layout" svg:x1="39.688cm" svg:y1="57.067cm" svg:x2="39.625cm" svg:y2="57.067cm">
          <text:p/>
        </draw:line>
        <draw:line draw:style-name="gr3" draw:layer="layout" svg:x1="39.621cm" svg:y1="57.318cm" svg:x2="39.689cm" svg:y2="57.067cm">
          <text:p/>
        </draw:line>
        <draw:polyline draw:style-name="gr3" draw:layer="layout" svg:width="0.109cm" svg:height="0.175cm" svg:x="39.746cm" svg:y="57.142cm" svg:viewBox="0 0 110 176" draw:points="0,176 62,176 110,0">
          <text:p/>
        </draw:polyline>
        <draw:line draw:style-name="gr3" draw:layer="layout" svg:x1="39.744cm" svg:y1="57.142cm" svg:x2="39.709cm" svg:y2="57.268cm">
          <text:p/>
        </draw:line>
        <draw:path draw:style-name="gr3" draw:layer="layout" svg:width="0.039cm" svg:height="0.05cm" svg:x="39.707cm" svg:y="57.267cm" svg:viewBox="0 0 40 51" svg:d="M2 0c-4 14-1 28 7 37 7 9 19 14 31 14">
          <text:p/>
        </draw:path>
        <draw:line draw:style-name="gr3" draw:layer="layout" svg:x1="39.921cm" svg:y1="57.179cm" svg:x2="39.893cm" svg:y2="57.28cm">
          <text:p/>
        </draw:line>
        <draw:line draw:style-name="gr3" draw:layer="layout" svg:x1="39.921cm" svg:y1="57.317cm" svg:x2="39.971cm" svg:y2="57.317cm">
          <text:p/>
        </draw:line>
        <draw:line draw:style-name="gr3" draw:layer="layout" svg:x1="39.968cm" svg:y1="57.142cm" svg:x2="40.018cm" svg:y2="57.142cm">
          <text:p/>
        </draw:line>
        <draw:path draw:style-name="gr3" draw:layer="layout" svg:width="0.048cm" svg:height="0.037cm" svg:x="39.92cm" svg:y="57.142cm" svg:viewBox="0 0 49 38" svg:d="M49 0c-11 0-23 4-32 13-8 7-15 16-17 25">
          <text:p/>
        </draw:path>
        <draw:path draw:style-name="gr3" draw:layer="layout" svg:width="0.029cm" svg:height="0.038cm" svg:x="39.892cm" svg:y="57.279cm" svg:viewBox="0 0 30 39" svg:d="M1 0c-3 11-1 22 5 29 6 6 14 10 24 10">
          <text:p/>
        </draw:path>
        <draw:line draw:style-name="gr3" draw:layer="layout" svg:x1="40.175cm" svg:y1="57.142cm" svg:x2="40.127cm" svg:y2="57.318cm">
          <text:p/>
        </draw:line>
        <draw:polyline draw:style-name="gr3" draw:layer="layout" svg:width="0.171cm" svg:height="0.175cm" svg:x="40.046cm" svg:y="57.142cm" svg:viewBox="0 0 172 176" draw:points="172,0 47,0 0,176">
          <text:p/>
        </draw:polyline>
        <draw:line draw:style-name="gr3" draw:layer="layout" svg:x1="40.208cm" svg:y1="57.318cm" svg:x2="40.246cm" svg:y2="57.179cm">
          <text:p/>
        </draw:line>
        <draw:path draw:style-name="gr3" draw:layer="layout" svg:width="0.029cm" svg:height="0.037cm" svg:x="40.217cm" svg:y="57.142cm" svg:viewBox="0 0 30 38" svg:d="M29 38c3-11 1-21-5-28s-13-10-24-10">
          <text:p/>
        </draw:path>
        <draw:line draw:style-name="gr3" draw:layer="layout" svg:x1="40.316cm" svg:y1="57.198cm" svg:x2="40.298cm" svg:y2="57.261cm">
          <text:p/>
        </draw:line>
        <draw:line draw:style-name="gr3" draw:layer="layout" svg:x1="40.411cm" svg:y1="57.261cm" svg:x2="40.428cm" svg:y2="57.198cm">
          <text:p/>
        </draw:line>
        <draw:path draw:style-name="gr3" draw:layer="layout" svg:width="0.114cm" svg:height="0.056cm" svg:x="40.315cm" svg:y="57.142cm" svg:viewBox="0 0 115 57" svg:d="M113 57c5-16 2-32-8-42-18-22-55-19-81 5-12 10-21 23-24 37">
          <text:p/>
        </draw:path>
        <draw:path draw:style-name="gr3" draw:layer="layout" svg:width="0.115cm" svg:height="0.056cm" svg:x="40.296cm" svg:y="57.26cm" svg:viewBox="0 0 116 57" svg:d="M2 0c-4 17-1 32 9 43 18 21 54 19 81-6 11-10 20-23 24-37">
          <text:p/>
        </draw:path>
        <draw:line draw:style-name="gr3" draw:layer="layout" svg:x1="40.53cm" svg:y1="57.098cm" svg:x2="40.48cm" svg:y2="57.28cm">
          <text:p/>
        </draw:line>
        <draw:line draw:style-name="gr3" draw:layer="layout" svg:x1="40.508cm" svg:y1="57.317cm" svg:x2="40.539cm" svg:y2="57.317cm">
          <text:p/>
        </draw:line>
        <draw:line draw:style-name="gr3" draw:layer="layout" svg:x1="40.573cm" svg:y1="57.123cm" svg:x2="40.534cm" svg:y2="57.149cm">
          <text:p/>
        </draw:line>
        <draw:line draw:style-name="gr3" draw:layer="layout" svg:x1="40.614cm" svg:y1="57.179cm" svg:x2="40.587cm" svg:y2="57.28cm">
          <text:p/>
        </draw:line>
        <draw:line draw:style-name="gr3" draw:layer="layout" svg:x1="40.555cm" svg:y1="57.142cm" svg:x2="40.586cm" svg:y2="57.142cm">
          <text:p/>
        </draw:line>
        <draw:path draw:style-name="gr3" draw:layer="layout" svg:width="0.029cm" svg:height="0.038cm" svg:x="40.479cm" svg:y="57.279cm" svg:viewBox="0 0 30 39" svg:d="M1 0c-2 11-1 22 6 29 5 6 13 10 23 10">
          <text:p/>
        </draw:path>
        <draw:path draw:style-name="gr3" draw:layer="layout" svg:width="0.04cm" svg:height="0.031cm" svg:x="40.529cm" svg:y="57.067cm" svg:viewBox="0 0 41 32" svg:d="M41 0c-9 0-19 4-27 10-7 6-12 14-14 22">
          <text:p/>
        </draw:path>
        <draw:path draw:style-name="gr3" draw:layer="layout" svg:width="0.021cm" svg:height="0.056cm" svg:x="40.569cm" svg:y="57.067cm" svg:viewBox="0 0 22 57" svg:d="M3 57c2-1 3-2 4-3 16-13 20-35 10-46-4-5-11-8-17-8">
          <text:p/>
        </draw:path>
        <draw:path draw:style-name="gr3" draw:layer="layout" svg:width="0.048cm" svg:height="0.038cm" svg:x="40.539cm" svg:y="57.279cm" svg:viewBox="0 0 49 39" svg:d="M0 39c11 0 22-5 32-13 8-7 13-17 17-26">
          <text:p/>
        </draw:path>
        <draw:path draw:style-name="gr3" draw:layer="layout" svg:width="0.048cm" svg:height="0.037cm" svg:x="40.507cm" svg:y="57.142cm" svg:viewBox="0 0 49 38" svg:d="M49 0c-11 0-24 4-33 13-8 7-13 16-16 25">
          <text:p/>
        </draw:path>
        <draw:path draw:style-name="gr3" draw:layer="layout" svg:width="0.028cm" svg:height="0.037cm" svg:x="40.586cm" svg:y="57.142cm" svg:viewBox="0 0 29 38" svg:d="M27 38c4-11 2-21-5-28-5-7-13-10-22-10">
          <text:p/>
        </draw:path>
        <draw:line draw:style-name="gr3" draw:layer="layout" svg:x1="40.893cm" svg:y1="57.058cm" svg:x2="40.825cm" svg:y2="57.309cm">
          <text:p/>
        </draw:line>
        <draw:line draw:style-name="gr3" draw:layer="layout" svg:x1="40.813cm" svg:y1="57.121cm" svg:x2="40.893cm" svg:y2="57.058cm">
          <text:p/>
        </draw:line>
        <draw:line draw:style-name="gr3" draw:layer="layout" svg:x1="36.983cm" svg:y1="57.063cm" svg:x2="36.84cm" svg:y2="57.314cm">
          <text:p/>
        </draw:line>
        <draw:line draw:style-name="gr3" draw:layer="layout" svg:x1="37.044cm" svg:y1="57.063cm" svg:x2="36.982cm" svg:y2="57.063cm">
          <text:p/>
        </draw:line>
        <draw:line draw:style-name="gr3" draw:layer="layout" svg:x1="36.977cm" svg:y1="57.314cm" svg:x2="37.045cm" svg:y2="57.063cm">
          <text:p/>
        </draw:line>
        <draw:polyline draw:style-name="gr3" draw:layer="layout" svg:width="0.109cm" svg:height="0.175cm" svg:x="37.102cm" svg:y="57.138cm" svg:viewBox="0 0 110 176" draw:points="0,176 64,176 110,0">
          <text:p/>
        </draw:polyline>
        <draw:line draw:style-name="gr3" draw:layer="layout" svg:x1="37.1cm" svg:y1="57.138cm" svg:x2="37.066cm" svg:y2="57.264cm">
          <text:p/>
        </draw:line>
        <draw:path draw:style-name="gr3" draw:layer="layout" svg:width="0.038cm" svg:height="0.05cm" svg:x="37.064cm" svg:y="57.263cm" svg:viewBox="0 0 39 51" svg:d="M2 0c-4 15-2 29 8 38 7 9 17 13 29 13">
          <text:p/>
        </draw:path>
        <draw:line draw:style-name="gr3" draw:layer="layout" svg:x1="37.277cm" svg:y1="57.176cm" svg:x2="37.25cm" svg:y2="57.277cm">
          <text:p/>
        </draw:line>
        <draw:line draw:style-name="gr3" draw:layer="layout" svg:x1="37.277cm" svg:y1="57.313cm" svg:x2="37.327cm" svg:y2="57.313cm">
          <text:p/>
        </draw:line>
        <draw:line draw:style-name="gr3" draw:layer="layout" svg:x1="37.324cm" svg:y1="57.138cm" svg:x2="37.374cm" svg:y2="57.138cm">
          <text:p/>
        </draw:line>
        <draw:path draw:style-name="gr3" draw:layer="layout" svg:width="0.048cm" svg:height="0.038cm" svg:x="37.276cm" svg:y="57.138cm" svg:viewBox="0 0 49 39" svg:d="M49 0c-11 0-22 5-33 14-8 7-13 16-16 25">
          <text:p/>
        </draw:path>
        <draw:path draw:style-name="gr3" draw:layer="layout" svg:width="0.028cm" svg:height="0.037cm" svg:x="37.248cm" svg:y="57.276cm" svg:viewBox="0 0 29 38" svg:d="M1 0c-3 11-1 22 6 29 5 6 13 9 22 9">
          <text:p/>
        </draw:path>
        <draw:line draw:style-name="gr3" draw:layer="layout" svg:x1="37.531cm" svg:y1="57.138cm" svg:x2="37.483cm" svg:y2="57.314cm">
          <text:p/>
        </draw:line>
        <draw:polyline draw:style-name="gr3" draw:layer="layout" svg:width="0.172cm" svg:height="0.175cm" svg:x="37.402cm" svg:y="57.138cm" svg:viewBox="0 0 173 176" draw:points="173,0 47,0 0,176">
          <text:p/>
        </draw:polyline>
        <draw:line draw:style-name="gr3" draw:layer="layout" svg:x1="37.564cm" svg:y1="57.314cm" svg:x2="37.602cm" svg:y2="57.176cm">
          <text:p/>
        </draw:line>
        <draw:path draw:style-name="gr3" draw:layer="layout" svg:width="0.028cm" svg:height="0.038cm" svg:x="37.574cm" svg:y="57.138cm" svg:viewBox="0 0 29 39" svg:d="M28 39c3-11 1-21-5-28-5-7-14-11-23-11">
          <text:p/>
        </draw:path>
        <draw:line draw:style-name="gr3" draw:layer="layout" svg:x1="28.628cm" svg:y1="55.807cm" svg:x2="28.62cm" svg:y2="55.833cm">
          <text:p/>
        </draw:line>
        <draw:line draw:style-name="gr3" draw:layer="layout" svg:x1="28.79cm" svg:y1="55.807cm" svg:x2="28.782cm" svg:y2="55.833cm">
          <text:p/>
        </draw:line>
        <draw:line draw:style-name="gr3" draw:layer="layout" svg:x1="28.627cm" svg:y1="55.807cm" svg:x2="28.789cm" svg:y2="55.807cm">
          <text:p/>
        </draw:line>
        <draw:polyline draw:style-name="gr3" draw:layer="layout" svg:width="0.179cm" svg:height="0.25cm" svg:x="28.652cm" svg:y="55.557cm" svg:viewBox="0 0 180 251" draw:points="0,251 118,0 180,0 113,251">
          <text:p/>
        </draw:polyline>
        <draw:line draw:style-name="gr3" draw:layer="layout" svg:x1="28.902cm" svg:y1="55.669cm" svg:x2="28.874cm" svg:y2="55.77cm">
          <text:p/>
        </draw:line>
        <draw:line draw:style-name="gr3" draw:layer="layout" svg:x1="28.902cm" svg:y1="55.807cm" svg:x2="28.927cm" svg:y2="55.807cm">
          <text:p/>
        </draw:line>
        <draw:polyline draw:style-name="gr3" draw:layer="layout" svg:width="0.063cm" svg:height="0.137cm" svg:x="28.948cm" svg:y="55.632cm" svg:viewBox="0 0 64 138" draw:points="26,138 64,0 0,0">
          <text:p/>
        </draw:polyline>
        <draw:path draw:style-name="gr3" draw:layer="layout" svg:width="0.047cm" svg:height="0.037cm" svg:x="28.901cm" svg:y="55.632cm" svg:viewBox="0 0 48 38" svg:d="M48 0c-10 0-23 4-32 13-8 6-14 15-16 25">
          <text:p/>
        </draw:path>
        <draw:path draw:style-name="gr3" draw:layer="layout" svg:width="0.029cm" svg:height="0.038cm" svg:x="28.873cm" svg:y="55.769cm" svg:viewBox="0 0 30 39" svg:d="M1 0c-3 12-1 22 5 29 7 6 14 10 24 10">
          <text:p/>
        </draw:path>
        <draw:path draw:style-name="gr3" draw:layer="layout" svg:width="0.029cm" svg:height="0.038cm" svg:x="28.973cm" svg:y="55.769cm" svg:viewBox="0 0 30 39" svg:d="M1 0c-3 12-1 22 5 29 6 6 13 10 24 10">
          <text:p/>
        </draw:path>
        <draw:path draw:style-name="gr3" draw:layer="layout" svg:width="0.047cm" svg:height="0.038cm" svg:x="28.927cm" svg:y="55.769cm" svg:viewBox="0 0 48 39" svg:d="M0 39c11 0 23-5 32-13 8-7 14-16 16-26">
          <text:p/>
        </draw:path>
        <draw:line draw:style-name="gr3" draw:layer="layout" svg:x1="29.206cm" svg:y1="55.632cm" svg:x2="29.158cm" svg:y2="55.808cm">
          <text:p/>
        </draw:line>
        <draw:polyline draw:style-name="gr3" draw:layer="layout" svg:width="0.172cm" svg:height="0.175cm" svg:x="29.076cm" svg:y="55.632cm" svg:viewBox="0 0 173 176" draw:points="173,0 47,0 0,176">
          <text:p/>
        </draw:polyline>
        <draw:line draw:style-name="gr3" draw:layer="layout" svg:x1="29.239cm" svg:y1="55.808cm" svg:x2="29.277cm" svg:y2="55.669cm">
          <text:p/>
        </draw:line>
        <draw:path draw:style-name="gr3" draw:layer="layout" svg:width="0.029cm" svg:height="0.037cm" svg:x="29.248cm" svg:y="55.632cm" svg:viewBox="0 0 30 38" svg:d="M29 38c3-12 1-22-7-29-5-6-13-9-22-9">
          <text:p/>
        </draw:path>
        <draw:line draw:style-name="gr3" draw:layer="layout" svg:x1="29.352cm" svg:y1="55.669cm" svg:x2="29.324cm" svg:y2="55.77cm">
          <text:p/>
        </draw:line>
        <draw:line draw:style-name="gr3" draw:layer="layout" svg:x1="29.351cm" svg:y1="55.807cm" svg:x2="29.376cm" svg:y2="55.807cm">
          <text:p/>
        </draw:line>
        <draw:polyline draw:style-name="gr3" draw:layer="layout" svg:width="0.063cm" svg:height="0.137cm" svg:x="29.398cm" svg:y="55.632cm" svg:viewBox="0 0 64 138" draw:points="27,138 64,0 0,0">
          <text:p/>
        </draw:polyline>
        <draw:path draw:style-name="gr3" draw:layer="layout" svg:width="0.047cm" svg:height="0.037cm" svg:x="29.351cm" svg:y="55.632cm" svg:viewBox="0 0 48 38" svg:d="M48 0c-11 0-22 4-31 13-8 6-14 15-17 25">
          <text:p/>
        </draw:path>
        <draw:path draw:style-name="gr3" draw:layer="layout" svg:width="0.028cm" svg:height="0.038cm" svg:x="29.323cm" svg:y="55.769cm" svg:viewBox="0 0 29 39" svg:d="M1 0c-3 12-1 22 5 29 6 6 14 10 23 10">
          <text:p/>
        </draw:path>
        <draw:path draw:style-name="gr3" draw:layer="layout" svg:width="0.028cm" svg:height="0.038cm" svg:x="29.423cm" svg:y="55.769cm" svg:viewBox="0 0 29 39" svg:d="M1 0c-3 12-1 22 5 29 5 6 14 10 23 10">
          <text:p/>
        </draw:path>
        <draw:path draw:style-name="gr3" draw:layer="layout" svg:width="0.048cm" svg:height="0.038cm" svg:x="29.376cm" svg:y="55.769cm" svg:viewBox="0 0 49 39" svg:d="M0 39c11 0 24-5 33-13 8-7 13-16 16-26">
          <text:p/>
        </draw:path>
        <draw:line draw:style-name="gr3" draw:layer="layout" svg:x1="27.611cm" svg:y1="55.569cm" svg:x2="27.543cm" svg:y2="55.82cm">
          <text:p/>
        </draw:line>
        <draw:line draw:style-name="gr3" draw:layer="layout" svg:x1="27.472cm" svg:y1="55.569cm" svg:x2="27.61cm" svg:y2="55.569cm">
          <text:p/>
        </draw:line>
        <draw:line draw:style-name="gr3" draw:layer="layout" svg:x1="27.405cm" svg:y1="55.82cm" svg:x2="27.473cm" svg:y2="55.569cm">
          <text:p/>
        </draw:line>
        <draw:line draw:style-name="gr3" draw:layer="layout" svg:x1="27.651cm" svg:y1="55.701cm" svg:x2="27.633cm" svg:y2="55.764cm">
          <text:p/>
        </draw:line>
        <draw:line draw:style-name="gr3" draw:layer="layout" svg:x1="27.745cm" svg:y1="55.764cm" svg:x2="27.763cm" svg:y2="55.701cm">
          <text:p/>
        </draw:line>
        <draw:path draw:style-name="gr3" draw:layer="layout" svg:width="0.114cm" svg:height="0.057cm" svg:x="27.65cm" svg:y="55.644cm" svg:viewBox="0 0 115 58" svg:d="M113 58c4-18 2-33-9-44-18-20-54-18-81 6-11 10-20 23-23 38">
          <text:p/>
        </draw:path>
        <draw:path draw:style-name="gr3" draw:layer="layout" svg:width="0.114cm" svg:height="0.056cm" svg:x="27.631cm" svg:y="55.763cm" svg:viewBox="0 0 115 57" svg:d="M2 0c-5 16-2 32 8 43 19 21 55 18 81-6 12-10 21-23 24-37">
          <text:p/>
        </draw:path>
        <draw:line draw:style-name="gr3" draw:layer="layout" svg:x1="27.891cm" svg:y1="55.569cm" svg:x2="27.941cm" svg:y2="55.569cm">
          <text:p/>
        </draw:line>
        <draw:line draw:style-name="gr3" draw:layer="layout" svg:x1="27.969cm" svg:y1="55.607cm" svg:x2="27.921cm" svg:y2="55.783cm">
          <text:p/>
        </draw:line>
        <draw:line draw:style-name="gr3" draw:layer="layout" svg:x1="27.815cm" svg:y1="55.783cm" svg:x2="27.843cm" svg:y2="55.682cm">
          <text:p/>
        </draw:line>
        <draw:line draw:style-name="gr3" draw:layer="layout" svg:x1="27.89cm" svg:y1="55.644cm" svg:x2="27.958cm" svg:y2="55.644cm">
          <text:p/>
        </draw:line>
        <draw:line draw:style-name="gr3" draw:layer="layout" svg:x1="27.843cm" svg:y1="55.819cm" svg:x2="27.874cm" svg:y2="55.819cm">
          <text:p/>
        </draw:line>
        <draw:path draw:style-name="gr3" draw:layer="layout" svg:width="0.028cm" svg:height="0.038cm" svg:x="27.941cm" svg:y="55.569cm" svg:viewBox="0 0 29 39" svg:d="M28 39c3-11 1-22-5-29-5-6-14-10-23-10">
          <text:p/>
        </draw:path>
        <draw:path draw:style-name="gr3" draw:layer="layout" svg:width="0.047cm" svg:height="0.037cm" svg:x="27.874cm" svg:y="55.782cm" svg:viewBox="0 0 48 38" svg:d="M0 38c11 0 23-4 33-14 7-6 13-15 15-24">
          <text:p/>
        </draw:path>
        <draw:path draw:style-name="gr3" draw:layer="layout" svg:width="0.048cm" svg:height="0.038cm" svg:x="27.842cm" svg:y="55.644cm" svg:viewBox="0 0 49 39" svg:d="M49 0c-11 0-23 5-32 13-8 7-15 17-17 26">
          <text:p/>
        </draw:path>
        <draw:path draw:style-name="gr3" draw:layer="layout" svg:width="0.029cm" svg:height="0.037cm" svg:x="27.814cm" svg:y="55.782cm" svg:viewBox="0 0 30 38" svg:d="M1 0c-3 11-1 21 6 28 6 7 14 10 23 10">
          <text:p/>
        </draw:path>
        <draw:polyline draw:style-name="gr3" draw:layer="layout" svg:width="0.122cm" svg:height="0.175cm" svg:x="27.986cm" svg:y="55.644cm" svg:viewBox="0 0 123 176" draw:points="123,0 48,0 0,176">
          <text:p/>
        </draw:polyline>
        <draw:line draw:style-name="gr3" draw:layer="layout" svg:x1="28.099cm" svg:y1="55.82cm" svg:x2="28.137cm" svg:y2="55.682cm">
          <text:p/>
        </draw:line>
        <draw:path draw:style-name="gr3" draw:layer="layout" svg:width="0.029cm" svg:height="0.038cm" svg:x="28.108cm" svg:y="55.644cm" svg:viewBox="0 0 30 39" svg:d="M29 39c3-11 1-22-6-29-6-6-14-10-23-10">
          <text:p/>
        </draw:path>
        <draw:line draw:style-name="gr3" draw:layer="layout" svg:x1="28.178cm" svg:y1="55.807cm" svg:x2="28.174cm" svg:y2="55.82cm">
          <text:p/>
        </draw:line>
        <draw:polyline draw:style-name="gr3" draw:layer="layout" svg:width="0.229cm" svg:height="0.25cm" svg:x="39.927cm" svg:y="55.066cm" svg:viewBox="0 0 230 251" draw:points="230,0 112,138 68,0 0,251">
          <text:p/>
        </draw:polyline>
        <draw:line draw:style-name="gr3" draw:layer="layout" svg:x1="40.089cm" svg:y1="55.317cm" svg:x2="40.157cm" svg:y2="55.066cm">
          <text:p/>
        </draw:line>
        <draw:line draw:style-name="gr3" draw:layer="layout" svg:x1="40.202cm" svg:y1="55.178cm" svg:x2="40.174cm" svg:y2="55.279cm">
          <text:p/>
        </draw:line>
        <draw:line draw:style-name="gr3" draw:layer="layout" svg:x1="40.202cm" svg:y1="55.316cm" svg:x2="40.227cm" svg:y2="55.316cm">
          <text:p/>
        </draw:line>
        <draw:polyline draw:style-name="gr3" draw:layer="layout" svg:width="0.062cm" svg:height="0.137cm" svg:x="40.249cm" svg:y="55.141cm" svg:viewBox="0 0 63 138" draw:points="26,138 63,0 0,0">
          <text:p/>
        </draw:polyline>
        <draw:path draw:style-name="gr3" draw:layer="layout" svg:width="0.048cm" svg:height="0.037cm" svg:x="40.201cm" svg:y="55.141cm" svg:viewBox="0 0 49 38" svg:d="M49 0c-11 0-23 4-32 13-8 7-14 16-17 25">
          <text:p/>
        </draw:path>
        <draw:path draw:style-name="gr3" draw:layer="layout" svg:width="0.029cm" svg:height="0.038cm" svg:x="40.173cm" svg:y="55.278cm" svg:viewBox="0 0 30 39" svg:d="M1 0c-3 11-1 22 6 29 5 6 13 10 23 10">
          <text:p/>
        </draw:path>
        <draw:path draw:style-name="gr3" draw:layer="layout" svg:width="0.029cm" svg:height="0.038cm" svg:x="40.273cm" svg:y="55.278cm" svg:viewBox="0 0 30 39" svg:d="M1 0c-3 11-1 22 7 29 5 6 13 10 22 10">
          <text:p/>
        </draw:path>
        <draw:path draw:style-name="gr3" draw:layer="layout" svg:width="0.047cm" svg:height="0.038cm" svg:x="40.227cm" svg:y="55.278cm" svg:viewBox="0 0 48 39" svg:d="M0 39c11 0 22-5 32-13 8-8 14-17 16-26">
          <text:p/>
        </draw:path>
        <draw:line draw:style-name="gr3" draw:layer="layout" svg:x1="40.415cm" svg:y1="55.178cm" svg:x2="40.387cm" svg:y2="55.279cm">
          <text:p/>
        </draw:line>
        <draw:line draw:style-name="gr3" draw:layer="layout" svg:x1="40.414cm" svg:y1="55.316cm" svg:x2="40.464cm" svg:y2="55.316cm">
          <text:p/>
        </draw:line>
        <draw:line draw:style-name="gr3" draw:layer="layout" svg:x1="40.461cm" svg:y1="55.141cm" svg:x2="40.511cm" svg:y2="55.141cm">
          <text:p/>
        </draw:line>
        <draw:path draw:style-name="gr3" draw:layer="layout" svg:width="0.047cm" svg:height="0.037cm" svg:x="40.414cm" svg:y="55.141cm" svg:viewBox="0 0 48 38" svg:d="M48 0c-11 0-23 4-33 13-7 7-13 16-15 25">
          <text:p/>
        </draw:path>
        <draw:path draw:style-name="gr3" draw:layer="layout" svg:width="0.028cm" svg:height="0.038cm" svg:x="40.385cm" svg:y="55.278cm" svg:viewBox="0 0 29 39" svg:d="M1 0c-3 11-1 22 6 29 5 6 13 10 22 10">
          <text:p/>
        </draw:path>
        <draw:line draw:style-name="gr3" draw:layer="layout" svg:x1="40.62cm" svg:y1="55.317cm" svg:x2="40.668cm" svg:y2="55.141cm">
          <text:p/>
        </draw:line>
        <draw:polyline draw:style-name="gr3" draw:layer="layout" svg:width="0.171cm" svg:height="0.175cm" svg:x="40.577cm" svg:y="55.141cm" svg:viewBox="0 0 172 176" draw:points="0,176 126,176 172,0">
          <text:p/>
        </draw:polyline>
        <draw:line draw:style-name="gr3" draw:layer="layout" svg:x1="40.587cm" svg:y1="55.141cm" svg:x2="40.549cm" svg:y2="55.279cm">
          <text:p/>
        </draw:line>
        <draw:path draw:style-name="gr3" draw:layer="layout" svg:width="0.029cm" svg:height="0.038cm" svg:x="40.548cm" svg:y="55.278cm" svg:viewBox="0 0 30 39" svg:d="M1 0c-3 11-1 22 5 29 7 6 15 10 24 10">
          <text:p/>
        </draw:path>
        <draw:line draw:style-name="gr3" draw:layer="layout" svg:x1="40.906cm" svg:y1="55.141cm" svg:x2="40.858cm" svg:y2="55.317cm">
          <text:p/>
        </draw:line>
        <draw:polyline draw:style-name="gr3" draw:layer="layout" svg:width="0.171cm" svg:height="0.175cm" svg:x="40.777cm" svg:y="55.141cm" svg:viewBox="0 0 172 176" draw:points="172,0 47,0 0,176">
          <text:p/>
        </draw:polyline>
        <draw:line draw:style-name="gr3" draw:layer="layout" svg:x1="40.939cm" svg:y1="55.317cm" svg:x2="40.977cm" svg:y2="55.178cm">
          <text:p/>
        </draw:line>
        <draw:path draw:style-name="gr3" draw:layer="layout" svg:width="0.03cm" svg:height="0.037cm" svg:x="40.948cm" svg:y="55.141cm" svg:viewBox="0 0 31 38" svg:d="M29 38c4-11 1-21-5-28s-14-10-24-10">
          <text:p/>
        </draw:path>
        <draw:line draw:style-name="gr3" draw:layer="layout" svg:x1="41.052cm" svg:y1="55.178cm" svg:x2="41.024cm" svg:y2="55.279cm">
          <text:p/>
        </draw:line>
        <draw:line draw:style-name="gr3" draw:layer="layout" svg:x1="41.051cm" svg:y1="55.316cm" svg:x2="41.076cm" svg:y2="55.316cm">
          <text:p/>
        </draw:line>
        <draw:polyline draw:style-name="gr3" draw:layer="layout" svg:width="0.063cm" svg:height="0.137cm" svg:x="41.098cm" svg:y="55.141cm" svg:viewBox="0 0 64 138" draw:points="26,138 64,0 0,0">
          <text:p/>
        </draw:polyline>
        <draw:path draw:style-name="gr3" draw:layer="layout" svg:width="0.047cm" svg:height="0.037cm" svg:x="41.051cm" svg:y="55.141cm" svg:viewBox="0 0 48 38" svg:d="M48 0c-11 0-22 4-31 13-8 7-15 16-17 25">
          <text:p/>
        </draw:path>
        <draw:path draw:style-name="gr3" draw:layer="layout" svg:width="0.028cm" svg:height="0.038cm" svg:x="41.023cm" svg:y="55.278cm" svg:viewBox="0 0 29 39" svg:d="M1 0c-3 11-1 22 5 29 6 6 14 10 23 10">
          <text:p/>
        </draw:path>
        <draw:path draw:style-name="gr3" draw:layer="layout" svg:width="0.028cm" svg:height="0.038cm" svg:x="41.123cm" svg:y="55.278cm" svg:viewBox="0 0 29 39" svg:d="M1 0c-3 11-1 22 5 29 5 6 13 10 23 10">
          <text:p/>
        </draw:path>
        <draw:path draw:style-name="gr3" draw:layer="layout" svg:width="0.048cm" svg:height="0.038cm" svg:x="41.076cm" svg:y="55.278cm" svg:viewBox="0 0 49 39" svg:d="M0 39c11 0 23-5 33-13 8-8 14-17 16-26">
          <text:p/>
        </draw:path>
        <draw:line draw:style-name="gr3" draw:layer="layout" svg:x1="41.293cm" svg:y1="55.066cm" svg:x2="41.406cm" svg:y2="55.066cm">
          <text:p/>
        </draw:line>
        <draw:line draw:style-name="gr3" draw:layer="layout" svg:x1="41.293cm" svg:y1="55.066cm" svg:x2="41.36cm" svg:y2="55.148cm">
          <text:p/>
        </draw:line>
        <draw:line draw:style-name="gr3" draw:layer="layout" svg:x1="41.236cm" svg:y1="55.279cm" svg:x2="41.264cm" svg:y2="55.178cm">
          <text:p/>
        </draw:line>
        <draw:line draw:style-name="gr3" draw:layer="layout" svg:x1="41.311cm" svg:y1="55.141cm" svg:x2="41.342cm" svg:y2="55.141cm">
          <text:p/>
        </draw:line>
        <draw:line draw:style-name="gr3" draw:layer="layout" svg:x1="41.37cm" svg:y1="55.178cm" svg:x2="41.343cm" svg:y2="55.279cm">
          <text:p/>
        </draw:line>
        <draw:line draw:style-name="gr3" draw:layer="layout" svg:x1="41.264cm" svg:y1="55.316cm" svg:x2="41.295cm" svg:y2="55.316cm">
          <text:p/>
        </draw:line>
        <draw:path draw:style-name="gr3" draw:layer="layout" svg:width="0.048cm" svg:height="0.037cm" svg:x="41.263cm" svg:y="55.141cm" svg:viewBox="0 0 49 38" svg:d="M49 0c-11 0-24 4-33 13-8 7-13 16-16 25">
          <text:p/>
        </draw:path>
        <draw:path draw:style-name="gr3" draw:layer="layout" svg:width="0.048cm" svg:height="0.038cm" svg:x="41.295cm" svg:y="55.278cm" svg:viewBox="0 0 49 39" svg:d="M0 39c11 0 22-5 32-13 8-8 14-17 17-26">
          <text:p/>
        </draw:path>
        <draw:path draw:style-name="gr3" draw:layer="layout" svg:width="0.029cm" svg:height="0.038cm" svg:x="41.235cm" svg:y="55.278cm" svg:viewBox="0 0 30 39" svg:d="M1 0c-3 11-1 22 6 29 5 6 13 10 23 10">
          <text:p/>
        </draw:path>
        <draw:path draw:style-name="gr3" draw:layer="layout" svg:width="0.028cm" svg:height="0.037cm" svg:x="41.342cm" svg:y="55.141cm" svg:viewBox="0 0 29 38" svg:d="M27 38c4-11 2-21-5-28-5-7-13-10-22-10">
          <text:p/>
        </draw:path>
        <draw:polyline draw:style-name="gr3" draw:layer="layout" svg:width="0.23cm" svg:height="0.25cm" svg:x="38.428cm" svg:y="55.066cm" svg:viewBox="0 0 231 251" draw:points="231,0 112,138 67,0 0,251">
          <text:p/>
        </draw:polyline>
        <draw:line draw:style-name="gr3" draw:layer="layout" svg:x1="38.591cm" svg:y1="55.317cm" svg:x2="38.659cm" svg:y2="55.066cm">
          <text:p/>
        </draw:line>
        <draw:line draw:style-name="gr3" draw:layer="layout" svg:x1="38.704cm" svg:y1="55.178cm" svg:x2="38.676cm" svg:y2="55.279cm">
          <text:p/>
        </draw:line>
        <draw:line draw:style-name="gr3" draw:layer="layout" svg:x1="38.703cm" svg:y1="55.316cm" svg:x2="38.728cm" svg:y2="55.316cm">
          <text:p/>
        </draw:line>
        <draw:polyline draw:style-name="gr3" draw:layer="layout" svg:width="0.063cm" svg:height="0.137cm" svg:x="38.75cm" svg:y="55.141cm" svg:viewBox="0 0 64 138" draw:points="26,138 64,0 0,0">
          <text:p/>
        </draw:polyline>
        <draw:path draw:style-name="gr3" draw:layer="layout" svg:width="0.047cm" svg:height="0.037cm" svg:x="38.703cm" svg:y="55.141cm" svg:viewBox="0 0 48 38" svg:d="M48 0c-11 0-22 4-32 13-7 7-13 16-16 25">
          <text:p/>
        </draw:path>
        <draw:path draw:style-name="gr3" draw:layer="layout" svg:width="0.028cm" svg:height="0.038cm" svg:x="38.675cm" svg:y="55.278cm" svg:viewBox="0 0 29 39" svg:d="M1 0c-3 11-1 22 5 29 6 6 14 10 23 10">
          <text:p/>
        </draw:path>
        <draw:path draw:style-name="gr3" draw:layer="layout" svg:width="0.028cm" svg:height="0.038cm" svg:x="38.774cm" svg:y="55.278cm" svg:viewBox="0 0 29 39" svg:d="M1 0c-3 11-1 22 5 29 5 6 14 10 23 10">
          <text:p/>
        </draw:path>
        <draw:path draw:style-name="gr3" draw:layer="layout" svg:width="0.048cm" svg:height="0.038cm" svg:x="38.728cm" svg:y="55.278cm" svg:viewBox="0 0 49 39" svg:d="M0 39c11 0 23-5 33-13 8-8 13-17 16-26">
          <text:p/>
        </draw:path>
        <draw:line draw:style-name="gr3" draw:layer="layout" svg:x1="38.916cm" svg:y1="55.178cm" svg:x2="38.888cm" svg:y2="55.279cm">
          <text:p/>
        </draw:line>
        <draw:line draw:style-name="gr3" draw:layer="layout" svg:x1="38.916cm" svg:y1="55.316cm" svg:x2="38.966cm" svg:y2="55.316cm">
          <text:p/>
        </draw:line>
        <draw:line draw:style-name="gr3" draw:layer="layout" svg:x1="38.963cm" svg:y1="55.141cm" svg:x2="39.013cm" svg:y2="55.141cm">
          <text:p/>
        </draw:line>
        <draw:path draw:style-name="gr3" draw:layer="layout" svg:width="0.048cm" svg:height="0.037cm" svg:x="38.915cm" svg:y="55.141cm" svg:viewBox="0 0 49 38" svg:d="M49 0c-11 0-23 4-33 13-8 7-14 16-16 25">
          <text:p/>
        </draw:path>
        <draw:path draw:style-name="gr3" draw:layer="layout" svg:width="0.029cm" svg:height="0.038cm" svg:x="38.887cm" svg:y="55.278cm" svg:viewBox="0 0 30 39" svg:d="M1 0c-3 11-1 22 5 29 6 6 15 10 24 10">
          <text:p/>
        </draw:path>
        <draw:line draw:style-name="gr3" draw:layer="layout" svg:x1="39.078cm" svg:y1="55.178cm" svg:x2="39.051cm" svg:y2="55.279cm">
          <text:p/>
        </draw:line>
        <draw:line draw:style-name="gr3" draw:layer="layout" svg:x1="39.078cm" svg:y1="55.316cm" svg:x2="39.128cm" svg:y2="55.316cm">
          <text:p/>
        </draw:line>
        <draw:line draw:style-name="gr3" draw:layer="layout" svg:x1="39.125cm" svg:y1="55.141cm" svg:x2="39.175cm" svg:y2="55.141cm">
          <text:p/>
        </draw:line>
        <draw:path draw:style-name="gr3" draw:layer="layout" svg:width="0.048cm" svg:height="0.037cm" svg:x="39.077cm" svg:y="55.141cm" svg:viewBox="0 0 49 38" svg:d="M49 0c-11 0-22 4-32 13-7 7-14 16-17 25">
          <text:p/>
        </draw:path>
        <draw:path draw:style-name="gr3" draw:layer="layout" svg:width="0.028cm" svg:height="0.038cm" svg:x="39.049cm" svg:y="55.278cm" svg:viewBox="0 0 29 39" svg:d="M1 0c-3 11-1 22 5 29 5 6 13 10 23 10">
          <text:p/>
        </draw:path>
        <draw:line draw:style-name="gr3" draw:layer="layout" svg:x1="39.241cm" svg:y1="55.178cm" svg:x2="39.213cm" svg:y2="55.279cm">
          <text:p/>
        </draw:line>
        <draw:line draw:style-name="gr3" draw:layer="layout" svg:x1="39.241cm" svg:y1="55.316cm" svg:x2="39.266cm" svg:y2="55.316cm">
          <text:p/>
        </draw:line>
        <draw:polyline draw:style-name="gr3" draw:layer="layout" svg:width="0.063cm" svg:height="0.137cm" svg:x="39.287cm" svg:y="55.141cm" svg:viewBox="0 0 64 138" draw:points="26,138 64,0 0,0">
          <text:p/>
        </draw:polyline>
        <draw:path draw:style-name="gr3" draw:layer="layout" svg:width="0.047cm" svg:height="0.037cm" svg:x="39.24cm" svg:y="55.141cm" svg:viewBox="0 0 48 38" svg:d="M48 0c-10 0-23 4-32 13-8 7-14 16-16 25">
          <text:p/>
        </draw:path>
        <draw:path draw:style-name="gr3" draw:layer="layout" svg:width="0.029cm" svg:height="0.038cm" svg:x="39.212cm" svg:y="55.278cm" svg:viewBox="0 0 30 39" svg:d="M1 0c-3 11-1 22 6 29 6 6 13 10 23 10">
          <text:p/>
        </draw:path>
        <draw:path draw:style-name="gr3" draw:layer="layout" svg:width="0.028cm" svg:height="0.038cm" svg:x="39.312cm" svg:y="55.278cm" svg:viewBox="0 0 29 39" svg:d="M1 0c-3 11-1 22 5 29 6 6 14 10 23 10">
          <text:p/>
        </draw:path>
        <draw:path draw:style-name="gr3" draw:layer="layout" svg:width="0.047cm" svg:height="0.038cm" svg:x="39.266cm" svg:y="55.278cm" svg:viewBox="0 0 48 39" svg:d="M0 39c11 0 23-5 32-13 8-8 14-17 16-26">
          <text:p/>
        </draw:path>
        <draw:line draw:style-name="gr3" draw:layer="layout" svg:x1="37.109cm" svg:y1="55.064cm" svg:x2="36.967cm" svg:y2="55.315cm">
          <text:p/>
        </draw:line>
        <draw:line draw:style-name="gr3" draw:layer="layout" svg:x1="37.171cm" svg:y1="55.064cm" svg:x2="37.108cm" svg:y2="55.064cm">
          <text:p/>
        </draw:line>
        <draw:line draw:style-name="gr3" draw:layer="layout" svg:x1="37.104cm" svg:y1="55.315cm" svg:x2="37.172cm" svg:y2="55.064cm">
          <text:p/>
        </draw:line>
        <draw:polyline draw:style-name="gr3" draw:layer="layout" svg:width="0.109cm" svg:height="0.175cm" svg:x="37.229cm" svg:y="55.139cm" svg:viewBox="0 0 110 176" draw:points="0,176 62,176 110,0">
          <text:p/>
        </draw:polyline>
        <draw:line draw:style-name="gr3" draw:layer="layout" svg:x1="37.227cm" svg:y1="55.139cm" svg:x2="37.192cm" svg:y2="55.265cm">
          <text:p/>
        </draw:line>
        <draw:path draw:style-name="gr3" draw:layer="layout" svg:width="0.038cm" svg:height="0.05cm" svg:x="37.191cm" svg:y="55.264cm" svg:viewBox="0 0 39 51" svg:d="M1 0c-3 15-1 28 7 39 7 8 18 12 31 12">
          <text:p/>
        </draw:path>
        <draw:line draw:style-name="gr3" draw:layer="layout" svg:x1="37.495cm" svg:y1="55.139cm" svg:x2="37.448cm" svg:y2="55.315cm">
          <text:p/>
        </draw:line>
        <draw:polyline draw:style-name="gr3" draw:layer="layout" svg:width="0.172cm" svg:height="0.175cm" svg:x="37.366cm" svg:y="55.139cm" svg:viewBox="0 0 173 176" draw:points="173,0 47,0 0,176">
          <text:p/>
        </draw:polyline>
        <draw:line draw:style-name="gr3" draw:layer="layout" svg:x1="37.529cm" svg:y1="55.315cm" svg:x2="37.567cm" svg:y2="55.177cm">
          <text:p/>
        </draw:line>
        <draw:path draw:style-name="gr3" draw:layer="layout" svg:width="0.029cm" svg:height="0.038cm" svg:x="37.538cm" svg:y="55.139cm" svg:viewBox="0 0 30 39" svg:d="M29 39c3-11 1-21-7-28-5-7-13-11-22-11">
          <text:p/>
        </draw:path>
        <draw:line draw:style-name="gr3" draw:layer="layout" svg:x1="37.608cm" svg:y1="55.302cm" svg:x2="37.604cm" svg:y2="55.315cm">
          <text:p/>
        </draw:line>
        <draw:line draw:style-name="gr3" draw:layer="layout" svg:x1="24.957cm" svg:y1="56.217cm" svg:x2="24.873cm" svg:y2="56.217cm">
          <text:p/>
        </draw:line>
        <draw:polyline draw:style-name="gr3" draw:layer="layout" svg:width="0.133cm" svg:height="0.25cm" svg:x="24.829cm" svg:y="56.042cm" svg:viewBox="0 0 134 251" draw:points="0,251 134,0 132,251">
          <text:p/>
        </draw:polyline>
        <draw:line draw:style-name="gr3" draw:layer="layout" svg:x1="25.149cm" svg:y1="56.117cm" svg:x2="25.101cm" svg:y2="56.293cm">
          <text:p/>
        </draw:line>
        <draw:line draw:style-name="gr3" draw:layer="layout" svg:x1="25.101cm" svg:y1="56.117cm" svg:x2="25.148cm" svg:y2="56.117cm">
          <text:p/>
        </draw:line>
        <draw:line draw:style-name="gr3" draw:layer="layout" svg:x1="25.016cm" svg:y1="56.293cm" svg:x2="25.102cm" svg:y2="56.117cm">
          <text:p/>
        </draw:line>
        <draw:line draw:style-name="gr3" draw:layer="layout" svg:x1="25.265cm" svg:y1="56.204cm" svg:x2="25.18cm" svg:y2="56.204cm">
          <text:p/>
        </draw:line>
        <draw:line draw:style-name="gr3" draw:layer="layout" svg:x1="25.19cm" svg:y1="56.173cm" svg:x2="25.165cm" svg:y2="56.261cm">
          <text:p/>
        </draw:line>
        <draw:line draw:style-name="gr3" draw:layer="layout" svg:x1="25.18cm" svg:y1="56.292cm" svg:x2="25.241cm" svg:y2="56.292cm">
          <text:p/>
        </draw:line>
        <draw:line draw:style-name="gr3" draw:layer="layout" svg:x1="25.265cm" svg:y1="56.205cm" svg:x2="25.274cm" svg:y2="56.173cm">
          <text:p/>
        </draw:line>
        <draw:path draw:style-name="gr3" draw:layer="layout" svg:width="0.087cm" svg:height="0.056cm" svg:x="25.189cm" svg:y="56.117cm" svg:viewBox="0 0 88 57" svg:d="M85 57c7-24 1-46-14-54-20-10-48 5-64 36-3 5-6 12-7 18">
          <text:p/>
        </draw:path>
        <draw:path draw:style-name="gr3" draw:layer="layout" svg:width="0.016cm" svg:height="0.032cm" svg:x="25.164cm" svg:y="56.26cm" svg:viewBox="0 0 17 33" svg:d="M1 0c-3 14 0 27 8 31 2 1 6 2 8 2">
          <text:p/>
        </draw:path>
        <draw:line draw:style-name="gr3" draw:layer="layout" svg:x1="25.383cm" svg:y1="56.293cm" svg:x2="25.352cm" svg:y2="56.192cm">
          <text:p/>
        </draw:line>
        <draw:line draw:style-name="gr3" draw:layer="layout" svg:x1="25.314cm" svg:y1="56.23cm" svg:x2="25.43cm" svg:y2="56.117cm">
          <text:p/>
        </draw:line>
        <draw:line draw:style-name="gr3" draw:layer="layout" svg:x1="25.345cm" svg:y1="56.117cm" svg:x2="25.298cm" svg:y2="56.293cm">
          <text:p/>
        </draw:line>
        <draw:line draw:style-name="gr3" draw:layer="layout" svg:x1="25.476cm" svg:y1="56.154cm" svg:x2="25.448cm" svg:y2="56.255cm">
          <text:p/>
        </draw:line>
        <draw:line draw:style-name="gr3" draw:layer="layout" svg:x1="25.466cm" svg:y1="56.292cm" svg:x2="25.504cm" svg:y2="56.292cm">
          <text:p/>
        </draw:line>
        <draw:line draw:style-name="gr3" draw:layer="layout" svg:x1="25.513cm" svg:y1="56.117cm" svg:x2="25.551cm" svg:y2="56.117cm">
          <text:p/>
        </draw:line>
        <draw:path draw:style-name="gr3" draw:layer="layout" svg:width="0.038cm" svg:height="0.037cm" svg:x="25.475cm" svg:y="56.117cm" svg:viewBox="0 0 39 38" svg:d="M39 0c-12 0-25 10-33 25-3 4-5 9-6 13">
          <text:p/>
        </draw:path>
        <draw:path draw:style-name="gr3" draw:layer="layout" svg:width="0.02cm" svg:height="0.038cm" svg:x="25.446cm" svg:y="56.254cm" svg:viewBox="0 0 21 39" svg:d="M2 0c-4 17 0 31 11 37 2 1 5 2 8 2">
          <text:p/>
        </draw:path>
        <draw:line draw:style-name="gr3" draw:layer="layout" svg:x1="25.599cm" svg:y1="56.154cm" svg:x2="25.57cm" svg:y2="56.255cm">
          <text:p/>
        </draw:line>
        <draw:line draw:style-name="gr3" draw:layer="layout" svg:x1="25.588cm" svg:y1="56.292cm" svg:x2="25.607cm" svg:y2="56.292cm">
          <text:p/>
        </draw:line>
        <draw:polyline draw:style-name="gr3" draw:layer="layout" svg:width="0.047cm" svg:height="0.137cm" svg:x="25.635cm" svg:y="56.117cm" svg:viewBox="0 0 48 138" draw:points="11,138 48,0 0,0">
          <text:p/>
        </draw:polyline>
        <draw:path draw:style-name="gr3" draw:layer="layout" svg:width="0.038cm" svg:height="0.037cm" svg:x="25.597cm" svg:y="56.117cm" svg:viewBox="0 0 39 38" svg:d="M39 0c-13 0-26 10-34 25-2 4-4 9-5 13">
          <text:p/>
        </draw:path>
        <draw:path draw:style-name="gr3" draw:layer="layout" svg:width="0.02cm" svg:height="0.038cm" svg:x="25.568cm" svg:y="56.254cm" svg:viewBox="0 0 21 39" svg:d="M2 0c-4 17-1 31 9 37 3 1 7 2 10 2">
          <text:p/>
        </draw:path>
        <draw:path draw:style-name="gr3" draw:layer="layout" svg:width="0.02cm" svg:height="0.038cm" svg:x="25.643cm" svg:y="56.254cm" svg:viewBox="0 0 21 39" svg:d="M2 0c-4 17-1 31 9 37 3 1 7 2 10 2">
          <text:p/>
        </draw:path>
        <draw:path draw:style-name="gr3" draw:layer="layout" svg:width="0.038cm" svg:height="0.038cm" svg:x="25.607cm" svg:y="56.254cm" svg:viewBox="0 0 39 39" svg:d="M0 39c12 0 26-10 34-26 2-3 4-9 5-13">
          <text:p/>
        </draw:path>
        <draw:line draw:style-name="gr3" draw:layer="layout" svg:x1="25.743cm" svg:y1="56.204cm" svg:x2="25.827cm" svg:y2="56.204cm">
          <text:p/>
        </draw:line>
        <draw:line draw:style-name="gr3" draw:layer="layout" svg:x1="25.804cm" svg:y1="56.293cm" svg:x2="25.851cm" svg:y2="56.117cm">
          <text:p/>
        </draw:line>
        <draw:line draw:style-name="gr3" draw:layer="layout" svg:x1="25.719cm" svg:y1="56.293cm" svg:x2="25.767cm" svg:y2="56.117cm">
          <text:p/>
        </draw:line>
        <draw:line draw:style-name="gr3" draw:layer="layout" svg:x1="25.941cm" svg:y1="56.042cm" svg:x2="25.978cm" svg:y2="56.042cm">
          <text:p/>
        </draw:line>
        <draw:line draw:style-name="gr3" draw:layer="layout" svg:x1="25.997cm" svg:y1="56.079cm" svg:x2="25.949cm" svg:y2="56.255cm">
          <text:p/>
        </draw:line>
        <draw:line draw:style-name="gr3" draw:layer="layout" svg:x1="25.87cm" svg:y1="56.255cm" svg:x2="25.898cm" svg:y2="56.154cm">
          <text:p/>
        </draw:line>
        <draw:line draw:style-name="gr3" draw:layer="layout" svg:x1="25.935cm" svg:y1="56.117cm" svg:x2="25.986cm" svg:y2="56.117cm">
          <text:p/>
        </draw:line>
        <draw:line draw:style-name="gr3" draw:layer="layout" svg:x1="25.888cm" svg:y1="56.292cm" svg:x2="25.911cm" svg:y2="56.292cm">
          <text:p/>
        </draw:line>
        <draw:path draw:style-name="gr3" draw:layer="layout" svg:width="0.02cm" svg:height="0.037cm" svg:x="25.978cm" svg:y="56.042cm" svg:viewBox="0 0 21 38" svg:d="M19 38c5-17 1-31-9-36-3-2-7-2-10-2">
          <text:p/>
        </draw:path>
        <draw:path draw:style-name="gr3" draw:layer="layout" svg:width="0.038cm" svg:height="0.038cm" svg:x="25.911cm" svg:y="56.254cm" svg:viewBox="0 0 39 39" svg:d="M0 39c12 0 27-10 35-26 2-3 3-9 4-13">
          <text:p/>
        </draw:path>
        <draw:path draw:style-name="gr3" draw:layer="layout" svg:width="0.038cm" svg:height="0.037cm" svg:x="25.897cm" svg:y="56.117cm" svg:viewBox="0 0 39 38" svg:d="M39 0c-13 0-27 10-35 25-2 4-3 9-4 13">
          <text:p/>
        </draw:path>
        <draw:path draw:style-name="gr3" draw:layer="layout" svg:width="0.02cm" svg:height="0.038cm" svg:x="25.868cm" svg:y="56.254cm" svg:viewBox="0 0 21 39" svg:d="M2 0c-5 17-1 31 9 37 3 1 6 2 10 2">
          <text:p/>
        </draw:path>
        <draw:line draw:style-name="gr3" draw:layer="layout" svg:x1="26.085cm" svg:y1="56.255cm" svg:x2="26.113cm" svg:y2="56.154cm">
          <text:p/>
        </draw:line>
        <draw:polyline draw:style-name="gr3" draw:layer="layout" svg:width="0.115cm" svg:height="0.237cm" svg:x="25.979cm" svg:y="56.117cm" svg:viewBox="0 0 116 238" draw:points="116,0 64,0 0,238">
          <text:p/>
        </draw:polyline>
        <draw:line draw:style-name="gr3" draw:layer="layout" svg:x1="25.996cm" svg:y1="56.292cm" svg:x2="26.047cm" svg:y2="56.292cm">
          <text:p/>
        </draw:line>
        <draw:path draw:style-name="gr3" draw:layer="layout" svg:width="0.038cm" svg:height="0.038cm" svg:x="26.047cm" svg:y="56.254cm" svg:viewBox="0 0 39 39" svg:d="M0 39c13 0 27-10 34-26 3-3 4-9 5-13">
          <text:p/>
        </draw:path>
        <draw:path draw:style-name="gr3" draw:layer="layout" svg:width="0.02cm" svg:height="0.037cm" svg:x="26.094cm" svg:y="56.117cm" svg:viewBox="0 0 21 38" svg:d="M19 38c5-17 1-31-9-36-3-2-6-2-10-2">
          <text:p/>
        </draw:path>
        <draw:line draw:style-name="gr3" draw:layer="layout" svg:x1="26.164cm" svg:y1="56.173cm" svg:x2="26.147cm" svg:y2="56.236cm">
          <text:p/>
        </draw:line>
        <draw:line draw:style-name="gr3" draw:layer="layout" svg:x1="26.231cm" svg:y1="56.236cm" svg:x2="26.25cm" svg:y2="56.173cm">
          <text:p/>
        </draw:line>
        <draw:path draw:style-name="gr3" draw:layer="layout" svg:width="0.087cm" svg:height="0.056cm" svg:x="26.163cm" svg:y="56.117cm" svg:viewBox="0 0 88 57" svg:d="M86 57c6-24 0-46-14-54-20-10-49 5-64 36-4 5-6 12-8 18">
          <text:p/>
        </draw:path>
        <draw:path draw:style-name="gr3" draw:layer="layout" svg:width="0.087cm" svg:height="0.057cm" svg:x="26.144cm" svg:y="56.235cm" svg:viewBox="0 0 88 58" svg:d="M3 0c-7 25-1 47 14 55 19 10 48-6 64-35 3-7 5-13 7-20">
          <text:p/>
        </draw:path>
        <draw:line draw:style-name="gr3" draw:layer="layout" svg:x1="26.332cm" svg:y1="56.073cm" svg:x2="26.282cm" svg:y2="56.255cm">
          <text:p/>
        </draw:line>
        <draw:line draw:style-name="gr3" draw:layer="layout" svg:x1="26.3cm" svg:y1="56.292cm" svg:x2="26.324cm" svg:y2="56.292cm">
          <text:p/>
        </draw:line>
        <draw:line draw:style-name="gr3" draw:layer="layout" svg:x1="26.362cm" svg:y1="56.098cm" svg:x2="26.331cm" svg:y2="56.124cm">
          <text:p/>
        </draw:line>
        <draw:line draw:style-name="gr3" draw:layer="layout" svg:x1="26.39cm" svg:y1="56.154cm" svg:x2="26.362cm" svg:y2="56.255cm">
          <text:p/>
        </draw:line>
        <draw:line draw:style-name="gr3" draw:layer="layout" svg:x1="26.347cm" svg:y1="56.117cm" svg:x2="26.37cm" svg:y2="56.117cm">
          <text:p/>
        </draw:line>
        <draw:path draw:style-name="gr3" draw:layer="layout" svg:width="0.02cm" svg:height="0.038cm" svg:x="26.28cm" svg:y="56.254cm" svg:viewBox="0 0 21 39" svg:d="M2 0c-4 17 0 31 11 37 2 1 5 2 8 2">
          <text:p/>
        </draw:path>
        <draw:path draw:style-name="gr3" draw:layer="layout" svg:width="0.031cm" svg:height="0.031cm" svg:x="26.331cm" svg:y="56.042cm" svg:viewBox="0 0 32 32" svg:d="M32 0c-10 0-21 8-27 21-3 4-4 8-5 11">
          <text:p/>
        </draw:path>
        <draw:path draw:style-name="gr3" draw:layer="layout" svg:width="0.016cm" svg:height="0.056cm" svg:x="26.361cm" svg:y="56.042cm" svg:viewBox="0 0 17 57" svg:d="M0 57c5-4 8-8 11-14 10-17 8-36-4-42-2 0-4-1-6-1">
          <text:p/>
        </draw:path>
        <draw:path draw:style-name="gr3" draw:layer="layout" svg:width="0.038cm" svg:height="0.038cm" svg:x="26.324cm" svg:y="56.254cm" svg:viewBox="0 0 39 39" svg:d="M0 39c12 0 25-10 34-26 2-3 4-9 5-13">
          <text:p/>
        </draw:path>
        <draw:path draw:style-name="gr3" draw:layer="layout" svg:width="0.038cm" svg:height="0.037cm" svg:x="26.309cm" svg:y="56.117cm" svg:viewBox="0 0 39 38" svg:d="M39 0c-12 0-25 10-34 25-2 4-4 9-5 13">
          <text:p/>
        </draw:path>
        <draw:path draw:style-name="gr3" draw:layer="layout" svg:width="0.021cm" svg:height="0.037cm" svg:x="26.37cm" svg:y="56.117cm" svg:viewBox="0 0 22 38" svg:d="M20 38c4-17 0-31-11-36-2-2-5-2-9-2">
          <text:p/>
        </draw:path>
        <draw:line draw:style-name="gr3" draw:layer="layout" svg:x1="26.446cm" svg:y1="56.154cm" svg:x2="26.418cm" svg:y2="56.255cm">
          <text:p/>
        </draw:line>
        <draw:line draw:style-name="gr3" draw:layer="layout" svg:x1="26.436cm" svg:y1="56.292cm" svg:x2="26.474cm" svg:y2="56.292cm">
          <text:p/>
        </draw:line>
        <draw:line draw:style-name="gr3" draw:layer="layout" svg:x1="26.483cm" svg:y1="56.117cm" svg:x2="26.52cm" svg:y2="56.117cm">
          <text:p/>
        </draw:line>
        <draw:path draw:style-name="gr3" draw:layer="layout" svg:width="0.038cm" svg:height="0.037cm" svg:x="26.445cm" svg:y="56.117cm" svg:viewBox="0 0 39 38" svg:d="M39 0c-12 0-26 10-34 25-2 4-4 9-5 13">
          <text:p/>
        </draw:path>
        <draw:path draw:style-name="gr3" draw:layer="layout" svg:width="0.02cm" svg:height="0.038cm" svg:x="26.416cm" svg:y="56.254cm" svg:viewBox="0 0 21 39" svg:d="M2 0c-4 17 0 31 10 37 3 1 6 2 9 2">
          <text:p/>
        </draw:path>
        <draw:line draw:style-name="gr3" draw:layer="layout" svg:x1="26.615cm" svg:y1="56.293cm" svg:x2="26.585cm" svg:y2="56.192cm">
          <text:p/>
        </draw:line>
        <draw:line draw:style-name="gr3" draw:layer="layout" svg:x1="26.547cm" svg:y1="56.23cm" svg:x2="26.662cm" svg:y2="56.117cm">
          <text:p/>
        </draw:line>
        <draw:line draw:style-name="gr3" draw:layer="layout" svg:x1="26.578cm" svg:y1="56.117cm" svg:x2="26.53cm" svg:y2="56.293cm">
          <text:p/>
        </draw:line>
        <draw:polyline draw:style-name="gr3" draw:layer="layout" svg:width="0.094cm" svg:height="0.175cm" svg:x="26.708cm" svg:y="56.117cm" svg:viewBox="0 0 95 176" draw:points="0,176 48,176 95,0">
          <text:p/>
        </draw:polyline>
        <draw:line draw:style-name="gr3" draw:layer="layout" svg:x1="26.718cm" svg:y1="56.117cm" svg:x2="26.684cm" svg:y2="56.243cm">
          <text:p/>
        </draw:line>
        <draw:path draw:style-name="gr3" draw:layer="layout" svg:width="0.026cm" svg:height="0.05cm" svg:x="26.681cm" svg:y="56.242cm" svg:viewBox="0 0 27 51" svg:d="M2 0c-6 21-1 41 13 48 4 2 8 3 12 3">
          <text:p/>
        </draw:path>
        <draw:line draw:style-name="gr3" draw:layer="layout" svg:x1="26.887cm" svg:y1="56.042cm" svg:x2="26.943cm" svg:y2="56.042cm">
          <text:p/>
        </draw:line>
        <draw:polyline draw:style-name="gr3" draw:layer="layout" svg:width="0.093cm" svg:height="0.175cm" svg:x="26.844cm" svg:y="56.117cm" svg:viewBox="0 0 94 176" draw:points="0,176 47,176 94,0">
          <text:p/>
        </draw:polyline>
        <draw:line draw:style-name="gr3" draw:layer="layout" svg:x1="26.854cm" svg:y1="56.117cm" svg:x2="26.82cm" svg:y2="56.243cm">
          <text:p/>
        </draw:line>
        <draw:path draw:style-name="gr3" draw:layer="layout" svg:width="0.026cm" svg:height="0.05cm" svg:x="26.817cm" svg:y="56.242cm" svg:viewBox="0 0 27 51" svg:d="M3 0c-7 21-1 41 12 48 4 2 8 3 12 3">
          <text:p/>
        </draw:path>
        <draw:line draw:style-name="gr3" draw:layer="layout" svg:x1="25.084cm" svg:y1="56.681cm" svg:x2="25.159cm" svg:y2="56.681cm">
          <text:p/>
        </draw:line>
        <draw:line draw:style-name="gr3" draw:layer="layout" svg:x1="25.06cm" svg:y1="56.544cm" svg:x2="25.039cm" svg:y2="56.62cm">
          <text:p/>
        </draw:line>
        <draw:line draw:style-name="gr3" draw:layer="layout" svg:x1="25.139cm" svg:y1="56.757cm" svg:x2="25.197cm" svg:y2="56.544cm">
          <text:p/>
        </draw:line>
        <draw:line draw:style-name="gr3" draw:layer="layout" svg:x1="25.017cm" svg:y1="56.794cm" svg:x2="25.092cm" svg:y2="56.794cm">
          <text:p/>
        </draw:line>
        <draw:path draw:style-name="gr3" draw:layer="layout" svg:width="0.047cm" svg:height="0.062cm" svg:x="25.036cm" svg:y="56.619cm" svg:viewBox="0 0 48 63" svg:d="M2 0c-5 18-2 36 8 48 9 10 22 15 38 15">
          <text:p/>
        </draw:path>
        <draw:path draw:style-name="gr3" draw:layer="layout" svg:width="0.047cm" svg:height="0.038cm" svg:x="25.092cm" svg:y="56.756cm" svg:viewBox="0 0 48 39" svg:d="M0 39c10 0 22-5 32-13 8-8 14-17 16-26">
          <text:p/>
        </draw:path>
        <draw:line draw:style-name="gr3" draw:layer="layout" svg:x1="25.32cm" svg:y1="56.757cm" svg:x2="25.348cm" svg:y2="56.656cm">
          <text:p/>
        </draw:line>
        <draw:polyline draw:style-name="gr3" draw:layer="layout" svg:width="0.133cm" svg:height="0.237cm" svg:x="25.187cm" svg:y="56.619cm" svg:viewBox="0 0 134 238" draw:points="134,0 64,0 0,238">
          <text:p/>
        </draw:polyline>
        <draw:line draw:style-name="gr3" draw:layer="layout" svg:x1="25.204cm" svg:y1="56.794cm" svg:x2="25.273cm" svg:y2="56.794cm">
          <text:p/>
        </draw:line>
        <draw:path draw:style-name="gr3" draw:layer="layout" svg:width="0.047cm" svg:height="0.038cm" svg:x="25.273cm" svg:y="56.756cm" svg:viewBox="0 0 48 39" svg:d="M0 39c11 0 22-5 31-13s15-17 17-26">
          <text:p/>
        </draw:path>
        <draw:path draw:style-name="gr3" draw:layer="layout" svg:width="0.028cm" svg:height="0.037cm" svg:x="25.32cm" svg:y="56.619cm" svg:viewBox="0 0 29 38" svg:d="M28 38c3-11 1-21-5-29-5-6-13-9-23-9">
          <text:p/>
        </draw:path>
        <draw:line draw:style-name="gr3" draw:layer="layout" svg:x1="25.423cm" svg:y1="56.794cm" svg:x2="25.498cm" svg:y2="56.794cm">
          <text:p/>
        </draw:line>
        <draw:line draw:style-name="gr3" draw:layer="layout" svg:x1="25.491cm" svg:y1="56.82cm" svg:x2="25.546cm" svg:y2="56.619cm">
          <text:p/>
        </draw:line>
        <draw:line draw:style-name="gr3" draw:layer="layout" svg:x1="25.381cm" svg:y1="56.856cm" svg:x2="25.443cm" svg:y2="56.856cm">
          <text:p/>
        </draw:line>
        <draw:line draw:style-name="gr3" draw:layer="layout" svg:x1="25.433cm" svg:y1="56.619cm" svg:x2="25.395cm" svg:y2="56.757cm">
          <text:p/>
        </draw:line>
        <draw:path draw:style-name="gr3" draw:layer="layout" svg:width="0.029cm" svg:height="0.038cm" svg:x="25.394cm" svg:y="56.756cm" svg:viewBox="0 0 30 39" svg:d="M1 0c-3 11-1 22 6 29 5 6 14 10 23 10">
          <text:p/>
        </draw:path>
        <draw:path draw:style-name="gr3" draw:layer="layout" svg:width="0.048cm" svg:height="0.037cm" svg:x="25.443cm" svg:y="56.819cm" svg:viewBox="0 0 49 38" svg:d="M0 38c12 0 24-5 33-14 8-7 14-15 16-24">
          <text:p/>
        </draw:path>
        <draw:line draw:style-name="gr3" draw:layer="layout" svg:x1="25.61cm" svg:y1="56.656cm" svg:x2="25.583cm" svg:y2="56.757cm">
          <text:p/>
        </draw:line>
        <draw:line draw:style-name="gr3" draw:layer="layout" svg:x1="25.61cm" svg:y1="56.794cm" svg:x2="25.66cm" svg:y2="56.794cm">
          <text:p/>
        </draw:line>
        <draw:line draw:style-name="gr3" draw:layer="layout" svg:x1="25.657cm" svg:y1="56.619cm" svg:x2="25.707cm" svg:y2="56.619cm">
          <text:p/>
        </draw:line>
        <draw:path draw:style-name="gr3" draw:layer="layout" svg:width="0.048cm" svg:height="0.037cm" svg:x="25.609cm" svg:y="56.619cm" svg:viewBox="0 0 49 38" svg:d="M49 0c-11 0-23 4-33 13-7 7-13 16-16 25">
          <text:p/>
        </draw:path>
        <draw:path draw:style-name="gr3" draw:layer="layout" svg:width="0.028cm" svg:height="0.038cm" svg:x="25.581cm" svg:y="56.756cm" svg:viewBox="0 0 29 39" svg:d="M1 0c-3 11-1 22 5 29 5 6 13 10 23 10">
          <text:p/>
        </draw:path>
        <draw:line draw:style-name="gr3" draw:layer="layout" svg:x1="25.768cm" svg:y1="56.675cm" svg:x2="25.75cm" svg:y2="56.738cm">
          <text:p/>
        </draw:line>
        <draw:line draw:style-name="gr3" draw:layer="layout" svg:x1="25.863cm" svg:y1="56.738cm" svg:x2="25.88cm" svg:y2="56.675cm">
          <text:p/>
        </draw:line>
        <draw:path draw:style-name="gr3" draw:layer="layout" svg:width="0.114cm" svg:height="0.056cm" svg:x="25.767cm" svg:y="56.619cm" svg:viewBox="0 0 115 57" svg:d="M113 57c5-16 2-33-8-43-17-21-55-18-81 5-12 11-20 24-24 38">
          <text:p/>
        </draw:path>
        <draw:path draw:style-name="gr3" draw:layer="layout" svg:width="0.115cm" svg:height="0.057cm" svg:x="25.748cm" svg:y="56.737cm" svg:viewBox="0 0 116 58" svg:d="M2 0c-4 17-1 33 8 44 18 20 54 18 82-6 11-10 20-24 24-38">
          <text:p/>
        </draw:path>
        <draw:line draw:style-name="gr3" draw:layer="layout" svg:x1="25.982cm" svg:y1="56.575cm" svg:x2="25.933cm" svg:y2="56.757cm">
          <text:p/>
        </draw:line>
        <draw:line draw:style-name="gr3" draw:layer="layout" svg:x1="25.96cm" svg:y1="56.794cm" svg:x2="25.991cm" svg:y2="56.794cm">
          <text:p/>
        </draw:line>
        <draw:line draw:style-name="gr3" draw:layer="layout" svg:x1="26.025cm" svg:y1="56.6cm" svg:x2="25.986cm" svg:y2="56.626cm">
          <text:p/>
        </draw:line>
        <draw:line draw:style-name="gr3" draw:layer="layout" svg:x1="26.066cm" svg:y1="56.656cm" svg:x2="26.039cm" svg:y2="56.757cm">
          <text:p/>
        </draw:line>
        <draw:line draw:style-name="gr3" draw:layer="layout" svg:x1="26.007cm" svg:y1="56.619cm" svg:x2="26.038cm" svg:y2="56.619cm">
          <text:p/>
        </draw:line>
        <draw:path draw:style-name="gr3" draw:layer="layout" svg:width="0.028cm" svg:height="0.038cm" svg:x="25.931cm" svg:y="56.756cm" svg:viewBox="0 0 29 39" svg:d="M1 0c-3 11-1 22 5 29 6 6 14 10 23 10">
          <text:p/>
        </draw:path>
        <draw:path draw:style-name="gr3" draw:layer="layout" svg:width="0.04cm" svg:height="0.031cm" svg:x="25.981cm" svg:y="56.544cm" svg:viewBox="0 0 41 32" svg:d="M41 0c-9 0-19 4-27 10-7 7-12 14-14 22">
          <text:p/>
        </draw:path>
        <draw:path draw:style-name="gr3" draw:layer="layout" svg:width="0.021cm" svg:height="0.056cm" svg:x="26.021cm" svg:y="56.544cm" svg:viewBox="0 0 22 57" svg:d="M3 57c2-1 3-2 4-3 16-14 20-35 10-46-5-5-11-8-17-8">
          <text:p/>
        </draw:path>
        <draw:path draw:style-name="gr3" draw:layer="layout" svg:width="0.048cm" svg:height="0.038cm" svg:x="25.991cm" svg:y="56.756cm" svg:viewBox="0 0 49 39" svg:d="M0 39c11 0 23-5 33-13 8-8 13-17 16-26">
          <text:p/>
        </draw:path>
        <draw:path draw:style-name="gr3" draw:layer="layout" svg:width="0.048cm" svg:height="0.037cm" svg:x="25.959cm" svg:y="56.619cm" svg:viewBox="0 0 49 38" svg:d="M49 0c-11 0-23 4-32 13-9 7-14 16-17 25">
          <text:p/>
        </draw:path>
        <draw:path draw:style-name="gr3" draw:layer="layout" svg:width="0.028cm" svg:height="0.037cm" svg:x="26.038cm" svg:y="56.619cm" svg:viewBox="0 0 29 38" svg:d="M28 38c3-11 1-21-5-29-5-6-14-9-23-9">
          <text:p/>
        </draw:path>
        <draw:line draw:style-name="gr3" draw:layer="layout" svg:x1="26.367cm" svg:y1="56.719cm" svg:x2="26.255cm" svg:y2="56.719cm">
          <text:p/>
        </draw:line>
        <draw:polyline draw:style-name="gr3" draw:layer="layout" svg:width="0.175cm" svg:height="0.25cm" svg:x="26.204cm" svg:y="56.544cm" svg:viewBox="0 0 176 251" draw:points="0,251 154,0 176,251">
          <text:p/>
        </draw:polyline>
        <draw:line draw:style-name="gr3" draw:layer="layout" svg:x1="26.458cm" svg:y1="56.781cm" svg:x2="26.453cm" svg:y2="56.795cm">
          <text:p/>
        </draw:line>
        <draw:polyline draw:style-name="gr3" draw:layer="layout" svg:width="0.136cm" svg:height="0.25cm" svg:x="26.528cm" svg:y="56.544cm" svg:viewBox="0 0 137 251" draw:points="137,0 67,0 0,251 69,251">
          <text:p/>
        </draw:polyline>
        <draw:line draw:style-name="gr3" draw:layer="layout" svg:x1="26.634cm" svg:y1="56.656cm" svg:x2="26.565cm" svg:y2="56.656cm">
          <text:p/>
        </draw:line>
        <draw:path draw:style-name="gr3" draw:layer="layout" svg:width="0.073cm" svg:height="0.112cm" svg:x="26.634cm" svg:y="56.544cm" svg:viewBox="0 0 74 113" svg:d="M0 113c16 0 33-7 47-19 28-24 35-60 17-80-7-9-20-14-34-14">
          <text:p/>
        </draw:path>
        <draw:path draw:style-name="gr3" draw:layer="layout" svg:width="0.09cm" svg:height="0.138cm" svg:x="26.597cm" svg:y="56.656cm" svg:viewBox="0 0 91 139" svg:d="M0 139c20 0 41-10 58-25 34-28 43-72 21-97-10-11-25-17-42-17">
          <text:p/>
        </draw:path>
        <draw:line draw:style-name="gr3" draw:layer="layout" svg:x1="26.745cm" svg:y1="56.781cm" svg:x2="26.741cm" svg:y2="56.795cm">
          <text:p/>
        </draw:line>
        <draw:line draw:style-name="gr3" draw:layer="layout" svg:x1="25.084cm" svg:y1="58.68cm" svg:x2="25.159cm" svg:y2="58.68cm">
          <text:p/>
        </draw:line>
        <draw:line draw:style-name="gr3" draw:layer="layout" svg:x1="25.06cm" svg:y1="58.543cm" svg:x2="25.039cm" svg:y2="58.619cm">
          <text:p/>
        </draw:line>
        <draw:line draw:style-name="gr3" draw:layer="layout" svg:x1="25.139cm" svg:y1="58.756cm" svg:x2="25.197cm" svg:y2="58.543cm">
          <text:p/>
        </draw:line>
        <draw:line draw:style-name="gr3" draw:layer="layout" svg:x1="25.017cm" svg:y1="58.793cm" svg:x2="25.092cm" svg:y2="58.793cm">
          <text:p/>
        </draw:line>
        <draw:path draw:style-name="gr3" draw:layer="layout" svg:width="0.047cm" svg:height="0.062cm" svg:x="25.036cm" svg:y="58.618cm" svg:viewBox="0 0 48 63" svg:d="M2 0c-5 19-2 36 8 48 9 10 22 15 38 15">
          <text:p/>
        </draw:path>
        <draw:path draw:style-name="gr3" draw:layer="layout" svg:width="0.047cm" svg:height="0.038cm" svg:x="25.092cm" svg:y="58.755cm" svg:viewBox="0 0 48 39" svg:d="M0 39c10 0 22-5 32-13 8-8 14-17 16-26">
          <text:p/>
        </draw:path>
        <draw:line draw:style-name="gr3" draw:layer="layout" svg:x1="25.32cm" svg:y1="58.756cm" svg:x2="25.348cm" svg:y2="58.655cm">
          <text:p/>
        </draw:line>
        <draw:polyline draw:style-name="gr3" draw:layer="layout" svg:width="0.133cm" svg:height="0.237cm" svg:x="25.187cm" svg:y="58.618cm" svg:viewBox="0 0 134 238" draw:points="134,0 64,0 0,238">
          <text:p/>
        </draw:polyline>
        <draw:line draw:style-name="gr3" draw:layer="layout" svg:x1="25.204cm" svg:y1="58.793cm" svg:x2="25.273cm" svg:y2="58.793cm">
          <text:p/>
        </draw:line>
        <draw:path draw:style-name="gr3" draw:layer="layout" svg:width="0.047cm" svg:height="0.038cm" svg:x="25.273cm" svg:y="58.755cm" svg:viewBox="0 0 48 39" svg:d="M0 39c11 0 22-5 31-13s15-17 17-26">
          <text:p/>
        </draw:path>
        <draw:path draw:style-name="gr3" draw:layer="layout" svg:width="0.028cm" svg:height="0.037cm" svg:x="25.32cm" svg:y="58.618cm" svg:viewBox="0 0 29 38" svg:d="M28 38c3-11 1-21-5-28-5-7-13-10-23-10">
          <text:p/>
        </draw:path>
        <draw:line draw:style-name="gr3" draw:layer="layout" svg:x1="25.423cm" svg:y1="58.793cm" svg:x2="25.498cm" svg:y2="58.793cm">
          <text:p/>
        </draw:line>
        <draw:line draw:style-name="gr3" draw:layer="layout" svg:x1="25.491cm" svg:y1="58.819cm" svg:x2="25.546cm" svg:y2="58.618cm">
          <text:p/>
        </draw:line>
        <draw:line draw:style-name="gr3" draw:layer="layout" svg:x1="25.381cm" svg:y1="58.855cm" svg:x2="25.443cm" svg:y2="58.855cm">
          <text:p/>
        </draw:line>
        <draw:line draw:style-name="gr3" draw:layer="layout" svg:x1="25.433cm" svg:y1="58.618cm" svg:x2="25.395cm" svg:y2="58.756cm">
          <text:p/>
        </draw:line>
        <draw:path draw:style-name="gr3" draw:layer="layout" svg:width="0.029cm" svg:height="0.038cm" svg:x="25.394cm" svg:y="58.755cm" svg:viewBox="0 0 30 39" svg:d="M1 0c-3 11-1 22 6 29 5 6 14 10 23 10">
          <text:p/>
        </draw:path>
        <draw:path draw:style-name="gr3" draw:layer="layout" svg:width="0.048cm" svg:height="0.037cm" svg:x="25.443cm" svg:y="58.818cm" svg:viewBox="0 0 49 38" svg:d="M0 38c12 0 24-5 33-14 8-6 14-15 16-24">
          <text:p/>
        </draw:path>
        <draw:line draw:style-name="gr3" draw:layer="layout" svg:x1="25.61cm" svg:y1="58.655cm" svg:x2="25.583cm" svg:y2="58.756cm">
          <text:p/>
        </draw:line>
        <draw:line draw:style-name="gr3" draw:layer="layout" svg:x1="25.61cm" svg:y1="58.793cm" svg:x2="25.66cm" svg:y2="58.793cm">
          <text:p/>
        </draw:line>
        <draw:line draw:style-name="gr3" draw:layer="layout" svg:x1="25.657cm" svg:y1="58.618cm" svg:x2="25.707cm" svg:y2="58.618cm">
          <text:p/>
        </draw:line>
        <draw:path draw:style-name="gr3" draw:layer="layout" svg:width="0.048cm" svg:height="0.037cm" svg:x="25.609cm" svg:y="58.618cm" svg:viewBox="0 0 49 38" svg:d="M49 0c-11 0-23 4-33 14-7 6-13 15-16 24">
          <text:p/>
        </draw:path>
        <draw:path draw:style-name="gr3" draw:layer="layout" svg:width="0.028cm" svg:height="0.038cm" svg:x="25.581cm" svg:y="58.755cm" svg:viewBox="0 0 29 39" svg:d="M1 0c-3 11-1 22 5 29 5 6 13 10 23 10">
          <text:p/>
        </draw:path>
        <draw:line draw:style-name="gr3" draw:layer="layout" svg:x1="25.768cm" svg:y1="58.674cm" svg:x2="25.75cm" svg:y2="58.737cm">
          <text:p/>
        </draw:line>
        <draw:line draw:style-name="gr3" draw:layer="layout" svg:x1="25.863cm" svg:y1="58.737cm" svg:x2="25.88cm" svg:y2="58.674cm">
          <text:p/>
        </draw:line>
        <draw:path draw:style-name="gr3" draw:layer="layout" svg:width="0.114cm" svg:height="0.056cm" svg:x="25.767cm" svg:y="58.618cm" svg:viewBox="0 0 115 57" svg:d="M113 57c5-17 2-33-8-43-17-21-55-18-81 5-12 10-20 23-24 38">
          <text:p/>
        </draw:path>
        <draw:path draw:style-name="gr3" draw:layer="layout" svg:width="0.115cm" svg:height="0.057cm" svg:x="25.748cm" svg:y="58.736cm" svg:viewBox="0 0 116 58" svg:d="M2 0c-4 17-1 32 8 44 18 20 54 18 82-6 11-11 20-24 24-38">
          <text:p/>
        </draw:path>
        <draw:line draw:style-name="gr3" draw:layer="layout" svg:x1="25.982cm" svg:y1="58.574cm" svg:x2="25.933cm" svg:y2="58.756cm">
          <text:p/>
        </draw:line>
        <draw:line draw:style-name="gr3" draw:layer="layout" svg:x1="25.96cm" svg:y1="58.793cm" svg:x2="25.991cm" svg:y2="58.793cm">
          <text:p/>
        </draw:line>
        <draw:line draw:style-name="gr3" draw:layer="layout" svg:x1="26.025cm" svg:y1="58.599cm" svg:x2="25.986cm" svg:y2="58.625cm">
          <text:p/>
        </draw:line>
        <draw:line draw:style-name="gr3" draw:layer="layout" svg:x1="26.066cm" svg:y1="58.655cm" svg:x2="26.039cm" svg:y2="58.756cm">
          <text:p/>
        </draw:line>
        <draw:line draw:style-name="gr3" draw:layer="layout" svg:x1="26.007cm" svg:y1="58.618cm" svg:x2="26.038cm" svg:y2="58.618cm">
          <text:p/>
        </draw:line>
        <draw:path draw:style-name="gr3" draw:layer="layout" svg:width="0.028cm" svg:height="0.038cm" svg:x="25.931cm" svg:y="58.755cm" svg:viewBox="0 0 29 39" svg:d="M1 0c-3 11-1 22 5 29 6 6 14 10 23 10">
          <text:p/>
        </draw:path>
        <draw:path draw:style-name="gr3" draw:layer="layout" svg:width="0.04cm" svg:height="0.031cm" svg:x="25.981cm" svg:y="58.543cm" svg:viewBox="0 0 41 32" svg:d="M41 0c-9 0-19 5-27 11-7 6-12 13-14 21">
          <text:p/>
        </draw:path>
        <draw:path draw:style-name="gr3" draw:layer="layout" svg:width="0.021cm" svg:height="0.056cm" svg:x="26.021cm" svg:y="58.543cm" svg:viewBox="0 0 22 57" svg:d="M3 57c2-1 3-2 4-3 16-13 20-34 10-45-5-6-11-9-17-9">
          <text:p/>
        </draw:path>
        <draw:path draw:style-name="gr3" draw:layer="layout" svg:width="0.048cm" svg:height="0.038cm" svg:x="25.991cm" svg:y="58.755cm" svg:viewBox="0 0 49 39" svg:d="M0 39c11 0 23-5 33-13 8-8 13-17 16-26">
          <text:p/>
        </draw:path>
        <draw:path draw:style-name="gr3" draw:layer="layout" svg:width="0.048cm" svg:height="0.037cm" svg:x="25.959cm" svg:y="58.618cm" svg:viewBox="0 0 49 38" svg:d="M49 0c-11 0-23 4-32 14-9 6-14 15-17 24">
          <text:p/>
        </draw:path>
        <draw:path draw:style-name="gr3" draw:layer="layout" svg:width="0.028cm" svg:height="0.037cm" svg:x="26.038cm" svg:y="58.618cm" svg:viewBox="0 0 29 38" svg:d="M28 38c3-11 1-21-5-28-5-7-14-10-23-10">
          <text:p/>
        </draw:path>
        <draw:line draw:style-name="gr3" draw:layer="layout" svg:x1="26.367cm" svg:y1="58.718cm" svg:x2="26.255cm" svg:y2="58.718cm">
          <text:p/>
        </draw:line>
        <draw:polyline draw:style-name="gr3" draw:layer="layout" svg:width="0.175cm" svg:height="0.25cm" svg:x="26.204cm" svg:y="58.543cm" svg:viewBox="0 0 176 251" draw:points="0,251 154,0 176,251">
          <text:p/>
        </draw:polyline>
        <draw:line draw:style-name="gr3" draw:layer="layout" svg:x1="26.458cm" svg:y1="58.78cm" svg:x2="26.453cm" svg:y2="58.794cm">
          <text:p/>
        </draw:line>
        <draw:polyline draw:style-name="gr3" draw:layer="layout" svg:width="0.136cm" svg:height="0.25cm" svg:x="26.528cm" svg:y="58.543cm" svg:viewBox="0 0 137 251" draw:points="137,0 67,0 0,251 69,251">
          <text:p/>
        </draw:polyline>
        <draw:line draw:style-name="gr3" draw:layer="layout" svg:x1="26.634cm" svg:y1="58.655cm" svg:x2="26.565cm" svg:y2="58.655cm">
          <text:p/>
        </draw:line>
        <draw:path draw:style-name="gr3" draw:layer="layout" svg:width="0.073cm" svg:height="0.112cm" svg:x="26.634cm" svg:y="58.543cm" svg:viewBox="0 0 74 113" svg:d="M0 113c16 0 33-7 47-19 28-24 35-60 17-80-7-9-20-14-34-14">
          <text:p/>
        </draw:path>
        <draw:path draw:style-name="gr3" draw:layer="layout" svg:width="0.09cm" svg:height="0.138cm" svg:x="26.597cm" svg:y="58.655cm" svg:viewBox="0 0 91 139" svg:d="M0 139c20 0 41-9 58-24 34-28 43-73 21-98-10-11-25-17-42-17">
          <text:p/>
        </draw:path>
        <draw:line draw:style-name="gr3" draw:layer="layout" svg:x1="26.745cm" svg:y1="58.78cm" svg:x2="26.741cm" svg:y2="58.794cm">
          <text:p/>
        </draw:line>
        <draw:polyline draw:style-name="gr3" draw:layer="layout" svg:width="0.263cm" svg:height="0.334cm" svg:x="37.188cm" svg:y="57.568cm" svg:viewBox="0 0 264 335" draw:points="264,0 127,184 90,0 0,335">
          <text:p/>
        </draw:polyline>
        <draw:line draw:style-name="gr3" draw:layer="layout" svg:x1="37.362cm" svg:y1="57.903cm" svg:x2="37.452cm" svg:y2="57.568cm">
          <text:p/>
        </draw:line>
        <draw:line draw:style-name="gr3" draw:layer="layout" svg:x1="37.531cm" svg:y1="57.568cm" svg:x2="37.651cm" svg:y2="57.568cm">
          <text:p/>
        </draw:line>
        <draw:line draw:style-name="gr3" draw:layer="layout" svg:x1="37.442cm" svg:y1="57.903cm" svg:x2="37.532cm" svg:y2="57.568cm">
          <text:p/>
        </draw:line>
        <draw:line draw:style-name="gr3" draw:layer="layout" svg:x1="37.812cm" svg:y1="57.568cm" svg:x2="37.721cm" svg:y2="57.903cm">
          <text:p/>
        </draw:line>
        <draw:line draw:style-name="gr3" draw:layer="layout" svg:x1="37.731cm" svg:y1="57.568cm" svg:x2="37.891cm" svg:y2="57.568cm">
          <text:p/>
        </draw:line>
        <draw:line draw:style-name="gr3" draw:layer="layout" svg:x1="37.988cm" svg:y1="57.752cm" svg:x2="38.068cm" svg:y2="57.752cm">
          <text:p/>
        </draw:line>
        <draw:line draw:style-name="gr3" draw:layer="layout" svg:x1="37.972cm" svg:y1="57.568cm" svg:x2="37.944cm" svg:y2="57.67cm">
          <text:p/>
        </draw:line>
        <draw:line draw:style-name="gr3" draw:layer="layout" svg:x1="38.041cm" svg:y1="57.853cm" svg:x2="38.118cm" svg:y2="57.568cm">
          <text:p/>
        </draw:line>
        <draw:line draw:style-name="gr3" draw:layer="layout" svg:x1="37.908cm" svg:y1="57.902cm" svg:x2="37.988cm" svg:y2="57.902cm">
          <text:p/>
        </draw:line>
        <draw:path draw:style-name="gr3" draw:layer="layout" svg:width="0.048cm" svg:height="0.084cm" svg:x="37.94cm" svg:y="57.668cm" svg:viewBox="0 0 49 85" svg:d="M4 0c-9 34-1 65 21 78 7 4 15 7 24 7">
          <text:p/>
        </draw:path>
        <draw:path draw:style-name="gr3" draw:layer="layout" svg:width="0.053cm" svg:height="0.05cm" svg:x="37.988cm" svg:y="57.852cm" svg:viewBox="0 0 54 51" svg:d="M0 51c16 0 34-14 46-32 4-6 7-13 8-19">
          <text:p/>
        </draw:path>
        <draw:polyline draw:style-name="gr3" draw:layer="layout" svg:width="0.129cm" svg:height="0.234cm" svg:x="38.268cm" svg:y="57.668cm" svg:viewBox="0 0 130 235" draw:points="0,235 66,235 130,0">
          <text:p/>
        </draw:polyline>
        <draw:line draw:style-name="gr3" draw:layer="layout" svg:x1="38.278cm" svg:y1="57.668cm" svg:x2="38.232cm" svg:y2="57.836cm">
          <text:p/>
        </draw:line>
        <draw:path draw:style-name="gr3" draw:layer="layout" svg:width="0.039cm" svg:height="0.067cm" svg:x="38.229cm" svg:y="57.835cm" svg:viewBox="0 0 40 68" svg:d="M3 0c-7 28 0 52 18 63 5 3 12 5 19 5">
          <text:p/>
        </draw:path>
        <draw:line draw:style-name="gr3" draw:layer="layout" svg:x1="38.625cm" svg:y1="57.668cm" svg:x2="38.561cm" svg:y2="57.903cm">
          <text:p/>
        </draw:line>
        <draw:line draw:style-name="gr3" draw:layer="layout" svg:x1="38.519cm" svg:y1="57.786cm" svg:x2="38.625cm" svg:y2="57.668cm">
          <text:p/>
        </draw:line>
        <draw:line draw:style-name="gr3" draw:layer="layout" svg:x1="38.477cm" svg:y1="57.668cm" svg:x2="38.52cm" svg:y2="57.786cm">
          <text:p/>
        </draw:line>
        <draw:line draw:style-name="gr3" draw:layer="layout" svg:x1="38.414cm" svg:y1="57.903cm" svg:x2="38.478cm" svg:y2="57.668cm">
          <text:p/>
        </draw:line>
        <draw:line draw:style-name="gr3" draw:layer="layout" svg:x1="38.646cm" svg:y1="57.885cm" svg:x2="38.641cm" svg:y2="57.903cm">
          <text:p/>
        </draw:line>
        <draw:line draw:style-name="gr3" draw:layer="layout" svg:x1="38.877cm" svg:y1="57.718cm" svg:x2="39.023cm" svg:y2="57.718cm">
          <text:p/>
        </draw:line>
        <draw:line draw:style-name="gr3" draw:layer="layout" svg:x1="38.974cm" svg:y1="57.903cm" svg:x2="39.064cm" svg:y2="57.568cm">
          <text:p/>
        </draw:line>
        <draw:line draw:style-name="gr3" draw:layer="layout" svg:x1="38.828cm" svg:y1="57.903cm" svg:x2="38.918cm" svg:y2="57.568cm">
          <text:p/>
        </draw:line>
        <draw:line draw:style-name="gr3" draw:layer="layout" svg:x1="39.06cm" svg:y1="57.885cm" svg:x2="39.054cm" svg:y2="57.903cm">
          <text:p/>
        </draw:line>
        <draw:line draw:style-name="gr3" draw:layer="layout" svg:x1="39.33cm" svg:y1="57.718cm" svg:x2="39.237cm" svg:y2="57.718cm">
          <text:p/>
        </draw:line>
        <draw:line draw:style-name="gr3" draw:layer="layout" svg:x1="39.303cm" svg:y1="57.568cm" svg:x2="39.223cm" svg:y2="57.568cm">
          <text:p/>
        </draw:line>
        <draw:line draw:style-name="gr3" draw:layer="layout" svg:x1="39.303cm" svg:y1="57.819cm" svg:x2="39.349cm" svg:y2="57.652cm">
          <text:p/>
        </draw:line>
        <draw:line draw:style-name="gr3" draw:layer="layout" svg:x1="39.134cm" svg:y1="57.902cm" svg:x2="39.214cm" svg:y2="57.902cm">
          <text:p/>
        </draw:line>
        <draw:path draw:style-name="gr3" draw:layer="layout" svg:width="0.049cm" svg:height="0.084cm" svg:x="39.303cm" svg:y="57.568cm" svg:viewBox="0 0 50 85" svg:d="M46 85c9-35 1-65-21-78-7-4-16-7-25-7">
          <text:p/>
        </draw:path>
        <draw:path draw:style-name="gr3" draw:layer="layout" svg:width="0.089cm" svg:height="0.084cm" svg:x="39.214cm" svg:y="57.818cm" svg:viewBox="0 0 90 85" svg:d="M0 85c27 0 57-22 75-53 8-10 12-21 15-32">
          <text:p/>
        </draw:path>
        <draw:line draw:style-name="gr3" draw:layer="layout" svg:x1="39.366cm" svg:y1="57.885cm" svg:x2="39.361cm" svg:y2="57.903cm">
          <text:p/>
        </draw:line>
        <draw:line draw:style-name="gr3" draw:layer="layout" svg:x1="39.563cm" svg:y1="57.718cm" svg:x2="39.49cm" svg:y2="57.718cm">
          <text:p/>
        </draw:line>
        <draw:line draw:style-name="gr3" draw:layer="layout" svg:x1="39.53cm" svg:y1="57.568cm" svg:x2="39.65cm" svg:y2="57.568cm">
          <text:p/>
        </draw:line>
        <draw:line draw:style-name="gr3" draw:layer="layout" svg:x1="39.441cm" svg:y1="57.903cm" svg:x2="39.531cm" svg:y2="57.568cm">
          <text:p/>
        </draw:line>
        <draw:line draw:style-name="gr3" draw:layer="layout" svg:x1="39.441cm" svg:y1="57.902cm" svg:x2="39.514cm" svg:y2="57.902cm">
          <text:p/>
        </draw:line>
        <draw:path draw:style-name="gr3" draw:layer="layout" svg:width="0.102cm" svg:height="0.184cm" svg:x="39.514cm" svg:y="57.718cm" svg:viewBox="0 0 103 185" svg:d="M0 185c31 0 63-23 84-57 28-47 24-100-8-121-8-4-16-7-26-7">
          <text:p/>
        </draw:path>
        <draw:line draw:style-name="gr3" draw:layer="layout" svg:x1="39.717cm" svg:y1="57.718cm" svg:x2="39.681cm" svg:y2="57.853cm">
          <text:p/>
        </draw:line>
        <draw:line draw:style-name="gr3" draw:layer="layout" svg:x1="39.707cm" svg:y1="57.902cm" svg:x2="39.734cm" svg:y2="57.902cm">
          <text:p/>
        </draw:line>
        <draw:polyline draw:style-name="gr3" draw:layer="layout" svg:width="0.066cm" svg:height="0.184cm" svg:x="39.77cm" svg:y="57.668cm" svg:viewBox="0 0 67 185" draw:points="17,185 67,0 0,0">
          <text:p/>
        </draw:polyline>
        <draw:path draw:style-name="gr3" draw:layer="layout" svg:width="0.054cm" svg:height="0.05cm" svg:x="39.716cm" svg:y="57.668cm" svg:viewBox="0 0 55 51" svg:d="M55 0c-17 0-34 13-46 32-4 6-7 13-9 19">
          <text:p/>
        </draw:path>
        <draw:path draw:style-name="gr3" draw:layer="layout" svg:width="0.028cm" svg:height="0.05cm" svg:x="39.678cm" svg:y="57.852cm" svg:viewBox="0 0 29 51" svg:d="M2 0c-6 20-1 38 13 47 4 2 9 4 14 4">
          <text:p/>
        </draw:path>
        <draw:path draw:style-name="gr3" draw:layer="layout" svg:width="0.029cm" svg:height="0.05cm" svg:x="39.785cm" svg:y="57.852cm" svg:viewBox="0 0 30 51" svg:d="M2 0c-5 20 0 38 13 47 5 2 10 4 15 4">
          <text:p/>
        </draw:path>
        <draw:path draw:style-name="gr3" draw:layer="layout" svg:width="0.053cm" svg:height="0.05cm" svg:x="39.734cm" svg:y="57.852cm" svg:viewBox="0 0 54 51" svg:d="M0 51c16 0 34-14 46-32 4-6 6-13 8-19">
          <text:p/>
        </draw:path>
        <draw:line draw:style-name="gr3" draw:layer="layout" svg:x1="39.934cm" svg:y1="57.902cm" svg:x2="40.014cm" svg:y2="57.902cm">
          <text:p/>
        </draw:line>
        <draw:line draw:style-name="gr3" draw:layer="layout" svg:x1="40.005cm" svg:y1="57.936cm" svg:x2="40.077cm" svg:y2="57.668cm">
          <text:p/>
        </draw:line>
        <draw:line draw:style-name="gr3" draw:layer="layout" svg:x1="39.885cm" svg:y1="57.985cm" svg:x2="39.951cm" svg:y2="57.985cm">
          <text:p/>
        </draw:line>
        <draw:line draw:style-name="gr3" draw:layer="layout" svg:x1="39.957cm" svg:y1="57.668cm" svg:x2="39.907cm" svg:y2="57.853cm">
          <text:p/>
        </draw:line>
        <draw:path draw:style-name="gr3" draw:layer="layout" svg:width="0.029cm" svg:height="0.05cm" svg:x="39.905cm" svg:y="57.852cm" svg:viewBox="0 0 30 51" svg:d="M2 0c-5 20 0 38 14 47 4 2 9 4 14 4">
          <text:p/>
        </draw:path>
        <draw:path draw:style-name="gr3" draw:layer="layout" svg:width="0.054cm" svg:height="0.05cm" svg:x="39.951cm" svg:y="57.935cm" svg:viewBox="0 0 55 51" svg:d="M0 51c17 0 34-12 47-31 3-6 6-14 8-20">
          <text:p/>
        </draw:path>
        <draw:line draw:style-name="gr3" draw:layer="layout" svg:x1="40.304cm" svg:y1="57.668cm" svg:x2="40.24cm" svg:y2="57.903cm">
          <text:p/>
        </draw:line>
        <draw:line draw:style-name="gr3" draw:layer="layout" svg:x1="40.198cm" svg:y1="57.786cm" svg:x2="40.304cm" svg:y2="57.668cm">
          <text:p/>
        </draw:line>
        <draw:line draw:style-name="gr3" draw:layer="layout" svg:x1="40.156cm" svg:y1="57.668cm" svg:x2="40.199cm" svg:y2="57.786cm">
          <text:p/>
        </draw:line>
        <draw:line draw:style-name="gr3" draw:layer="layout" svg:x1="40.094cm" svg:y1="57.903cm" svg:x2="40.157cm" svg:y2="57.668cm">
          <text:p/>
        </draw:line>
        <draw:line draw:style-name="gr3" draw:layer="layout" svg:x1="40.37cm" svg:y1="57.718cm" svg:x2="40.334cm" svg:y2="57.853cm">
          <text:p/>
        </draw:line>
        <draw:line draw:style-name="gr3" draw:layer="layout" svg:x1="40.36cm" svg:y1="57.902cm" svg:x2="40.387cm" svg:y2="57.902cm">
          <text:p/>
        </draw:line>
        <draw:polyline draw:style-name="gr3" draw:layer="layout" svg:width="0.066cm" svg:height="0.184cm" svg:x="40.423cm" svg:y="57.668cm" svg:viewBox="0 0 67 185" draw:points="18,185 67,0 0,0">
          <text:p/>
        </draw:polyline>
        <draw:path draw:style-name="gr3" draw:layer="layout" svg:width="0.054cm" svg:height="0.05cm" svg:x="40.369cm" svg:y="57.668cm" svg:viewBox="0 0 55 51" svg:d="M55 0c-17 0-35 13-47 32-3 6-6 13-8 19">
          <text:p/>
        </draw:path>
        <draw:path draw:style-name="gr3" draw:layer="layout" svg:width="0.028cm" svg:height="0.05cm" svg:x="40.331cm" svg:y="57.852cm" svg:viewBox="0 0 29 51" svg:d="M3 0c-7 20-2 38 12 47 4 2 9 4 14 4">
          <text:p/>
        </draw:path>
        <draw:path draw:style-name="gr3" draw:layer="layout" svg:width="0.029cm" svg:height="0.05cm" svg:x="40.438cm" svg:y="57.852cm" svg:viewBox="0 0 30 51" svg:d="M2 0c-5 20 0 38 14 47 4 2 9 4 14 4">
          <text:p/>
        </draw:path>
        <draw:path draw:style-name="gr3" draw:layer="layout" svg:width="0.053cm" svg:height="0.05cm" svg:x="40.387cm" svg:y="57.852cm" svg:viewBox="0 0 54 51" svg:d="M0 51c16 0 35-14 46-32 4-6 6-13 8-19">
          <text:p/>
        </draw:path>
        <draw:line draw:style-name="gr3" draw:layer="layout" svg:x1="40.578cm" svg:y1="57.785cm" svg:x2="40.698cm" svg:y2="57.785cm">
          <text:p/>
        </draw:line>
        <draw:line draw:style-name="gr3" draw:layer="layout" svg:x1="40.667cm" svg:y1="57.903cm" svg:x2="40.73cm" svg:y2="57.668cm">
          <text:p/>
        </draw:line>
        <draw:line draw:style-name="gr3" draw:layer="layout" svg:x1="40.547cm" svg:y1="57.903cm" svg:x2="40.61cm" svg:y2="57.668cm">
          <text:p/>
        </draw:line>
        <draw:line draw:style-name="gr3" draw:layer="layout" svg:x1="40.797cm" svg:y1="57.718cm" svg:x2="40.76cm" svg:y2="57.853cm">
          <text:p/>
        </draw:line>
        <draw:line draw:style-name="gr3" draw:layer="layout" svg:x1="40.787cm" svg:y1="57.902cm" svg:x2="40.813cm" svg:y2="57.902cm">
          <text:p/>
        </draw:line>
        <draw:polyline draw:style-name="gr3" draw:layer="layout" svg:width="0.067cm" svg:height="0.184cm" svg:x="40.849cm" svg:y="57.668cm" svg:viewBox="0 0 68 185" draw:points="18,185 68,0 0,0">
          <text:p/>
        </draw:polyline>
        <draw:path draw:style-name="gr3" draw:layer="layout" svg:width="0.053cm" svg:height="0.05cm" svg:x="40.796cm" svg:y="57.668cm" svg:viewBox="0 0 54 51" svg:d="M54 0c-17 0-35 13-46 32-4 6-6 13-8 19">
          <text:p/>
        </draw:path>
        <draw:path draw:style-name="gr3" draw:layer="layout" svg:width="0.029cm" svg:height="0.05cm" svg:x="40.758cm" svg:y="57.852cm" svg:viewBox="0 0 30 51" svg:d="M2 0c-5 20 0 38 12 47 5 2 9 4 16 4">
          <text:p/>
        </draw:path>
        <draw:path draw:style-name="gr3" draw:layer="layout" svg:width="0.028cm" svg:height="0.05cm" svg:x="40.865cm" svg:y="57.852cm" svg:viewBox="0 0 29 51" svg:d="M3 0c-7 20-1 38 12 47 4 2 9 4 14 4">
          <text:p/>
        </draw:path>
        <draw:path draw:style-name="gr3" draw:layer="layout" svg:width="0.054cm" svg:height="0.05cm" svg:x="40.813cm" svg:y="57.852cm" svg:viewBox="0 0 55 51" svg:d="M0 51c17 0 35-14 47-32 3-6 6-13 8-19">
          <text:p/>
        </draw:path>
        <draw:line draw:style-name="gr3" draw:layer="layout" svg:x1="37.79cm" svg:y1="58.584cm" svg:x2="37.698cm" svg:y2="58.643cm">
          <text:p/>
        </draw:line>
        <draw:path draw:style-name="gr3" draw:layer="layout" svg:width="0.042cm" svg:height="0.1cm" svg:x="37.667cm" svg:y="58.642cm" svg:viewBox="0 0 43 101" svg:d="M31 0c-5 4-9 9-13 14-22 28-24 63-4 79 8 6 17 9 29 8">
          <text:p/>
        </draw:path>
        <draw:path draw:style-name="gr3" draw:layer="layout" svg:width="0.074cm" svg:height="0.025cm" svg:x="37.709cm" svg:y="58.717cm" svg:viewBox="0 0 75 26" svg:d="M0 26c24-1 50-10 75-26">
          <text:p/>
        </draw:path>
        <draw:path draw:style-name="gr3" draw:layer="layout" svg:width="0.074cm" svg:height="0.025cm" svg:x="37.712cm" svg:y="58.509cm" svg:viewBox="0 0 75 26" svg:d="M75 0c-25 0-51 9-75 26">
          <text:p/>
        </draw:path>
        <draw:path draw:style-name="gr3" draw:layer="layout" svg:width="0.028cm" svg:height="0.075cm" svg:x="37.786cm" svg:y="58.509cm" svg:viewBox="0 0 29 76" svg:d="M3 76c4-4 9-8 13-12 16-21 17-47 2-58-5-4-11-6-18-6">
          <text:p/>
        </draw:path>
        <draw:line draw:style-name="gr3" draw:layer="layout" svg:x1="38.007cm" svg:y1="58.693cm" svg:x2="38.044cm" svg:y2="58.559cm">
          <text:p/>
        </draw:line>
        <draw:polyline draw:style-name="gr3" draw:layer="layout" svg:width="0.167cm" svg:height="0.316cm" svg:x="37.844cm" svg:y="58.509cm" svg:viewBox="0 0 168 317" draw:points="168,0 85,0 0,317">
          <text:p/>
        </draw:polyline>
        <draw:line draw:style-name="gr3" draw:layer="layout" svg:x1="37.866cm" svg:y1="58.742cm" svg:x2="37.949cm" svg:y2="58.742cm">
          <text:p/>
        </draw:line>
        <draw:path draw:style-name="gr3" draw:layer="layout" svg:width="0.058cm" svg:height="0.05cm" svg:x="37.949cm" svg:y="58.692cm" svg:viewBox="0 0 59 51" svg:d="M0 51c16 0 34-9 46-25 6-8 10-17 13-26">
          <text:p/>
        </draw:path>
        <draw:path draw:style-name="gr3" draw:layer="layout" svg:width="0.034cm" svg:height="0.05cm" svg:x="38.011cm" svg:y="58.509cm" svg:viewBox="0 0 35 51" svg:d="M33 51c4-18 0-35-12-44-6-5-13-7-21-7">
          <text:p/>
        </draw:path>
        <draw:line draw:style-name="gr3" draw:layer="layout" svg:x1="38.128cm" svg:y1="58.742cm" svg:x2="38.218cm" svg:y2="58.742cm">
          <text:p/>
        </draw:line>
        <draw:line draw:style-name="gr3" draw:layer="layout" svg:x1="38.209cm" svg:y1="58.776cm" svg:x2="38.282cm" svg:y2="58.509cm">
          <text:p/>
        </draw:line>
        <draw:line draw:style-name="gr3" draw:layer="layout" svg:x1="38.076cm" svg:y1="58.825cm" svg:x2="38.151cm" svg:y2="58.825cm">
          <text:p/>
        </draw:line>
        <draw:line draw:style-name="gr3" draw:layer="layout" svg:x1="38.147cm" svg:y1="58.509cm" svg:x2="38.097cm" svg:y2="58.693cm">
          <text:p/>
        </draw:line>
        <draw:path draw:style-name="gr3" draw:layer="layout" svg:width="0.033cm" svg:height="0.05cm" svg:x="38.095cm" svg:y="58.692cm" svg:viewBox="0 0 34 51" svg:d="M2 0c-5 18-1 34 11 44 6 5 13 7 21 7">
          <text:p/>
        </draw:path>
        <draw:path draw:style-name="gr3" draw:layer="layout" svg:width="0.058cm" svg:height="0.051cm" svg:x="38.151cm" svg:y="58.775cm" svg:viewBox="0 0 59 52" svg:d="M0 52c16 0 33-10 46-25 7-8 11-17 13-27">
          <text:p/>
        </draw:path>
        <draw:polyline draw:style-name="gr3" draw:layer="layout" svg:width="0.153cm" svg:height="0.233cm" svg:x="38.308cm" svg:y="58.509cm" svg:viewBox="0 0 154 234" draw:points="154,0 63,0 0,234">
          <text:p/>
        </draw:polyline>
        <draw:line draw:style-name="gr3" draw:layer="layout" svg:x1="38.443cm" svg:y1="58.743cm" svg:x2="38.493cm" svg:y2="58.559cm">
          <text:p/>
        </draw:line>
        <draw:path draw:style-name="gr3" draw:layer="layout" svg:width="0.034cm" svg:height="0.05cm" svg:x="38.461cm" svg:y="58.509cm" svg:viewBox="0 0 35 51" svg:d="M32 51c6-18 1-35-10-44-6-5-13-7-22-7">
          <text:p/>
        </draw:path>
        <draw:polyline draw:style-name="gr3" draw:layer="layout" svg:width="0.153cm" svg:height="0.233cm" svg:x="38.533cm" svg:y="58.509cm" svg:viewBox="0 0 154 234" draw:points="154,0 63,0 0,234">
          <text:p/>
        </draw:polyline>
        <draw:line draw:style-name="gr3" draw:layer="layout" svg:x1="38.668cm" svg:y1="58.743cm" svg:x2="38.718cm" svg:y2="58.559cm">
          <text:p/>
        </draw:line>
        <draw:path draw:style-name="gr3" draw:layer="layout" svg:width="0.033cm" svg:height="0.05cm" svg:x="38.686cm" svg:y="58.509cm" svg:viewBox="0 0 34 51" svg:d="M32 51c5-18 1-35-10-44-6-5-13-7-22-7">
          <text:p/>
        </draw:path>
        <draw:line draw:style-name="gr3" draw:layer="layout" svg:x1="38.808cm" svg:y1="58.559cm" svg:x2="38.772cm" svg:y2="58.693cm">
          <text:p/>
        </draw:line>
        <draw:line draw:style-name="gr3" draw:layer="layout" svg:x1="38.803cm" svg:y1="58.742cm" svg:x2="38.833cm" svg:y2="58.742cm">
          <text:p/>
        </draw:line>
        <draw:polyline draw:style-name="gr3" draw:layer="layout" svg:width="0.075cm" svg:height="0.183cm" svg:x="38.866cm" svg:y="58.509cm" svg:viewBox="0 0 76 184" draw:points="26,184 76,0 0,0">
          <text:p/>
        </draw:polyline>
        <draw:path draw:style-name="gr3" draw:layer="layout" svg:width="0.059cm" svg:height="0.05cm" svg:x="38.807cm" svg:y="58.509cm" svg:viewBox="0 0 60 51" svg:d="M60 0c-16 0-33 9-47 25-6 8-10 17-13 26">
          <text:p/>
        </draw:path>
        <draw:path draw:style-name="gr3" draw:layer="layout" svg:width="0.033cm" svg:height="0.05cm" svg:x="38.77cm" svg:y="58.692cm" svg:viewBox="0 0 34 51" svg:d="M2 0c-5 18-1 34 10 44 6 5 14 7 22 7">
          <text:p/>
        </draw:path>
        <draw:path draw:style-name="gr3" draw:layer="layout" svg:width="0.033cm" svg:height="0.05cm" svg:x="38.89cm" svg:y="58.692cm" svg:viewBox="0 0 34 51" svg:d="M2 0c-5 18 0 34 11 44 6 5 13 7 21 7">
          <text:p/>
        </draw:path>
        <draw:path draw:style-name="gr3" draw:layer="layout" svg:width="0.058cm" svg:height="0.05cm" svg:x="38.833cm" svg:y="58.692cm" svg:viewBox="0 0 59 51" svg:d="M0 51c16 0 33-9 45-25 7-8 11-17 14-26">
          <text:p/>
        </draw:path>
        <draw:polyline draw:style-name="gr3" draw:layer="layout" svg:width="0.172cm" svg:height="0.333cm" svg:x="39.133cm" svg:y="58.409cm" svg:viewBox="0 0 173 334" draw:points="173,0 89,0 0,334">
          <text:p/>
        </draw:polyline>
        <draw:line draw:style-name="gr3" draw:layer="layout" svg:x1="39.173cm" svg:y1="58.592cm" svg:x2="39.256cm" svg:y2="58.592cm">
          <text:p/>
        </draw:line>
        <draw:path draw:style-name="gr3" draw:layer="layout" svg:width="0.11cm" svg:height="0.183cm" svg:x="39.256cm" svg:y="58.409cm" svg:viewBox="0 0 111 184" svg:d="M0 184c29 0 60-17 83-45 35-43 38-100 5-126-10-9-24-13-39-13">
          <text:p/>
        </draw:path>
        <draw:line draw:style-name="gr3" draw:layer="layout" svg:x1="39.501cm" svg:y1="58.542cm" svg:x2="39.554cm" svg:y2="58.743cm">
          <text:p/>
        </draw:line>
        <draw:line draw:style-name="gr3" draw:layer="layout" svg:x1="39.424cm" svg:y1="58.61cm" svg:x2="39.643cm" svg:y2="58.409cm">
          <text:p/>
        </draw:line>
        <draw:line draw:style-name="gr3" draw:layer="layout" svg:x1="39.388cm" svg:y1="58.743cm" svg:x2="39.478cm" svg:y2="58.409cm">
          <text:p/>
        </draw:line>
        <draw:line draw:style-name="gr3" draw:layer="layout" svg:x1="39.818cm" svg:y1="58.593cm" svg:x2="39.848cm" svg:y2="58.484cm">
          <text:p/>
        </draw:line>
        <draw:line draw:style-name="gr3" draw:layer="layout" svg:x1="39.713cm" svg:y1="58.484cm" svg:x2="39.699cm" svg:y2="58.535cm">
          <text:p/>
        </draw:line>
        <draw:line draw:style-name="gr3" draw:layer="layout" svg:x1="39.735cm" svg:y1="58.592cm" svg:x2="39.818cm" svg:y2="58.592cm">
          <text:p/>
        </draw:line>
        <draw:path draw:style-name="gr3" draw:layer="layout" svg:width="0.145cm" svg:height="0.15cm" svg:x="39.673cm" svg:y="58.592cm" svg:viewBox="0 0 146 151" svg:d="M0 151c38-11 76-37 104-72 19-24 34-51 42-79">
          <text:p/>
        </draw:path>
        <draw:path draw:style-name="gr3" draw:layer="layout" svg:width="0.138cm" svg:height="0.075cm" svg:x="39.712cm" svg:y="58.409cm" svg:viewBox="0 0 139 76" svg:d="M136 76c7-27 1-51-16-66-26-21-72-9-100 27-10 12-16 25-20 39">
          <text:p/>
        </draw:path>
        <draw:path draw:style-name="gr3" draw:layer="layout" svg:width="0.039cm" svg:height="0.058cm" svg:x="39.696cm" svg:y="58.534cm" svg:viewBox="0 0 40 59" svg:d="M3 0c-6 21-1 40 12 51 6 5 16 8 25 8">
          <text:p/>
        </draw:path>
        <draw:line draw:style-name="gr3" draw:layer="layout" svg:x1="39.899cm" svg:y1="58.625cm" svg:x2="40.049cm" svg:y2="58.625cm">
          <text:p/>
        </draw:line>
        <draw:line draw:style-name="gr3" draw:layer="layout" svg:x1="40.273cm" svg:y1="58.409cm" svg:x2="40.182cm" svg:y2="58.743cm">
          <text:p/>
        </draw:line>
        <draw:line draw:style-name="gr3" draw:layer="layout" svg:x1="40.174cm" svg:y1="58.493cm" svg:x2="40.273cm" svg:y2="58.409cm">
          <text:p/>
        </draw:line>
        <draw:line draw:style-name="gr3" draw:layer="layout" svg:x1="40.42cm" svg:y1="58.668cm" svg:x2="40.47cm" svg:y2="58.484cm">
          <text:p/>
        </draw:line>
        <draw:line draw:style-name="gr3" draw:layer="layout" svg:x1="40.335cm" svg:y1="58.484cm" svg:x2="40.285cm" svg:y2="58.668cm">
          <text:p/>
        </draw:line>
        <draw:path draw:style-name="gr3" draw:layer="layout" svg:width="0.138cm" svg:height="0.075cm" svg:x="40.282cm" svg:y="58.667cm" svg:viewBox="0 0 139 76" svg:d="M3 0c-7 26-1 51 16 65 26 22 72 10 100-27 10-11 16-24 20-38">
          <text:p/>
        </draw:path>
        <draw:path draw:style-name="gr3" draw:layer="layout" svg:width="0.138cm" svg:height="0.075cm" svg:x="40.334cm" svg:y="58.409cm" svg:viewBox="0 0 139 76" svg:d="M136 76c7-27 1-51-16-66-26-21-71-9-99 27-10 12-17 25-21 39">
          <text:p/>
        </draw:path>
        <draw:line draw:style-name="gr3" draw:layer="layout" svg:x1="40.49cm" svg:y1="58.743cm" svg:x2="40.679cm" svg:y2="58.517cm">
          <text:p/>
        </draw:line>
        <draw:line draw:style-name="gr3" draw:layer="layout" svg:x1="40.49cm" svg:y1="58.742cm" svg:x2="40.625cm" svg:y2="58.742cm">
          <text:p/>
        </draw:line>
        <draw:path draw:style-name="gr3" draw:layer="layout" svg:width="0.126cm" svg:height="0.108cm" svg:x="40.568cm" svg:y="58.409cm" svg:viewBox="0 0 127 109" svg:d="M110 109c24-37 22-78-4-98-27-22-74-10-103 27-1 1-2 2-3 3">
          <text:p/>
        </draw:path>
        <draw:line draw:style-name="gr3" draw:layer="layout" svg:x1="38.075cm" svg:y1="58.336cm" svg:x2="38.02cm" svg:y2="58.202cm">
          <text:p/>
        </draw:line>
        <draw:line draw:style-name="gr3" draw:layer="layout" svg:x1="37.961cm" svg:y1="58.253cm" svg:x2="38.137cm" svg:y2="58.102cm">
          <text:p/>
        </draw:line>
        <draw:line draw:style-name="gr3" draw:layer="layout" svg:x1="38.003cm" svg:y1="58.102cm" svg:x2="37.939cm" svg:y2="58.336cm">
          <text:p/>
        </draw:line>
        <draw:line draw:style-name="gr3" draw:layer="layout" svg:x1="38.214cm" svg:y1="58.152cm" svg:x2="38.177cm" svg:y2="58.286cm">
          <text:p/>
        </draw:line>
        <draw:line draw:style-name="gr3" draw:layer="layout" svg:x1="38.209cm" svg:y1="58.335cm" svg:x2="38.239cm" svg:y2="58.335cm">
          <text:p/>
        </draw:line>
        <draw:polyline draw:style-name="gr3" draw:layer="layout" svg:width="0.075cm" svg:height="0.183cm" svg:x="38.271cm" svg:y="58.102cm" svg:viewBox="0 0 76 184" draw:points="27,184 76,0 0,0">
          <text:p/>
        </draw:polyline>
        <draw:path draw:style-name="gr3" draw:layer="layout" svg:width="0.058cm" svg:height="0.05cm" svg:x="38.213cm" svg:y="58.102cm" svg:viewBox="0 0 59 51" svg:d="M59 0c-15 0-34 9-46 24-6 8-11 18-13 27">
          <text:p/>
        </draw:path>
        <draw:path draw:style-name="gr3" draw:layer="layout" svg:width="0.034cm" svg:height="0.051cm" svg:x="38.175cm" svg:y="58.285cm" svg:viewBox="0 0 35 52" svg:d="M2 0c-4 19 0 35 11 44 6 5 14 8 22 8">
          <text:p/>
        </draw:path>
        <draw:path draw:style-name="gr3" draw:layer="layout" svg:width="0.033cm" svg:height="0.051cm" svg:x="38.295cm" svg:y="58.285cm" svg:viewBox="0 0 34 52" svg:d="M2 0c-5 19 0 35 11 44 5 5 13 8 21 8">
          <text:p/>
        </draw:path>
        <draw:path draw:style-name="gr3" draw:layer="layout" svg:width="0.058cm" svg:height="0.051cm" svg:x="38.239cm" svg:y="58.285cm" svg:viewBox="0 0 59 52" svg:d="M0 52c17 0 34-10 46-25 6-8 11-17 13-27">
          <text:p/>
        </draw:path>
        <draw:line draw:style-name="gr3" draw:layer="layout" svg:x1="38.501cm" svg:y1="58.335cm" svg:x2="38.531cm" svg:y2="58.335cm">
          <text:p/>
        </draw:line>
        <draw:line draw:style-name="gr3" draw:layer="layout" svg:x1="38.638cm" svg:y1="58.244cm" svg:x2="38.653cm" svg:y2="58.193cm">
          <text:p/>
        </draw:line>
        <draw:line draw:style-name="gr3" draw:layer="layout" svg:x1="38.594cm" svg:y1="58.102cm" svg:x2="38.564cm" svg:y2="58.102cm">
          <text:p/>
        </draw:line>
        <draw:line draw:style-name="gr3" draw:layer="layout" svg:x1="38.458cm" svg:y1="58.193cm" svg:x2="38.443cm" svg:y2="58.244cm">
          <text:p/>
        </draw:line>
        <draw:line draw:style-name="gr3" draw:layer="layout" svg:x1="38.598cm" svg:y1="58.035cm" svg:x2="38.494cm" svg:y2="58.419cm">
          <text:p/>
        </draw:line>
        <draw:path draw:style-name="gr3" draw:layer="layout" svg:width="0.061cm" svg:height="0.092cm" svg:x="38.44cm" svg:y="58.243cm" svg:viewBox="0 0 62 93" svg:d="M3 0c-8 33-1 64 21 80 10 8 23 13 38 13">
          <text:p/>
        </draw:path>
        <draw:path draw:style-name="gr3" draw:layer="layout" svg:width="0.107cm" svg:height="0.092cm" svg:x="38.531cm" svg:y="58.243cm" svg:viewBox="0 0 108 93" svg:d="M0 93c29 0 62-17 84-45 12-15 20-31 24-48">
          <text:p/>
        </draw:path>
        <draw:path draw:style-name="gr3" draw:layer="layout" svg:width="0.061cm" svg:height="0.091cm" svg:x="38.594cm" svg:y="58.102cm" svg:viewBox="0 0 62 92" svg:d="M59 92c8-32 1-62-21-78-10-9-23-14-38-14">
          <text:p/>
        </draw:path>
        <draw:path draw:style-name="gr3" draw:layer="layout" svg:width="0.107cm" svg:height="0.091cm" svg:x="38.457cm" svg:y="58.102cm" svg:viewBox="0 0 108 92" svg:d="M108 0c-29 0-61 18-83 45-11 15-21 31-25 47">
          <text:p/>
        </draw:path>
        <draw:line draw:style-name="gr3" draw:layer="layout" svg:x1="38.87cm" svg:y1="58.218cm" svg:x2="38.735cm" svg:y2="58.218cm">
          <text:p/>
        </draw:line>
        <draw:line draw:style-name="gr3" draw:layer="layout" svg:x1="38.747cm" svg:y1="58.177cm" svg:x2="38.715cm" svg:y2="58.294cm">
          <text:p/>
        </draw:line>
        <draw:line draw:style-name="gr3" draw:layer="layout" svg:x1="38.741cm" svg:y1="58.335cm" svg:x2="38.839cm" svg:y2="58.335cm">
          <text:p/>
        </draw:line>
        <draw:line draw:style-name="gr3" draw:layer="layout" svg:x1="38.87cm" svg:y1="58.219cm" svg:x2="38.882cm" svg:y2="58.177cm">
          <text:p/>
        </draw:line>
        <draw:path draw:style-name="gr3" draw:layer="layout" svg:width="0.138cm" svg:height="0.075cm" svg:x="38.746cm" svg:y="58.102cm" svg:viewBox="0 0 139 76" svg:d="M136 76c7-27 1-52-16-66-27-21-72-9-100 27-9 12-16 25-20 39">
          <text:p/>
        </draw:path>
        <draw:path draw:style-name="gr3" draw:layer="layout" svg:width="0.028cm" svg:height="0.042cm" svg:x="38.713cm" svg:y="58.293cm" svg:viewBox="0 0 29 43" svg:d="M2 0c-4 15-1 29 9 37 4 4 11 6 18 6">
          <text:p/>
        </draw:path>
        <draw:line draw:style-name="gr3" draw:layer="layout" svg:x1="39.04cm" svg:y1="58.002cm" svg:x2="39.1cm" svg:y2="58.002cm">
          <text:p/>
        </draw:line>
        <draw:line draw:style-name="gr3" draw:layer="layout" svg:x1="39.133cm" svg:y1="58.052cm" svg:x2="39.069cm" svg:y2="58.286cm">
          <text:p/>
        </draw:line>
        <draw:line draw:style-name="gr3" draw:layer="layout" svg:x1="38.942cm" svg:y1="58.286cm" svg:x2="38.979cm" svg:y2="58.152cm">
          <text:p/>
        </draw:line>
        <draw:line draw:style-name="gr3" draw:layer="layout" svg:x1="39.036cm" svg:y1="58.102cm" svg:x2="39.119cm" svg:y2="58.102cm">
          <text:p/>
        </draw:line>
        <draw:line draw:style-name="gr3" draw:layer="layout" svg:x1="38.974cm" svg:y1="58.335cm" svg:x2="39.011cm" svg:y2="58.335cm">
          <text:p/>
        </draw:line>
        <draw:path draw:style-name="gr3" draw:layer="layout" svg:width="0.034cm" svg:height="0.05cm" svg:x="39.1cm" svg:y="58.002cm" svg:viewBox="0 0 35 51" svg:d="M33 51c5-19 1-35-12-44-5-5-13-7-21-7">
          <text:p/>
        </draw:path>
        <draw:path draw:style-name="gr3" draw:layer="layout" svg:width="0.058cm" svg:height="0.051cm" svg:x="39.011cm" svg:y="58.285cm" svg:viewBox="0 0 59 52" svg:d="M0 52c16 0 33-10 45-25 6-8 12-17 14-27">
          <text:p/>
        </draw:path>
        <draw:path draw:style-name="gr3" draw:layer="layout" svg:width="0.058cm" svg:height="0.05cm" svg:x="38.978cm" svg:y="58.102cm" svg:viewBox="0 0 59 51" svg:d="M59 0c-16 0-34 9-46 24-6 8-11 18-13 27">
          <text:p/>
        </draw:path>
        <draw:path draw:style-name="gr3" draw:layer="layout" svg:width="0.034cm" svg:height="0.051cm" svg:x="38.94cm" svg:y="58.285cm" svg:viewBox="0 0 35 52" svg:d="M2 0c-5 19-1 35 10 44 7 5 14 8 23 8">
          <text:p/>
        </draw:path>
        <draw:line draw:style-name="gr3" draw:layer="layout" svg:x1="39.287cm" svg:y1="58.286cm" svg:x2="39.325cm" svg:y2="58.152cm">
          <text:p/>
        </draw:line>
        <draw:polyline draw:style-name="gr3" draw:layer="layout" svg:width="0.167cm" svg:height="0.316cm" svg:x="39.124cm" svg:y="58.102cm" svg:viewBox="0 0 168 317" draw:points="168,0 85,0 0,317">
          <text:p/>
        </draw:polyline>
        <draw:line draw:style-name="gr3" draw:layer="layout" svg:x1="39.146cm" svg:y1="58.335cm" svg:x2="39.228cm" svg:y2="58.335cm">
          <text:p/>
        </draw:line>
        <draw:path draw:style-name="gr3" draw:layer="layout" svg:width="0.059cm" svg:height="0.051cm" svg:x="39.228cm" svg:y="58.285cm" svg:viewBox="0 0 60 52" svg:d="M0 52c17 0 34-10 47-25 6-8 10-17 13-27">
          <text:p/>
        </draw:path>
        <draw:path draw:style-name="gr3" draw:layer="layout" svg:width="0.034cm" svg:height="0.05cm" svg:x="39.291cm" svg:y="58.102cm" svg:viewBox="0 0 35 51" svg:d="M33 51c4-19 0-35-12-44-6-5-13-7-21-7">
          <text:p/>
        </draw:path>
        <draw:line draw:style-name="gr3" draw:layer="layout" svg:x1="39.413cm" svg:y1="58.152cm" svg:x2="39.377cm" svg:y2="58.286cm">
          <text:p/>
        </draw:line>
        <draw:line draw:style-name="gr3" draw:layer="layout" svg:x1="39.408cm" svg:y1="58.335cm" svg:x2="39.438cm" svg:y2="58.335cm">
          <text:p/>
        </draw:line>
        <draw:polyline draw:style-name="gr3" draw:layer="layout" svg:width="0.075cm" svg:height="0.183cm" svg:x="39.471cm" svg:y="58.102cm" svg:viewBox="0 0 76 184" draw:points="27,184 76,0 0,0">
          <text:p/>
        </draw:polyline>
        <draw:path draw:style-name="gr3" draw:layer="layout" svg:width="0.059cm" svg:height="0.05cm" svg:x="39.412cm" svg:y="58.102cm" svg:viewBox="0 0 60 51" svg:d="M60 0c-17 0-34 9-46 24-7 8-11 18-14 27">
          <text:p/>
        </draw:path>
        <draw:path draw:style-name="gr3" draw:layer="layout" svg:width="0.033cm" svg:height="0.051cm" svg:x="39.375cm" svg:y="58.285cm" svg:viewBox="0 0 34 52" svg:d="M2 0c-5 19-1 35 11 44 6 5 13 8 21 8">
          <text:p/>
        </draw:path>
        <draw:path draw:style-name="gr3" draw:layer="layout" svg:width="0.033cm" svg:height="0.051cm" svg:x="39.495cm" svg:y="58.285cm" svg:viewBox="0 0 34 52" svg:d="M2 0c-5 19-1 35 10 44 6 5 14 8 22 8">
          <text:p/>
        </draw:path>
        <draw:path draw:style-name="gr3" draw:layer="layout" svg:width="0.059cm" svg:height="0.051cm" svg:x="39.438cm" svg:y="58.285cm" svg:viewBox="0 0 60 52" svg:d="M0 52c16 0 34-10 47-25 6-8 10-17 13-27">
          <text:p/>
        </draw:path>
        <draw:polyline draw:style-name="gr3" draw:layer="layout" svg:width="0.172cm" svg:height="0.333cm" svg:x="39.738cm" svg:y="58.002cm" svg:viewBox="0 0 173 334" draw:points="173,0 90,0 0,334">
          <text:p/>
        </draw:polyline>
        <draw:line draw:style-name="gr3" draw:layer="layout" svg:x1="39.778cm" svg:y1="58.185cm" svg:x2="39.861cm" svg:y2="58.185cm">
          <text:p/>
        </draw:line>
        <draw:path draw:style-name="gr3" draw:layer="layout" svg:width="0.111cm" svg:height="0.183cm" svg:x="39.861cm" svg:y="58.002cm" svg:viewBox="0 0 112 184" svg:d="M0 184c30 0 61-17 84-45 35-44 37-100 5-126-11-9-24-13-39-13">
          <text:p/>
        </draw:path>
        <draw:line draw:style-name="gr3" draw:layer="layout" svg:x1="40.107cm" svg:y1="58.135cm" svg:x2="40.159cm" svg:y2="58.336cm">
          <text:p/>
        </draw:line>
        <draw:line draw:style-name="gr3" draw:layer="layout" svg:x1="40.029cm" svg:y1="58.203cm" svg:x2="40.248cm" svg:y2="58.002cm">
          <text:p/>
        </draw:line>
        <draw:line draw:style-name="gr3" draw:layer="layout" svg:x1="39.993cm" svg:y1="58.336cm" svg:x2="40.083cm" svg:y2="58.002cm">
          <text:p/>
        </draw:line>
        <draw:line draw:style-name="gr3" draw:layer="layout" svg:x1="40.423cm" svg:y1="58.186cm" svg:x2="40.453cm" svg:y2="58.077cm">
          <text:p/>
        </draw:line>
        <draw:line draw:style-name="gr3" draw:layer="layout" svg:x1="40.318cm" svg:y1="58.077cm" svg:x2="40.304cm" svg:y2="58.128cm">
          <text:p/>
        </draw:line>
        <draw:line draw:style-name="gr3" draw:layer="layout" svg:x1="40.341cm" svg:y1="58.185cm" svg:x2="40.423cm" svg:y2="58.185cm">
          <text:p/>
        </draw:line>
        <draw:path draw:style-name="gr3" draw:layer="layout" svg:width="0.145cm" svg:height="0.15cm" svg:x="40.278cm" svg:y="58.185cm" svg:viewBox="0 0 146 151" svg:d="M0 151c38-12 76-38 104-73 20-24 34-51 42-78">
          <text:p/>
        </draw:path>
        <draw:path draw:style-name="gr3" draw:layer="layout" svg:width="0.138cm" svg:height="0.075cm" svg:x="40.317cm" svg:y="58.002cm" svg:viewBox="0 0 139 76" svg:d="M136 76c7-28 1-52-16-66-26-21-70-9-100 26-9 12-16 26-20 40">
          <text:p/>
        </draw:path>
        <draw:path draw:style-name="gr3" draw:layer="layout" svg:width="0.039cm" svg:height="0.058cm" svg:x="40.302cm" svg:y="58.127cm" svg:viewBox="0 0 40 59" svg:d="M2 0c-6 21-1 40 13 51 7 5 15 8 25 8">
          <text:p/>
        </draw:path>
        <draw:line draw:style-name="gr3" draw:layer="layout" svg:x1="33.181cm" svg:y1="54.185cm" svg:x2="33.259cm" svg:y2="54.486cm">
          <text:p/>
        </draw:line>
        <draw:line draw:style-name="gr3" draw:layer="layout" svg:x1="33.064cm" svg:y1="54.286cm" svg:x2="33.393cm" svg:y2="53.985cm">
          <text:p/>
        </draw:line>
        <draw:line draw:style-name="gr3" draw:layer="layout" svg:x1="33.011cm" svg:y1="54.486cm" svg:x2="33.145cm" svg:y2="53.985cm">
          <text:p/>
        </draw:line>
        <draw:line draw:style-name="gr3" draw:layer="layout" svg:x1="33.46cm" svg:y1="54.485cm" svg:x2="33.595cm" svg:y2="54.485cm">
          <text:p/>
        </draw:line>
        <draw:line draw:style-name="gr3" draw:layer="layout" svg:x1="33.582cm" svg:y1="54.536cm" svg:x2="33.69cm" svg:y2="54.135cm">
          <text:p/>
        </draw:line>
        <draw:line draw:style-name="gr3" draw:layer="layout" svg:x1="33.382cm" svg:y1="54.61cm" svg:x2="33.494cm" svg:y2="54.61cm">
          <text:p/>
        </draw:line>
        <draw:line draw:style-name="gr3" draw:layer="layout" svg:x1="33.488cm" svg:y1="54.135cm" svg:x2="33.413cm" svg:y2="54.411cm">
          <text:p/>
        </draw:line>
        <draw:path draw:style-name="gr3" draw:layer="layout" svg:width="0.05cm" svg:height="0.075cm" svg:x="33.41cm" svg:y="54.41cm" svg:viewBox="0 0 51 76" svg:d="M3 0c-7 27-1 52 17 65 8 7 19 11 31 11">
          <text:p/>
        </draw:path>
        <draw:path draw:style-name="gr3" draw:layer="layout" svg:width="0.088cm" svg:height="0.075cm" svg:x="33.494cm" svg:y="54.535cm" svg:viewBox="0 0 89 76" svg:d="M0 76c24 0 51-14 69-38 9-11 16-25 20-38">
          <text:p/>
        </draw:path>
        <draw:line draw:style-name="gr3" draw:layer="layout" svg:x1="33.941cm" svg:y1="54.411cm" svg:x2="33.996cm" svg:y2="54.21cm">
          <text:p/>
        </draw:line>
        <draw:polyline draw:style-name="gr3" draw:layer="layout" svg:width="0.251cm" svg:height="0.475cm" svg:x="33.697cm" svg:y="54.135cm" svg:viewBox="0 0 252 476" draw:points="252,0 127,0 0,476">
          <text:p/>
        </draw:polyline>
        <draw:line draw:style-name="gr3" draw:layer="layout" svg:x1="33.73cm" svg:y1="54.485cm" svg:x2="33.854cm" svg:y2="54.485cm">
          <text:p/>
        </draw:line>
        <draw:path draw:style-name="gr3" draw:layer="layout" svg:width="0.087cm" svg:height="0.075cm" svg:x="33.854cm" svg:y="54.41cm" svg:viewBox="0 0 88 76" svg:d="M0 76c24 0 50-14 69-37 9-11 16-25 19-39">
          <text:p/>
        </draw:path>
        <draw:path draw:style-name="gr3" draw:layer="layout" svg:width="0.05cm" svg:height="0.075cm" svg:x="33.948cm" svg:y="54.135cm" svg:viewBox="0 0 51 76" svg:d="M48 76c7-27 1-52-16-65-9-7-20-11-32-11">
          <text:p/>
        </draw:path>
        <draw:line draw:style-name="gr3" draw:layer="layout" svg:x1="34.131cm" svg:y1="54.21cm" svg:x2="34.076cm" svg:y2="54.411cm">
          <text:p/>
        </draw:line>
        <draw:line draw:style-name="gr3" draw:layer="layout" svg:x1="34.124cm" svg:y1="54.485cm" svg:x2="34.214cm" svg:y2="54.485cm">
          <text:p/>
        </draw:line>
        <draw:line draw:style-name="gr3" draw:layer="layout" svg:x1="34.217cm" svg:y1="54.135cm" svg:x2="34.307cm" svg:y2="54.135cm">
          <text:p/>
        </draw:line>
        <draw:path draw:style-name="gr3" draw:layer="layout" svg:width="0.087cm" svg:height="0.075cm" svg:x="34.13cm" svg:y="54.135cm" svg:viewBox="0 0 88 76" svg:d="M88 0c-23 0-49 14-67 37-11 11-17 25-21 39">
          <text:p/>
        </draw:path>
        <draw:path draw:style-name="gr3" draw:layer="layout" svg:width="0.05cm" svg:height="0.075cm" svg:x="34.073cm" svg:y="54.41cm" svg:viewBox="0 0 51 76" svg:d="M3 0c-8 27-1 52 16 65 9 7 20 11 32 11">
          <text:p/>
        </draw:path>
        <draw:line draw:style-name="gr3" draw:layer="layout" svg:x1="34.413cm" svg:y1="54.248cm" svg:x2="34.379cm" svg:y2="54.374cm">
          <text:p/>
        </draw:line>
        <draw:line draw:style-name="gr3" draw:layer="layout" svg:x1="34.581cm" svg:y1="54.374cm" svg:x2="34.616cm" svg:y2="54.248cm">
          <text:p/>
        </draw:line>
        <draw:path draw:style-name="gr3" draw:layer="layout" svg:width="0.207cm" svg:height="0.113cm" svg:x="34.412cm" svg:y="54.135cm" svg:viewBox="0 0 208 114" svg:d="M204 114c10-40 1-77-24-98-39-32-107-14-150 40-14 17-24 37-30 58">
          <text:p/>
        </draw:path>
        <draw:path draw:style-name="gr3" draw:layer="layout" svg:width="0.207cm" svg:height="0.112cm" svg:x="34.374cm" svg:y="54.373cm" svg:viewBox="0 0 208 113" svg:d="M5 0c-11 40-2 77 23 97 40 33 108 14 151-39 14-17 24-37 29-58">
          <text:p/>
        </draw:path>
        <draw:line draw:style-name="gr3" draw:layer="layout" svg:x1="34.804cm" svg:y1="54.048cm" svg:x2="34.706cm" svg:y2="54.411cm">
          <text:p/>
        </draw:line>
        <draw:line draw:style-name="gr3" draw:layer="layout" svg:x1="34.753cm" svg:y1="54.485cm" svg:x2="34.81cm" svg:y2="54.485cm">
          <text:p/>
        </draw:line>
        <draw:line draw:style-name="gr3" draw:layer="layout" svg:x1="34.882cm" svg:y1="54.098cm" svg:x2="34.81cm" svg:y2="54.149cm">
          <text:p/>
        </draw:line>
        <draw:line draw:style-name="gr3" draw:layer="layout" svg:x1="34.952cm" svg:y1="54.21cm" svg:x2="34.897cm" svg:y2="54.411cm">
          <text:p/>
        </draw:line>
        <draw:line draw:style-name="gr3" draw:layer="layout" svg:x1="34.847cm" svg:y1="54.135cm" svg:x2="34.903cm" svg:y2="54.135cm">
          <text:p/>
        </draw:line>
        <draw:path draw:style-name="gr3" draw:layer="layout" svg:width="0.05cm" svg:height="0.075cm" svg:x="34.703cm" svg:y="54.41cm" svg:viewBox="0 0 51 76" svg:d="M3 0c-7 27-1 52 16 65 9 7 20 11 32 11">
          <text:p/>
        </draw:path>
        <draw:path draw:style-name="gr3" draw:layer="layout" svg:width="0.073cm" svg:height="0.063cm" svg:x="34.803cm" svg:y="53.985cm" svg:viewBox="0 0 74 64" svg:d="M74 0c-20 0-41 12-56 31-8 9-15 21-18 33">
          <text:p/>
        </draw:path>
        <draw:path draw:style-name="gr3" draw:layer="layout" svg:width="0.038cm" svg:height="0.113cm" svg:x="34.876cm" svg:y="53.985cm" svg:viewBox="0 0 39 114" svg:d="M4 114c5-5 11-10 15-16 26-30 27-71 4-89-7-5-14-8-23-9">
          <text:p/>
        </draw:path>
        <draw:path draw:style-name="gr3" draw:layer="layout" svg:width="0.087cm" svg:height="0.075cm" svg:x="34.81cm" svg:y="54.41cm" svg:viewBox="0 0 88 76" svg:d="M0 76c23 0 50-14 68-37 10-11 17-25 20-39">
          <text:p/>
        </draw:path>
        <draw:path draw:style-name="gr3" draw:layer="layout" svg:width="0.087cm" svg:height="0.075cm" svg:x="34.76cm" svg:y="54.135cm" svg:viewBox="0 0 88 76" svg:d="M88 0c-25 0-50 14-69 37-9 11-16 25-19 39">
          <text:p/>
        </draw:path>
        <draw:path draw:style-name="gr3" draw:layer="layout" svg:width="0.051cm" svg:height="0.075cm" svg:x="34.903cm" svg:y="54.135cm" svg:viewBox="0 0 52 76" svg:d="M49 76c7-27 1-52-16-65-8-7-20-11-33-11">
          <text:p/>
        </draw:path>
        <draw:line draw:style-name="gr3" draw:layer="layout" svg:x1="35.077cm" svg:y1="54.248cm" svg:x2="35.042cm" svg:y2="54.374cm">
          <text:p/>
        </draw:line>
        <draw:line draw:style-name="gr3" draw:layer="layout" svg:x1="35.245cm" svg:y1="54.374cm" svg:x2="35.279cm" svg:y2="54.248cm">
          <text:p/>
        </draw:line>
        <draw:path draw:style-name="gr3" draw:layer="layout" svg:width="0.207cm" svg:height="0.113cm" svg:x="35.076cm" svg:y="54.135cm" svg:viewBox="0 0 208 114" svg:d="M203 114c11-40 2-77-23-98-40-32-107-14-151 40-14 17-24 37-29 58">
          <text:p/>
        </draw:path>
        <draw:path draw:style-name="gr3" draw:layer="layout" svg:width="0.207cm" svg:height="0.112cm" svg:x="35.038cm" svg:y="54.373cm" svg:viewBox="0 0 208 113" svg:d="M4 0c-10 40-1 77 24 97 39 33 107 14 150-39 14-17 24-37 30-58">
          <text:p/>
        </draw:path>
        <draw:line draw:style-name="gr3" draw:layer="layout" svg:x1="35.506cm" svg:y1="53.985cm" svg:x2="35.641cm" svg:y2="53.985cm">
          <text:p/>
        </draw:line>
        <draw:polyline draw:style-name="gr3" draw:layer="layout" svg:width="0.206cm" svg:height="0.35cm" svg:x="35.428cm" svg:y="54.135cm" svg:viewBox="0 0 207 351" draw:points="0,351 114,351 207,0">
          <text:p/>
        </draw:polyline>
        <draw:line draw:style-name="gr3" draw:layer="layout" svg:x1="35.433cm" svg:y1="54.135cm" svg:x2="35.365cm" svg:y2="54.386cm">
          <text:p/>
        </draw:line>
        <draw:path draw:style-name="gr3" draw:layer="layout" svg:width="0.067cm" svg:height="0.1cm" svg:x="35.361cm" svg:y="54.385cm" svg:viewBox="0 0 68 101" svg:d="M4 0c-9 36-2 69 21 87 11 9 27 14 43 14">
          <text:p/>
        </draw:path>
        <draw:polyline draw:style-name="gr3" draw:layer="layout" svg:width="0.229cm" svg:height="0.35cm" svg:x="35.844cm" svg:y="54.135cm" svg:viewBox="0 0 230 351" draw:points="230,0 95,0 0,351">
          <text:p/>
        </draw:polyline>
        <draw:line draw:style-name="gr3" draw:layer="layout" svg:x1="36.047cm" svg:y1="54.486cm" svg:x2="36.121cm" svg:y2="54.21cm">
          <text:p/>
        </draw:line>
        <draw:path draw:style-name="gr3" draw:layer="layout" svg:width="0.05cm" svg:height="0.075cm" svg:x="36.073cm" svg:y="54.135cm" svg:viewBox="0 0 51 76" svg:d="M48 76c8-27 1-52-15-65-9-7-20-11-33-11">
          <text:p/>
        </draw:path>
        <draw:line draw:style-name="gr3" draw:layer="layout" svg:x1="36.393cm" svg:y1="54.411cm" svg:x2="36.447cm" svg:y2="54.21cm">
          <text:p/>
        </draw:line>
        <draw:polyline draw:style-name="gr3" draw:layer="layout" svg:width="0.251cm" svg:height="0.475cm" svg:x="36.148cm" svg:y="54.135cm" svg:viewBox="0 0 252 476" draw:points="252,0 127,0 0,476">
          <text:p/>
        </draw:polyline>
        <draw:line draw:style-name="gr3" draw:layer="layout" svg:x1="36.182cm" svg:y1="54.485cm" svg:x2="36.305cm" svg:y2="54.485cm">
          <text:p/>
        </draw:line>
        <draw:path draw:style-name="gr3" draw:layer="layout" svg:width="0.088cm" svg:height="0.075cm" svg:x="36.305cm" svg:y="54.41cm" svg:viewBox="0 0 89 76" svg:d="M0 76c25 0 51-14 69-37 9-11 16-25 20-39">
          <text:p/>
        </draw:path>
        <draw:path draw:style-name="gr3" draw:layer="layout" svg:width="0.05cm" svg:height="0.075cm" svg:x="36.399cm" svg:y="54.135cm" svg:viewBox="0 0 51 76" svg:d="M48 76c7-27 1-52-15-65-10-7-21-11-33-11">
          <text:p/>
        </draw:path>
        <draw:line draw:style-name="gr3" draw:layer="layout" svg:x1="36.572cm" svg:y1="54.248cm" svg:x2="36.538cm" svg:y2="54.374cm">
          <text:p/>
        </draw:line>
        <draw:line draw:style-name="gr3" draw:layer="layout" svg:x1="36.74cm" svg:y1="54.374cm" svg:x2="36.775cm" svg:y2="54.248cm">
          <text:p/>
        </draw:line>
        <draw:path draw:style-name="gr3" draw:layer="layout" svg:width="0.207cm" svg:height="0.113cm" svg:x="36.571cm" svg:y="54.135cm" svg:viewBox="0 0 208 114" svg:d="M204 114c10-40 1-77-25-98-39-32-106-14-149 40-14 17-24 37-30 58">
          <text:p/>
        </draw:path>
        <draw:path draw:style-name="gr3" draw:layer="layout" svg:width="0.207cm" svg:height="0.112cm" svg:x="36.533cm" svg:y="54.373cm" svg:viewBox="0 0 208 113" svg:d="M5 0c-11 40-2 77 23 97 41 33 108 14 151-39 14-17 24-37 29-58">
          <text:p/>
        </draw:path>
        <draw:line draw:style-name="gr3" draw:layer="layout" svg:x1="37.094cm" svg:y1="54.31cm" svg:x2="36.892cm" svg:y2="54.31cm">
          <text:p/>
        </draw:line>
        <draw:line draw:style-name="gr3" draw:layer="layout" svg:x1="36.91cm" svg:y1="54.248cm" svg:x2="36.862cm" svg:y2="54.424cm">
          <text:p/>
        </draw:line>
        <draw:line draw:style-name="gr3" draw:layer="layout" svg:x1="36.901cm" svg:y1="54.485cm" svg:x2="37.047cm" svg:y2="54.485cm">
          <text:p/>
        </draw:line>
        <draw:line draw:style-name="gr3" draw:layer="layout" svg:x1="37.094cm" svg:y1="54.311cm" svg:x2="37.112cm" svg:y2="54.248cm">
          <text:p/>
        </draw:line>
        <draw:path draw:style-name="gr3" draw:layer="layout" svg:width="0.207cm" svg:height="0.113cm" svg:x="36.909cm" svg:y="54.135cm" svg:viewBox="0 0 208 114" svg:d="M203 114c11-40 2-77-24-98-39-32-106-14-150 40-14 17-24 37-29 58">
          <text:p/>
        </draw:path>
        <draw:path draw:style-name="gr3" draw:layer="layout" svg:width="0.041cm" svg:height="0.062cm" svg:x="36.859cm" svg:y="54.423cm" svg:viewBox="0 0 42 63" svg:d="M2 0c-6 22-1 42 13 54 8 6 17 9 27 9">
          <text:p/>
        </draw:path>
        <draw:line draw:style-name="gr3" draw:layer="layout" svg:x1="37.386cm" svg:y1="54.486cm" svg:x2="37.303cm" svg:y2="54.285cm">
          <text:p/>
        </draw:line>
        <draw:line draw:style-name="gr3" draw:layer="layout" svg:x1="37.216cm" svg:y1="54.361cm" svg:x2="37.479cm" svg:y2="54.135cm">
          <text:p/>
        </draw:line>
        <draw:line draw:style-name="gr3" draw:layer="layout" svg:x1="37.277cm" svg:y1="54.135cm" svg:x2="37.182cm" svg:y2="54.486cm">
          <text:p/>
        </draw:line>
        <draw:line draw:style-name="gr3" draw:layer="layout" svg:x1="37.761cm" svg:y1="54.135cm" svg:x2="37.666cm" svg:y2="54.486cm">
          <text:p/>
        </draw:line>
        <draw:polyline draw:style-name="gr3" draw:layer="layout" svg:width="0.318cm" svg:height="0.35cm" svg:x="37.52cm" svg:y="54.135cm" svg:viewBox="0 0 319 351" draw:points="319,0 93,0 0,351">
          <text:p/>
        </draw:polyline>
        <draw:line draw:style-name="gr3" draw:layer="layout" svg:x1="37.812cm" svg:y1="54.486cm" svg:x2="37.887cm" svg:y2="54.21cm">
          <text:p/>
        </draw:line>
        <draw:path draw:style-name="gr3" draw:layer="layout" svg:width="0.051cm" svg:height="0.075cm" svg:x="37.838cm" svg:y="54.135cm" svg:viewBox="0 0 52 76" svg:d="M49 76c7-27 1-52-17-65-9-7-20-11-32-11">
          <text:p/>
        </draw:path>
        <draw:line draw:style-name="gr1" draw:layer="layout" svg:x1="41.533cm" svg:y1="0.57cm" svg:x2="41.533cm" svg:y2="58.943cm">
          <text:p/>
        </draw:line>
        <draw:line draw:style-name="gr1" draw:layer="layout" svg:x1="41.533cm" svg:y1="0.57cm" svg:x2="2.051cm" svg:y2="0.57cm">
          <text:p/>
        </draw:line>
        <draw:line draw:style-name="gr3" draw:layer="layout" svg:x1="30.683cm" svg:y1="56.028cm" svg:x2="30.671cm" svg:y2="56.069cm">
          <text:p/>
        </draw:line>
        <draw:line draw:style-name="gr3" draw:layer="layout" svg:x1="30.917cm" svg:y1="56.028cm" svg:x2="30.905cm" svg:y2="56.069cm">
          <text:p/>
        </draw:line>
        <draw:line draw:style-name="gr3" draw:layer="layout" svg:x1="30.682cm" svg:y1="56.028cm" svg:x2="30.916cm" svg:y2="56.028cm">
          <text:p/>
        </draw:line>
        <draw:polyline draw:style-name="gr3" draw:layer="layout" svg:width="0.269cm" svg:height="0.4cm" svg:x="30.718cm" svg:y="55.628cm" svg:viewBox="0 0 270 401" draw:points="0,401 180,0 270,0 163,401">
          <text:p/>
        </draw:polyline>
        <draw:polyline draw:style-name="gr3" draw:layer="layout" svg:width="0.165cm" svg:height="0.28cm" svg:x="31.096cm" svg:y="55.748cm" svg:viewBox="0 0 166 281" draw:points="0,281 90,281 166,0">
          <text:p/>
        </draw:polyline>
        <draw:line draw:style-name="gr3" draw:layer="layout" svg:x1="31.1cm" svg:y1="55.748cm" svg:x2="31.045cm" svg:y2="55.949cm">
          <text:p/>
        </draw:line>
        <draw:path draw:style-name="gr3" draw:layer="layout" svg:width="0.054cm" svg:height="0.08cm" svg:x="31.042cm" svg:y="55.948cm" svg:viewBox="0 0 55 81" svg:d="M3 0c-8 29-1 55 17 69 9 8 21 12 35 12">
          <text:p/>
        </draw:path>
        <draw:line draw:style-name="gr3" draw:layer="layout" svg:x1="31.353cm" svg:y1="55.808cm" svg:x2="31.31cm" svg:y2="55.969cm">
          <text:p/>
        </draw:line>
        <draw:line draw:style-name="gr3" draw:layer="layout" svg:x1="31.347cm" svg:y1="56.028cm" svg:x2="31.383cm" svg:y2="56.028cm">
          <text:p/>
        </draw:line>
        <draw:polyline draw:style-name="gr3" draw:layer="layout" svg:width="0.09cm" svg:height="0.22cm" svg:x="31.422cm" svg:y="55.748cm" svg:viewBox="0 0 91 221" draw:points="31,221 91,0 0,0">
          <text:p/>
        </draw:polyline>
        <draw:path draw:style-name="gr3" draw:layer="layout" svg:width="0.07cm" svg:height="0.06cm" svg:x="31.352cm" svg:y="55.748cm" svg:viewBox="0 0 71 61" svg:d="M71 0c-19 0-40 11-55 29-7 10-13 21-16 32">
          <text:p/>
        </draw:path>
        <draw:path draw:style-name="gr3" draw:layer="layout" svg:width="0.04cm" svg:height="0.06cm" svg:x="31.307cm" svg:y="55.968cm" svg:viewBox="0 0 41 61" svg:d="M3 0c-6 21-1 40 12 51 7 7 16 10 26 10">
          <text:p/>
        </draw:path>
        <draw:path draw:style-name="gr3" draw:layer="layout" svg:width="0.04cm" svg:height="0.06cm" svg:x="31.451cm" svg:y="55.968cm" svg:viewBox="0 0 41 61" svg:d="M2 0c-5 21 0 40 14 51 7 7 16 10 25 10">
          <text:p/>
        </draw:path>
        <draw:path draw:style-name="gr3" draw:layer="layout" svg:width="0.07cm" svg:height="0.06cm" svg:x="31.383cm" svg:y="55.968cm" svg:viewBox="0 0 71 61" svg:d="M0 61c20 0 41-13 56-31 7-9 13-20 15-30">
          <text:p/>
        </draw:path>
        <draw:line draw:style-name="gr3" draw:layer="layout" svg:x1="31.759cm" svg:y1="55.838cm" svg:x2="31.649cm" svg:y2="55.909cm">
          <text:p/>
        </draw:line>
        <draw:path draw:style-name="gr3" draw:layer="layout" svg:width="0.049cm" svg:height="0.12cm" svg:x="31.613cm" svg:y="55.908cm" svg:viewBox="0 0 50 121" svg:d="M37 0c-5 4-11 10-16 16-27 32-29 76-3 95 8 7 20 10 32 10">
          <text:p/>
        </draw:path>
        <draw:path draw:style-name="gr3" draw:layer="layout" svg:width="0.089cm" svg:height="0.03cm" svg:x="31.662cm" svg:y="55.998cm" svg:viewBox="0 0 90 31" svg:d="M0 31c30-1 61-12 90-31">
          <text:p/>
        </draw:path>
        <draw:path draw:style-name="gr3" draw:layer="layout" svg:width="0.089cm" svg:height="0.03cm" svg:x="31.666cm" svg:y="55.748cm" svg:viewBox="0 0 90 31" svg:d="M90 0c-29 1-61 12-90 31">
          <text:p/>
        </draw:path>
        <draw:path draw:style-name="gr3" draw:layer="layout" svg:width="0.034cm" svg:height="0.09cm" svg:x="31.755cm" svg:y="55.748cm" svg:viewBox="0 0 35 91" svg:d="M3 91c7-4 12-9 17-15 19-24 20-54 3-69-6-5-14-7-23-7">
          <text:p/>
        </draw:path>
        <draw:line draw:style-name="gr3" draw:layer="layout" svg:x1="32.02cm" svg:y1="55.969cm" svg:x2="32.064cm" svg:y2="55.808cm">
          <text:p/>
        </draw:line>
        <draw:polyline draw:style-name="gr3" draw:layer="layout" svg:width="0.201cm" svg:height="0.38cm" svg:x="31.824cm" svg:y="55.748cm" svg:viewBox="0 0 202 381" draw:points="202,0 103,0 0,381">
          <text:p/>
        </draw:polyline>
        <draw:line draw:style-name="gr3" draw:layer="layout" svg:x1="31.851cm" svg:y1="56.028cm" svg:x2="31.95cm" svg:y2="56.028cm">
          <text:p/>
        </draw:line>
        <draw:path draw:style-name="gr3" draw:layer="layout" svg:width="0.07cm" svg:height="0.06cm" svg:x="31.95cm" svg:y="55.968cm" svg:viewBox="0 0 71 61" svg:d="M0 61c20 0 41-13 55-31 8-9 13-20 16-30">
          <text:p/>
        </draw:path>
        <draw:path draw:style-name="gr3" draw:layer="layout" svg:width="0.04cm" svg:height="0.06cm" svg:x="32.025cm" svg:y="55.748cm" svg:viewBox="0 0 41 61" svg:d="M39 61c6-21 1-42-13-53-7-5-16-8-26-8">
          <text:p/>
        </draw:path>
        <draw:line draw:style-name="gr3" draw:layer="layout" svg:x1="32.172cm" svg:y1="55.808cm" svg:x2="32.128cm" svg:y2="55.969cm">
          <text:p/>
        </draw:line>
        <draw:line draw:style-name="gr3" draw:layer="layout" svg:x1="32.166cm" svg:y1="56.028cm" svg:x2="32.202cm" svg:y2="56.028cm">
          <text:p/>
        </draw:line>
        <draw:polyline draw:style-name="gr3" draw:layer="layout" svg:width="0.09cm" svg:height="0.22cm" svg:x="32.241cm" svg:y="55.748cm" svg:viewBox="0 0 91 221" draw:points="32,221 91,0 0,0">
          <text:p/>
        </draw:polyline>
        <draw:path draw:style-name="gr3" draw:layer="layout" svg:width="0.07cm" svg:height="0.06cm" svg:x="32.171cm" svg:y="55.748cm" svg:viewBox="0 0 71 61" svg:d="M71 0c-20 0-41 11-55 29-8 10-13 21-16 32">
          <text:p/>
        </draw:path>
        <draw:path draw:style-name="gr3" draw:layer="layout" svg:width="0.04cm" svg:height="0.06cm" svg:x="32.126cm" svg:y="55.968cm" svg:viewBox="0 0 41 61" svg:d="M2 0c-5 21-1 40 14 51 7 7 15 10 25 10">
          <text:p/>
        </draw:path>
        <draw:path draw:style-name="gr3" draw:layer="layout" svg:width="0.04cm" svg:height="0.06cm" svg:x="32.27cm" svg:y="55.968cm" svg:viewBox="0 0 41 61" svg:d="M2 0c-6 21-1 40 13 51 7 7 15 10 26 10">
          <text:p/>
        </draw:path>
        <draw:path draw:style-name="gr3" draw:layer="layout" svg:width="0.07cm" svg:height="0.06cm" svg:x="32.202cm" svg:y="55.968cm" svg:viewBox="0 0 71 61" svg:d="M0 61c19 0 41-13 55-31 8-9 13-20 16-30">
          <text:p/>
        </draw:path>
        <draw:line draw:style-name="gr3" draw:layer="layout" svg:x1="32.692cm" svg:y1="55.748cm" svg:x2="32.616cm" svg:y2="56.029cm">
          <text:p/>
        </draw:line>
        <draw:line draw:style-name="gr3" draw:layer="layout" svg:x1="32.554cm" svg:y1="55.889cm" svg:x2="32.692cm" svg:y2="55.748cm">
          <text:p/>
        </draw:line>
        <draw:line draw:style-name="gr3" draw:layer="layout" svg:x1="32.493cm" svg:y1="55.748cm" svg:x2="32.555cm" svg:y2="55.889cm">
          <text:p/>
        </draw:line>
        <draw:line draw:style-name="gr3" draw:layer="layout" svg:x1="32.418cm" svg:y1="56.029cm" svg:x2="32.494cm" svg:y2="55.748cm">
          <text:p/>
        </draw:line>
        <draw:line draw:style-name="gr3" draw:layer="layout" svg:x1="32.998cm" svg:y1="55.748cm" svg:x2="32.922cm" svg:y2="56.029cm">
          <text:p/>
        </draw:line>
        <draw:line draw:style-name="gr3" draw:layer="layout" svg:x1="32.86cm" svg:y1="55.889cm" svg:x2="32.998cm" svg:y2="55.748cm">
          <text:p/>
        </draw:line>
        <draw:line draw:style-name="gr3" draw:layer="layout" svg:x1="32.799cm" svg:y1="55.748cm" svg:x2="32.861cm" svg:y2="55.889cm">
          <text:p/>
        </draw:line>
        <draw:line draw:style-name="gr3" draw:layer="layout" svg:x1="32.724cm" svg:y1="56.029cm" svg:x2="32.8cm" svg:y2="55.748cm">
          <text:p/>
        </draw:line>
        <draw:line draw:style-name="gr3" draw:layer="layout" svg:x1="33.09cm" svg:y1="55.808cm" svg:x2="33.046cm" svg:y2="55.969cm">
          <text:p/>
        </draw:line>
        <draw:line draw:style-name="gr3" draw:layer="layout" svg:x1="33.084cm" svg:y1="56.028cm" svg:x2="33.12cm" svg:y2="56.028cm">
          <text:p/>
        </draw:line>
        <draw:polyline draw:style-name="gr3" draw:layer="layout" svg:width="0.09cm" svg:height="0.22cm" svg:x="33.159cm" svg:y="55.748cm" svg:viewBox="0 0 91 221" draw:points="31,221 91,0 0,0">
          <text:p/>
        </draw:polyline>
        <draw:path draw:style-name="gr3" draw:layer="layout" svg:width="0.07cm" svg:height="0.06cm" svg:x="33.089cm" svg:y="55.748cm" svg:viewBox="0 0 71 61" svg:d="M71 0c-20 0-41 11-56 29-7 10-13 21-15 32">
          <text:p/>
        </draw:path>
        <draw:path draw:style-name="gr3" draw:layer="layout" svg:width="0.041cm" svg:height="0.06cm" svg:x="33.043cm" svg:y="55.968cm" svg:viewBox="0 0 42 61" svg:d="M3 0c-6 21-1 40 12 51 8 7 17 10 27 10">
          <text:p/>
        </draw:path>
        <draw:path draw:style-name="gr3" draw:layer="layout" svg:width="0.041cm" svg:height="0.06cm" svg:x="33.187cm" svg:y="55.968cm" svg:viewBox="0 0 42 61" svg:d="M3 0c-6 21-1 40 12 51 7 7 16 10 27 10">
          <text:p/>
        </draw:path>
        <draw:path draw:style-name="gr3" draw:layer="layout" svg:width="0.07cm" svg:height="0.06cm" svg:x="33.12cm" svg:y="55.968cm" svg:viewBox="0 0 71 61" svg:d="M0 61c19 0 40-13 55-31 7-9 13-20 16-30">
          <text:p/>
        </draw:path>
        <draw:polyline draw:style-name="gr3" draw:layer="layout" svg:width="0.183cm" svg:height="0.28cm" svg:x="33.479cm" svg:y="55.748cm" svg:viewBox="0 0 184 281" draw:points="184,0 75,0 0,281">
          <text:p/>
        </draw:polyline>
        <draw:line draw:style-name="gr3" draw:layer="layout" svg:x1="33.641cm" svg:y1="56.029cm" svg:x2="33.701cm" svg:y2="55.808cm">
          <text:p/>
        </draw:line>
        <draw:path draw:style-name="gr3" draw:layer="layout" svg:width="0.04cm" svg:height="0.06cm" svg:x="33.662cm" svg:y="55.748cm" svg:viewBox="0 0 41 61" svg:d="M39 61c6-21 1-42-13-53-7-5-16-8-26-8">
          <text:p/>
        </draw:path>
        <draw:line draw:style-name="gr3" draw:layer="layout" svg:x1="33.809cm" svg:y1="55.808cm" svg:x2="33.765cm" svg:y2="55.969cm">
          <text:p/>
        </draw:line>
        <draw:line draw:style-name="gr3" draw:layer="layout" svg:x1="33.803cm" svg:y1="56.028cm" svg:x2="33.839cm" svg:y2="56.028cm">
          <text:p/>
        </draw:line>
        <draw:polyline draw:style-name="gr3" draw:layer="layout" svg:width="0.09cm" svg:height="0.22cm" svg:x="33.878cm" svg:y="55.748cm" svg:viewBox="0 0 91 221" draw:points="31,221 91,0 0,0">
          <text:p/>
        </draw:polyline>
        <draw:path draw:style-name="gr3" draw:layer="layout" svg:width="0.07cm" svg:height="0.06cm" svg:x="33.808cm" svg:y="55.748cm" svg:viewBox="0 0 71 61" svg:d="M71 0c-19 0-40 11-55 29-7 10-13 21-16 32">
          <text:p/>
        </draw:path>
        <draw:path draw:style-name="gr3" draw:layer="layout" svg:width="0.04cm" svg:height="0.06cm" svg:x="33.763cm" svg:y="55.968cm" svg:viewBox="0 0 41 61" svg:d="M2 0c-5 21 0 40 13 51 8 7 17 10 26 10">
          <text:p/>
        </draw:path>
        <draw:path draw:style-name="gr3" draw:layer="layout" svg:width="0.04cm" svg:height="0.06cm" svg:x="33.907cm" svg:y="55.968cm" svg:viewBox="0 0 41 61" svg:d="M2 0c-5 21-1 40 13 51 7 7 16 10 26 10">
          <text:p/>
        </draw:path>
        <draw:path draw:style-name="gr3" draw:layer="layout" svg:width="0.07cm" svg:height="0.06cm" svg:x="33.839cm" svg:y="55.968cm" svg:viewBox="0 0 71 61" svg:d="M0 61c20 0 41-13 56-31 7-9 12-20 15-30">
          <text:p/>
        </draw:path>
        <draw:line draw:style-name="gr3" draw:layer="layout" svg:x1="34.218cm" svg:y1="56.029cm" svg:x2="34.152cm" svg:y2="55.868cm">
          <text:p/>
        </draw:line>
        <draw:line draw:style-name="gr3" draw:layer="layout" svg:x1="34.082cm" svg:y1="55.929cm" svg:x2="34.293cm" svg:y2="55.748cm">
          <text:p/>
        </draw:line>
        <draw:line draw:style-name="gr3" draw:layer="layout" svg:x1="34.131cm" svg:y1="55.748cm" svg:x2="34.055cm" svg:y2="56.029cm">
          <text:p/>
        </draw:line>
        <draw:line draw:style-name="gr3" draw:layer="layout" svg:x1="34.524cm" svg:y1="55.888cm" svg:x2="34.363cm" svg:y2="55.888cm">
          <text:p/>
        </draw:line>
        <draw:line draw:style-name="gr3" draw:layer="layout" svg:x1="34.377cm" svg:y1="55.838cm" svg:x2="34.338cm" svg:y2="55.979cm">
          <text:p/>
        </draw:line>
        <draw:line draw:style-name="gr3" draw:layer="layout" svg:x1="34.37cm" svg:y1="56.028cm" svg:x2="34.487cm" svg:y2="56.028cm">
          <text:p/>
        </draw:line>
        <draw:line draw:style-name="gr3" draw:layer="layout" svg:x1="34.524cm" svg:y1="55.889cm" svg:x2="34.539cm" svg:y2="55.838cm">
          <text:p/>
        </draw:line>
        <draw:path draw:style-name="gr3" draw:layer="layout" svg:width="0.165cm" svg:height="0.09cm" svg:x="34.376cm" svg:y="55.748cm" svg:viewBox="0 0 166 91" svg:d="M163 91c8-32 1-61-19-78-32-26-85-12-120 32-12 14-20 29-24 46">
          <text:p/>
        </draw:path>
        <draw:path draw:style-name="gr3" draw:layer="layout" svg:width="0.034cm" svg:height="0.05cm" svg:x="34.337cm" svg:y="55.978cm" svg:viewBox="0 0 35 51" svg:d="M2 0c-5 18 0 35 11 44 6 4 13 7 22 7">
          <text:p/>
        </draw:path>
        <draw:line draw:style-name="gr3" draw:layer="layout" svg:x1="34.788cm" svg:y1="55.748cm" svg:x2="34.712cm" svg:y2="56.029cm">
          <text:p/>
        </draw:line>
        <draw:polyline draw:style-name="gr3" draw:layer="layout" svg:width="0.255cm" svg:height="0.28cm" svg:x="34.595cm" svg:y="55.748cm" svg:viewBox="0 0 256 281" draw:points="256,0 75,0 0,281">
          <text:p/>
        </draw:polyline>
        <draw:line draw:style-name="gr3" draw:layer="layout" svg:x1="34.829cm" svg:y1="56.029cm" svg:x2="34.889cm" svg:y2="55.808cm">
          <text:p/>
        </draw:line>
        <draw:path draw:style-name="gr3" draw:layer="layout" svg:width="0.04cm" svg:height="0.06cm" svg:x="34.85cm" svg:y="55.748cm" svg:viewBox="0 0 41 61" svg:d="M39 61c5-21 1-42-13-53-7-5-15-8-26-8">
          <text:p/>
        </draw:path>
        <draw:line draw:style-name="gr3" draw:layer="layout" svg:x1="34.989cm" svg:y1="55.838cm" svg:x2="34.961cm" svg:y2="55.939cm">
          <text:p/>
        </draw:line>
        <draw:line draw:style-name="gr3" draw:layer="layout" svg:x1="35.123cm" svg:y1="55.939cm" svg:x2="35.151cm" svg:y2="55.838cm">
          <text:p/>
        </draw:line>
        <draw:path draw:style-name="gr3" draw:layer="layout" svg:width="0.165cm" svg:height="0.09cm" svg:x="34.988cm" svg:y="55.748cm" svg:viewBox="0 0 166 91" svg:d="M163 91c8-32 1-61-19-78-32-26-86-12-121 32-11 14-19 29-23 46">
          <text:p/>
        </draw:path>
        <draw:path draw:style-name="gr3" draw:layer="layout" svg:width="0.166cm" svg:height="0.089cm" svg:x="34.957cm" svg:y="55.938cm" svg:viewBox="0 0 167 90" svg:d="M4 0c-9 31-1 61 19 77 31 26 86 12 120-31 11-14 19-30 24-46">
          <text:p/>
        </draw:path>
        <draw:line draw:style-name="gr3" draw:layer="layout" svg:x1="35.301cm" svg:y1="55.678cm" svg:x2="35.223cm" svg:y2="55.969cm">
          <text:p/>
        </draw:line>
        <draw:line draw:style-name="gr3" draw:layer="layout" svg:x1="35.261cm" svg:y1="56.028cm" svg:x2="35.306cm" svg:y2="56.028cm">
          <text:p/>
        </draw:line>
        <draw:line draw:style-name="gr3" draw:layer="layout" svg:x1="35.363cm" svg:y1="55.718cm" svg:x2="35.306cm" svg:y2="55.759cm">
          <text:p/>
        </draw:line>
        <draw:line draw:style-name="gr3" draw:layer="layout" svg:x1="35.42cm" svg:y1="55.808cm" svg:x2="35.376cm" svg:y2="55.969cm">
          <text:p/>
        </draw:line>
        <draw:line draw:style-name="gr3" draw:layer="layout" svg:x1="35.336cm" svg:y1="55.748cm" svg:x2="35.381cm" svg:y2="55.748cm">
          <text:p/>
        </draw:line>
        <draw:path draw:style-name="gr3" draw:layer="layout" svg:width="0.041cm" svg:height="0.06cm" svg:x="35.22cm" svg:y="55.968cm" svg:viewBox="0 0 42 61" svg:d="M3 0c-7 21-1 40 12 51 7 7 16 10 27 10">
          <text:p/>
        </draw:path>
        <draw:path draw:style-name="gr3" draw:layer="layout" svg:width="0.059cm" svg:height="0.05cm" svg:x="35.3cm" svg:y="55.628cm" svg:viewBox="0 0 60 51" svg:d="M60 0c-17 0-34 9-46 25-7 8-11 17-14 26">
          <text:p/>
        </draw:path>
        <draw:path draw:style-name="gr3" draw:layer="layout" svg:width="0.031cm" svg:height="0.09cm" svg:x="35.359cm" svg:y="55.628cm" svg:viewBox="0 0 32 91" svg:d="M3 91c4-4 8-8 12-13 21-24 22-57 3-71-5-4-11-7-18-7">
          <text:p/>
        </draw:path>
        <draw:path draw:style-name="gr3" draw:layer="layout" svg:width="0.07cm" svg:height="0.06cm" svg:x="35.306cm" svg:y="55.968cm" svg:viewBox="0 0 71 61" svg:d="M0 61c20 0 40-13 55-31 7-9 13-20 16-30">
          <text:p/>
        </draw:path>
        <draw:path draw:style-name="gr3" draw:layer="layout" svg:width="0.07cm" svg:height="0.06cm" svg:x="35.266cm" svg:y="55.748cm" svg:viewBox="0 0 71 61" svg:d="M71 0c-19 0-41 11-56 29-7 10-13 21-15 32">
          <text:p/>
        </draw:path>
        <draw:path draw:style-name="gr3" draw:layer="layout" svg:width="0.039cm" svg:height="0.06cm" svg:x="35.381cm" svg:y="55.748cm" svg:viewBox="0 0 40 61" svg:d="M38 61c6-21 0-42-13-53-7-5-16-8-25-8">
          <text:p/>
        </draw:path>
        <draw:line draw:style-name="gr3" draw:layer="layout" svg:x1="30.76cm" svg:y1="56.395cm" svg:x2="30.823cm" svg:y2="56.294cm">
          <text:p/>
        </draw:line>
        <draw:line draw:style-name="gr3" draw:layer="layout" svg:x1="30.67cm" svg:y1="56.395cm" svg:x2="30.733cm" svg:y2="56.294cm">
          <text:p/>
        </draw:line>
        <draw:line draw:style-name="gr3" draw:layer="layout" svg:x1="30.959cm" svg:y1="56.454cm" svg:x2="31.022cm" svg:y2="56.695cm">
          <text:p/>
        </draw:line>
        <draw:line draw:style-name="gr3" draw:layer="layout" svg:x1="30.866cm" svg:y1="56.535cm" svg:x2="31.129cm" svg:y2="56.294cm">
          <text:p/>
        </draw:line>
        <draw:line draw:style-name="gr3" draw:layer="layout" svg:x1="30.823cm" svg:y1="56.695cm" svg:x2="30.931cm" svg:y2="56.294cm">
          <text:p/>
        </draw:line>
        <draw:line draw:style-name="gr3" draw:layer="layout" svg:x1="31.181cm" svg:y1="56.504cm" svg:x2="31.153cm" svg:y2="56.605cm">
          <text:p/>
        </draw:line>
        <draw:line draw:style-name="gr3" draw:layer="layout" svg:x1="31.315cm" svg:y1="56.605cm" svg:x2="31.343cm" svg:y2="56.504cm">
          <text:p/>
        </draw:line>
        <draw:path draw:style-name="gr3" draw:layer="layout" svg:width="0.165cm" svg:height="0.09cm" svg:x="31.18cm" svg:y="56.414cm" svg:viewBox="0 0 166 91" svg:d="M163 91c8-32 1-62-19-78-32-26-86-12-120 31-12 15-20 31-24 47">
          <text:p/>
        </draw:path>
        <draw:path draw:style-name="gr3" draw:layer="layout" svg:width="0.165cm" svg:height="0.09cm" svg:x="31.15cm" svg:y="56.604cm" svg:viewBox="0 0 166 91" svg:d="M3 0c-8 32-1 62 19 78 32 26 85 12 120-31 11-15 20-31 24-47">
          <text:p/>
        </draw:path>
        <draw:line draw:style-name="gr3" draw:layer="layout" svg:x1="31.673cm" svg:y1="56.414cm" svg:x2="31.597cm" svg:y2="56.695cm">
          <text:p/>
        </draw:line>
        <draw:line draw:style-name="gr3" draw:layer="layout" svg:x1="31.535cm" svg:y1="56.555cm" svg:x2="31.673cm" svg:y2="56.414cm">
          <text:p/>
        </draw:line>
        <draw:line draw:style-name="gr3" draw:layer="layout" svg:x1="31.474cm" svg:y1="56.414cm" svg:x2="31.536cm" svg:y2="56.555cm">
          <text:p/>
        </draw:line>
        <draw:line draw:style-name="gr3" draw:layer="layout" svg:x1="31.399cm" svg:y1="56.695cm" svg:x2="31.475cm" svg:y2="56.414cm">
          <text:p/>
        </draw:line>
        <draw:polyline draw:style-name="gr3" draw:layer="layout" svg:width="0.183cm" svg:height="0.28cm" svg:x="31.705cm" svg:y="56.414cm" svg:viewBox="0 0 184 281" draw:points="184,0 76,0 0,281">
          <text:p/>
        </draw:polyline>
        <draw:line draw:style-name="gr3" draw:layer="layout" svg:x1="31.867cm" svg:y1="56.695cm" svg:x2="31.927cm" svg:y2="56.474cm">
          <text:p/>
        </draw:line>
        <draw:path draw:style-name="gr3" draw:layer="layout" svg:width="0.04cm" svg:height="0.06cm" svg:x="31.888cm" svg:y="56.414cm" svg:viewBox="0 0 41 61" svg:d="M39 61c5-21 0-42-13-52-7-6-17-9-26-9">
          <text:p/>
        </draw:path>
        <draw:line draw:style-name="gr3" draw:layer="layout" svg:x1="32.026cm" svg:y1="56.504cm" svg:x2="31.999cm" svg:y2="56.605cm">
          <text:p/>
        </draw:line>
        <draw:line draw:style-name="gr3" draw:layer="layout" svg:x1="32.161cm" svg:y1="56.605cm" svg:x2="32.188cm" svg:y2="56.504cm">
          <text:p/>
        </draw:line>
        <draw:path draw:style-name="gr3" draw:layer="layout" svg:width="0.166cm" svg:height="0.09cm" svg:x="32.025cm" svg:y="56.414cm" svg:viewBox="0 0 167 91" svg:d="M163 91c9-32 2-62-18-78-32-26-87-12-121 31-11 15-19 31-24 47">
          <text:p/>
        </draw:path>
        <draw:path draw:style-name="gr3" draw:layer="layout" svg:width="0.166cm" svg:height="0.09cm" svg:x="31.995cm" svg:y="56.604cm" svg:viewBox="0 0 167 91" svg:d="M4 0c-9 32-2 62 19 78 31 26 86 12 120-31 11-15 19-31 24-47">
          <text:p/>
        </draw:path>
        <draw:line draw:style-name="gr3" draw:layer="layout" svg:x1="32.282cm" svg:y1="56.554cm" svg:x2="32.444cm" svg:y2="56.554cm">
          <text:p/>
        </draw:line>
        <draw:line draw:style-name="gr3" draw:layer="layout" svg:x1="32.406cm" svg:y1="56.695cm" svg:x2="32.482cm" svg:y2="56.414cm">
          <text:p/>
        </draw:line>
        <draw:line draw:style-name="gr3" draw:layer="layout" svg:x1="32.244cm" svg:y1="56.695cm" svg:x2="32.32cm" svg:y2="56.414cm">
          <text:p/>
        </draw:line>
        <draw:line draw:style-name="gr3" draw:layer="layout" svg:x1="32.714cm" svg:y1="56.554cm" svg:x2="32.552cm" svg:y2="56.554cm">
          <text:p/>
        </draw:line>
        <draw:line draw:style-name="gr3" draw:layer="layout" svg:x1="32.566cm" svg:y1="56.504cm" svg:x2="32.528cm" svg:y2="56.645cm">
          <text:p/>
        </draw:line>
        <draw:line draw:style-name="gr3" draw:layer="layout" svg:x1="32.559cm" svg:y1="56.694cm" svg:x2="32.676cm" svg:y2="56.694cm">
          <text:p/>
        </draw:line>
        <draw:line draw:style-name="gr3" draw:layer="layout" svg:x1="32.714cm" svg:y1="56.555cm" svg:x2="32.728cm" svg:y2="56.504cm">
          <text:p/>
        </draw:line>
        <draw:path draw:style-name="gr3" draw:layer="layout" svg:width="0.166cm" svg:height="0.09cm" svg:x="32.565cm" svg:y="56.414cm" svg:viewBox="0 0 167 91" svg:d="M163 91c9-32 1-62-19-78-31-26-85-12-119 31-12 15-20 31-25 47">
          <text:p/>
        </draw:path>
        <draw:path draw:style-name="gr3" draw:layer="layout" svg:width="0.033cm" svg:height="0.05cm" svg:x="32.526cm" svg:y="56.644cm" svg:viewBox="0 0 34 51" svg:d="M2 0c-5 18-1 35 10 44 6 5 13 7 22 7">
          <text:p/>
        </draw:path>
        <draw:line draw:style-name="gr3" draw:layer="layout" svg:x1="32.822cm" svg:y1="56.554cm" svg:x2="32.984cm" svg:y2="56.554cm">
          <text:p/>
        </draw:line>
        <draw:line draw:style-name="gr3" draw:layer="layout" svg:x1="32.946cm" svg:y1="56.695cm" svg:x2="33.022cm" svg:y2="56.414cm">
          <text:p/>
        </draw:line>
        <draw:line draw:style-name="gr3" draw:layer="layout" svg:x1="32.784cm" svg:y1="56.695cm" svg:x2="32.86cm" svg:y2="56.414cm">
          <text:p/>
        </draw:line>
        <draw:line draw:style-name="gr3" draw:layer="layout" svg:x1="33.247cm" svg:y1="56.414cm" svg:x2="33.171cm" svg:y2="56.695cm">
          <text:p/>
        </draw:line>
        <draw:polyline draw:style-name="gr3" draw:layer="layout" svg:width="0.255cm" svg:height="0.28cm" svg:x="33.054cm" svg:y="56.414cm" svg:viewBox="0 0 256 281" draw:points="256,0 75,0 0,281">
          <text:p/>
        </draw:polyline>
        <draw:line draw:style-name="gr3" draw:layer="layout" svg:x1="33.288cm" svg:y1="56.695cm" svg:x2="33.348cm" svg:y2="56.474cm">
          <text:p/>
        </draw:line>
        <draw:path draw:style-name="gr3" draw:layer="layout" svg:width="0.04cm" svg:height="0.06cm" svg:x="33.309cm" svg:y="56.414cm" svg:viewBox="0 0 41 61" svg:d="M39 61c6-21 1-42-14-52-7-6-15-9-25-9">
          <text:p/>
        </draw:path>
        <draw:line draw:style-name="gr3" draw:layer="layout" svg:x1="33.505cm" svg:y1="56.554cm" svg:x2="33.433cm" svg:y2="56.554cm">
          <text:p/>
        </draw:line>
        <draw:line draw:style-name="gr3" draw:layer="layout" svg:x1="33.396cm" svg:y1="56.694cm" svg:x2="33.468cm" svg:y2="56.694cm">
          <text:p/>
        </draw:line>
        <draw:line draw:style-name="gr3" draw:layer="layout" svg:x1="33.67cm" svg:y1="56.414cm" svg:x2="33.594cm" svg:y2="56.695cm">
          <text:p/>
        </draw:line>
        <draw:line draw:style-name="gr3" draw:layer="layout" svg:x1="33.472cm" svg:y1="56.414cm" svg:x2="33.396cm" svg:y2="56.695cm">
          <text:p/>
        </draw:line>
        <draw:path draw:style-name="gr3" draw:layer="layout" svg:width="0.085cm" svg:height="0.14cm" svg:x="33.468cm" svg:y="56.554cm" svg:viewBox="0 0 86 141" svg:d="M0 141c23 0 47-13 64-34 28-34 30-77 4-97-8-7-18-10-30-10">
          <text:p/>
        </draw:path>
        <draw:line draw:style-name="gr3" draw:layer="layout" svg:x1="34.007cm" svg:y1="56.294cm" svg:x2="34.135cm" svg:y2="56.695cm">
          <text:p/>
        </draw:line>
        <draw:line draw:style-name="gr3" draw:layer="layout" svg:x1="33.9cm" svg:y1="56.695cm" svg:x2="34.242cm" svg:y2="56.294cm">
          <text:p/>
        </draw:line>
        <draw:line draw:style-name="gr3" draw:layer="layout" svg:x1="34.395cm" svg:y1="56.294cm" svg:x2="34.287cm" svg:y2="56.695cm">
          <text:p/>
        </draw:line>
        <draw:line draw:style-name="gr3" draw:layer="layout" svg:x1="34.317cm" svg:y1="56.414cm" svg:x2="34.442cm" svg:y2="56.414cm">
          <text:p/>
        </draw:line>
        <draw:line draw:style-name="gr3" draw:layer="layout" svg:x1="34.675cm" svg:y1="56.554cm" svg:x2="34.513cm" svg:y2="56.554cm">
          <text:p/>
        </draw:line>
        <draw:line draw:style-name="gr3" draw:layer="layout" svg:x1="34.527cm" svg:y1="56.504cm" svg:x2="34.489cm" svg:y2="56.645cm">
          <text:p/>
        </draw:line>
        <draw:line draw:style-name="gr3" draw:layer="layout" svg:x1="34.52cm" svg:y1="56.694cm" svg:x2="34.637cm" svg:y2="56.694cm">
          <text:p/>
        </draw:line>
        <draw:line draw:style-name="gr3" draw:layer="layout" svg:x1="34.675cm" svg:y1="56.555cm" svg:x2="34.689cm" svg:y2="56.504cm">
          <text:p/>
        </draw:line>
        <draw:path draw:style-name="gr3" draw:layer="layout" svg:width="0.166cm" svg:height="0.09cm" svg:x="34.526cm" svg:y="56.414cm" svg:viewBox="0 0 167 91" svg:d="M163 91c9-32 2-62-19-78-31-26-85-12-120 31-11 15-19 31-24 47">
          <text:p/>
        </draw:path>
        <draw:path draw:style-name="gr3" draw:layer="layout" svg:width="0.033cm" svg:height="0.05cm" svg:x="34.487cm" svg:y="56.644cm" svg:viewBox="0 0 34 51" svg:d="M2 0c-5 18-1 35 10 44 7 5 14 7 22 7">
          <text:p/>
        </draw:path>
        <draw:line draw:style-name="gr3" draw:layer="layout" svg:x1="34.82cm" svg:y1="56.414cm" svg:x2="34.908cm" svg:y2="56.695cm">
          <text:p/>
        </draw:line>
        <draw:line draw:style-name="gr3" draw:layer="layout" svg:x1="34.745cm" svg:y1="56.695cm" svg:x2="34.983cm" svg:y2="56.414cm">
          <text:p/>
        </draw:line>
        <draw:line draw:style-name="gr3" draw:layer="layout" svg:x1="35.168cm" svg:y1="56.294cm" svg:x2="35.06cm" svg:y2="56.695cm">
          <text:p/>
        </draw:line>
        <draw:line draw:style-name="gr3" draw:layer="layout" svg:x1="35.09cm" svg:y1="56.414cm" svg:x2="35.216cm" svg:y2="56.414cm">
          <text:p/>
        </draw:line>
        <draw:line draw:style-name="gr3" draw:layer="layout" svg:x1="35.419cm" svg:y1="56.395cm" svg:x2="35.483cm" svg:y2="56.294cm">
          <text:p/>
        </draw:line>
        <draw:line draw:style-name="gr3" draw:layer="layout" svg:x1="35.329cm" svg:y1="56.395cm" svg:x2="35.393cm" svg:y2="56.294cm">
          <text:p/>
        </draw:line>
        <draw:line draw:style-name="gr1" draw:layer="layout" svg:x1="83.514cm" svg:y1="58.943cm" svg:x2="44.032cm" svg:y2="58.943cm">
          <text:p/>
        </draw:line>
        <draw:line draw:style-name="gr1" draw:layer="layout" svg:x1="44.032cm" svg:y1="0.54cm" svg:x2="44.032cm" svg:y2="58.943cm">
          <text:p/>
        </draw:line>
        <draw:line draw:style-name="gr1" draw:layer="layout" svg:x1="78.516cm" svg:y1="54.945cm" svg:x2="78.516cm" svg:y2="58.943cm">
          <text:p/>
        </draw:line>
        <draw:line draw:style-name="gr2" draw:layer="layout" svg:x1="79.016cm" svg:y1="55.444cm" svg:x2="79.016cm" svg:y2="56.944cm">
          <text:p/>
        </draw:line>
        <draw:line draw:style-name="gr2" draw:layer="layout" svg:x1="79.516cm" svg:y1="55.444cm" svg:x2="79.516cm" svg:y2="56.944cm">
          <text:p/>
        </draw:line>
        <draw:line draw:style-name="gr1" draw:layer="layout" svg:x1="80.015cm" svg:y1="54.945cm" svg:x2="80.015cm" svg:y2="56.944cm">
          <text:p/>
        </draw:line>
        <draw:line draw:style-name="gr1" draw:layer="layout" svg:x1="81.715cm" svg:y1="54.945cm" svg:x2="81.715cm" svg:y2="56.944cm">
          <text:p/>
        </draw:line>
        <draw:line draw:style-name="gr1" draw:layer="layout" svg:x1="83.514cm" svg:y1="53.445cm" svg:x2="83.514cm" svg:y2="58.943cm">
          <text:p/>
        </draw:line>
        <draw:line draw:style-name="gr1" draw:layer="layout" svg:x1="65.022cm" svg:y1="53.445cm" svg:x2="65.022cm" svg:y2="58.943cm">
          <text:p/>
        </draw:line>
        <draw:line draw:style-name="gr1" draw:layer="layout" svg:x1="66.722cm" svg:y1="53.445cm" svg:x2="66.722cm" svg:y2="58.943cm">
          <text:p/>
        </draw:line>
        <draw:line draw:style-name="gr1" draw:layer="layout" svg:x1="69.02cm" svg:y1="53.445cm" svg:x2="69.02cm" svg:y2="58.943cm">
          <text:p/>
        </draw:line>
        <draw:line draw:style-name="gr1" draw:layer="layout" svg:x1="70.52cm" svg:y1="53.445cm" svg:x2="70.52cm" svg:y2="58.943cm">
          <text:p/>
        </draw:line>
        <draw:line draw:style-name="gr1" draw:layer="layout" svg:x1="71.519cm" svg:y1="53.445cm" svg:x2="71.519cm" svg:y2="58.943cm">
          <text:p/>
        </draw:line>
        <draw:line draw:style-name="gr1" draw:layer="layout" svg:x1="71.519cm" svg:y1="57.443cm" svg:x2="83.514cm" svg:y2="57.443cm">
          <text:p/>
        </draw:line>
        <draw:line draw:style-name="gr2" draw:layer="layout" svg:x1="71.519cm" svg:y1="57.943cm" svg:x2="65.022cm" svg:y2="57.943cm">
          <text:p/>
        </draw:line>
        <draw:line draw:style-name="gr2" draw:layer="layout" svg:x1="71.519cm" svg:y1="58.443cm" svg:x2="65.022cm" svg:y2="58.443cm">
          <text:p/>
        </draw:line>
        <draw:line draw:style-name="gr2" draw:layer="layout" svg:x1="71.519cm" svg:y1="56.444cm" svg:x2="65.022cm" svg:y2="56.444cm">
          <text:p/>
        </draw:line>
        <draw:line draw:style-name="gr2" draw:layer="layout" svg:x1="71.519cm" svg:y1="56.944cm" svg:x2="65.022cm" svg:y2="56.944cm">
          <text:p/>
        </draw:line>
        <draw:line draw:style-name="gr2" draw:layer="layout" svg:x1="71.519cm" svg:y1="57.443cm" svg:x2="65.022cm" svg:y2="57.443cm">
          <text:p/>
        </draw:line>
        <draw:line draw:style-name="gr1" draw:layer="layout" svg:x1="78.516cm" svg:y1="56.944cm" svg:x2="83.514cm" svg:y2="56.944cm">
          <text:p/>
        </draw:line>
        <draw:line draw:style-name="gr2" draw:layer="layout" svg:x1="80.515cm" svg:y1="56.944cm" svg:x2="80.515cm" svg:y2="57.443cm">
          <text:p/>
        </draw:line>
        <draw:line draw:style-name="gr1" draw:layer="layout" svg:x1="65.022cm" svg:y1="53.445cm" svg:x2="83.514cm" svg:y2="53.445cm">
          <text:p/>
        </draw:line>
        <draw:line draw:style-name="gr1" draw:layer="layout" svg:x1="71.519cm" svg:y1="54.945cm" svg:x2="83.514cm" svg:y2="54.945cm">
          <text:p/>
        </draw:line>
        <draw:line draw:style-name="gr2" draw:layer="layout" svg:x1="71.519cm" svg:y1="54.945cm" svg:x2="65.022cm" svg:y2="54.945cm">
          <text:p/>
        </draw:line>
        <draw:line draw:style-name="gr2" draw:layer="layout" svg:x1="71.519cm" svg:y1="54.445cm" svg:x2="65.022cm" svg:y2="54.445cm">
          <text:p/>
        </draw:line>
        <draw:line draw:style-name="gr2" draw:layer="layout" svg:x1="71.519cm" svg:y1="53.945cm" svg:x2="65.022cm" svg:y2="53.945cm">
          <text:p/>
        </draw:line>
        <draw:line draw:style-name="gr1" draw:layer="layout" svg:x1="71.519cm" svg:y1="55.444cm" svg:x2="65.022cm" svg:y2="55.444cm">
          <text:p/>
        </draw:line>
        <draw:line draw:style-name="gr1" draw:layer="layout" svg:x1="71.519cm" svg:y1="55.944cm" svg:x2="65.022cm" svg:y2="55.944cm">
          <text:p/>
        </draw:line>
        <draw:line draw:style-name="gr1" draw:layer="layout" svg:x1="65.722cm" svg:y1="53.445cm" svg:x2="65.722cm" svg:y2="55.944cm">
          <text:p/>
        </draw:line>
        <draw:line draw:style-name="gr1" draw:layer="layout" svg:x1="78.516cm" svg:y1="55.444cm" svg:x2="83.514cm" svg:y2="55.444cm">
          <text:p/>
        </draw:line>
        <draw:line draw:style-name="gr1" draw:layer="layout" svg:x1="83.514cm" svg:y1="58.943cm" svg:x2="65.022cm" svg:y2="58.943cm">
          <text:p/>
        </draw:line>
        <draw:polyline draw:style-name="gr3" draw:layer="layout" svg:width="0.136cm" svg:height="0.25cm" svg:x="65.288cm" svg:y="56.038cm" svg:viewBox="0 0 137 251" draw:points="137,0 67,0 0,251">
          <text:p/>
        </draw:polyline>
        <draw:line draw:style-name="gr3" draw:layer="layout" svg:x1="65.318cm" svg:y1="56.175cm" svg:x2="65.387cm" svg:y2="56.175cm">
          <text:p/>
        </draw:line>
        <draw:path draw:style-name="gr3" draw:layer="layout" svg:width="0.089cm" svg:height="0.137cm" svg:x="65.387cm" svg:y="56.038cm" svg:viewBox="0 0 90 138" svg:d="M0 138c19 0 41-8 58-23 33-29 42-73 20-98-10-11-25-17-41-17">
          <text:p/>
        </draw:path>
        <draw:line draw:style-name="gr3" draw:layer="layout" svg:x1="65.538cm" svg:y1="56.15cm" svg:x2="65.51cm" svg:y2="56.251cm">
          <text:p/>
        </draw:line>
        <draw:line draw:style-name="gr3" draw:layer="layout" svg:x1="65.538cm" svg:y1="56.288cm" svg:x2="65.563cm" svg:y2="56.288cm">
          <text:p/>
        </draw:line>
        <draw:polyline draw:style-name="gr3" draw:layer="layout" svg:width="0.062cm" svg:height="0.137cm" svg:x="65.585cm" svg:y="56.113cm" svg:viewBox="0 0 63 138" draw:points="25,138 63,0 0,0">
          <text:p/>
        </draw:polyline>
        <draw:path draw:style-name="gr3" draw:layer="layout" svg:width="0.048cm" svg:height="0.037cm" svg:x="65.537cm" svg:y="56.113cm" svg:viewBox="0 0 49 38" svg:d="M49 0c-11 0-23 5-32 13-8 6-15 15-17 25">
          <text:p/>
        </draw:path>
        <draw:path draw:style-name="gr3" draw:layer="layout" svg:width="0.029cm" svg:height="0.038cm" svg:x="65.509cm" svg:y="56.25cm" svg:viewBox="0 0 30 39" svg:d="M1 0c-3 12-1 22 6 29 5 6 13 10 23 10">
          <text:p/>
        </draw:path>
        <draw:path draw:style-name="gr3" draw:layer="layout" svg:width="0.029cm" svg:height="0.038cm" svg:x="65.609cm" svg:y="56.25cm" svg:viewBox="0 0 30 39" svg:d="M1 0c-3 12-1 22 5 29 7 6 15 10 24 10">
          <text:p/>
        </draw:path>
        <draw:path draw:style-name="gr3" draw:layer="layout" svg:width="0.047cm" svg:height="0.038cm" svg:x="65.563cm" svg:y="56.25cm" svg:viewBox="0 0 48 39" svg:d="M0 39c11 0 22-5 32-13 8-7 14-16 16-26">
          <text:p/>
        </draw:path>
        <draw:line draw:style-name="gr3" draw:layer="layout" svg:x1="65.792cm" svg:y1="56.2cm" svg:x2="65.761cm" svg:y2="56.2cm">
          <text:p/>
        </draw:line>
        <draw:path draw:style-name="gr3" draw:layer="layout" svg:width="0.06cm" svg:height="0.012cm" svg:x="65.756cm" svg:y="56.113cm" svg:viewBox="0 0 61 13" svg:d="M61 0c-21 0-41 4-61 13">
          <text:p/>
        </draw:path>
        <draw:path draw:style-name="gr3" draw:layer="layout" svg:width="0.053cm" svg:height="0.013cm" svg:x="65.716cm" svg:y="56.275cm" svg:viewBox="0 0 54 14" svg:d="M0 0c15 9 33 14 54 14">
          <text:p/>
        </draw:path>
        <draw:path draw:style-name="gr3" draw:layer="layout" svg:width="0.057cm" svg:height="0.088cm" svg:x="65.769cm" svg:y="56.2cm" svg:viewBox="0 0 58 89" svg:d="M0 89c13 0 27-6 38-15 21-18 27-47 12-63-6-7-15-11-26-11">
          <text:p/>
        </draw:path>
        <draw:path draw:style-name="gr3" draw:layer="layout" svg:width="0.058cm" svg:height="0.087cm" svg:x="65.792cm" svg:y="56.113cm" svg:viewBox="0 0 59 88" svg:d="M0 88c13 0 26-5 38-15 21-18 27-46 13-62-6-7-17-11-27-11">
          <text:p/>
        </draw:path>
        <draw:line draw:style-name="gr3" draw:layer="layout" svg:x1="66.004cm" svg:y1="56.251cm" svg:x2="66.032cm" svg:y2="56.15cm">
          <text:p/>
        </draw:line>
        <draw:polyline draw:style-name="gr3" draw:layer="layout" svg:width="0.132cm" svg:height="0.237cm" svg:x="65.871cm" svg:y="56.113cm" svg:viewBox="0 0 133 238" draw:points="133,0 64,0 0,238">
          <text:p/>
        </draw:polyline>
        <draw:line draw:style-name="gr3" draw:layer="layout" svg:x1="65.888cm" svg:y1="56.288cm" svg:x2="65.956cm" svg:y2="56.288cm">
          <text:p/>
        </draw:line>
        <draw:path draw:style-name="gr3" draw:layer="layout" svg:width="0.048cm" svg:height="0.038cm" svg:x="65.956cm" svg:y="56.25cm" svg:viewBox="0 0 49 39" svg:d="M0 39c12 0 24-5 33-13 8-7 13-16 16-26">
          <text:p/>
        </draw:path>
        <draw:path draw:style-name="gr3" draw:layer="layout" svg:width="0.029cm" svg:height="0.037cm" svg:x="66.003cm" svg:y="56.113cm" svg:viewBox="0 0 30 38" svg:d="M29 38c2-11 1-22-6-29-5-6-13-9-23-9">
          <text:p/>
        </draw:path>
        <draw:line draw:style-name="gr3" draw:layer="layout" svg:x1="66.107cm" svg:y1="56.15cm" svg:x2="66.079cm" svg:y2="56.251cm">
          <text:p/>
        </draw:line>
        <draw:line draw:style-name="gr3" draw:layer="layout" svg:x1="66.106cm" svg:y1="56.288cm" svg:x2="66.131cm" svg:y2="56.288cm">
          <text:p/>
        </draw:line>
        <draw:polyline draw:style-name="gr3" draw:layer="layout" svg:width="0.063cm" svg:height="0.137cm" svg:x="66.153cm" svg:y="56.113cm" svg:viewBox="0 0 64 138" draw:points="26,138 64,0 0,0">
          <text:p/>
        </draw:polyline>
        <draw:path draw:style-name="gr3" draw:layer="layout" svg:width="0.047cm" svg:height="0.037cm" svg:x="66.106cm" svg:y="56.113cm" svg:viewBox="0 0 48 38" svg:d="M48 0c-12 0-23 5-33 13-7 6-13 15-15 25">
          <text:p/>
        </draw:path>
        <draw:path draw:style-name="gr3" draw:layer="layout" svg:width="0.028cm" svg:height="0.038cm" svg:x="66.077cm" svg:y="56.25cm" svg:viewBox="0 0 29 39" svg:d="M1 0c-3 12-1 22 5 29 5 6 14 10 23 10">
          <text:p/>
        </draw:path>
        <draw:path draw:style-name="gr3" draw:layer="layout" svg:width="0.029cm" svg:height="0.038cm" svg:x="66.177cm" svg:y="56.25cm" svg:viewBox="0 0 30 39" svg:d="M2 0c-4 12-1 22 5 29 5 6 13 10 23 10">
          <text:p/>
        </draw:path>
        <draw:path draw:style-name="gr3" draw:layer="layout" svg:width="0.048cm" svg:height="0.038cm" svg:x="66.131cm" svg:y="56.25cm" svg:viewBox="0 0 49 39" svg:d="M0 39c11 0 24-5 33-13 8-7 13-16 16-26">
          <text:p/>
        </draw:path>
        <draw:line draw:style-name="gr3" draw:layer="layout" svg:x1="66.348cm" svg:y1="56.038cm" svg:x2="66.461cm" svg:y2="56.038cm">
          <text:p/>
        </draw:line>
        <draw:line draw:style-name="gr3" draw:layer="layout" svg:x1="66.348cm" svg:y1="56.038cm" svg:x2="66.415cm" svg:y2="56.12cm">
          <text:p/>
        </draw:line>
        <draw:line draw:style-name="gr3" draw:layer="layout" svg:x1="66.291cm" svg:y1="56.251cm" svg:x2="66.319cm" svg:y2="56.15cm">
          <text:p/>
        </draw:line>
        <draw:line draw:style-name="gr3" draw:layer="layout" svg:x1="66.365cm" svg:y1="56.113cm" svg:x2="66.397cm" svg:y2="56.113cm">
          <text:p/>
        </draw:line>
        <draw:line draw:style-name="gr3" draw:layer="layout" svg:x1="66.425cm" svg:y1="56.15cm" svg:x2="66.397cm" svg:y2="56.251cm">
          <text:p/>
        </draw:line>
        <draw:line draw:style-name="gr3" draw:layer="layout" svg:x1="66.319cm" svg:y1="56.288cm" svg:x2="66.35cm" svg:y2="56.288cm">
          <text:p/>
        </draw:line>
        <draw:path draw:style-name="gr3" draw:layer="layout" svg:width="0.047cm" svg:height="0.037cm" svg:x="66.318cm" svg:y="56.113cm" svg:viewBox="0 0 48 38" svg:d="M48 0c-10 0-22 5-32 13-8 6-14 15-16 25">
          <text:p/>
        </draw:path>
        <draw:path draw:style-name="gr3" draw:layer="layout" svg:width="0.047cm" svg:height="0.038cm" svg:x="66.35cm" svg:y="56.25cm" svg:viewBox="0 0 48 39" svg:d="M0 39c11 0 22-5 31-13 9-7 15-16 17-26">
          <text:p/>
        </draw:path>
        <draw:path draw:style-name="gr3" draw:layer="layout" svg:width="0.03cm" svg:height="0.038cm" svg:x="66.29cm" svg:y="56.25cm" svg:viewBox="0 0 31 39" svg:d="M2 0c-4 12-1 22 5 29 6 6 14 10 24 10">
          <text:p/>
        </draw:path>
        <draw:path draw:style-name="gr3" draw:layer="layout" svg:width="0.028cm" svg:height="0.037cm" svg:x="66.397cm" svg:y="56.113cm" svg:viewBox="0 0 29 38" svg:d="M28 38c3-11 1-22-5-29-5-6-13-9-23-9">
          <text:p/>
        </draw:path>
        <draw:line draw:style-name="gr3" draw:layer="layout" svg:x1="66.46cm" svg:y1="56.275cm" svg:x2="66.456cm" svg:y2="56.289cm">
          <text:p/>
        </draw:line>
        <draw:line draw:style-name="gr3" draw:layer="layout" svg:x1="65.696cm" svg:y1="56.541cm" svg:x2="65.628cm" svg:y2="56.792cm">
          <text:p/>
        </draw:line>
        <draw:line draw:style-name="gr3" draw:layer="layout" svg:x1="65.558cm" svg:y1="56.541cm" svg:x2="65.695cm" svg:y2="56.541cm">
          <text:p/>
        </draw:line>
        <draw:line draw:style-name="gr3" draw:layer="layout" svg:x1="65.491cm" svg:y1="56.792cm" svg:x2="65.559cm" svg:y2="56.541cm">
          <text:p/>
        </draw:line>
        <draw:line draw:style-name="gr3" draw:layer="layout" svg:x1="65.82cm" svg:y1="56.754cm" svg:x2="65.847cm" svg:y2="56.653cm">
          <text:p/>
        </draw:line>
        <draw:polyline draw:style-name="gr3" draw:layer="layout" svg:width="0.132cm" svg:height="0.237cm" svg:x="65.687cm" svg:y="56.616cm" svg:viewBox="0 0 133 238" draw:points="133,0 63,0 0,238">
          <text:p/>
        </draw:polyline>
        <draw:line draw:style-name="gr3" draw:layer="layout" svg:x1="65.703cm" svg:y1="56.791cm" svg:x2="65.772cm" svg:y2="56.791cm">
          <text:p/>
        </draw:line>
        <draw:path draw:style-name="gr3" draw:layer="layout" svg:width="0.048cm" svg:height="0.038cm" svg:x="65.772cm" svg:y="56.753cm" svg:viewBox="0 0 49 39" svg:d="M0 39c12 0 23-5 33-13 7-8 13-17 16-26">
          <text:p/>
        </draw:path>
        <draw:path draw:style-name="gr3" draw:layer="layout" svg:width="0.028cm" svg:height="0.037cm" svg:x="65.819cm" svg:y="56.616cm" svg:viewBox="0 0 29 38" svg:d="M28 38c3-10 1-21-6-29-5-6-13-9-22-9">
          <text:p/>
        </draw:path>
        <draw:line draw:style-name="gr3" draw:layer="layout" svg:x1="65.917cm" svg:y1="56.672cm" svg:x2="65.899cm" svg:y2="56.736cm">
          <text:p/>
        </draw:line>
        <draw:line draw:style-name="gr3" draw:layer="layout" svg:x1="66.012cm" svg:y1="56.736cm" svg:x2="66.03cm" svg:y2="56.672cm">
          <text:p/>
        </draw:line>
        <draw:path draw:style-name="gr3" draw:layer="layout" svg:width="0.115cm" svg:height="0.056cm" svg:x="65.916cm" svg:y="56.616cm" svg:viewBox="0 0 116 57" svg:d="M114 57c4-16 1-33-8-43-18-21-54-18-82 5-12 11-20 24-24 38">
          <text:p/>
        </draw:path>
        <draw:path draw:style-name="gr3" draw:layer="layout" svg:width="0.115cm" svg:height="0.056cm" svg:x="65.898cm" svg:y="56.735cm" svg:viewBox="0 0 116 57" svg:d="M2 0c-4 16-1 32 8 43 18 20 55 18 82-5 12-11 20-25 24-38">
          <text:p/>
        </draw:path>
        <draw:line draw:style-name="gr3" draw:layer="layout" svg:x1="66.131cm" svg:y1="56.572cm" svg:x2="66.082cm" svg:y2="56.754cm">
          <text:p/>
        </draw:line>
        <draw:line draw:style-name="gr3" draw:layer="layout" svg:x1="66.109cm" svg:y1="56.791cm" svg:x2="66.141cm" svg:y2="56.791cm">
          <text:p/>
        </draw:line>
        <draw:line draw:style-name="gr3" draw:layer="layout" svg:x1="66.175cm" svg:y1="56.597cm" svg:x2="66.136cm" svg:y2="56.623cm">
          <text:p/>
        </draw:line>
        <draw:line draw:style-name="gr3" draw:layer="layout" svg:x1="66.216cm" svg:y1="56.653cm" svg:x2="66.188cm" svg:y2="56.754cm">
          <text:p/>
        </draw:line>
        <draw:line draw:style-name="gr3" draw:layer="layout" svg:x1="66.156cm" svg:y1="56.616cm" svg:x2="66.187cm" svg:y2="56.616cm">
          <text:p/>
        </draw:line>
        <draw:path draw:style-name="gr3" draw:layer="layout" svg:width="0.028cm" svg:height="0.038cm" svg:x="66.081cm" svg:y="56.753cm" svg:viewBox="0 0 29 39" svg:d="M1 0c-3 11-1 21 5 29 5 6 14 10 23 10">
          <text:p/>
        </draw:path>
        <draw:path draw:style-name="gr3" draw:layer="layout" svg:width="0.04cm" svg:height="0.031cm" svg:x="66.13cm" svg:y="56.541cm" svg:viewBox="0 0 41 32" svg:d="M41 0c-10 0-20 4-27 11-7 5-12 14-14 21">
          <text:p/>
        </draw:path>
        <draw:path draw:style-name="gr3" draw:layer="layout" svg:width="0.022cm" svg:height="0.056cm" svg:x="66.17cm" svg:y="56.541cm" svg:viewBox="0 0 23 57" svg:d="M4 57c1-1 2-2 3-3 17-14 21-35 11-46-5-5-11-8-18-8">
          <text:p/>
        </draw:path>
        <draw:path draw:style-name="gr3" draw:layer="layout" svg:width="0.047cm" svg:height="0.038cm" svg:x="66.141cm" svg:y="56.753cm" svg:viewBox="0 0 48 39" svg:d="M0 39c10 0 23-5 32-13 8-8 14-17 16-26">
          <text:p/>
        </draw:path>
        <draw:path draw:style-name="gr3" draw:layer="layout" svg:width="0.047cm" svg:height="0.037cm" svg:x="66.109cm" svg:y="56.616cm" svg:viewBox="0 0 48 38" svg:d="M48 0c-12 0-23 5-32 14-8 6-14 15-16 24">
          <text:p/>
        </draw:path>
        <draw:path draw:style-name="gr3" draw:layer="layout" svg:width="0.029cm" svg:height="0.037cm" svg:x="66.187cm" svg:y="56.616cm" svg:viewBox="0 0 30 38" svg:d="M29 38c3-10 1-21-5-29-7-6-14-9-24-9">
          <text:p/>
        </draw:path>
        <draw:line draw:style-name="gr3" draw:layer="layout" svg:x1="66.257cm" svg:y1="56.778cm" svg:x2="66.253cm" svg:y2="56.793cm">
          <text:p/>
        </draw:line>
        <draw:line draw:style-name="gr3" draw:layer="layout" svg:x1="65.325cm" svg:y1="57.037cm" svg:x2="65.257cm" svg:y2="57.288cm">
          <text:p/>
        </draw:line>
        <draw:line draw:style-name="gr3" draw:layer="layout" svg:x1="65.249cm" svg:y1="57.037cm" svg:x2="65.399cm" svg:y2="57.037cm">
          <text:p/>
        </draw:line>
        <draw:line draw:style-name="gr3" draw:layer="layout" svg:x1="65.411cm" svg:y1="57.275cm" svg:x2="65.407cm" svg:y2="57.288cm">
          <text:p/>
        </draw:line>
        <draw:line draw:style-name="gr3" draw:layer="layout" svg:x1="65.695cm" svg:y1="57.288cm" svg:x2="65.646cm" svg:y2="57.187cm">
          <text:p/>
        </draw:line>
        <draw:line draw:style-name="gr3" draw:layer="layout" svg:x1="65.598cm" svg:y1="57.226cm" svg:x2="65.742cm" svg:y2="57.112cm">
          <text:p/>
        </draw:line>
        <draw:line draw:style-name="gr3" draw:layer="layout" svg:x1="65.629cm" svg:y1="57.112cm" svg:x2="65.581cm" svg:y2="57.288cm">
          <text:p/>
        </draw:line>
        <draw:line draw:style-name="gr3" draw:layer="layout" svg:x1="65.802cm" svg:y1="57.169cm" svg:x2="65.784cm" svg:y2="57.232cm">
          <text:p/>
        </draw:line>
        <draw:line draw:style-name="gr3" draw:layer="layout" svg:x1="65.896cm" svg:y1="57.232cm" svg:x2="65.914cm" svg:y2="57.169cm">
          <text:p/>
        </draw:line>
        <draw:path draw:style-name="gr3" draw:layer="layout" svg:width="0.114cm" svg:height="0.057cm" svg:x="65.801cm" svg:y="57.112cm" svg:viewBox="0 0 115 58" svg:d="M113 58c4-17 2-33-8-44-18-20-54-18-82 6-11 10-20 24-23 38">
          <text:p/>
        </draw:path>
        <draw:path draw:style-name="gr3" draw:layer="layout" svg:width="0.114cm" svg:height="0.056cm" svg:x="65.782cm" svg:y="57.231cm" svg:viewBox="0 0 115 57" svg:d="M2 0c-4 16-2 33 8 43 18 21 55 18 82-5 11-11 20-24 23-38">
          <text:p/>
        </draw:path>
        <draw:line draw:style-name="gr3" draw:layer="layout" svg:x1="65.98cm" svg:y1="57.2cm" svg:x2="66.092cm" svg:y2="57.2cm">
          <text:p/>
        </draw:line>
        <draw:line draw:style-name="gr3" draw:layer="layout" svg:x1="66.069cm" svg:y1="57.288cm" svg:x2="66.117cm" svg:y2="57.112cm">
          <text:p/>
        </draw:line>
        <draw:line draw:style-name="gr3" draw:layer="layout" svg:x1="65.956cm" svg:y1="57.288cm" svg:x2="66.004cm" svg:y2="57.112cm">
          <text:p/>
        </draw:line>
        <draw:line draw:style-name="gr3" draw:layer="layout" svg:x1="66.273cm" svg:y1="57.112cm" svg:x2="66.225cm" svg:y2="57.288cm">
          <text:p/>
        </draw:line>
        <draw:polyline draw:style-name="gr3" draw:layer="layout" svg:width="0.171cm" svg:height="0.175cm" svg:x="66.144cm" svg:y="57.112cm" svg:viewBox="0 0 172 176" draw:points="172,0 47,0 0,176">
          <text:p/>
        </draw:polyline>
        <draw:line draw:style-name="gr3" draw:layer="layout" svg:x1="66.306cm" svg:y1="57.288cm" svg:x2="66.344cm" svg:y2="57.15cm">
          <text:p/>
        </draw:line>
        <draw:path draw:style-name="gr3" draw:layer="layout" svg:width="0.03cm" svg:height="0.038cm" svg:x="66.315cm" svg:y="57.112cm" svg:viewBox="0 0 31 39" svg:d="M29 39c4-12 1-22-5-29-6-6-13-10-24-10">
          <text:p/>
        </draw:path>
        <draw:line draw:style-name="gr3" draw:layer="layout" svg:x1="66.497cm" svg:y1="57.251cm" svg:x2="66.525cm" svg:y2="57.15cm">
          <text:p/>
        </draw:line>
        <draw:polyline draw:style-name="gr3" draw:layer="layout" svg:width="0.133cm" svg:height="0.238cm" svg:x="66.364cm" svg:y="57.112cm" svg:viewBox="0 0 134 239" draw:points="134,0 64,0 0,239">
          <text:p/>
        </draw:polyline>
        <draw:line draw:style-name="gr3" draw:layer="layout" svg:x1="66.381cm" svg:y1="57.287cm" svg:x2="66.45cm" svg:y2="57.287cm">
          <text:p/>
        </draw:line>
        <draw:path draw:style-name="gr3" draw:layer="layout" svg:width="0.047cm" svg:height="0.037cm" svg:x="66.45cm" svg:y="57.25cm" svg:viewBox="0 0 48 38" svg:d="M0 38c11 0 22-4 31-12 9-7 15-16 17-26">
          <text:p/>
        </draw:path>
        <draw:path draw:style-name="gr3" draw:layer="layout" svg:width="0.028cm" svg:height="0.038cm" svg:x="66.497cm" svg:y="57.112cm" svg:viewBox="0 0 29 39" svg:d="M28 39c3-12 1-22-5-29-5-6-14-10-23-10">
          <text:p/>
        </draw:path>
        <draw:line draw:style-name="gr3" draw:layer="layout" svg:x1="66.568cm" svg:y1="57.275cm" svg:x2="66.562cm" svg:y2="57.288cm">
          <text:p/>
        </draw:line>
        <draw:line draw:style-name="gr3" draw:layer="layout" svg:x1="65.225cm" svg:y1="58.149cm" svg:x2="65.362cm" svg:y2="58.149cm">
          <text:p/>
        </draw:line>
        <draw:line draw:style-name="gr3" draw:layer="layout" svg:x1="65.325cm" svg:y1="58.288cm" svg:x2="65.393cm" svg:y2="58.037cm">
          <text:p/>
        </draw:line>
        <draw:line draw:style-name="gr3" draw:layer="layout" svg:x1="65.188cm" svg:y1="58.288cm" svg:x2="65.256cm" svg:y2="58.037cm">
          <text:p/>
        </draw:line>
        <draw:line draw:style-name="gr3" draw:layer="layout" svg:x1="65.405cm" svg:y1="58.274cm" svg:x2="65.4cm" svg:y2="58.288cm">
          <text:p/>
        </draw:line>
        <draw:line draw:style-name="gr3" draw:layer="layout" svg:x1="65.69cm" svg:y1="58.288cm" svg:x2="65.639cm" svg:y2="58.187cm">
          <text:p/>
        </draw:line>
        <draw:line draw:style-name="gr3" draw:layer="layout" svg:x1="65.592cm" svg:y1="58.225cm" svg:x2="65.736cm" svg:y2="58.112cm">
          <text:p/>
        </draw:line>
        <draw:line draw:style-name="gr3" draw:layer="layout" svg:x1="65.623cm" svg:y1="58.112cm" svg:x2="65.575cm" svg:y2="58.288cm">
          <text:p/>
        </draw:line>
        <draw:line draw:style-name="gr3" draw:layer="layout" svg:x1="65.795cm" svg:y1="58.168cm" svg:x2="65.778cm" svg:y2="58.232cm">
          <text:p/>
        </draw:line>
        <draw:line draw:style-name="gr3" draw:layer="layout" svg:x1="65.89cm" svg:y1="58.232cm" svg:x2="65.908cm" svg:y2="58.168cm">
          <text:p/>
        </draw:line>
        <draw:path draw:style-name="gr3" draw:layer="layout" svg:width="0.115cm" svg:height="0.056cm" svg:x="65.794cm" svg:y="58.112cm" svg:viewBox="0 0 116 57" svg:d="M114 57c4-17 1-32-8-43-18-21-54-18-82 5-11 10-20 24-24 38">
          <text:p/>
        </draw:path>
        <draw:path draw:style-name="gr3" draw:layer="layout" svg:width="0.114cm" svg:height="0.056cm" svg:x="65.776cm" svg:y="58.231cm" svg:viewBox="0 0 115 57" svg:d="M2 0c-5 16-2 31 8 43 17 20 55 18 81-6 12-11 20-24 24-37">
          <text:p/>
        </draw:path>
        <draw:line draw:style-name="gr3" draw:layer="layout" svg:x1="65.973cm" svg:y1="58.199cm" svg:x2="66.086cm" svg:y2="58.199cm">
          <text:p/>
        </draw:line>
        <draw:line draw:style-name="gr3" draw:layer="layout" svg:x1="66.062cm" svg:y1="58.288cm" svg:x2="66.11cm" svg:y2="58.112cm">
          <text:p/>
        </draw:line>
        <draw:line draw:style-name="gr3" draw:layer="layout" svg:x1="65.95cm" svg:y1="58.288cm" svg:x2="65.998cm" svg:y2="58.112cm">
          <text:p/>
        </draw:line>
        <draw:line draw:style-name="gr3" draw:layer="layout" svg:x1="66.267cm" svg:y1="58.112cm" svg:x2="66.219cm" svg:y2="58.288cm">
          <text:p/>
        </draw:line>
        <draw:polyline draw:style-name="gr3" draw:layer="layout" svg:width="0.172cm" svg:height="0.175cm" svg:x="66.137cm" svg:y="58.112cm" svg:viewBox="0 0 173 176" draw:points="173,0 47,0 0,176">
          <text:p/>
        </draw:polyline>
        <draw:line draw:style-name="gr3" draw:layer="layout" svg:x1="66.3cm" svg:y1="58.288cm" svg:x2="66.338cm" svg:y2="58.149cm">
          <text:p/>
        </draw:line>
        <draw:path draw:style-name="gr3" draw:layer="layout" svg:width="0.029cm" svg:height="0.037cm" svg:x="66.309cm" svg:y="58.112cm" svg:viewBox="0 0 30 38" svg:d="M29 38c3-11 1-22-6-29-5-6-13-9-23-9">
          <text:p/>
        </draw:path>
        <draw:line draw:style-name="gr3" draw:layer="layout" svg:x1="66.491cm" svg:y1="58.25cm" svg:x2="66.519cm" svg:y2="58.149cm">
          <text:p/>
        </draw:line>
        <draw:polyline draw:style-name="gr3" draw:layer="layout" svg:width="0.132cm" svg:height="0.237cm" svg:x="66.358cm" svg:y="58.112cm" svg:viewBox="0 0 133 238" draw:points="133,0 64,0 0,238">
          <text:p/>
        </draw:polyline>
        <draw:line draw:style-name="gr3" draw:layer="layout" svg:x1="66.375cm" svg:y1="58.287cm" svg:x2="66.444cm" svg:y2="58.287cm">
          <text:p/>
        </draw:line>
        <draw:path draw:style-name="gr3" draw:layer="layout" svg:width="0.047cm" svg:height="0.038cm" svg:x="66.444cm" svg:y="58.249cm" svg:viewBox="0 0 48 39" svg:d="M0 39c10 0 22-5 31-13 9-7 15-16 17-26">
          <text:p/>
        </draw:path>
        <draw:path draw:style-name="gr3" draw:layer="layout" svg:width="0.029cm" svg:height="0.037cm" svg:x="66.49cm" svg:y="58.112cm" svg:viewBox="0 0 30 38" svg:d="M29 38c3-11 1-22-6-29-6-6-14-9-23-9">
          <text:p/>
        </draw:path>
        <draw:line draw:style-name="gr3" draw:layer="layout" svg:x1="66.56cm" svg:y1="58.274cm" svg:x2="66.556cm" svg:y2="58.288cm">
          <text:p/>
        </draw:line>
        <draw:line draw:style-name="gr3" draw:layer="layout" svg:x1="65.656cm" svg:y1="58.705cm" svg:x2="65.73cm" svg:y2="58.705cm">
          <text:p/>
        </draw:line>
        <draw:line draw:style-name="gr3" draw:layer="layout" svg:x1="65.631cm" svg:y1="58.567cm" svg:x2="65.61cm" svg:y2="58.643cm">
          <text:p/>
        </draw:line>
        <draw:line draw:style-name="gr3" draw:layer="layout" svg:x1="65.71cm" svg:y1="58.781cm" svg:x2="65.768cm" svg:y2="58.567cm">
          <text:p/>
        </draw:line>
        <draw:line draw:style-name="gr3" draw:layer="layout" svg:x1="65.588cm" svg:y1="58.817cm" svg:x2="65.663cm" svg:y2="58.817cm">
          <text:p/>
        </draw:line>
        <draw:path draw:style-name="gr3" draw:layer="layout" svg:width="0.048cm" svg:height="0.063cm" svg:x="65.608cm" svg:y="58.642cm" svg:viewBox="0 0 49 64" svg:d="M2 0c-5 18-2 35 9 48 8 10 22 16 38 16">
          <text:p/>
        </draw:path>
        <draw:path draw:style-name="gr3" draw:layer="layout" svg:width="0.047cm" svg:height="0.037cm" svg:x="65.663cm" svg:y="58.78cm" svg:viewBox="0 0 48 38" svg:d="M0 38c11 0 23-4 33-14 7-6 13-15 15-24">
          <text:p/>
        </draw:path>
        <draw:line draw:style-name="gr3" draw:layer="layout" svg:x1="65.904cm" svg:y1="58.642cm" svg:x2="65.857cm" svg:y2="58.818cm">
          <text:p/>
        </draw:line>
        <draw:polyline draw:style-name="gr3" draw:layer="layout" svg:width="0.172cm" svg:height="0.175cm" svg:x="65.775cm" svg:y="58.642cm" svg:viewBox="0 0 173 176" draw:points="173,0 47,0 0,176">
          <text:p/>
        </draw:polyline>
        <draw:line draw:style-name="gr3" draw:layer="layout" svg:x1="65.938cm" svg:y1="58.818cm" svg:x2="65.976cm" svg:y2="58.68cm">
          <text:p/>
        </draw:line>
        <draw:path draw:style-name="gr3" draw:layer="layout" svg:width="0.029cm" svg:height="0.038cm" svg:x="65.947cm" svg:y="58.642cm" svg:viewBox="0 0 30 39" svg:d="M29 39c2-11 1-22-6-29-5-6-13-10-23-10">
          <text:p/>
        </draw:path>
        <draw:line draw:style-name="gr3" draw:layer="layout" svg:x1="66.072cm" svg:y1="58.599cm" svg:x2="66.023cm" svg:y2="58.781cm">
          <text:p/>
        </draw:line>
        <draw:line draw:style-name="gr3" draw:layer="layout" svg:x1="66.05cm" svg:y1="58.817cm" svg:x2="66.081cm" svg:y2="58.817cm">
          <text:p/>
        </draw:line>
        <draw:line draw:style-name="gr3" draw:layer="layout" svg:x1="66.116cm" svg:y1="58.624cm" svg:x2="66.077cm" svg:y2="58.65cm">
          <text:p/>
        </draw:line>
        <draw:line draw:style-name="gr3" draw:layer="layout" svg:x1="66.157cm" svg:y1="58.68cm" svg:x2="66.129cm" svg:y2="58.781cm">
          <text:p/>
        </draw:line>
        <draw:line draw:style-name="gr3" draw:layer="layout" svg:x1="66.097cm" svg:y1="58.642cm" svg:x2="66.128cm" svg:y2="58.642cm">
          <text:p/>
        </draw:line>
        <draw:path draw:style-name="gr3" draw:layer="layout" svg:width="0.028cm" svg:height="0.037cm" svg:x="66.021cm" svg:y="58.78cm" svg:viewBox="0 0 29 38" svg:d="M1 0c-3 11-1 21 5 28 5 7 14 10 23 10">
          <text:p/>
        </draw:path>
        <draw:path draw:style-name="gr3" draw:layer="layout" svg:width="0.04cm" svg:height="0.032cm" svg:x="66.071cm" svg:y="58.567cm" svg:viewBox="0 0 41 33" svg:d="M41 0c-9 0-19 4-27 12-7 6-12 13-14 21">
          <text:p/>
        </draw:path>
        <draw:path draw:style-name="gr3" draw:layer="layout" svg:width="0.022cm" svg:height="0.057cm" svg:x="66.111cm" svg:y="58.567cm" svg:viewBox="0 0 23 58" svg:d="M4 58c1-1 2-2 3-3 17-14 21-35 10-47-4-4-10-7-17-8">
          <text:p/>
        </draw:path>
        <draw:path draw:style-name="gr3" draw:layer="layout" svg:width="0.048cm" svg:height="0.037cm" svg:x="66.081cm" svg:y="58.78cm" svg:viewBox="0 0 49 38" svg:d="M0 38c11 0 23-4 33-14 8-6 14-15 16-24">
          <text:p/>
        </draw:path>
        <draw:path draw:style-name="gr3" draw:layer="layout" svg:width="0.047cm" svg:height="0.038cm" svg:x="66.05cm" svg:y="58.642cm" svg:viewBox="0 0 48 39" svg:d="M48 0c-11 0-22 5-32 13-8 7-14 17-16 26">
          <text:p/>
        </draw:path>
        <draw:path draw:style-name="gr3" draw:layer="layout" svg:width="0.029cm" svg:height="0.038cm" svg:x="66.128cm" svg:y="58.642cm" svg:viewBox="0 0 30 39" svg:d="M29 39c3-11 1-22-6-29-6-6-14-10-23-10">
          <text:p/>
        </draw:path>
        <draw:line draw:style-name="gr3" draw:layer="layout" svg:x1="66.198cm" svg:y1="58.805cm" svg:x2="66.194cm" svg:y2="58.818cm">
          <text:p/>
        </draw:line>
        <draw:line draw:style-name="gr3" draw:layer="layout" svg:x1="81.607cm" svg:y1="57.067cm" svg:x2="81.464cm" svg:y2="57.318cm">
          <text:p/>
        </draw:line>
        <draw:line draw:style-name="gr3" draw:layer="layout" svg:x1="81.668cm" svg:y1="57.067cm" svg:x2="81.606cm" svg:y2="57.067cm">
          <text:p/>
        </draw:line>
        <draw:line draw:style-name="gr3" draw:layer="layout" svg:x1="81.601cm" svg:y1="57.318cm" svg:x2="81.669cm" svg:y2="57.067cm">
          <text:p/>
        </draw:line>
        <draw:polyline draw:style-name="gr3" draw:layer="layout" svg:width="0.11cm" svg:height="0.175cm" svg:x="81.726cm" svg:y="57.142cm" svg:viewBox="0 0 111 176" draw:points="0,176 63,176 111,0">
          <text:p/>
        </draw:polyline>
        <draw:line draw:style-name="gr3" draw:layer="layout" svg:x1="81.724cm" svg:y1="57.142cm" svg:x2="81.69cm" svg:y2="57.268cm">
          <text:p/>
        </draw:line>
        <draw:path draw:style-name="gr3" draw:layer="layout" svg:width="0.038cm" svg:height="0.05cm" svg:x="81.688cm" svg:y="57.267cm" svg:viewBox="0 0 39 51" svg:d="M2 0c-4 14-2 28 7 37 7 9 17 14 30 14">
          <text:p/>
        </draw:path>
        <draw:line draw:style-name="gr3" draw:layer="layout" svg:x1="81.902cm" svg:y1="57.179cm" svg:x2="81.874cm" svg:y2="57.28cm">
          <text:p/>
        </draw:line>
        <draw:line draw:style-name="gr3" draw:layer="layout" svg:x1="81.901cm" svg:y1="57.317cm" svg:x2="81.951cm" svg:y2="57.317cm">
          <text:p/>
        </draw:line>
        <draw:line draw:style-name="gr3" draw:layer="layout" svg:x1="81.948cm" svg:y1="57.142cm" svg:x2="81.998cm" svg:y2="57.142cm">
          <text:p/>
        </draw:line>
        <draw:path draw:style-name="gr3" draw:layer="layout" svg:width="0.047cm" svg:height="0.037cm" svg:x="81.901cm" svg:y="57.142cm" svg:viewBox="0 0 48 38" svg:d="M48 0c-12 0-23 4-33 13-7 7-13 16-15 25">
          <text:p/>
        </draw:path>
        <draw:path draw:style-name="gr3" draw:layer="layout" svg:width="0.028cm" svg:height="0.038cm" svg:x="81.872cm" svg:y="57.279cm" svg:viewBox="0 0 29 39" svg:d="M1 0c-3 11-1 22 5 29 5 6 14 10 23 10">
          <text:p/>
        </draw:path>
        <draw:line draw:style-name="gr3" draw:layer="layout" svg:x1="82.155cm" svg:y1="57.142cm" svg:x2="82.107cm" svg:y2="57.318cm">
          <text:p/>
        </draw:line>
        <draw:polyline draw:style-name="gr3" draw:layer="layout" svg:width="0.172cm" svg:height="0.175cm" svg:x="82.026cm" svg:y="57.142cm" svg:viewBox="0 0 173 176" draw:points="173,0 47,0 0,176">
          <text:p/>
        </draw:polyline>
        <draw:line draw:style-name="gr3" draw:layer="layout" svg:x1="82.189cm" svg:y1="57.318cm" svg:x2="82.226cm" svg:y2="57.179cm">
          <text:p/>
        </draw:line>
        <draw:path draw:style-name="gr3" draw:layer="layout" svg:width="0.028cm" svg:height="0.037cm" svg:x="82.198cm" svg:y="57.142cm" svg:viewBox="0 0 29 38" svg:d="M28 38c3-11 1-21-6-28-5-7-13-10-22-10">
          <text:p/>
        </draw:path>
        <draw:line draw:style-name="gr3" draw:layer="layout" svg:x1="82.296cm" svg:y1="57.198cm" svg:x2="82.279cm" svg:y2="57.261cm">
          <text:p/>
        </draw:line>
        <draw:line draw:style-name="gr3" draw:layer="layout" svg:x1="82.391cm" svg:y1="57.261cm" svg:x2="82.41cm" svg:y2="57.198cm">
          <text:p/>
        </draw:line>
        <draw:path draw:style-name="gr3" draw:layer="layout" svg:width="0.115cm" svg:height="0.056cm" svg:x="82.295cm" svg:y="57.142cm" svg:viewBox="0 0 116 57" svg:d="M114 57c4-16 1-32-8-42-18-22-55-19-82 5-11 10-20 23-24 37">
          <text:p/>
        </draw:path>
        <draw:path draw:style-name="gr3" draw:layer="layout" svg:width="0.114cm" svg:height="0.056cm" svg:x="82.277cm" svg:y="57.26cm" svg:viewBox="0 0 115 57" svg:d="M2 0c-5 17-2 32 8 43 17 21 54 19 81-6 12-10 20-23 24-37">
          <text:p/>
        </draw:path>
        <draw:line draw:style-name="gr3" draw:layer="layout" svg:x1="82.511cm" svg:y1="57.098cm" svg:x2="82.461cm" svg:y2="57.28cm">
          <text:p/>
        </draw:line>
        <draw:line draw:style-name="gr3" draw:layer="layout" svg:x1="82.488cm" svg:y1="57.317cm" svg:x2="82.52cm" svg:y2="57.317cm">
          <text:p/>
        </draw:line>
        <draw:line draw:style-name="gr3" draw:layer="layout" svg:x1="82.554cm" svg:y1="57.123cm" svg:x2="82.515cm" svg:y2="57.149cm">
          <text:p/>
        </draw:line>
        <draw:line draw:style-name="gr3" draw:layer="layout" svg:x1="82.595cm" svg:y1="57.179cm" svg:x2="82.567cm" svg:y2="57.28cm">
          <text:p/>
        </draw:line>
        <draw:line draw:style-name="gr3" draw:layer="layout" svg:x1="82.535cm" svg:y1="57.142cm" svg:x2="82.567cm" svg:y2="57.142cm">
          <text:p/>
        </draw:line>
        <draw:path draw:style-name="gr3" draw:layer="layout" svg:width="0.028cm" svg:height="0.038cm" svg:x="82.46cm" svg:y="57.279cm" svg:viewBox="0 0 29 39" svg:d="M1 0c-3 11-1 22 5 29 6 6 14 10 23 10">
          <text:p/>
        </draw:path>
        <draw:path draw:style-name="gr3" draw:layer="layout" svg:width="0.039cm" svg:height="0.031cm" svg:x="82.51cm" svg:y="57.067cm" svg:viewBox="0 0 40 32" svg:d="M40 0c-10 0-19 4-27 10-7 6-11 14-13 22">
          <text:p/>
        </draw:path>
        <draw:path draw:style-name="gr3" draw:layer="layout" svg:width="0.023cm" svg:height="0.056cm" svg:x="82.549cm" svg:y="57.067cm" svg:viewBox="0 0 24 57" svg:d="M4 57c1-1 3-2 5-3 15-13 19-35 9-46-4-5-10-8-18-8">
          <text:p/>
        </draw:path>
        <draw:path draw:style-name="gr3" draw:layer="layout" svg:width="0.047cm" svg:height="0.038cm" svg:x="82.52cm" svg:y="57.279cm" svg:viewBox="0 0 48 39" svg:d="M0 39c11 0 22-5 31-13 9-7 15-17 17-26">
          <text:p/>
        </draw:path>
        <draw:path draw:style-name="gr3" draw:layer="layout" svg:width="0.047cm" svg:height="0.037cm" svg:x="82.488cm" svg:y="57.142cm" svg:viewBox="0 0 48 38" svg:d="M48 0c-10 0-22 4-32 13-8 7-14 16-16 25">
          <text:p/>
        </draw:path>
        <draw:path draw:style-name="gr3" draw:layer="layout" svg:width="0.028cm" svg:height="0.037cm" svg:x="82.567cm" svg:y="57.142cm" svg:viewBox="0 0 29 38" svg:d="M28 38c3-11 1-21-5-28s-14-10-23-10">
          <text:p/>
        </draw:path>
        <draw:line draw:style-name="gr3" draw:layer="layout" svg:x1="82.873cm" svg:y1="57.058cm" svg:x2="82.806cm" svg:y2="57.309cm">
          <text:p/>
        </draw:line>
        <draw:line draw:style-name="gr3" draw:layer="layout" svg:x1="82.793cm" svg:y1="57.121cm" svg:x2="82.873cm" svg:y2="57.058cm">
          <text:p/>
        </draw:line>
        <draw:line draw:style-name="gr3" draw:layer="layout" svg:x1="78.963cm" svg:y1="57.063cm" svg:x2="78.82cm" svg:y2="57.314cm">
          <text:p/>
        </draw:line>
        <draw:line draw:style-name="gr3" draw:layer="layout" svg:x1="79.025cm" svg:y1="57.063cm" svg:x2="78.962cm" svg:y2="57.063cm">
          <text:p/>
        </draw:line>
        <draw:line draw:style-name="gr3" draw:layer="layout" svg:x1="78.958cm" svg:y1="57.314cm" svg:x2="79.026cm" svg:y2="57.063cm">
          <text:p/>
        </draw:line>
        <draw:polyline draw:style-name="gr3" draw:layer="layout" svg:width="0.109cm" svg:height="0.175cm" svg:x="79.083cm" svg:y="57.138cm" svg:viewBox="0 0 110 176" draw:points="0,176 62,176 110,0">
          <text:p/>
        </draw:polyline>
        <draw:line draw:style-name="gr3" draw:layer="layout" svg:x1="79.081cm" svg:y1="57.138cm" svg:x2="79.046cm" svg:y2="57.264cm">
          <text:p/>
        </draw:line>
        <draw:path draw:style-name="gr3" draw:layer="layout" svg:width="0.039cm" svg:height="0.05cm" svg:x="79.044cm" svg:y="57.263cm" svg:viewBox="0 0 40 51" svg:d="M2 0c-4 15-1 29 7 38s19 13 31 13">
          <text:p/>
        </draw:path>
        <draw:line draw:style-name="gr3" draw:layer="layout" svg:x1="79.258cm" svg:y1="57.176cm" svg:x2="79.23cm" svg:y2="57.277cm">
          <text:p/>
        </draw:line>
        <draw:line draw:style-name="gr3" draw:layer="layout" svg:x1="79.258cm" svg:y1="57.313cm" svg:x2="79.308cm" svg:y2="57.313cm">
          <text:p/>
        </draw:line>
        <draw:line draw:style-name="gr3" draw:layer="layout" svg:x1="79.304cm" svg:y1="57.138cm" svg:x2="79.354cm" svg:y2="57.138cm">
          <text:p/>
        </draw:line>
        <draw:path draw:style-name="gr3" draw:layer="layout" svg:width="0.047cm" svg:height="0.038cm" svg:x="79.257cm" svg:y="57.138cm" svg:viewBox="0 0 48 39" svg:d="M48 0c-10 0-22 5-31 14-9 7-15 16-17 25">
          <text:p/>
        </draw:path>
        <draw:path draw:style-name="gr3" draw:layer="layout" svg:width="0.029cm" svg:height="0.037cm" svg:x="79.229cm" svg:y="57.276cm" svg:viewBox="0 0 30 38" svg:d="M1 0c-3 11-1 22 5 29 6 6 14 9 24 9">
          <text:p/>
        </draw:path>
        <draw:line draw:style-name="gr3" draw:layer="layout" svg:x1="79.513cm" svg:y1="57.138cm" svg:x2="79.464cm" svg:y2="57.314cm">
          <text:p/>
        </draw:line>
        <draw:polyline draw:style-name="gr3" draw:layer="layout" svg:width="0.171cm" svg:height="0.175cm" svg:x="79.383cm" svg:y="57.138cm" svg:viewBox="0 0 172 176" draw:points="172,0 46,0 0,176">
          <text:p/>
        </draw:polyline>
        <draw:line draw:style-name="gr3" draw:layer="layout" svg:x1="79.545cm" svg:y1="57.314cm" svg:x2="79.583cm" svg:y2="57.176cm">
          <text:p/>
        </draw:line>
        <draw:path draw:style-name="gr3" draw:layer="layout" svg:width="0.029cm" svg:height="0.038cm" svg:x="79.554cm" svg:y="57.138cm" svg:viewBox="0 0 30 39" svg:d="M29 39c3-11 1-21-5-28s-14-11-24-11">
          <text:p/>
        </draw:path>
        <draw:line draw:style-name="gr3" draw:layer="layout" svg:x1="70.608cm" svg:y1="55.807cm" svg:x2="70.601cm" svg:y2="55.833cm">
          <text:p/>
        </draw:line>
        <draw:line draw:style-name="gr3" draw:layer="layout" svg:x1="70.771cm" svg:y1="55.807cm" svg:x2="70.763cm" svg:y2="55.833cm">
          <text:p/>
        </draw:line>
        <draw:line draw:style-name="gr3" draw:layer="layout" svg:x1="70.607cm" svg:y1="55.807cm" svg:x2="70.77cm" svg:y2="55.807cm">
          <text:p/>
        </draw:line>
        <draw:polyline draw:style-name="gr3" draw:layer="layout" svg:width="0.18cm" svg:height="0.25cm" svg:x="70.632cm" svg:y="55.557cm" svg:viewBox="0 0 181 251" draw:points="0,251 117,0 181,0 113,251">
          <text:p/>
        </draw:polyline>
        <draw:line draw:style-name="gr3" draw:layer="layout" svg:x1="70.882cm" svg:y1="55.669cm" svg:x2="70.855cm" svg:y2="55.77cm">
          <text:p/>
        </draw:line>
        <draw:line draw:style-name="gr3" draw:layer="layout" svg:x1="70.882cm" svg:y1="55.807cm" svg:x2="70.907cm" svg:y2="55.807cm">
          <text:p/>
        </draw:line>
        <draw:polyline draw:style-name="gr3" draw:layer="layout" svg:width="0.062cm" svg:height="0.137cm" svg:x="70.929cm" svg:y="55.632cm" svg:viewBox="0 0 63 138" draw:points="26,138 63,0 0,0">
          <text:p/>
        </draw:polyline>
        <draw:path draw:style-name="gr3" draw:layer="layout" svg:width="0.048cm" svg:height="0.037cm" svg:x="70.881cm" svg:y="55.632cm" svg:viewBox="0 0 49 38" svg:d="M49 0c-11 0-22 4-33 13-7 6-13 15-16 25">
          <text:p/>
        </draw:path>
        <draw:path draw:style-name="gr3" draw:layer="layout" svg:width="0.029cm" svg:height="0.038cm" svg:x="70.853cm" svg:y="55.769cm" svg:viewBox="0 0 30 39" svg:d="M2 0c-4 12-1 22 5 29 5 6 13 10 23 10">
          <text:p/>
        </draw:path>
        <draw:path draw:style-name="gr3" draw:layer="layout" svg:width="0.028cm" svg:height="0.038cm" svg:x="70.953cm" svg:y="55.769cm" svg:viewBox="0 0 29 39" svg:d="M1 0c-3 12-1 22 5 29 5 6 14 10 23 10">
          <text:p/>
        </draw:path>
        <draw:path draw:style-name="gr3" draw:layer="layout" svg:width="0.048cm" svg:height="0.038cm" svg:x="70.907cm" svg:y="55.769cm" svg:viewBox="0 0 49 39" svg:d="M0 39c11 0 22-5 32-13 9-7 14-16 17-26">
          <text:p/>
        </draw:path>
        <draw:line draw:style-name="gr3" draw:layer="layout" svg:x1="71.187cm" svg:y1="55.632cm" svg:x2="71.138cm" svg:y2="55.808cm">
          <text:p/>
        </draw:line>
        <draw:polyline draw:style-name="gr3" draw:layer="layout" svg:width="0.172cm" svg:height="0.175cm" svg:x="71.057cm" svg:y="55.632cm" svg:viewBox="0 0 173 176" draw:points="173,0 47,0 0,176">
          <text:p/>
        </draw:polyline>
        <draw:line draw:style-name="gr3" draw:layer="layout" svg:x1="71.219cm" svg:y1="55.808cm" svg:x2="71.257cm" svg:y2="55.669cm">
          <text:p/>
        </draw:line>
        <draw:path draw:style-name="gr3" draw:layer="layout" svg:width="0.028cm" svg:height="0.037cm" svg:x="71.229cm" svg:y="55.632cm" svg:viewBox="0 0 29 38" svg:d="M28 38c3-12 1-22-5-29-5-6-14-9-23-9">
          <text:p/>
        </draw:path>
        <draw:line draw:style-name="gr3" draw:layer="layout" svg:x1="71.333cm" svg:y1="55.669cm" svg:x2="71.304cm" svg:y2="55.77cm">
          <text:p/>
        </draw:line>
        <draw:line draw:style-name="gr3" draw:layer="layout" svg:x1="71.332cm" svg:y1="55.807cm" svg:x2="71.357cm" svg:y2="55.807cm">
          <text:p/>
        </draw:line>
        <draw:polyline draw:style-name="gr3" draw:layer="layout" svg:width="0.062cm" svg:height="0.137cm" svg:x="71.379cm" svg:y="55.632cm" svg:viewBox="0 0 63 138" draw:points="26,138 63,0 0,0">
          <text:p/>
        </draw:polyline>
        <draw:path draw:style-name="gr3" draw:layer="layout" svg:width="0.048cm" svg:height="0.037cm" svg:x="71.331cm" svg:y="55.632cm" svg:viewBox="0 0 49 38" svg:d="M49 0c-12 0-24 4-33 13-8 6-13 15-16 25">
          <text:p/>
        </draw:path>
        <draw:path draw:style-name="gr3" draw:layer="layout" svg:width="0.029cm" svg:height="0.038cm" svg:x="71.303cm" svg:y="55.769cm" svg:viewBox="0 0 30 39" svg:d="M1 0c-2 12-1 22 6 29 5 6 13 10 23 10">
          <text:p/>
        </draw:path>
        <draw:path draw:style-name="gr3" draw:layer="layout" svg:width="0.029cm" svg:height="0.038cm" svg:x="71.403cm" svg:y="55.769cm" svg:viewBox="0 0 30 39" svg:d="M1 0c-2 12-1 22 6 29 6 6 14 10 23 10">
          <text:p/>
        </draw:path>
        <draw:path draw:style-name="gr3" draw:layer="layout" svg:width="0.047cm" svg:height="0.038cm" svg:x="71.357cm" svg:y="55.769cm" svg:viewBox="0 0 48 39" svg:d="M0 39c11 0 23-5 33-13 7-7 13-16 15-26">
          <text:p/>
        </draw:path>
        <draw:line draw:style-name="gr3" draw:layer="layout" svg:x1="69.591cm" svg:y1="55.569cm" svg:x2="69.523cm" svg:y2="55.82cm">
          <text:p/>
        </draw:line>
        <draw:line draw:style-name="gr3" draw:layer="layout" svg:x1="69.453cm" svg:y1="55.569cm" svg:x2="69.59cm" svg:y2="55.569cm">
          <text:p/>
        </draw:line>
        <draw:line draw:style-name="gr3" draw:layer="layout" svg:x1="69.386cm" svg:y1="55.82cm" svg:x2="69.454cm" svg:y2="55.569cm">
          <text:p/>
        </draw:line>
        <draw:line draw:style-name="gr3" draw:layer="layout" svg:x1="69.631cm" svg:y1="55.701cm" svg:x2="69.613cm" svg:y2="55.764cm">
          <text:p/>
        </draw:line>
        <draw:line draw:style-name="gr3" draw:layer="layout" svg:x1="69.726cm" svg:y1="55.764cm" svg:x2="69.744cm" svg:y2="55.701cm">
          <text:p/>
        </draw:line>
        <draw:path draw:style-name="gr3" draw:layer="layout" svg:width="0.115cm" svg:height="0.057cm" svg:x="69.63cm" svg:y="55.644cm" svg:viewBox="0 0 116 58" svg:d="M114 58c4-18 1-33-8-44-18-20-55-18-82 6-12 10-20 23-24 38">
          <text:p/>
        </draw:path>
        <draw:path draw:style-name="gr3" draw:layer="layout" svg:width="0.115cm" svg:height="0.056cm" svg:x="69.611cm" svg:y="55.763cm" svg:viewBox="0 0 116 57" svg:d="M2 0c-4 16-1 32 8 43 18 21 54 18 81-6 13-10 21-23 25-37">
          <text:p/>
        </draw:path>
        <draw:line draw:style-name="gr3" draw:layer="layout" svg:x1="69.871cm" svg:y1="55.569cm" svg:x2="69.921cm" svg:y2="55.569cm">
          <text:p/>
        </draw:line>
        <draw:line draw:style-name="gr3" draw:layer="layout" svg:x1="69.95cm" svg:y1="55.607cm" svg:x2="69.902cm" svg:y2="55.783cm">
          <text:p/>
        </draw:line>
        <draw:line draw:style-name="gr3" draw:layer="layout" svg:x1="69.796cm" svg:y1="55.783cm" svg:x2="69.825cm" svg:y2="55.682cm">
          <text:p/>
        </draw:line>
        <draw:line draw:style-name="gr3" draw:layer="layout" svg:x1="69.87cm" svg:y1="55.644cm" svg:x2="69.939cm" svg:y2="55.644cm">
          <text:p/>
        </draw:line>
        <draw:line draw:style-name="gr3" draw:layer="layout" svg:x1="69.823cm" svg:y1="55.819cm" svg:x2="69.854cm" svg:y2="55.819cm">
          <text:p/>
        </draw:line>
        <draw:path draw:style-name="gr3" draw:layer="layout" svg:width="0.029cm" svg:height="0.038cm" svg:x="69.921cm" svg:y="55.569cm" svg:viewBox="0 0 30 39" svg:d="M29 39c3-11 1-22-5-29-6-6-14-10-24-10">
          <text:p/>
        </draw:path>
        <draw:path draw:style-name="gr3" draw:layer="layout" svg:width="0.048cm" svg:height="0.037cm" svg:x="69.854cm" svg:y="55.782cm" svg:viewBox="0 0 49 38" svg:d="M0 38c11 0 24-4 33-14 8-6 14-15 16-24">
          <text:p/>
        </draw:path>
        <draw:path draw:style-name="gr3" draw:layer="layout" svg:width="0.047cm" svg:height="0.038cm" svg:x="69.823cm" svg:y="55.644cm" svg:viewBox="0 0 48 39" svg:d="M48 0c-12 0-23 5-33 13-7 7-13 17-15 26">
          <text:p/>
        </draw:path>
        <draw:path draw:style-name="gr3" draw:layer="layout" svg:width="0.028cm" svg:height="0.037cm" svg:x="69.794cm" svg:y="55.782cm" svg:viewBox="0 0 29 38" svg:d="M1 0c-3 11-1 21 5 28 5 7 13 10 23 10">
          <text:p/>
        </draw:path>
        <draw:polyline draw:style-name="gr3" draw:layer="layout" svg:width="0.122cm" svg:height="0.175cm" svg:x="69.967cm" svg:y="55.644cm" svg:viewBox="0 0 123 176" draw:points="123,0 48,0 0,176">
          <text:p/>
        </draw:polyline>
        <draw:line draw:style-name="gr3" draw:layer="layout" svg:x1="70.079cm" svg:y1="55.82cm" svg:x2="70.117cm" svg:y2="55.682cm">
          <text:p/>
        </draw:line>
        <draw:path draw:style-name="gr3" draw:layer="layout" svg:width="0.028cm" svg:height="0.038cm" svg:x="70.089cm" svg:y="55.644cm" svg:viewBox="0 0 29 39" svg:d="M28 39c3-11 1-22-5-29-5-6-13-10-23-10">
          <text:p/>
        </draw:path>
        <draw:line draw:style-name="gr3" draw:layer="layout" svg:x1="70.159cm" svg:y1="55.807cm" svg:x2="70.154cm" svg:y2="55.82cm">
          <text:p/>
        </draw:line>
        <draw:polyline draw:style-name="gr3" draw:layer="layout" svg:width="0.23cm" svg:height="0.25cm" svg:x="81.907cm" svg:y="55.066cm" svg:viewBox="0 0 231 251" draw:points="231,0 112,138 67,0 0,251">
          <text:p/>
        </draw:polyline>
        <draw:line draw:style-name="gr3" draw:layer="layout" svg:x1="82.07cm" svg:y1="55.317cm" svg:x2="82.139cm" svg:y2="55.066cm">
          <text:p/>
        </draw:line>
        <draw:line draw:style-name="gr3" draw:layer="layout" svg:x1="82.183cm" svg:y1="55.178cm" svg:x2="82.155cm" svg:y2="55.279cm">
          <text:p/>
        </draw:line>
        <draw:line draw:style-name="gr3" draw:layer="layout" svg:x1="82.182cm" svg:y1="55.316cm" svg:x2="82.207cm" svg:y2="55.316cm">
          <text:p/>
        </draw:line>
        <draw:polyline draw:style-name="gr3" draw:layer="layout" svg:width="0.063cm" svg:height="0.137cm" svg:x="82.229cm" svg:y="55.141cm" svg:viewBox="0 0 64 138" draw:points="27,138 64,0 0,0">
          <text:p/>
        </draw:polyline>
        <draw:path draw:style-name="gr3" draw:layer="layout" svg:width="0.047cm" svg:height="0.037cm" svg:x="82.182cm" svg:y="55.141cm" svg:viewBox="0 0 48 38" svg:d="M48 0c-12 0-23 4-32 13-8 7-14 16-16 25">
          <text:p/>
        </draw:path>
        <draw:path draw:style-name="gr3" draw:layer="layout" svg:width="0.028cm" svg:height="0.038cm" svg:x="82.154cm" svg:y="55.278cm" svg:viewBox="0 0 29 39" svg:d="M1 0c-3 11-1 22 5 29 5 6 14 10 23 10">
          <text:p/>
        </draw:path>
        <draw:path draw:style-name="gr3" draw:layer="layout" svg:width="0.028cm" svg:height="0.038cm" svg:x="82.254cm" svg:y="55.278cm" svg:viewBox="0 0 29 39" svg:d="M1 0c-3 11-1 22 5 29 5 6 13 10 23 10">
          <text:p/>
        </draw:path>
        <draw:path draw:style-name="gr3" draw:layer="layout" svg:width="0.048cm" svg:height="0.038cm" svg:x="82.207cm" svg:y="55.278cm" svg:viewBox="0 0 49 39" svg:d="M0 39c11 0 24-5 33-13 8-8 13-17 16-26">
          <text:p/>
        </draw:path>
        <draw:line draw:style-name="gr3" draw:layer="layout" svg:x1="82.395cm" svg:y1="55.178cm" svg:x2="82.367cm" svg:y2="55.279cm">
          <text:p/>
        </draw:line>
        <draw:line draw:style-name="gr3" draw:layer="layout" svg:x1="82.395cm" svg:y1="55.316cm" svg:x2="82.445cm" svg:y2="55.316cm">
          <text:p/>
        </draw:line>
        <draw:line draw:style-name="gr3" draw:layer="layout" svg:x1="82.442cm" svg:y1="55.141cm" svg:x2="82.492cm" svg:y2="55.141cm">
          <text:p/>
        </draw:line>
        <draw:path draw:style-name="gr3" draw:layer="layout" svg:width="0.048cm" svg:height="0.037cm" svg:x="82.394cm" svg:y="55.141cm" svg:viewBox="0 0 49 38" svg:d="M49 0c-11 0-23 4-33 13-8 7-13 16-16 25">
          <text:p/>
        </draw:path>
        <draw:path draw:style-name="gr3" draw:layer="layout" svg:width="0.029cm" svg:height="0.038cm" svg:x="82.366cm" svg:y="55.278cm" svg:viewBox="0 0 30 39" svg:d="M1 0c-3 11-1 22 6 29 5 6 13 10 23 10">
          <text:p/>
        </draw:path>
        <draw:line draw:style-name="gr3" draw:layer="layout" svg:x1="82.601cm" svg:y1="55.317cm" svg:x2="82.649cm" svg:y2="55.141cm">
          <text:p/>
        </draw:line>
        <draw:polyline draw:style-name="gr3" draw:layer="layout" svg:width="0.172cm" svg:height="0.175cm" svg:x="82.557cm" svg:y="55.141cm" svg:viewBox="0 0 173 176" draw:points="0,176 126,176 173,0">
          <text:p/>
        </draw:polyline>
        <draw:line draw:style-name="gr3" draw:layer="layout" svg:x1="82.569cm" svg:y1="55.141cm" svg:x2="82.53cm" svg:y2="55.279cm">
          <text:p/>
        </draw:line>
        <draw:path draw:style-name="gr3" draw:layer="layout" svg:width="0.028cm" svg:height="0.038cm" svg:x="82.528cm" svg:y="55.278cm" svg:viewBox="0 0 29 39" svg:d="M2 0c-4 11-2 22 5 29 5 6 13 10 22 10">
          <text:p/>
        </draw:path>
        <draw:line draw:style-name="gr3" draw:layer="layout" svg:x1="82.886cm" svg:y1="55.141cm" svg:x2="82.838cm" svg:y2="55.317cm">
          <text:p/>
        </draw:line>
        <draw:polyline draw:style-name="gr3" draw:layer="layout" svg:width="0.172cm" svg:height="0.175cm" svg:x="82.757cm" svg:y="55.141cm" svg:viewBox="0 0 173 176" draw:points="173,0 47,0 0,176">
          <text:p/>
        </draw:polyline>
        <draw:line draw:style-name="gr3" draw:layer="layout" svg:x1="82.92cm" svg:y1="55.317cm" svg:x2="82.957cm" svg:y2="55.178cm">
          <text:p/>
        </draw:line>
        <draw:path draw:style-name="gr3" draw:layer="layout" svg:width="0.028cm" svg:height="0.037cm" svg:x="82.929cm" svg:y="55.141cm" svg:viewBox="0 0 29 38" svg:d="M28 38c3-11 1-21-5-28s-14-10-23-10">
          <text:p/>
        </draw:path>
        <draw:line draw:style-name="gr3" draw:layer="layout" svg:x1="83.032cm" svg:y1="55.178cm" svg:x2="83.005cm" svg:y2="55.279cm">
          <text:p/>
        </draw:line>
        <draw:line draw:style-name="gr3" draw:layer="layout" svg:x1="83.032cm" svg:y1="55.316cm" svg:x2="83.057cm" svg:y2="55.316cm">
          <text:p/>
        </draw:line>
        <draw:polyline draw:style-name="gr3" draw:layer="layout" svg:width="0.062cm" svg:height="0.137cm" svg:x="83.079cm" svg:y="55.141cm" svg:viewBox="0 0 63 138" draw:points="25,138 63,0 0,0">
          <text:p/>
        </draw:polyline>
        <draw:path draw:style-name="gr3" draw:layer="layout" svg:width="0.048cm" svg:height="0.037cm" svg:x="83.031cm" svg:y="55.141cm" svg:viewBox="0 0 49 38" svg:d="M49 0c-12 0-23 4-33 13-8 7-13 16-16 25">
          <text:p/>
        </draw:path>
        <draw:path draw:style-name="gr3" draw:layer="layout" svg:width="0.028cm" svg:height="0.038cm" svg:x="83.003cm" svg:y="55.278cm" svg:viewBox="0 0 29 39" svg:d="M1 0c-3 11-1 22 6 29 5 6 13 10 22 10">
          <text:p/>
        </draw:path>
        <draw:path draw:style-name="gr3" draw:layer="layout" svg:width="0.029cm" svg:height="0.038cm" svg:x="83.103cm" svg:y="55.278cm" svg:viewBox="0 0 30 39" svg:d="M1 0c-2 11 0 22 6 29 5 6 14 10 23 10">
          <text:p/>
        </draw:path>
        <draw:path draw:style-name="gr3" draw:layer="layout" svg:width="0.047cm" svg:height="0.038cm" svg:x="83.057cm" svg:y="55.278cm" svg:viewBox="0 0 48 39" svg:d="M0 39c11 0 23-5 33-13 7-8 13-17 15-26">
          <text:p/>
        </draw:path>
        <draw:line draw:style-name="gr3" draw:layer="layout" svg:x1="83.274cm" svg:y1="55.066cm" svg:x2="83.386cm" svg:y2="55.066cm">
          <text:p/>
        </draw:line>
        <draw:line draw:style-name="gr3" draw:layer="layout" svg:x1="83.274cm" svg:y1="55.066cm" svg:x2="83.341cm" svg:y2="55.148cm">
          <text:p/>
        </draw:line>
        <draw:line draw:style-name="gr3" draw:layer="layout" svg:x1="83.217cm" svg:y1="55.279cm" svg:x2="83.245cm" svg:y2="55.178cm">
          <text:p/>
        </draw:line>
        <draw:line draw:style-name="gr3" draw:layer="layout" svg:x1="83.291cm" svg:y1="55.141cm" svg:x2="83.322cm" svg:y2="55.141cm">
          <text:p/>
        </draw:line>
        <draw:line draw:style-name="gr3" draw:layer="layout" svg:x1="83.351cm" svg:y1="55.178cm" svg:x2="83.323cm" svg:y2="55.279cm">
          <text:p/>
        </draw:line>
        <draw:line draw:style-name="gr3" draw:layer="layout" svg:x1="83.244cm" svg:y1="55.316cm" svg:x2="83.276cm" svg:y2="55.316cm">
          <text:p/>
        </draw:line>
        <draw:path draw:style-name="gr3" draw:layer="layout" svg:width="0.047cm" svg:height="0.037cm" svg:x="83.244cm" svg:y="55.141cm" svg:viewBox="0 0 48 38" svg:d="M48 0c-11 0-22 4-32 13-8 7-14 16-16 25">
          <text:p/>
        </draw:path>
        <draw:path draw:style-name="gr3" draw:layer="layout" svg:width="0.047cm" svg:height="0.038cm" svg:x="83.276cm" svg:y="55.278cm" svg:viewBox="0 0 48 39" svg:d="M0 39c10 0 22-5 31-13s15-17 17-26">
          <text:p/>
        </draw:path>
        <draw:path draw:style-name="gr3" draw:layer="layout" svg:width="0.028cm" svg:height="0.038cm" svg:x="83.216cm" svg:y="55.278cm" svg:viewBox="0 0 29 39" svg:d="M1 0c-3 11-1 22 5 29 5 6 14 10 23 10">
          <text:p/>
        </draw:path>
        <draw:path draw:style-name="gr3" draw:layer="layout" svg:width="0.029cm" svg:height="0.037cm" svg:x="83.322cm" svg:y="55.141cm" svg:viewBox="0 0 30 38" svg:d="M29 38c3-11 1-21-5-28-7-7-14-10-24-10">
          <text:p/>
        </draw:path>
        <draw:polyline draw:style-name="gr3" draw:layer="layout" svg:width="0.229cm" svg:height="0.25cm" svg:x="80.409cm" svg:y="55.066cm" svg:viewBox="0 0 230 251" draw:points="230,0 112,138 67,0 0,251">
          <text:p/>
        </draw:polyline>
        <draw:line draw:style-name="gr3" draw:layer="layout" svg:x1="80.571cm" svg:y1="55.317cm" svg:x2="80.639cm" svg:y2="55.066cm">
          <text:p/>
        </draw:line>
        <draw:line draw:style-name="gr3" draw:layer="layout" svg:x1="80.684cm" svg:y1="55.178cm" svg:x2="80.656cm" svg:y2="55.279cm">
          <text:p/>
        </draw:line>
        <draw:line draw:style-name="gr3" draw:layer="layout" svg:x1="80.684cm" svg:y1="55.316cm" svg:x2="80.709cm" svg:y2="55.316cm">
          <text:p/>
        </draw:line>
        <draw:polyline draw:style-name="gr3" draw:layer="layout" svg:width="0.062cm" svg:height="0.137cm" svg:x="80.731cm" svg:y="55.141cm" svg:viewBox="0 0 63 138" draw:points="26,138 63,0 0,0">
          <text:p/>
        </draw:polyline>
        <draw:path draw:style-name="gr3" draw:layer="layout" svg:width="0.048cm" svg:height="0.037cm" svg:x="80.683cm" svg:y="55.141cm" svg:viewBox="0 0 49 38" svg:d="M49 0c-12 0-24 4-33 13-8 7-13 16-16 25">
          <text:p/>
        </draw:path>
        <draw:path draw:style-name="gr3" draw:layer="layout" svg:width="0.03cm" svg:height="0.038cm" svg:x="80.655cm" svg:y="55.278cm" svg:viewBox="0 0 31 39" svg:d="M2 0c-4 11-1 22 6 29 5 6 13 10 23 10">
          <text:p/>
        </draw:path>
        <draw:path draw:style-name="gr3" draw:layer="layout" svg:width="0.029cm" svg:height="0.038cm" svg:x="80.755cm" svg:y="55.278cm" svg:viewBox="0 0 30 39" svg:d="M1 0c-3 11-1 22 6 29 6 6 14 10 23 10">
          <text:p/>
        </draw:path>
        <draw:path draw:style-name="gr3" draw:layer="layout" svg:width="0.047cm" svg:height="0.038cm" svg:x="80.709cm" svg:y="55.278cm" svg:viewBox="0 0 48 39" svg:d="M0 39c11 0 23-5 32-13 8-8 14-17 16-26">
          <text:p/>
        </draw:path>
        <draw:line draw:style-name="gr3" draw:layer="layout" svg:x1="80.897cm" svg:y1="55.178cm" svg:x2="80.869cm" svg:y2="55.279cm">
          <text:p/>
        </draw:line>
        <draw:line draw:style-name="gr3" draw:layer="layout" svg:x1="80.896cm" svg:y1="55.316cm" svg:x2="80.946cm" svg:y2="55.316cm">
          <text:p/>
        </draw:line>
        <draw:line draw:style-name="gr3" draw:layer="layout" svg:x1="80.943cm" svg:y1="55.141cm" svg:x2="80.993cm" svg:y2="55.141cm">
          <text:p/>
        </draw:line>
        <draw:path draw:style-name="gr3" draw:layer="layout" svg:width="0.047cm" svg:height="0.037cm" svg:x="80.896cm" svg:y="55.141cm" svg:viewBox="0 0 48 38" svg:d="M48 0c-11 0-22 4-32 13-8 7-14 16-16 25">
          <text:p/>
        </draw:path>
        <draw:path draw:style-name="gr3" draw:layer="layout" svg:width="0.028cm" svg:height="0.038cm" svg:x="80.867cm" svg:y="55.278cm" svg:viewBox="0 0 29 39" svg:d="M1 0c-3 11-1 22 5 29 6 6 14 10 23 10">
          <text:p/>
        </draw:path>
        <draw:line draw:style-name="gr3" draw:layer="layout" svg:x1="81.059cm" svg:y1="55.178cm" svg:x2="81.031cm" svg:y2="55.279cm">
          <text:p/>
        </draw:line>
        <draw:line draw:style-name="gr3" draw:layer="layout" svg:x1="81.059cm" svg:y1="55.316cm" svg:x2="81.109cm" svg:y2="55.316cm">
          <text:p/>
        </draw:line>
        <draw:line draw:style-name="gr3" draw:layer="layout" svg:x1="81.106cm" svg:y1="55.141cm" svg:x2="81.155cm" svg:y2="55.141cm">
          <text:p/>
        </draw:line>
        <draw:path draw:style-name="gr3" draw:layer="layout" svg:width="0.048cm" svg:height="0.037cm" svg:x="81.058cm" svg:y="55.141cm" svg:viewBox="0 0 49 38" svg:d="M49 0c-12 0-24 4-33 13-8 7-14 16-16 25">
          <text:p/>
        </draw:path>
        <draw:path draw:style-name="gr3" draw:layer="layout" svg:width="0.029cm" svg:height="0.038cm" svg:x="81.03cm" svg:y="55.278cm" svg:viewBox="0 0 30 39" svg:d="M1 0c-3 11-1 22 5 29 6 6 15 10 24 10">
          <text:p/>
        </draw:path>
        <draw:line draw:style-name="gr3" draw:layer="layout" svg:x1="81.221cm" svg:y1="55.178cm" svg:x2="81.194cm" svg:y2="55.279cm">
          <text:p/>
        </draw:line>
        <draw:line draw:style-name="gr3" draw:layer="layout" svg:x1="81.221cm" svg:y1="55.316cm" svg:x2="81.246cm" svg:y2="55.316cm">
          <text:p/>
        </draw:line>
        <draw:polyline draw:style-name="gr3" draw:layer="layout" svg:width="0.062cm" svg:height="0.137cm" svg:x="81.268cm" svg:y="55.141cm" svg:viewBox="0 0 63 138" draw:points="26,138 63,0 0,0">
          <text:p/>
        </draw:polyline>
        <draw:path draw:style-name="gr3" draw:layer="layout" svg:width="0.048cm" svg:height="0.037cm" svg:x="81.22cm" svg:y="55.141cm" svg:viewBox="0 0 49 38" svg:d="M49 0c-11 0-22 4-33 13-8 7-13 16-16 25">
          <text:p/>
        </draw:path>
        <draw:path draw:style-name="gr3" draw:layer="layout" svg:width="0.028cm" svg:height="0.038cm" svg:x="81.192cm" svg:y="55.278cm" svg:viewBox="0 0 29 39" svg:d="M1 0c-3 11-1 22 5 29 5 6 13 10 23 10">
          <text:p/>
        </draw:path>
        <draw:path draw:style-name="gr3" draw:layer="layout" svg:width="0.028cm" svg:height="0.038cm" svg:x="81.292cm" svg:y="55.278cm" svg:viewBox="0 0 29 39" svg:d="M1 0c-3 11-1 22 6 29 5 6 13 10 22 10">
          <text:p/>
        </draw:path>
        <draw:path draw:style-name="gr3" draw:layer="layout" svg:width="0.048cm" svg:height="0.038cm" svg:x="81.246cm" svg:y="55.278cm" svg:viewBox="0 0 49 39" svg:d="M0 39c11 0 22-5 32-13 8-8 14-17 17-26">
          <text:p/>
        </draw:path>
        <draw:line draw:style-name="gr3" draw:layer="layout" svg:x1="79.09cm" svg:y1="55.064cm" svg:x2="78.947cm" svg:y2="55.315cm">
          <text:p/>
        </draw:line>
        <draw:line draw:style-name="gr3" draw:layer="layout" svg:x1="79.152cm" svg:y1="55.064cm" svg:x2="79.089cm" svg:y2="55.064cm">
          <text:p/>
        </draw:line>
        <draw:line draw:style-name="gr3" draw:layer="layout" svg:x1="79.085cm" svg:y1="55.315cm" svg:x2="79.153cm" svg:y2="55.064cm">
          <text:p/>
        </draw:line>
        <draw:polyline draw:style-name="gr3" draw:layer="layout" svg:width="0.109cm" svg:height="0.175cm" svg:x="79.21cm" svg:y="55.139cm" svg:viewBox="0 0 110 176" draw:points="0,176 62,176 110,0">
          <text:p/>
        </draw:polyline>
        <draw:line draw:style-name="gr3" draw:layer="layout" svg:x1="79.207cm" svg:y1="55.139cm" svg:x2="79.173cm" svg:y2="55.265cm">
          <text:p/>
        </draw:line>
        <draw:path draw:style-name="gr3" draw:layer="layout" svg:width="0.038cm" svg:height="0.05cm" svg:x="79.171cm" svg:y="55.264cm" svg:viewBox="0 0 39 51" svg:d="M2 0c-5 15-2 28 7 39 7 8 17 12 30 12">
          <text:p/>
        </draw:path>
        <draw:line draw:style-name="gr3" draw:layer="layout" svg:x1="79.476cm" svg:y1="55.139cm" svg:x2="79.428cm" svg:y2="55.315cm">
          <text:p/>
        </draw:line>
        <draw:polyline draw:style-name="gr3" draw:layer="layout" svg:width="0.172cm" svg:height="0.175cm" svg:x="79.347cm" svg:y="55.139cm" svg:viewBox="0 0 173 176" draw:points="173,0 47,0 0,176">
          <text:p/>
        </draw:polyline>
        <draw:line draw:style-name="gr3" draw:layer="layout" svg:x1="79.509cm" svg:y1="55.315cm" svg:x2="79.547cm" svg:y2="55.177cm">
          <text:p/>
        </draw:line>
        <draw:path draw:style-name="gr3" draw:layer="layout" svg:width="0.028cm" svg:height="0.038cm" svg:x="79.519cm" svg:y="55.139cm" svg:viewBox="0 0 29 39" svg:d="M28 39c3-11 1-21-5-28-5-7-14-11-23-11">
          <text:p/>
        </draw:path>
        <draw:line draw:style-name="gr3" draw:layer="layout" svg:x1="79.589cm" svg:y1="55.302cm" svg:x2="79.584cm" svg:y2="55.315cm">
          <text:p/>
        </draw:line>
        <draw:line draw:style-name="gr3" draw:layer="layout" svg:x1="66.937cm" svg:y1="56.217cm" svg:x2="66.853cm" svg:y2="56.217cm">
          <text:p/>
        </draw:line>
        <draw:polyline draw:style-name="gr3" draw:layer="layout" svg:width="0.132cm" svg:height="0.25cm" svg:x="66.81cm" svg:y="56.042cm" svg:viewBox="0 0 133 251" draw:points="0,251 133,0 132,251">
          <text:p/>
        </draw:polyline>
        <draw:line draw:style-name="gr3" draw:layer="layout" svg:x1="67.129cm" svg:y1="56.117cm" svg:x2="67.081cm" svg:y2="56.293cm">
          <text:p/>
        </draw:line>
        <draw:line draw:style-name="gr3" draw:layer="layout" svg:x1="67.081cm" svg:y1="56.117cm" svg:x2="67.128cm" svg:y2="56.117cm">
          <text:p/>
        </draw:line>
        <draw:line draw:style-name="gr3" draw:layer="layout" svg:x1="66.997cm" svg:y1="56.293cm" svg:x2="67.082cm" svg:y2="56.117cm">
          <text:p/>
        </draw:line>
        <draw:line draw:style-name="gr3" draw:layer="layout" svg:x1="67.245cm" svg:y1="56.204cm" svg:x2="67.161cm" svg:y2="56.204cm">
          <text:p/>
        </draw:line>
        <draw:line draw:style-name="gr3" draw:layer="layout" svg:x1="67.17cm" svg:y1="56.173cm" svg:x2="67.146cm" svg:y2="56.261cm">
          <text:p/>
        </draw:line>
        <draw:line draw:style-name="gr3" draw:layer="layout" svg:x1="67.161cm" svg:y1="56.292cm" svg:x2="67.222cm" svg:y2="56.292cm">
          <text:p/>
        </draw:line>
        <draw:line draw:style-name="gr3" draw:layer="layout" svg:x1="67.245cm" svg:y1="56.205cm" svg:x2="67.255cm" svg:y2="56.173cm">
          <text:p/>
        </draw:line>
        <draw:path draw:style-name="gr3" draw:layer="layout" svg:width="0.087cm" svg:height="0.056cm" svg:x="67.169cm" svg:y="56.117cm" svg:viewBox="0 0 88 57" svg:d="M86 57c6-24 0-46-14-54-20-10-49 5-64 36-4 5-6 12-8 18">
          <text:p/>
        </draw:path>
        <draw:path draw:style-name="gr3" draw:layer="layout" svg:width="0.017cm" svg:height="0.032cm" svg:x="67.144cm" svg:y="56.26cm" svg:viewBox="0 0 18 33" svg:d="M2 0c-5 14-1 27 8 31 2 1 4 2 8 2">
          <text:p/>
        </draw:path>
        <draw:line draw:style-name="gr3" draw:layer="layout" svg:x1="67.363cm" svg:y1="56.293cm" svg:x2="67.333cm" svg:y2="56.192cm">
          <text:p/>
        </draw:line>
        <draw:line draw:style-name="gr3" draw:layer="layout" svg:x1="67.295cm" svg:y1="56.23cm" svg:x2="67.41cm" svg:y2="56.117cm">
          <text:p/>
        </draw:line>
        <draw:line draw:style-name="gr3" draw:layer="layout" svg:x1="67.326cm" svg:y1="56.117cm" svg:x2="67.278cm" svg:y2="56.293cm">
          <text:p/>
        </draw:line>
        <draw:line draw:style-name="gr3" draw:layer="layout" svg:x1="67.456cm" svg:y1="56.154cm" svg:x2="67.429cm" svg:y2="56.255cm">
          <text:p/>
        </draw:line>
        <draw:line draw:style-name="gr3" draw:layer="layout" svg:x1="67.447cm" svg:y1="56.292cm" svg:x2="67.484cm" svg:y2="56.292cm">
          <text:p/>
        </draw:line>
        <draw:line draw:style-name="gr3" draw:layer="layout" svg:x1="67.494cm" svg:y1="56.117cm" svg:x2="67.531cm" svg:y2="56.117cm">
          <text:p/>
        </draw:line>
        <draw:path draw:style-name="gr3" draw:layer="layout" svg:width="0.039cm" svg:height="0.037cm" svg:x="67.455cm" svg:y="56.117cm" svg:viewBox="0 0 40 38" svg:d="M40 0c-12 0-27 10-35 25-2 4-3 9-5 13">
          <text:p/>
        </draw:path>
        <draw:path draw:style-name="gr3" draw:layer="layout" svg:width="0.02cm" svg:height="0.038cm" svg:x="67.427cm" svg:y="56.254cm" svg:viewBox="0 0 21 39" svg:d="M2 0c-5 17-1 31 9 37 4 1 7 2 10 2">
          <text:p/>
        </draw:path>
        <draw:line draw:style-name="gr3" draw:layer="layout" svg:x1="67.578cm" svg:y1="56.154cm" svg:x2="67.551cm" svg:y2="56.255cm">
          <text:p/>
        </draw:line>
        <draw:line draw:style-name="gr3" draw:layer="layout" svg:x1="67.569cm" svg:y1="56.292cm" svg:x2="67.587cm" svg:y2="56.292cm">
          <text:p/>
        </draw:line>
        <draw:polyline draw:style-name="gr3" draw:layer="layout" svg:width="0.047cm" svg:height="0.137cm" svg:x="67.615cm" svg:y="56.117cm" svg:viewBox="0 0 48 138" draw:points="10,138 48,0 0,0">
          <text:p/>
        </draw:polyline>
        <draw:path draw:style-name="gr3" draw:layer="layout" svg:width="0.038cm" svg:height="0.037cm" svg:x="67.577cm" svg:y="56.117cm" svg:viewBox="0 0 39 38" svg:d="M39 0c-12 0-25 10-34 25-2 4-4 9-5 13">
          <text:p/>
        </draw:path>
        <draw:path draw:style-name="gr3" draw:layer="layout" svg:width="0.02cm" svg:height="0.038cm" svg:x="67.549cm" svg:y="56.254cm" svg:viewBox="0 0 21 39" svg:d="M2 0c-5 17-1 31 10 37 3 1 5 2 9 2">
          <text:p/>
        </draw:path>
        <draw:path draw:style-name="gr3" draw:layer="layout" svg:width="0.021cm" svg:height="0.038cm" svg:x="67.624cm" svg:y="56.254cm" svg:viewBox="0 0 22 39" svg:d="M2 0c-4 17 0 31 11 37 2 1 5 2 9 2">
          <text:p/>
        </draw:path>
        <draw:path draw:style-name="gr3" draw:layer="layout" svg:width="0.038cm" svg:height="0.038cm" svg:x="67.587cm" svg:y="56.254cm" svg:viewBox="0 0 39 39" svg:d="M0 39c12 0 26-10 35-26 2-3 3-9 4-13">
          <text:p/>
        </draw:path>
        <draw:line draw:style-name="gr3" draw:layer="layout" svg:x1="67.723cm" svg:y1="56.204cm" svg:x2="67.808cm" svg:y2="56.204cm">
          <text:p/>
        </draw:line>
        <draw:line draw:style-name="gr3" draw:layer="layout" svg:x1="67.784cm" svg:y1="56.293cm" svg:x2="67.832cm" svg:y2="56.117cm">
          <text:p/>
        </draw:line>
        <draw:line draw:style-name="gr3" draw:layer="layout" svg:x1="67.7cm" svg:y1="56.293cm" svg:x2="67.748cm" svg:y2="56.117cm">
          <text:p/>
        </draw:line>
        <draw:line draw:style-name="gr3" draw:layer="layout" svg:x1="67.921cm" svg:y1="56.042cm" svg:x2="67.959cm" svg:y2="56.042cm">
          <text:p/>
        </draw:line>
        <draw:line draw:style-name="gr3" draw:layer="layout" svg:x1="67.978cm" svg:y1="56.079cm" svg:x2="67.93cm" svg:y2="56.255cm">
          <text:p/>
        </draw:line>
        <draw:line draw:style-name="gr3" draw:layer="layout" svg:x1="67.85cm" svg:y1="56.255cm" svg:x2="67.878cm" svg:y2="56.154cm">
          <text:p/>
        </draw:line>
        <draw:line draw:style-name="gr3" draw:layer="layout" svg:x1="67.915cm" svg:y1="56.117cm" svg:x2="67.967cm" svg:y2="56.117cm">
          <text:p/>
        </draw:line>
        <draw:line draw:style-name="gr3" draw:layer="layout" svg:x1="67.868cm" svg:y1="56.292cm" svg:x2="67.892cm" svg:y2="56.292cm">
          <text:p/>
        </draw:line>
        <draw:path draw:style-name="gr3" draw:layer="layout" svg:width="0.02cm" svg:height="0.037cm" svg:x="67.959cm" svg:y="56.042cm" svg:viewBox="0 0 21 38" svg:d="M19 38c4-17 0-31-11-36-2-2-5-2-8-2">
          <text:p/>
        </draw:path>
        <draw:path draw:style-name="gr3" draw:layer="layout" svg:width="0.038cm" svg:height="0.038cm" svg:x="67.892cm" svg:y="56.254cm" svg:viewBox="0 0 39 39" svg:d="M0 39c12 0 25-10 34-26 2-3 4-9 5-13">
          <text:p/>
        </draw:path>
        <draw:path draw:style-name="gr3" draw:layer="layout" svg:width="0.038cm" svg:height="0.037cm" svg:x="67.877cm" svg:y="56.117cm" svg:viewBox="0 0 39 38" svg:d="M39 0c-12 0-25 10-34 25-2 4-4 9-5 13">
          <text:p/>
        </draw:path>
        <draw:path draw:style-name="gr3" draw:layer="layout" svg:width="0.02cm" svg:height="0.038cm" svg:x="67.849cm" svg:y="56.254cm" svg:viewBox="0 0 21 39" svg:d="M2 0c-4 17 0 31 11 37 2 1 5 2 8 2">
          <text:p/>
        </draw:path>
        <draw:line draw:style-name="gr3" draw:layer="layout" svg:x1="68.066cm" svg:y1="56.255cm" svg:x2="68.094cm" svg:y2="56.154cm">
          <text:p/>
        </draw:line>
        <draw:polyline draw:style-name="gr3" draw:layer="layout" svg:width="0.116cm" svg:height="0.237cm" svg:x="67.959cm" svg:y="56.117cm" svg:viewBox="0 0 117 238" draw:points="117,0 65,0 0,238">
          <text:p/>
        </draw:polyline>
        <draw:line draw:style-name="gr3" draw:layer="layout" svg:x1="67.976cm" svg:y1="56.292cm" svg:x2="68.028cm" svg:y2="56.292cm">
          <text:p/>
        </draw:line>
        <draw:path draw:style-name="gr3" draw:layer="layout" svg:width="0.038cm" svg:height="0.038cm" svg:x="68.028cm" svg:y="56.254cm" svg:viewBox="0 0 39 39" svg:d="M0 39c13 0 26-10 34-26 2-3 4-9 5-13">
          <text:p/>
        </draw:path>
        <draw:path draw:style-name="gr3" draw:layer="layout" svg:width="0.02cm" svg:height="0.037cm" svg:x="68.075cm" svg:y="56.117cm" svg:viewBox="0 0 21 38" svg:d="M19 38c4-17 0-31-11-36-2-2-5-2-8-2">
          <text:p/>
        </draw:path>
        <draw:line draw:style-name="gr3" draw:layer="layout" svg:x1="68.145cm" svg:y1="56.173cm" svg:x2="68.127cm" svg:y2="56.236cm">
          <text:p/>
        </draw:line>
        <draw:line draw:style-name="gr3" draw:layer="layout" svg:x1="68.211cm" svg:y1="56.236cm" svg:x2="68.229cm" svg:y2="56.173cm">
          <text:p/>
        </draw:line>
        <draw:path draw:style-name="gr3" draw:layer="layout" svg:width="0.087cm" svg:height="0.056cm" svg:x="68.144cm" svg:y="56.117cm" svg:viewBox="0 0 88 57" svg:d="M85 57c7-24 1-46-14-54-19-10-47 5-64 36-3 5-5 12-7 18">
          <text:p/>
        </draw:path>
        <draw:path draw:style-name="gr3" draw:layer="layout" svg:width="0.086cm" svg:height="0.057cm" svg:x="68.125cm" svg:y="56.235cm" svg:viewBox="0 0 87 58" svg:d="M2 0c-6 25-1 47 14 55 21 10 49-6 64-35 3-7 6-13 7-20">
          <text:p/>
        </draw:path>
        <draw:line draw:style-name="gr3" draw:layer="layout" svg:x1="68.312cm" svg:y1="56.073cm" svg:x2="68.263cm" svg:y2="56.255cm">
          <text:p/>
        </draw:line>
        <draw:line draw:style-name="gr3" draw:layer="layout" svg:x1="68.281cm" svg:y1="56.292cm" svg:x2="68.304cm" svg:y2="56.292cm">
          <text:p/>
        </draw:line>
        <draw:line draw:style-name="gr3" draw:layer="layout" svg:x1="68.343cm" svg:y1="56.098cm" svg:x2="68.312cm" svg:y2="56.124cm">
          <text:p/>
        </draw:line>
        <draw:line draw:style-name="gr3" draw:layer="layout" svg:x1="68.37cm" svg:y1="56.154cm" svg:x2="68.342cm" svg:y2="56.255cm">
          <text:p/>
        </draw:line>
        <draw:line draw:style-name="gr3" draw:layer="layout" svg:x1="68.328cm" svg:y1="56.117cm" svg:x2="68.351cm" svg:y2="56.117cm">
          <text:p/>
        </draw:line>
        <draw:path draw:style-name="gr3" draw:layer="layout" svg:width="0.02cm" svg:height="0.038cm" svg:x="68.261cm" svg:y="56.254cm" svg:viewBox="0 0 21 39" svg:d="M2 0c-5 17-1 31 9 37 3 1 7 2 10 2">
          <text:p/>
        </draw:path>
        <draw:path draw:style-name="gr3" draw:layer="layout" svg:width="0.032cm" svg:height="0.031cm" svg:x="68.311cm" svg:y="56.042cm" svg:viewBox="0 0 33 32" svg:d="M33 0c-11 0-22 8-29 21-1 4-3 8-4 11">
          <text:p/>
        </draw:path>
        <draw:path draw:style-name="gr3" draw:layer="layout" svg:width="0.017cm" svg:height="0.056cm" svg:x="68.342cm" svg:y="56.042cm" svg:viewBox="0 0 18 57" svg:d="M0 57c5-4 9-8 11-14 10-17 9-36-3-42-2 0-4-1-7-1">
          <text:p/>
        </draw:path>
        <draw:path draw:style-name="gr3" draw:layer="layout" svg:width="0.038cm" svg:height="0.038cm" svg:x="68.304cm" svg:y="56.254cm" svg:viewBox="0 0 39 39" svg:d="M0 39c13 0 27-10 34-26 3-3 4-9 5-13">
          <text:p/>
        </draw:path>
        <draw:path draw:style-name="gr3" draw:layer="layout" svg:width="0.039cm" svg:height="0.037cm" svg:x="68.289cm" svg:y="56.117cm" svg:viewBox="0 0 40 38" svg:d="M40 0c-12 0-27 10-35 25-2 4-3 9-5 13">
          <text:p/>
        </draw:path>
        <draw:path draw:style-name="gr3" draw:layer="layout" svg:width="0.02cm" svg:height="0.037cm" svg:x="68.351cm" svg:y="56.117cm" svg:viewBox="0 0 21 38" svg:d="M19 38c5-17 1-31-9-36-3-2-6-2-10-2">
          <text:p/>
        </draw:path>
        <draw:line draw:style-name="gr3" draw:layer="layout" svg:x1="68.426cm" svg:y1="56.154cm" svg:x2="68.399cm" svg:y2="56.255cm">
          <text:p/>
        </draw:line>
        <draw:line draw:style-name="gr3" draw:layer="layout" svg:x1="68.417cm" svg:y1="56.292cm" svg:x2="68.454cm" svg:y2="56.292cm">
          <text:p/>
        </draw:line>
        <draw:line draw:style-name="gr3" draw:layer="layout" svg:x1="68.463cm" svg:y1="56.117cm" svg:x2="68.501cm" svg:y2="56.117cm">
          <text:p/>
        </draw:line>
        <draw:path draw:style-name="gr3" draw:layer="layout" svg:width="0.038cm" svg:height="0.037cm" svg:x="68.425cm" svg:y="56.117cm" svg:viewBox="0 0 39 38" svg:d="M39 0c-12 0-26 10-34 25-2 4-4 9-5 13">
          <text:p/>
        </draw:path>
        <draw:path draw:style-name="gr3" draw:layer="layout" svg:width="0.02cm" svg:height="0.038cm" svg:x="68.397cm" svg:y="56.254cm" svg:viewBox="0 0 21 39" svg:d="M2 0c-5 17-1 31 9 37 4 1 6 2 10 2">
          <text:p/>
        </draw:path>
        <draw:line draw:style-name="gr3" draw:layer="layout" svg:x1="68.596cm" svg:y1="56.293cm" svg:x2="68.565cm" svg:y2="56.192cm">
          <text:p/>
        </draw:line>
        <draw:line draw:style-name="gr3" draw:layer="layout" svg:x1="68.527cm" svg:y1="56.23cm" svg:x2="68.643cm" svg:y2="56.117cm">
          <text:p/>
        </draw:line>
        <draw:line draw:style-name="gr3" draw:layer="layout" svg:x1="68.558cm" svg:y1="56.117cm" svg:x2="68.51cm" svg:y2="56.293cm">
          <text:p/>
        </draw:line>
        <draw:polyline draw:style-name="gr3" draw:layer="layout" svg:width="0.094cm" svg:height="0.175cm" svg:x="68.688cm" svg:y="56.117cm" svg:viewBox="0 0 95 176" draw:points="0,176 47,176 95,0">
          <text:p/>
        </draw:polyline>
        <draw:line draw:style-name="gr3" draw:layer="layout" svg:x1="68.699cm" svg:y1="56.117cm" svg:x2="68.664cm" svg:y2="56.243cm">
          <text:p/>
        </draw:line>
        <draw:path draw:style-name="gr3" draw:layer="layout" svg:width="0.026cm" svg:height="0.05cm" svg:x="68.662cm" svg:y="56.242cm" svg:viewBox="0 0 27 51" svg:d="M2 0c-5 21 0 41 13 48 4 2 8 3 12 3">
          <text:p/>
        </draw:path>
        <draw:line draw:style-name="gr3" draw:layer="layout" svg:x1="68.868cm" svg:y1="56.042cm" svg:x2="68.924cm" svg:y2="56.042cm">
          <text:p/>
        </draw:line>
        <draw:polyline draw:style-name="gr3" draw:layer="layout" svg:width="0.094cm" svg:height="0.175cm" svg:x="68.824cm" svg:y="56.117cm" svg:viewBox="0 0 95 176" draw:points="0,176 48,176 95,0">
          <text:p/>
        </draw:polyline>
        <draw:line draw:style-name="gr3" draw:layer="layout" svg:x1="68.835cm" svg:y1="56.117cm" svg:x2="68.8cm" svg:y2="56.243cm">
          <text:p/>
        </draw:line>
        <draw:path draw:style-name="gr3" draw:layer="layout" svg:width="0.026cm" svg:height="0.05cm" svg:x="68.798cm" svg:y="56.242cm" svg:viewBox="0 0 27 51" svg:d="M2 0c-6 21-1 41 14 48 3 2 7 3 11 3">
          <text:p/>
        </draw:path>
        <draw:line draw:style-name="gr3" draw:layer="layout" svg:x1="67.065cm" svg:y1="56.681cm" svg:x2="67.14cm" svg:y2="56.681cm">
          <text:p/>
        </draw:line>
        <draw:line draw:style-name="gr3" draw:layer="layout" svg:x1="67.04cm" svg:y1="56.544cm" svg:x2="67.019cm" svg:y2="56.62cm">
          <text:p/>
        </draw:line>
        <draw:line draw:style-name="gr3" draw:layer="layout" svg:x1="67.12cm" svg:y1="56.757cm" svg:x2="67.178cm" svg:y2="56.544cm">
          <text:p/>
        </draw:line>
        <draw:line draw:style-name="gr3" draw:layer="layout" svg:x1="66.997cm" svg:y1="56.794cm" svg:x2="67.072cm" svg:y2="56.794cm">
          <text:p/>
        </draw:line>
        <draw:path draw:style-name="gr3" draw:layer="layout" svg:width="0.048cm" svg:height="0.062cm" svg:x="67.017cm" svg:y="56.619cm" svg:viewBox="0 0 49 63" svg:d="M2 0c-5 18-2 36 9 48 9 10 23 15 38 15">
          <text:p/>
        </draw:path>
        <draw:path draw:style-name="gr3" draw:layer="layout" svg:width="0.048cm" svg:height="0.038cm" svg:x="67.072cm" svg:y="56.756cm" svg:viewBox="0 0 49 39" svg:d="M0 39c11 0 24-5 33-13 8-8 13-17 16-26">
          <text:p/>
        </draw:path>
        <draw:line draw:style-name="gr3" draw:layer="layout" svg:x1="67.301cm" svg:y1="56.757cm" svg:x2="67.329cm" svg:y2="56.656cm">
          <text:p/>
        </draw:line>
        <draw:polyline draw:style-name="gr3" draw:layer="layout" svg:width="0.132cm" svg:height="0.237cm" svg:x="67.168cm" svg:y="56.619cm" svg:viewBox="0 0 133 238" draw:points="133,0 63,0 0,238">
          <text:p/>
        </draw:polyline>
        <draw:line draw:style-name="gr3" draw:layer="layout" svg:x1="67.185cm" svg:y1="56.794cm" svg:x2="67.253cm" svg:y2="56.794cm">
          <text:p/>
        </draw:line>
        <draw:path draw:style-name="gr3" draw:layer="layout" svg:width="0.048cm" svg:height="0.038cm" svg:x="67.253cm" svg:y="56.756cm" svg:viewBox="0 0 49 39" svg:d="M0 39c11 0 23-5 33-13 8-8 13-17 16-26">
          <text:p/>
        </draw:path>
        <draw:path draw:style-name="gr3" draw:layer="layout" svg:width="0.029cm" svg:height="0.037cm" svg:x="67.3cm" svg:y="56.619cm" svg:viewBox="0 0 30 38" svg:d="M29 38c3-11 1-21-7-29-5-6-13-9-22-9">
          <text:p/>
        </draw:path>
        <draw:line draw:style-name="gr3" draw:layer="layout" svg:x1="67.403cm" svg:y1="56.794cm" svg:x2="67.478cm" svg:y2="56.794cm">
          <text:p/>
        </draw:line>
        <draw:line draw:style-name="gr3" draw:layer="layout" svg:x1="67.472cm" svg:y1="56.82cm" svg:x2="67.526cm" svg:y2="56.619cm">
          <text:p/>
        </draw:line>
        <draw:line draw:style-name="gr3" draw:layer="layout" svg:x1="67.362cm" svg:y1="56.856cm" svg:x2="67.424cm" svg:y2="56.856cm">
          <text:p/>
        </draw:line>
        <draw:line draw:style-name="gr3" draw:layer="layout" svg:x1="67.414cm" svg:y1="56.619cm" svg:x2="67.376cm" svg:y2="56.757cm">
          <text:p/>
        </draw:line>
        <draw:path draw:style-name="gr3" draw:layer="layout" svg:width="0.028cm" svg:height="0.038cm" svg:x="67.374cm" svg:y="56.756cm" svg:viewBox="0 0 29 39" svg:d="M1 0c-3 11-1 22 5 29 6 6 14 10 23 10">
          <text:p/>
        </draw:path>
        <draw:path draw:style-name="gr3" draw:layer="layout" svg:width="0.048cm" svg:height="0.037cm" svg:x="67.424cm" svg:y="56.819cm" svg:viewBox="0 0 49 38" svg:d="M0 38c11 0 22-5 32-14 7-7 14-15 17-24">
          <text:p/>
        </draw:path>
        <draw:line draw:style-name="gr3" draw:layer="layout" svg:x1="67.591cm" svg:y1="56.656cm" svg:x2="67.563cm" svg:y2="56.757cm">
          <text:p/>
        </draw:line>
        <draw:line draw:style-name="gr3" draw:layer="layout" svg:x1="67.591cm" svg:y1="56.794cm" svg:x2="67.641cm" svg:y2="56.794cm">
          <text:p/>
        </draw:line>
        <draw:line draw:style-name="gr3" draw:layer="layout" svg:x1="67.638cm" svg:y1="56.619cm" svg:x2="67.688cm" svg:y2="56.619cm">
          <text:p/>
        </draw:line>
        <draw:path draw:style-name="gr3" draw:layer="layout" svg:width="0.048cm" svg:height="0.037cm" svg:x="67.59cm" svg:y="56.619cm" svg:viewBox="0 0 49 38" svg:d="M49 0c-11 0-23 4-33 13-8 7-14 16-16 25">
          <text:p/>
        </draw:path>
        <draw:path draw:style-name="gr3" draw:layer="layout" svg:width="0.029cm" svg:height="0.038cm" svg:x="67.562cm" svg:y="56.756cm" svg:viewBox="0 0 30 39" svg:d="M1 0c-3 11-1 22 5 29 6 6 15 10 24 10">
          <text:p/>
        </draw:path>
        <draw:line draw:style-name="gr3" draw:layer="layout" svg:x1="67.748cm" svg:y1="56.675cm" svg:x2="67.731cm" svg:y2="56.738cm">
          <text:p/>
        </draw:line>
        <draw:line draw:style-name="gr3" draw:layer="layout" svg:x1="67.843cm" svg:y1="56.738cm" svg:x2="67.861cm" svg:y2="56.675cm">
          <text:p/>
        </draw:line>
        <draw:path draw:style-name="gr3" draw:layer="layout" svg:width="0.115cm" svg:height="0.056cm" svg:x="67.747cm" svg:y="56.619cm" svg:viewBox="0 0 116 57" svg:d="M114 57c4-16 1-33-8-43-18-21-54-18-82 5-11 11-20 24-24 38">
          <text:p/>
        </draw:path>
        <draw:path draw:style-name="gr3" draw:layer="layout" svg:width="0.114cm" svg:height="0.057cm" svg:x="67.729cm" svg:y="56.737cm" svg:viewBox="0 0 115 58" svg:d="M2 0c-5 17-2 33 8 44 17 20 55 18 81-6 12-10 20-24 24-38">
          <text:p/>
        </draw:path>
        <draw:line draw:style-name="gr3" draw:layer="layout" svg:x1="67.963cm" svg:y1="56.575cm" svg:x2="67.913cm" svg:y2="56.757cm">
          <text:p/>
        </draw:line>
        <draw:line draw:style-name="gr3" draw:layer="layout" svg:x1="67.941cm" svg:y1="56.794cm" svg:x2="67.972cm" svg:y2="56.794cm">
          <text:p/>
        </draw:line>
        <draw:line draw:style-name="gr3" draw:layer="layout" svg:x1="68.006cm" svg:y1="56.6cm" svg:x2="67.967cm" svg:y2="56.626cm">
          <text:p/>
        </draw:line>
        <draw:line draw:style-name="gr3" draw:layer="layout" svg:x1="68.047cm" svg:y1="56.656cm" svg:x2="68.019cm" svg:y2="56.757cm">
          <text:p/>
        </draw:line>
        <draw:line draw:style-name="gr3" draw:layer="layout" svg:x1="67.987cm" svg:y1="56.619cm" svg:x2="68.019cm" svg:y2="56.619cm">
          <text:p/>
        </draw:line>
        <draw:path draw:style-name="gr3" draw:layer="layout" svg:width="0.029cm" svg:height="0.038cm" svg:x="67.912cm" svg:y="56.756cm" svg:viewBox="0 0 30 39" svg:d="M1 0c-3 11-1 22 6 29 6 6 13 10 23 10">
          <text:p/>
        </draw:path>
        <draw:path draw:style-name="gr3" draw:layer="layout" svg:width="0.039cm" svg:height="0.031cm" svg:x="67.962cm" svg:y="56.544cm" svg:viewBox="0 0 40 32" svg:d="M40 0c-10 0-19 4-27 10-7 7-11 14-13 22">
          <text:p/>
        </draw:path>
        <draw:path draw:style-name="gr3" draw:layer="layout" svg:width="0.022cm" svg:height="0.056cm" svg:x="68.001cm" svg:y="56.544cm" svg:viewBox="0 0 23 57" svg:d="M4 57c1-1 2-2 4-3 16-14 20-35 10-46-4-5-11-8-18-8">
          <text:p/>
        </draw:path>
        <draw:path draw:style-name="gr3" draw:layer="layout" svg:width="0.047cm" svg:height="0.038cm" svg:x="67.972cm" svg:y="56.756cm" svg:viewBox="0 0 48 39" svg:d="M0 39c11 0 23-5 32-13 8-8 14-17 16-26">
          <text:p/>
        </draw:path>
        <draw:path draw:style-name="gr3" draw:layer="layout" svg:width="0.047cm" svg:height="0.037cm" svg:x="67.94cm" svg:y="56.619cm" svg:viewBox="0 0 48 38" svg:d="M48 0c-11 0-23 4-32 13-8 7-14 16-16 25">
          <text:p/>
        </draw:path>
        <draw:path draw:style-name="gr3" draw:layer="layout" svg:width="0.028cm" svg:height="0.037cm" svg:x="68.019cm" svg:y="56.619cm" svg:viewBox="0 0 29 38" svg:d="M28 38c3-11 1-21-5-29-5-6-13-9-23-9">
          <text:p/>
        </draw:path>
        <draw:line draw:style-name="gr3" draw:layer="layout" svg:x1="68.348cm" svg:y1="56.719cm" svg:x2="68.235cm" svg:y2="56.719cm">
          <text:p/>
        </draw:line>
        <draw:polyline draw:style-name="gr3" draw:layer="layout" svg:width="0.175cm" svg:height="0.25cm" svg:x="68.184cm" svg:y="56.544cm" svg:viewBox="0 0 176 251" draw:points="0,251 156,0 176,251">
          <text:p/>
        </draw:polyline>
        <draw:line draw:style-name="gr3" draw:layer="layout" svg:x1="68.438cm" svg:y1="56.781cm" svg:x2="68.434cm" svg:y2="56.795cm">
          <text:p/>
        </draw:line>
        <draw:polyline draw:style-name="gr3" draw:layer="layout" svg:width="0.136cm" svg:height="0.25cm" svg:x="68.509cm" svg:y="56.544cm" svg:viewBox="0 0 137 251" draw:points="137,0 68,0 0,251 70,251">
          <text:p/>
        </draw:polyline>
        <draw:line draw:style-name="gr3" draw:layer="layout" svg:x1="68.615cm" svg:y1="56.656cm" svg:x2="68.546cm" svg:y2="56.656cm">
          <text:p/>
        </draw:line>
        <draw:path draw:style-name="gr3" draw:layer="layout" svg:width="0.073cm" svg:height="0.112cm" svg:x="68.615cm" svg:y="56.544cm" svg:viewBox="0 0 74 113" svg:d="M0 113c16 0 33-7 48-19 27-24 34-60 16-80-8-9-20-14-34-14">
          <text:p/>
        </draw:path>
        <draw:path draw:style-name="gr3" draw:layer="layout" svg:width="0.089cm" svg:height="0.138cm" svg:x="68.578cm" svg:y="56.656cm" svg:viewBox="0 0 90 139" svg:d="M0 139c20 0 41-10 58-25 33-28 42-72 19-97-9-11-24-17-40-17">
          <text:p/>
        </draw:path>
        <draw:line draw:style-name="gr3" draw:layer="layout" svg:x1="68.726cm" svg:y1="56.781cm" svg:x2="68.721cm" svg:y2="56.795cm">
          <text:p/>
        </draw:line>
        <draw:line draw:style-name="gr3" draw:layer="layout" svg:x1="67.065cm" svg:y1="58.68cm" svg:x2="67.14cm" svg:y2="58.68cm">
          <text:p/>
        </draw:line>
        <draw:line draw:style-name="gr3" draw:layer="layout" svg:x1="67.04cm" svg:y1="58.543cm" svg:x2="67.019cm" svg:y2="58.619cm">
          <text:p/>
        </draw:line>
        <draw:line draw:style-name="gr3" draw:layer="layout" svg:x1="67.12cm" svg:y1="58.756cm" svg:x2="67.178cm" svg:y2="58.543cm">
          <text:p/>
        </draw:line>
        <draw:line draw:style-name="gr3" draw:layer="layout" svg:x1="66.997cm" svg:y1="58.793cm" svg:x2="67.072cm" svg:y2="58.793cm">
          <text:p/>
        </draw:line>
        <draw:path draw:style-name="gr3" draw:layer="layout" svg:width="0.048cm" svg:height="0.062cm" svg:x="67.017cm" svg:y="58.618cm" svg:viewBox="0 0 49 63" svg:d="M2 0c-5 19-2 36 9 48 9 10 23 15 38 15">
          <text:p/>
        </draw:path>
        <draw:path draw:style-name="gr3" draw:layer="layout" svg:width="0.048cm" svg:height="0.038cm" svg:x="67.072cm" svg:y="58.755cm" svg:viewBox="0 0 49 39" svg:d="M0 39c11 0 24-5 33-13 8-8 13-17 16-26">
          <text:p/>
        </draw:path>
        <draw:line draw:style-name="gr3" draw:layer="layout" svg:x1="67.301cm" svg:y1="58.756cm" svg:x2="67.329cm" svg:y2="58.655cm">
          <text:p/>
        </draw:line>
        <draw:polyline draw:style-name="gr3" draw:layer="layout" svg:width="0.132cm" svg:height="0.237cm" svg:x="67.168cm" svg:y="58.618cm" svg:viewBox="0 0 133 238" draw:points="133,0 63,0 0,238">
          <text:p/>
        </draw:polyline>
        <draw:line draw:style-name="gr3" draw:layer="layout" svg:x1="67.185cm" svg:y1="58.793cm" svg:x2="67.253cm" svg:y2="58.793cm">
          <text:p/>
        </draw:line>
        <draw:path draw:style-name="gr3" draw:layer="layout" svg:width="0.048cm" svg:height="0.038cm" svg:x="67.253cm" svg:y="58.755cm" svg:viewBox="0 0 49 39" svg:d="M0 39c11 0 23-5 33-13 8-8 13-17 16-26">
          <text:p/>
        </draw:path>
        <draw:path draw:style-name="gr3" draw:layer="layout" svg:width="0.029cm" svg:height="0.037cm" svg:x="67.3cm" svg:y="58.618cm" svg:viewBox="0 0 30 38" svg:d="M29 38c3-11 1-21-7-28-5-7-13-10-22-10">
          <text:p/>
        </draw:path>
        <draw:line draw:style-name="gr3" draw:layer="layout" svg:x1="67.403cm" svg:y1="58.793cm" svg:x2="67.478cm" svg:y2="58.793cm">
          <text:p/>
        </draw:line>
        <draw:line draw:style-name="gr3" draw:layer="layout" svg:x1="67.472cm" svg:y1="58.819cm" svg:x2="67.526cm" svg:y2="58.618cm">
          <text:p/>
        </draw:line>
        <draw:line draw:style-name="gr3" draw:layer="layout" svg:x1="67.362cm" svg:y1="58.855cm" svg:x2="67.424cm" svg:y2="58.855cm">
          <text:p/>
        </draw:line>
        <draw:line draw:style-name="gr3" draw:layer="layout" svg:x1="67.414cm" svg:y1="58.618cm" svg:x2="67.376cm" svg:y2="58.756cm">
          <text:p/>
        </draw:line>
        <draw:path draw:style-name="gr3" draw:layer="layout" svg:width="0.028cm" svg:height="0.038cm" svg:x="67.374cm" svg:y="58.755cm" svg:viewBox="0 0 29 39" svg:d="M1 0c-3 11-1 22 5 29 6 6 14 10 23 10">
          <text:p/>
        </draw:path>
        <draw:path draw:style-name="gr3" draw:layer="layout" svg:width="0.048cm" svg:height="0.037cm" svg:x="67.424cm" svg:y="58.818cm" svg:viewBox="0 0 49 38" svg:d="M0 38c11 0 22-5 32-14 7-6 14-15 17-24">
          <text:p/>
        </draw:path>
        <draw:line draw:style-name="gr3" draw:layer="layout" svg:x1="67.591cm" svg:y1="58.655cm" svg:x2="67.563cm" svg:y2="58.756cm">
          <text:p/>
        </draw:line>
        <draw:line draw:style-name="gr3" draw:layer="layout" svg:x1="67.591cm" svg:y1="58.793cm" svg:x2="67.641cm" svg:y2="58.793cm">
          <text:p/>
        </draw:line>
        <draw:line draw:style-name="gr3" draw:layer="layout" svg:x1="67.638cm" svg:y1="58.618cm" svg:x2="67.688cm" svg:y2="58.618cm">
          <text:p/>
        </draw:line>
        <draw:path draw:style-name="gr3" draw:layer="layout" svg:width="0.048cm" svg:height="0.037cm" svg:x="67.59cm" svg:y="58.618cm" svg:viewBox="0 0 49 38" svg:d="M49 0c-11 0-23 4-33 14-8 6-14 15-16 24">
          <text:p/>
        </draw:path>
        <draw:path draw:style-name="gr3" draw:layer="layout" svg:width="0.029cm" svg:height="0.038cm" svg:x="67.562cm" svg:y="58.755cm" svg:viewBox="0 0 30 39" svg:d="M1 0c-3 11-1 22 5 29 6 6 15 10 24 10">
          <text:p/>
        </draw:path>
        <draw:line draw:style-name="gr3" draw:layer="layout" svg:x1="67.748cm" svg:y1="58.674cm" svg:x2="67.731cm" svg:y2="58.737cm">
          <text:p/>
        </draw:line>
        <draw:line draw:style-name="gr3" draw:layer="layout" svg:x1="67.843cm" svg:y1="58.737cm" svg:x2="67.861cm" svg:y2="58.674cm">
          <text:p/>
        </draw:line>
        <draw:path draw:style-name="gr3" draw:layer="layout" svg:width="0.115cm" svg:height="0.056cm" svg:x="67.747cm" svg:y="58.618cm" svg:viewBox="0 0 116 57" svg:d="M114 57c4-17 1-33-8-43-18-21-54-18-82 5-11 10-20 23-24 38">
          <text:p/>
        </draw:path>
        <draw:path draw:style-name="gr3" draw:layer="layout" svg:width="0.114cm" svg:height="0.057cm" svg:x="67.729cm" svg:y="58.736cm" svg:viewBox="0 0 115 58" svg:d="M2 0c-5 17-2 32 8 44 17 20 55 18 81-6 12-11 20-24 24-38">
          <text:p/>
        </draw:path>
        <draw:line draw:style-name="gr3" draw:layer="layout" svg:x1="67.963cm" svg:y1="58.574cm" svg:x2="67.913cm" svg:y2="58.756cm">
          <text:p/>
        </draw:line>
        <draw:line draw:style-name="gr3" draw:layer="layout" svg:x1="67.941cm" svg:y1="58.793cm" svg:x2="67.972cm" svg:y2="58.793cm">
          <text:p/>
        </draw:line>
        <draw:line draw:style-name="gr3" draw:layer="layout" svg:x1="68.006cm" svg:y1="58.599cm" svg:x2="67.967cm" svg:y2="58.625cm">
          <text:p/>
        </draw:line>
        <draw:line draw:style-name="gr3" draw:layer="layout" svg:x1="68.047cm" svg:y1="58.655cm" svg:x2="68.019cm" svg:y2="58.756cm">
          <text:p/>
        </draw:line>
        <draw:line draw:style-name="gr3" draw:layer="layout" svg:x1="67.987cm" svg:y1="58.618cm" svg:x2="68.019cm" svg:y2="58.618cm">
          <text:p/>
        </draw:line>
        <draw:path draw:style-name="gr3" draw:layer="layout" svg:width="0.029cm" svg:height="0.038cm" svg:x="67.912cm" svg:y="58.755cm" svg:viewBox="0 0 30 39" svg:d="M1 0c-3 11-1 22 6 29 6 6 13 10 23 10">
          <text:p/>
        </draw:path>
        <draw:path draw:style-name="gr3" draw:layer="layout" svg:width="0.039cm" svg:height="0.031cm" svg:x="67.962cm" svg:y="58.543cm" svg:viewBox="0 0 40 32" svg:d="M40 0c-10 0-19 5-27 11-7 6-11 13-13 21">
          <text:p/>
        </draw:path>
        <draw:path draw:style-name="gr3" draw:layer="layout" svg:width="0.022cm" svg:height="0.056cm" svg:x="68.001cm" svg:y="58.543cm" svg:viewBox="0 0 23 57" svg:d="M4 57c1-1 2-2 4-3 16-13 20-34 10-45-4-6-11-9-18-9">
          <text:p/>
        </draw:path>
        <draw:path draw:style-name="gr3" draw:layer="layout" svg:width="0.047cm" svg:height="0.038cm" svg:x="67.972cm" svg:y="58.755cm" svg:viewBox="0 0 48 39" svg:d="M0 39c11 0 23-5 32-13 8-8 14-17 16-26">
          <text:p/>
        </draw:path>
        <draw:path draw:style-name="gr3" draw:layer="layout" svg:width="0.047cm" svg:height="0.037cm" svg:x="67.94cm" svg:y="58.618cm" svg:viewBox="0 0 48 38" svg:d="M48 0c-11 0-23 4-32 14-8 6-14 15-16 24">
          <text:p/>
        </draw:path>
        <draw:path draw:style-name="gr3" draw:layer="layout" svg:width="0.028cm" svg:height="0.037cm" svg:x="68.019cm" svg:y="58.618cm" svg:viewBox="0 0 29 38" svg:d="M28 38c3-11 1-21-5-28-5-7-13-10-23-10">
          <text:p/>
        </draw:path>
        <draw:line draw:style-name="gr3" draw:layer="layout" svg:x1="68.348cm" svg:y1="58.718cm" svg:x2="68.235cm" svg:y2="58.718cm">
          <text:p/>
        </draw:line>
        <draw:polyline draw:style-name="gr3" draw:layer="layout" svg:width="0.175cm" svg:height="0.25cm" svg:x="68.184cm" svg:y="58.543cm" svg:viewBox="0 0 176 251" draw:points="0,251 156,0 176,251">
          <text:p/>
        </draw:polyline>
        <draw:line draw:style-name="gr3" draw:layer="layout" svg:x1="68.438cm" svg:y1="58.78cm" svg:x2="68.434cm" svg:y2="58.794cm">
          <text:p/>
        </draw:line>
        <draw:polyline draw:style-name="gr3" draw:layer="layout" svg:width="0.136cm" svg:height="0.25cm" svg:x="68.509cm" svg:y="58.543cm" svg:viewBox="0 0 137 251" draw:points="137,0 68,0 0,251 70,251">
          <text:p/>
        </draw:polyline>
        <draw:line draw:style-name="gr3" draw:layer="layout" svg:x1="68.615cm" svg:y1="58.655cm" svg:x2="68.546cm" svg:y2="58.655cm">
          <text:p/>
        </draw:line>
        <draw:path draw:style-name="gr3" draw:layer="layout" svg:width="0.073cm" svg:height="0.112cm" svg:x="68.615cm" svg:y="58.543cm" svg:viewBox="0 0 74 113" svg:d="M0 113c16 0 33-7 48-19 27-24 34-60 16-80-8-9-20-14-34-14">
          <text:p/>
        </draw:path>
        <draw:path draw:style-name="gr3" draw:layer="layout" svg:width="0.089cm" svg:height="0.138cm" svg:x="68.578cm" svg:y="58.655cm" svg:viewBox="0 0 90 139" svg:d="M0 139c20 0 41-9 58-24 33-28 42-73 19-98-9-11-24-17-40-17">
          <text:p/>
        </draw:path>
        <draw:line draw:style-name="gr3" draw:layer="layout" svg:x1="68.726cm" svg:y1="58.78cm" svg:x2="68.721cm" svg:y2="58.794cm">
          <text:p/>
        </draw:line>
        <draw:polyline draw:style-name="gr3" draw:layer="layout" svg:width="0.262cm" svg:height="0.334cm" svg:x="79.169cm" svg:y="57.568cm" svg:viewBox="0 0 263 335" draw:points="263,0 128,184 90,0 0,335">
          <text:p/>
        </draw:polyline>
        <draw:line draw:style-name="gr3" draw:layer="layout" svg:x1="79.342cm" svg:y1="57.903cm" svg:x2="79.432cm" svg:y2="57.568cm">
          <text:p/>
        </draw:line>
        <draw:line draw:style-name="gr3" draw:layer="layout" svg:x1="79.511cm" svg:y1="57.568cm" svg:x2="79.631cm" svg:y2="57.568cm">
          <text:p/>
        </draw:line>
        <draw:line draw:style-name="gr3" draw:layer="layout" svg:x1="79.422cm" svg:y1="57.903cm" svg:x2="79.512cm" svg:y2="57.568cm">
          <text:p/>
        </draw:line>
        <draw:line draw:style-name="gr3" draw:layer="layout" svg:x1="79.792cm" svg:y1="57.568cm" svg:x2="79.702cm" svg:y2="57.903cm">
          <text:p/>
        </draw:line>
        <draw:line draw:style-name="gr3" draw:layer="layout" svg:x1="79.711cm" svg:y1="57.568cm" svg:x2="79.871cm" svg:y2="57.568cm">
          <text:p/>
        </draw:line>
        <draw:line draw:style-name="gr3" draw:layer="layout" svg:x1="79.969cm" svg:y1="57.752cm" svg:x2="80.049cm" svg:y2="57.752cm">
          <text:p/>
        </draw:line>
        <draw:line draw:style-name="gr3" draw:layer="layout" svg:x1="79.952cm" svg:y1="57.568cm" svg:x2="79.924cm" svg:y2="57.67cm">
          <text:p/>
        </draw:line>
        <draw:line draw:style-name="gr3" draw:layer="layout" svg:x1="80.022cm" svg:y1="57.853cm" svg:x2="80.099cm" svg:y2="57.568cm">
          <text:p/>
        </draw:line>
        <draw:line draw:style-name="gr3" draw:layer="layout" svg:x1="79.889cm" svg:y1="57.902cm" svg:x2="79.969cm" svg:y2="57.902cm">
          <text:p/>
        </draw:line>
        <draw:path draw:style-name="gr3" draw:layer="layout" svg:width="0.048cm" svg:height="0.084cm" svg:x="79.921cm" svg:y="57.668cm" svg:viewBox="0 0 49 85" svg:d="M4 0c-10 34-2 65 21 78 7 4 15 7 24 7">
          <text:p/>
        </draw:path>
        <draw:path draw:style-name="gr3" draw:layer="layout" svg:width="0.053cm" svg:height="0.05cm" svg:x="79.969cm" svg:y="57.852cm" svg:viewBox="0 0 54 51" svg:d="M0 51c16 0 34-14 46-32 3-6 6-13 8-19">
          <text:p/>
        </draw:path>
        <draw:polyline draw:style-name="gr3" draw:layer="layout" svg:width="0.13cm" svg:height="0.234cm" svg:x="80.248cm" svg:y="57.668cm" svg:viewBox="0 0 131 235" draw:points="0,235 68,235 131,0">
          <text:p/>
        </draw:polyline>
        <draw:line draw:style-name="gr3" draw:layer="layout" svg:x1="80.259cm" svg:y1="57.668cm" svg:x2="80.213cm" svg:y2="57.836cm">
          <text:p/>
        </draw:line>
        <draw:path draw:style-name="gr3" draw:layer="layout" svg:width="0.038cm" svg:height="0.067cm" svg:x="80.21cm" svg:y="57.835cm" svg:viewBox="0 0 39 68" svg:d="M3 0c-7 28-1 52 16 63 6 3 13 5 20 5">
          <text:p/>
        </draw:path>
        <draw:line draw:style-name="gr3" draw:layer="layout" svg:x1="80.605cm" svg:y1="57.668cm" svg:x2="80.542cm" svg:y2="57.903cm">
          <text:p/>
        </draw:line>
        <draw:line draw:style-name="gr3" draw:layer="layout" svg:x1="80.5cm" svg:y1="57.786cm" svg:x2="80.605cm" svg:y2="57.668cm">
          <text:p/>
        </draw:line>
        <draw:line draw:style-name="gr3" draw:layer="layout" svg:x1="80.457cm" svg:y1="57.668cm" svg:x2="80.501cm" svg:y2="57.786cm">
          <text:p/>
        </draw:line>
        <draw:line draw:style-name="gr3" draw:layer="layout" svg:x1="80.395cm" svg:y1="57.903cm" svg:x2="80.458cm" svg:y2="57.668cm">
          <text:p/>
        </draw:line>
        <draw:line draw:style-name="gr3" draw:layer="layout" svg:x1="80.627cm" svg:y1="57.885cm" svg:x2="80.622cm" svg:y2="57.903cm">
          <text:p/>
        </draw:line>
        <draw:line draw:style-name="gr3" draw:layer="layout" svg:x1="80.857cm" svg:y1="57.718cm" svg:x2="81.004cm" svg:y2="57.718cm">
          <text:p/>
        </draw:line>
        <draw:line draw:style-name="gr3" draw:layer="layout" svg:x1="80.955cm" svg:y1="57.903cm" svg:x2="81.045cm" svg:y2="57.568cm">
          <text:p/>
        </draw:line>
        <draw:line draw:style-name="gr3" draw:layer="layout" svg:x1="80.808cm" svg:y1="57.903cm" svg:x2="80.898cm" svg:y2="57.568cm">
          <text:p/>
        </draw:line>
        <draw:line draw:style-name="gr3" draw:layer="layout" svg:x1="81.04cm" svg:y1="57.885cm" svg:x2="81.035cm" svg:y2="57.903cm">
          <text:p/>
        </draw:line>
        <draw:line draw:style-name="gr3" draw:layer="layout" svg:x1="81.31cm" svg:y1="57.718cm" svg:x2="81.217cm" svg:y2="57.718cm">
          <text:p/>
        </draw:line>
        <draw:line draw:style-name="gr3" draw:layer="layout" svg:x1="81.284cm" svg:y1="57.568cm" svg:x2="81.204cm" svg:y2="57.568cm">
          <text:p/>
        </draw:line>
        <draw:line draw:style-name="gr3" draw:layer="layout" svg:x1="81.284cm" svg:y1="57.819cm" svg:x2="81.329cm" svg:y2="57.652cm">
          <text:p/>
        </draw:line>
        <draw:line draw:style-name="gr3" draw:layer="layout" svg:x1="81.115cm" svg:y1="57.902cm" svg:x2="81.195cm" svg:y2="57.902cm">
          <text:p/>
        </draw:line>
        <draw:path draw:style-name="gr3" draw:layer="layout" svg:width="0.048cm" svg:height="0.084cm" svg:x="81.284cm" svg:y="57.568cm" svg:viewBox="0 0 49 85" svg:d="M45 85c10-35 1-65-20-78-7-4-15-7-25-7">
          <text:p/>
        </draw:path>
        <draw:path draw:style-name="gr3" draw:layer="layout" svg:width="0.089cm" svg:height="0.084cm" svg:x="81.195cm" svg:y="57.818cm" svg:viewBox="0 0 90 85" svg:d="M0 85c27 0 56-22 76-53 6-10 11-21 14-32">
          <text:p/>
        </draw:path>
        <draw:line draw:style-name="gr3" draw:layer="layout" svg:x1="81.348cm" svg:y1="57.885cm" svg:x2="81.341cm" svg:y2="57.903cm">
          <text:p/>
        </draw:line>
        <draw:line draw:style-name="gr3" draw:layer="layout" svg:x1="81.544cm" svg:y1="57.718cm" svg:x2="81.47cm" svg:y2="57.718cm">
          <text:p/>
        </draw:line>
        <draw:line draw:style-name="gr3" draw:layer="layout" svg:x1="81.51cm" svg:y1="57.568cm" svg:x2="81.63cm" svg:y2="57.568cm">
          <text:p/>
        </draw:line>
        <draw:line draw:style-name="gr3" draw:layer="layout" svg:x1="81.421cm" svg:y1="57.903cm" svg:x2="81.511cm" svg:y2="57.568cm">
          <text:p/>
        </draw:line>
        <draw:line draw:style-name="gr3" draw:layer="layout" svg:x1="81.421cm" svg:y1="57.902cm" svg:x2="81.494cm" svg:y2="57.902cm">
          <text:p/>
        </draw:line>
        <draw:path draw:style-name="gr3" draw:layer="layout" svg:width="0.102cm" svg:height="0.184cm" svg:x="81.494cm" svg:y="57.718cm" svg:viewBox="0 0 103 185" svg:d="M0 185c30 0 63-23 84-57 28-47 25-100-7-121-8-4-18-7-27-7">
          <text:p/>
        </draw:path>
        <draw:line draw:style-name="gr3" draw:layer="layout" svg:x1="81.698cm" svg:y1="57.718cm" svg:x2="81.661cm" svg:y2="57.853cm">
          <text:p/>
        </draw:line>
        <draw:line draw:style-name="gr3" draw:layer="layout" svg:x1="81.688cm" svg:y1="57.902cm" svg:x2="81.714cm" svg:y2="57.902cm">
          <text:p/>
        </draw:line>
        <draw:polyline draw:style-name="gr3" draw:layer="layout" svg:width="0.067cm" svg:height="0.184cm" svg:x="81.75cm" svg:y="57.668cm" svg:viewBox="0 0 68 185" draw:points="18,185 68,0 0,0">
          <text:p/>
        </draw:polyline>
        <draw:path draw:style-name="gr3" draw:layer="layout" svg:width="0.053cm" svg:height="0.05cm" svg:x="81.697cm" svg:y="57.668cm" svg:viewBox="0 0 54 51" svg:d="M54 0c-16 0-34 13-45 32-4 6-7 13-9 19">
          <text:p/>
        </draw:path>
        <draw:path draw:style-name="gr3" draw:layer="layout" svg:width="0.029cm" svg:height="0.05cm" svg:x="81.659cm" svg:y="57.852cm" svg:viewBox="0 0 30 51" svg:d="M2 0c-5 20 0 38 14 47 4 2 9 4 14 4">
          <text:p/>
        </draw:path>
        <draw:path draw:style-name="gr3" draw:layer="layout" svg:width="0.028cm" svg:height="0.05cm" svg:x="81.766cm" svg:y="57.852cm" svg:viewBox="0 0 29 51" svg:d="M2 0c-6 20-1 38 13 47 4 2 9 4 14 4">
          <text:p/>
        </draw:path>
        <draw:path draw:style-name="gr3" draw:layer="layout" svg:width="0.054cm" svg:height="0.05cm" svg:x="81.714cm" svg:y="57.852cm" svg:viewBox="0 0 55 51" svg:d="M0 51c17 0 34-14 47-32 3-6 6-13 8-19">
          <text:p/>
        </draw:path>
        <draw:line draw:style-name="gr3" draw:layer="layout" svg:x1="81.914cm" svg:y1="57.902cm" svg:x2="81.994cm" svg:y2="57.902cm">
          <text:p/>
        </draw:line>
        <draw:line draw:style-name="gr3" draw:layer="layout" svg:x1="81.985cm" svg:y1="57.936cm" svg:x2="82.058cm" svg:y2="57.668cm">
          <text:p/>
        </draw:line>
        <draw:line draw:style-name="gr3" draw:layer="layout" svg:x1="81.865cm" svg:y1="57.985cm" svg:x2="81.932cm" svg:y2="57.985cm">
          <text:p/>
        </draw:line>
        <draw:line draw:style-name="gr3" draw:layer="layout" svg:x1="81.938cm" svg:y1="57.668cm" svg:x2="81.888cm" svg:y2="57.853cm">
          <text:p/>
        </draw:line>
        <draw:path draw:style-name="gr3" draw:layer="layout" svg:width="0.029cm" svg:height="0.05cm" svg:x="81.886cm" svg:y="57.852cm" svg:viewBox="0 0 30 51" svg:d="M3 0c-7 20-1 38 12 47 4 2 9 4 15 4">
          <text:p/>
        </draw:path>
        <draw:path draw:style-name="gr3" draw:layer="layout" svg:width="0.053cm" svg:height="0.05cm" svg:x="81.932cm" svg:y="57.935cm" svg:viewBox="0 0 54 51" svg:d="M0 51c16 0 35-12 46-31 4-6 7-14 8-20">
          <text:p/>
        </draw:path>
        <draw:line draw:style-name="gr3" draw:layer="layout" svg:x1="82.284cm" svg:y1="57.668cm" svg:x2="82.221cm" svg:y2="57.903cm">
          <text:p/>
        </draw:line>
        <draw:line draw:style-name="gr3" draw:layer="layout" svg:x1="82.179cm" svg:y1="57.786cm" svg:x2="82.284cm" svg:y2="57.668cm">
          <text:p/>
        </draw:line>
        <draw:line draw:style-name="gr3" draw:layer="layout" svg:x1="82.137cm" svg:y1="57.668cm" svg:x2="82.18cm" svg:y2="57.786cm">
          <text:p/>
        </draw:line>
        <draw:line draw:style-name="gr3" draw:layer="layout" svg:x1="82.074cm" svg:y1="57.903cm" svg:x2="82.138cm" svg:y2="57.668cm">
          <text:p/>
        </draw:line>
        <draw:line draw:style-name="gr3" draw:layer="layout" svg:x1="82.351cm" svg:y1="57.718cm" svg:x2="82.314cm" svg:y2="57.853cm">
          <text:p/>
        </draw:line>
        <draw:line draw:style-name="gr3" draw:layer="layout" svg:x1="82.341cm" svg:y1="57.902cm" svg:x2="82.367cm" svg:y2="57.902cm">
          <text:p/>
        </draw:line>
        <draw:polyline draw:style-name="gr3" draw:layer="layout" svg:width="0.067cm" svg:height="0.184cm" svg:x="82.403cm" svg:y="57.668cm" svg:viewBox="0 0 68 185" draw:points="18,185 68,0 0,0">
          <text:p/>
        </draw:polyline>
        <draw:path draw:style-name="gr3" draw:layer="layout" svg:width="0.053cm" svg:height="0.05cm" svg:x="82.35cm" svg:y="57.668cm" svg:viewBox="0 0 54 51" svg:d="M54 0c-17 0-35 13-46 32-4 6-6 13-8 19">
          <text:p/>
        </draw:path>
        <draw:path draw:style-name="gr3" draw:layer="layout" svg:width="0.029cm" svg:height="0.05cm" svg:x="82.312cm" svg:y="57.852cm" svg:viewBox="0 0 30 51" svg:d="M2 0c-5 20 0 38 13 47 4 2 10 4 15 4">
          <text:p/>
        </draw:path>
        <draw:path draw:style-name="gr3" draw:layer="layout" svg:width="0.029cm" svg:height="0.05cm" svg:x="82.419cm" svg:y="57.852cm" svg:viewBox="0 0 30 51" svg:d="M3 0c-7 20-1 38 12 47 4 2 9 4 15 4">
          <text:p/>
        </draw:path>
        <draw:path draw:style-name="gr3" draw:layer="layout" svg:width="0.054cm" svg:height="0.05cm" svg:x="82.367cm" svg:y="57.852cm" svg:viewBox="0 0 55 51" svg:d="M0 51c17 0 35-14 47-32 3-6 6-13 8-19">
          <text:p/>
        </draw:path>
        <draw:line draw:style-name="gr3" draw:layer="layout" svg:x1="82.559cm" svg:y1="57.785cm" svg:x2="82.679cm" svg:y2="57.785cm">
          <text:p/>
        </draw:line>
        <draw:line draw:style-name="gr3" draw:layer="layout" svg:x1="82.647cm" svg:y1="57.903cm" svg:x2="82.711cm" svg:y2="57.668cm">
          <text:p/>
        </draw:line>
        <draw:line draw:style-name="gr3" draw:layer="layout" svg:x1="82.527cm" svg:y1="57.903cm" svg:x2="82.591cm" svg:y2="57.668cm">
          <text:p/>
        </draw:line>
        <draw:line draw:style-name="gr3" draw:layer="layout" svg:x1="82.777cm" svg:y1="57.718cm" svg:x2="82.741cm" svg:y2="57.853cm">
          <text:p/>
        </draw:line>
        <draw:line draw:style-name="gr3" draw:layer="layout" svg:x1="82.767cm" svg:y1="57.902cm" svg:x2="82.794cm" svg:y2="57.902cm">
          <text:p/>
        </draw:line>
        <draw:polyline draw:style-name="gr3" draw:layer="layout" svg:width="0.066cm" svg:height="0.184cm" svg:x="82.83cm" svg:y="57.668cm" svg:viewBox="0 0 67 185" draw:points="17,185 67,0 0,0">
          <text:p/>
        </draw:polyline>
        <draw:path draw:style-name="gr3" draw:layer="layout" svg:width="0.054cm" svg:height="0.05cm" svg:x="82.776cm" svg:y="57.668cm" svg:viewBox="0 0 55 51" svg:d="M55 0c-16 0-35 13-47 32-3 6-6 13-8 19">
          <text:p/>
        </draw:path>
        <draw:path draw:style-name="gr3" draw:layer="layout" svg:width="0.029cm" svg:height="0.05cm" svg:x="82.738cm" svg:y="57.852cm" svg:viewBox="0 0 30 51" svg:d="M3 0c-6 20-1 38 12 47 5 2 10 4 15 4">
          <text:p/>
        </draw:path>
        <draw:path draw:style-name="gr3" draw:layer="layout" svg:width="0.029cm" svg:height="0.05cm" svg:x="82.845cm" svg:y="57.852cm" svg:viewBox="0 0 30 51" svg:d="M2 0c-5 20 0 38 13 47 4 2 10 4 15 4">
          <text:p/>
        </draw:path>
        <draw:path draw:style-name="gr3" draw:layer="layout" svg:width="0.053cm" svg:height="0.05cm" svg:x="82.794cm" svg:y="57.852cm" svg:viewBox="0 0 54 51" svg:d="M0 51c16 0 35-14 46-32 4-6 7-13 8-19">
          <text:p/>
        </draw:path>
        <draw:line draw:style-name="gr3" draw:layer="layout" svg:x1="79.77cm" svg:y1="58.584cm" svg:x2="79.678cm" svg:y2="58.643cm">
          <text:p/>
        </draw:line>
        <draw:path draw:style-name="gr3" draw:layer="layout" svg:width="0.042cm" svg:height="0.1cm" svg:x="79.648cm" svg:y="58.642cm" svg:viewBox="0 0 43 101" svg:d="M31 0c-4 4-9 9-13 14-22 28-24 63-3 79 7 6 17 9 28 8">
          <text:p/>
        </draw:path>
        <draw:path draw:style-name="gr3" draw:layer="layout" svg:width="0.074cm" svg:height="0.025cm" svg:x="79.689cm" svg:y="58.717cm" svg:viewBox="0 0 75 26" svg:d="M0 26c25-1 51-10 75-26">
          <text:p/>
        </draw:path>
        <draw:path draw:style-name="gr3" draw:layer="layout" svg:width="0.074cm" svg:height="0.025cm" svg:x="79.693cm" svg:y="58.509cm" svg:viewBox="0 0 75 26" svg:d="M75 0c-25 0-52 9-75 26">
          <text:p/>
        </draw:path>
        <draw:path draw:style-name="gr3" draw:layer="layout" svg:width="0.027cm" svg:height="0.075cm" svg:x="79.767cm" svg:y="58.509cm" svg:viewBox="0 0 28 76" svg:d="M2 76c5-4 9-8 13-12 17-21 18-47 2-58-4-4-11-6-17-6">
          <text:p/>
        </draw:path>
        <draw:line draw:style-name="gr3" draw:layer="layout" svg:x1="79.987cm" svg:y1="58.693cm" svg:x2="80.024cm" svg:y2="58.559cm">
          <text:p/>
        </draw:line>
        <draw:polyline draw:style-name="gr3" draw:layer="layout" svg:width="0.168cm" svg:height="0.316cm" svg:x="79.824cm" svg:y="58.509cm" svg:viewBox="0 0 169 317" draw:points="169,0 85,0 0,317">
          <text:p/>
        </draw:polyline>
        <draw:line draw:style-name="gr3" draw:layer="layout" svg:x1="79.847cm" svg:y1="58.742cm" svg:x2="79.929cm" svg:y2="58.742cm">
          <text:p/>
        </draw:line>
        <draw:path draw:style-name="gr3" draw:layer="layout" svg:width="0.058cm" svg:height="0.05cm" svg:x="79.929cm" svg:y="58.692cm" svg:viewBox="0 0 59 51" svg:d="M0 51c16 0 34-9 46-25 6-8 11-17 13-26">
          <text:p/>
        </draw:path>
        <draw:path draw:style-name="gr3" draw:layer="layout" svg:width="0.033cm" svg:height="0.05cm" svg:x="79.992cm" svg:y="58.509cm" svg:viewBox="0 0 34 51" svg:d="M32 51c5-18 1-35-10-44-7-5-14-7-22-7">
          <text:p/>
        </draw:path>
        <draw:line draw:style-name="gr3" draw:layer="layout" svg:x1="80.109cm" svg:y1="58.742cm" svg:x2="80.199cm" svg:y2="58.742cm">
          <text:p/>
        </draw:line>
        <draw:line draw:style-name="gr3" draw:layer="layout" svg:x1="80.19cm" svg:y1="58.776cm" svg:x2="80.262cm" svg:y2="58.509cm">
          <text:p/>
        </draw:line>
        <draw:line draw:style-name="gr3" draw:layer="layout" svg:x1="80.057cm" svg:y1="58.825cm" svg:x2="80.132cm" svg:y2="58.825cm">
          <text:p/>
        </draw:line>
        <draw:line draw:style-name="gr3" draw:layer="layout" svg:x1="80.128cm" svg:y1="58.509cm" svg:x2="80.077cm" svg:y2="58.693cm">
          <text:p/>
        </draw:line>
        <draw:path draw:style-name="gr3" draw:layer="layout" svg:width="0.034cm" svg:height="0.05cm" svg:x="80.075cm" svg:y="58.692cm" svg:viewBox="0 0 35 51" svg:d="M2 0c-5 18 0 34 11 44 6 5 13 7 22 7">
          <text:p/>
        </draw:path>
        <draw:path draw:style-name="gr3" draw:layer="layout" svg:width="0.058cm" svg:height="0.051cm" svg:x="80.132cm" svg:y="58.775cm" svg:viewBox="0 0 59 52" svg:d="M0 52c16 0 33-10 45-25 6-8 12-17 14-27">
          <text:p/>
        </draw:path>
        <draw:polyline draw:style-name="gr3" draw:layer="layout" svg:width="0.152cm" svg:height="0.233cm" svg:x="80.289cm" svg:y="58.509cm" svg:viewBox="0 0 153 234" draw:points="153,0 63,0 0,234">
          <text:p/>
        </draw:polyline>
        <draw:line draw:style-name="gr3" draw:layer="layout" svg:x1="80.424cm" svg:y1="58.743cm" svg:x2="80.474cm" svg:y2="58.559cm">
          <text:p/>
        </draw:line>
        <draw:path draw:style-name="gr3" draw:layer="layout" svg:width="0.034cm" svg:height="0.05cm" svg:x="80.441cm" svg:y="58.509cm" svg:viewBox="0 0 35 51" svg:d="M33 51c5-18 1-35-12-44-5-5-13-7-21-7">
          <text:p/>
        </draw:path>
        <draw:polyline draw:style-name="gr3" draw:layer="layout" svg:width="0.152cm" svg:height="0.233cm" svg:x="80.514cm" svg:y="58.509cm" svg:viewBox="0 0 153 234" draw:points="153,0 62,0 0,234">
          <text:p/>
        </draw:polyline>
        <draw:line draw:style-name="gr3" draw:layer="layout" svg:x1="80.649cm" svg:y1="58.743cm" svg:x2="80.699cm" svg:y2="58.559cm">
          <text:p/>
        </draw:line>
        <draw:path draw:style-name="gr3" draw:layer="layout" svg:width="0.035cm" svg:height="0.05cm" svg:x="80.666cm" svg:y="58.509cm" svg:viewBox="0 0 36 51" svg:d="M33 51c6-18 1-35-11-44-5-5-13-7-22-7">
          <text:p/>
        </draw:path>
        <draw:line draw:style-name="gr3" draw:layer="layout" svg:x1="80.789cm" svg:y1="58.559cm" svg:x2="80.752cm" svg:y2="58.693cm">
          <text:p/>
        </draw:line>
        <draw:line draw:style-name="gr3" draw:layer="layout" svg:x1="80.784cm" svg:y1="58.742cm" svg:x2="80.814cm" svg:y2="58.742cm">
          <text:p/>
        </draw:line>
        <draw:polyline draw:style-name="gr3" draw:layer="layout" svg:width="0.075cm" svg:height="0.183cm" svg:x="80.846cm" svg:y="58.509cm" svg:viewBox="0 0 76 184" draw:points="26,184 76,0 0,0">
          <text:p/>
        </draw:polyline>
        <draw:path draw:style-name="gr3" draw:layer="layout" svg:width="0.058cm" svg:height="0.05cm" svg:x="80.788cm" svg:y="58.509cm" svg:viewBox="0 0 59 51" svg:d="M59 0c-16 0-34 9-46 25-6 8-11 17-13 26">
          <text:p/>
        </draw:path>
        <draw:path draw:style-name="gr3" draw:layer="layout" svg:width="0.034cm" svg:height="0.05cm" svg:x="80.75cm" svg:y="58.692cm" svg:viewBox="0 0 35 51" svg:d="M2 0c-5 18-1 34 11 44 6 5 14 7 22 7">
          <text:p/>
        </draw:path>
        <draw:path draw:style-name="gr3" draw:layer="layout" svg:width="0.034cm" svg:height="0.05cm" svg:x="80.87cm" svg:y="58.692cm" svg:viewBox="0 0 35 51" svg:d="M2 0c-5 18-1 34 11 44 5 5 13 7 22 7">
          <text:p/>
        </draw:path>
        <draw:path draw:style-name="gr3" draw:layer="layout" svg:width="0.058cm" svg:height="0.05cm" svg:x="80.814cm" svg:y="58.692cm" svg:viewBox="0 0 59 51" svg:d="M0 51c17 0 34-9 46-25 6-8 11-17 13-26">
          <text:p/>
        </draw:path>
        <draw:polyline draw:style-name="gr3" draw:layer="layout" svg:width="0.171cm" svg:height="0.333cm" svg:x="81.114cm" svg:y="58.409cm" svg:viewBox="0 0 172 334" draw:points="172,0 90,0 0,334">
          <text:p/>
        </draw:polyline>
        <draw:line draw:style-name="gr3" draw:layer="layout" svg:x1="81.154cm" svg:y1="58.592cm" svg:x2="81.236cm" svg:y2="58.592cm">
          <text:p/>
        </draw:line>
        <draw:path draw:style-name="gr3" draw:layer="layout" svg:width="0.11cm" svg:height="0.183cm" svg:x="81.236cm" svg:y="58.409cm" svg:viewBox="0 0 111 184" svg:d="M0 184c29 0 61-17 83-45 36-43 38-100 5-126-11-9-24-13-39-13">
          <text:p/>
        </draw:path>
        <draw:line draw:style-name="gr3" draw:layer="layout" svg:x1="81.482cm" svg:y1="58.542cm" svg:x2="81.534cm" svg:y2="58.743cm">
          <text:p/>
        </draw:line>
        <draw:line draw:style-name="gr3" draw:layer="layout" svg:x1="81.404cm" svg:y1="58.61cm" svg:x2="81.624cm" svg:y2="58.409cm">
          <text:p/>
        </draw:line>
        <draw:line draw:style-name="gr3" draw:layer="layout" svg:x1="81.368cm" svg:y1="58.743cm" svg:x2="81.459cm" svg:y2="58.409cm">
          <text:p/>
        </draw:line>
        <draw:line draw:style-name="gr3" draw:layer="layout" svg:x1="81.798cm" svg:y1="58.593cm" svg:x2="81.828cm" svg:y2="58.484cm">
          <text:p/>
        </draw:line>
        <draw:line draw:style-name="gr3" draw:layer="layout" svg:x1="81.693cm" svg:y1="58.484cm" svg:x2="81.679cm" svg:y2="58.535cm">
          <text:p/>
        </draw:line>
        <draw:line draw:style-name="gr3" draw:layer="layout" svg:x1="81.716cm" svg:y1="58.592cm" svg:x2="81.798cm" svg:y2="58.592cm">
          <text:p/>
        </draw:line>
        <draw:path draw:style-name="gr3" draw:layer="layout" svg:width="0.145cm" svg:height="0.15cm" svg:x="81.653cm" svg:y="58.592cm" svg:viewBox="0 0 146 151" svg:d="M0 151c39-11 77-37 105-72 19-24 33-51 41-79">
          <text:p/>
        </draw:path>
        <draw:path draw:style-name="gr3" draw:layer="layout" svg:width="0.139cm" svg:height="0.075cm" svg:x="81.692cm" svg:y="58.409cm" svg:viewBox="0 0 140 76" svg:d="M136 76c8-27 2-51-15-66-27-21-71-9-101 27-9 12-16 25-20 39">
          <text:p/>
        </draw:path>
        <draw:path draw:style-name="gr3" draw:layer="layout" svg:width="0.039cm" svg:height="0.058cm" svg:x="81.677cm" svg:y="58.534cm" svg:viewBox="0 0 40 59" svg:d="M2 0c-5 21-1 40 13 51 7 5 15 8 25 8">
          <text:p/>
        </draw:path>
        <draw:line draw:style-name="gr3" draw:layer="layout" svg:x1="81.879cm" svg:y1="58.625cm" svg:x2="82.029cm" svg:y2="58.625cm">
          <text:p/>
        </draw:line>
        <draw:line draw:style-name="gr3" draw:layer="layout" svg:x1="82.253cm" svg:y1="58.409cm" svg:x2="82.163cm" svg:y2="58.743cm">
          <text:p/>
        </draw:line>
        <draw:line draw:style-name="gr3" draw:layer="layout" svg:x1="82.155cm" svg:y1="58.493cm" svg:x2="82.253cm" svg:y2="58.409cm">
          <text:p/>
        </draw:line>
        <draw:line draw:style-name="gr3" draw:layer="layout" svg:x1="82.401cm" svg:y1="58.668cm" svg:x2="82.451cm" svg:y2="58.484cm">
          <text:p/>
        </draw:line>
        <draw:line draw:style-name="gr3" draw:layer="layout" svg:x1="82.316cm" svg:y1="58.484cm" svg:x2="82.266cm" svg:y2="58.668cm">
          <text:p/>
        </draw:line>
        <draw:path draw:style-name="gr3" draw:layer="layout" svg:width="0.138cm" svg:height="0.075cm" svg:x="82.263cm" svg:y="58.667cm" svg:viewBox="0 0 139 76" svg:d="M3 0c-7 26-2 51 16 65 27 22 71 10 100-27 9-11 16-24 20-38">
          <text:p/>
        </draw:path>
        <draw:path draw:style-name="gr3" draw:layer="layout" svg:width="0.138cm" svg:height="0.075cm" svg:x="82.315cm" svg:y="58.409cm" svg:viewBox="0 0 139 76" svg:d="M136 76c7-27 1-51-16-66-26-21-72-9-101 27-9 12-16 25-19 39">
          <text:p/>
        </draw:path>
        <draw:line draw:style-name="gr3" draw:layer="layout" svg:x1="82.47cm" svg:y1="58.743cm" svg:x2="82.659cm" svg:y2="58.517cm">
          <text:p/>
        </draw:line>
        <draw:line draw:style-name="gr3" draw:layer="layout" svg:x1="82.47cm" svg:y1="58.742cm" svg:x2="82.605cm" svg:y2="58.742cm">
          <text:p/>
        </draw:line>
        <draw:path draw:style-name="gr3" draw:layer="layout" svg:width="0.126cm" svg:height="0.108cm" svg:x="82.549cm" svg:y="58.409cm" svg:viewBox="0 0 127 109" svg:d="M110 109c23-37 22-78-3-98-28-22-74-10-105 27-1 1-2 2-2 3">
          <text:p/>
        </draw:path>
        <draw:line draw:style-name="gr3" draw:layer="layout" svg:x1="80.057cm" svg:y1="58.336cm" svg:x2="80cm" svg:y2="58.202cm">
          <text:p/>
        </draw:line>
        <draw:line draw:style-name="gr3" draw:layer="layout" svg:x1="79.942cm" svg:y1="58.253cm" svg:x2="80.118cm" svg:y2="58.102cm">
          <text:p/>
        </draw:line>
        <draw:line draw:style-name="gr3" draw:layer="layout" svg:x1="79.983cm" svg:y1="58.102cm" svg:x2="79.92cm" svg:y2="58.336cm">
          <text:p/>
        </draw:line>
        <draw:line draw:style-name="gr3" draw:layer="layout" svg:x1="80.195cm" svg:y1="58.152cm" svg:x2="80.158cm" svg:y2="58.286cm">
          <text:p/>
        </draw:line>
        <draw:line draw:style-name="gr3" draw:layer="layout" svg:x1="80.189cm" svg:y1="58.335cm" svg:x2="80.219cm" svg:y2="58.335cm">
          <text:p/>
        </draw:line>
        <draw:polyline draw:style-name="gr3" draw:layer="layout" svg:width="0.076cm" svg:height="0.183cm" svg:x="80.252cm" svg:y="58.102cm" svg:viewBox="0 0 77 184" draw:points="27,184 77,0 0,0">
          <text:p/>
        </draw:polyline>
        <draw:path draw:style-name="gr3" draw:layer="layout" svg:width="0.058cm" svg:height="0.05cm" svg:x="80.194cm" svg:y="58.102cm" svg:viewBox="0 0 59 51" svg:d="M59 0c-17 0-34 9-46 24-6 8-11 18-13 27">
          <text:p/>
        </draw:path>
        <draw:path draw:style-name="gr3" draw:layer="layout" svg:width="0.033cm" svg:height="0.051cm" svg:x="80.156cm" svg:y="58.285cm" svg:viewBox="0 0 34 52" svg:d="M2 0c-5 19-1 35 10 44 7 5 14 8 22 8">
          <text:p/>
        </draw:path>
        <draw:path draw:style-name="gr3" draw:layer="layout" svg:width="0.033cm" svg:height="0.051cm" svg:x="80.276cm" svg:y="58.285cm" svg:viewBox="0 0 34 52" svg:d="M2 0c-5 19-1 35 10 44 6 5 13 8 22 8">
          <text:p/>
        </draw:path>
        <draw:path draw:style-name="gr3" draw:layer="layout" svg:width="0.059cm" svg:height="0.051cm" svg:x="80.219cm" svg:y="58.285cm" svg:viewBox="0 0 60 52" svg:d="M0 52c16 0 34-10 47-25 6-8 10-17 13-27">
          <text:p/>
        </draw:path>
        <draw:line draw:style-name="gr3" draw:layer="layout" svg:x1="80.482cm" svg:y1="58.335cm" svg:x2="80.512cm" svg:y2="58.335cm">
          <text:p/>
        </draw:line>
        <draw:line draw:style-name="gr3" draw:layer="layout" svg:x1="80.619cm" svg:y1="58.244cm" svg:x2="80.633cm" svg:y2="58.193cm">
          <text:p/>
        </draw:line>
        <draw:line draw:style-name="gr3" draw:layer="layout" svg:x1="80.574cm" svg:y1="58.102cm" svg:x2="80.544cm" svg:y2="58.102cm">
          <text:p/>
        </draw:line>
        <draw:line draw:style-name="gr3" draw:layer="layout" svg:x1="80.438cm" svg:y1="58.193cm" svg:x2="80.424cm" svg:y2="58.244cm">
          <text:p/>
        </draw:line>
        <draw:line draw:style-name="gr3" draw:layer="layout" svg:x1="80.578cm" svg:y1="58.035cm" svg:x2="80.475cm" svg:y2="58.419cm">
          <text:p/>
        </draw:line>
        <draw:path draw:style-name="gr3" draw:layer="layout" svg:width="0.062cm" svg:height="0.092cm" svg:x="80.42cm" svg:y="58.243cm" svg:viewBox="0 0 63 93" svg:d="M4 0c-9 33-1 64 20 80 11 8 24 13 39 13">
          <text:p/>
        </draw:path>
        <draw:path draw:style-name="gr3" draw:layer="layout" svg:width="0.107cm" svg:height="0.092cm" svg:x="80.512cm" svg:y="58.243cm" svg:viewBox="0 0 108 93" svg:d="M0 93c30 0 61-17 84-45 11-15 19-31 24-48">
          <text:p/>
        </draw:path>
        <draw:path draw:style-name="gr3" draw:layer="layout" svg:width="0.062cm" svg:height="0.091cm" svg:x="80.574cm" svg:y="58.102cm" svg:viewBox="0 0 63 92" svg:d="M59 92c9-32 2-62-19-78-11-9-25-14-40-14">
          <text:p/>
        </draw:path>
        <draw:path draw:style-name="gr3" draw:layer="layout" svg:width="0.107cm" svg:height="0.091cm" svg:x="80.437cm" svg:y="58.102cm" svg:viewBox="0 0 108 92" svg:d="M108 0c-30 0-61 18-84 45-11 15-19 31-24 47">
          <text:p/>
        </draw:path>
        <draw:line draw:style-name="gr3" draw:layer="layout" svg:x1="80.85cm" svg:y1="58.218cm" svg:x2="80.715cm" svg:y2="58.218cm">
          <text:p/>
        </draw:line>
        <draw:line draw:style-name="gr3" draw:layer="layout" svg:x1="80.728cm" svg:y1="58.177cm" svg:x2="80.695cm" svg:y2="58.294cm">
          <text:p/>
        </draw:line>
        <draw:line draw:style-name="gr3" draw:layer="layout" svg:x1="80.722cm" svg:y1="58.335cm" svg:x2="80.819cm" svg:y2="58.335cm">
          <text:p/>
        </draw:line>
        <draw:line draw:style-name="gr3" draw:layer="layout" svg:x1="80.85cm" svg:y1="58.219cm" svg:x2="80.863cm" svg:y2="58.177cm">
          <text:p/>
        </draw:line>
        <draw:path draw:style-name="gr3" draw:layer="layout" svg:width="0.138cm" svg:height="0.075cm" svg:x="80.727cm" svg:y="58.102cm" svg:viewBox="0 0 139 76" svg:d="M136 76c7-27 1-52-16-66-26-21-71-9-101 27-9 12-16 25-19 39">
          <text:p/>
        </draw:path>
        <draw:path draw:style-name="gr3" draw:layer="layout" svg:width="0.029cm" svg:height="0.042cm" svg:x="80.694cm" svg:y="58.293cm" svg:viewBox="0 0 30 43" svg:d="M2 0c-4 15 0 29 9 37 5 4 11 6 19 6">
          <text:p/>
        </draw:path>
        <draw:line draw:style-name="gr3" draw:layer="layout" svg:x1="81.021cm" svg:y1="58.002cm" svg:x2="81.081cm" svg:y2="58.002cm">
          <text:p/>
        </draw:line>
        <draw:line draw:style-name="gr3" draw:layer="layout" svg:x1="81.113cm" svg:y1="58.052cm" svg:x2="81.05cm" svg:y2="58.286cm">
          <text:p/>
        </draw:line>
        <draw:line draw:style-name="gr3" draw:layer="layout" svg:x1="80.923cm" svg:y1="58.286cm" svg:x2="80.959cm" svg:y2="58.152cm">
          <text:p/>
        </draw:line>
        <draw:line draw:style-name="gr3" draw:layer="layout" svg:x1="81.017cm" svg:y1="58.102cm" svg:x2="81.099cm" svg:y2="58.102cm">
          <text:p/>
        </draw:line>
        <draw:line draw:style-name="gr3" draw:layer="layout" svg:x1="80.954cm" svg:y1="58.335cm" svg:x2="80.992cm" svg:y2="58.335cm">
          <text:p/>
        </draw:line>
        <draw:path draw:style-name="gr3" draw:layer="layout" svg:width="0.033cm" svg:height="0.05cm" svg:x="81.081cm" svg:y="58.002cm" svg:viewBox="0 0 34 51" svg:d="M32 51c5-19 1-35-10-44-7-5-14-7-22-7">
          <text:p/>
        </draw:path>
        <draw:path draw:style-name="gr3" draw:layer="layout" svg:width="0.058cm" svg:height="0.051cm" svg:x="80.992cm" svg:y="58.285cm" svg:viewBox="0 0 59 52" svg:d="M0 52c16 0 34-10 46-25 6-8 11-17 13-27">
          <text:p/>
        </draw:path>
        <draw:path draw:style-name="gr3" draw:layer="layout" svg:width="0.059cm" svg:height="0.05cm" svg:x="80.958cm" svg:y="58.102cm" svg:viewBox="0 0 60 51" svg:d="M60 0c-16 0-34 9-47 24-6 8-10 18-13 27">
          <text:p/>
        </draw:path>
        <draw:path draw:style-name="gr3" draw:layer="layout" svg:width="0.033cm" svg:height="0.051cm" svg:x="80.921cm" svg:y="58.285cm" svg:viewBox="0 0 34 52" svg:d="M2 0c-5 19-1 35 11 44 6 5 13 8 21 8">
          <text:p/>
        </draw:path>
        <draw:line draw:style-name="gr3" draw:layer="layout" svg:x1="81.267cm" svg:y1="58.286cm" svg:x2="81.304cm" svg:y2="58.152cm">
          <text:p/>
        </draw:line>
        <draw:polyline draw:style-name="gr3" draw:layer="layout" svg:width="0.167cm" svg:height="0.316cm" svg:x="81.104cm" svg:y="58.102cm" svg:viewBox="0 0 168 317" draw:points="168,0 85,0 0,317">
          <text:p/>
        </draw:polyline>
        <draw:line draw:style-name="gr3" draw:layer="layout" svg:x1="81.127cm" svg:y1="58.335cm" svg:x2="81.209cm" svg:y2="58.335cm">
          <text:p/>
        </draw:line>
        <draw:path draw:style-name="gr3" draw:layer="layout" svg:width="0.058cm" svg:height="0.051cm" svg:x="81.209cm" svg:y="58.285cm" svg:viewBox="0 0 59 52" svg:d="M0 52c16 0 34-10 46-25 6-8 11-17 13-27">
          <text:p/>
        </draw:path>
        <draw:path draw:style-name="gr3" draw:layer="layout" svg:width="0.034cm" svg:height="0.05cm" svg:x="81.271cm" svg:y="58.102cm" svg:viewBox="0 0 35 51" svg:d="M33 51c5-19 1-35-11-44-6-5-13-7-22-7">
          <text:p/>
        </draw:path>
        <draw:line draw:style-name="gr3" draw:layer="layout" svg:x1="81.395cm" svg:y1="58.152cm" svg:x2="81.357cm" svg:y2="58.286cm">
          <text:p/>
        </draw:line>
        <draw:line draw:style-name="gr3" draw:layer="layout" svg:x1="81.389cm" svg:y1="58.335cm" svg:x2="81.419cm" svg:y2="58.335cm">
          <text:p/>
        </draw:line>
        <draw:polyline draw:style-name="gr3" draw:layer="layout" svg:width="0.075cm" svg:height="0.183cm" svg:x="81.451cm" svg:y="58.102cm" svg:viewBox="0 0 76 184" draw:points="26,184 76,0 0,0">
          <text:p/>
        </draw:polyline>
        <draw:path draw:style-name="gr3" draw:layer="layout" svg:width="0.058cm" svg:height="0.05cm" svg:x="81.393cm" svg:y="58.102cm" svg:viewBox="0 0 59 51" svg:d="M59 0c-15 0-33 9-45 24-7 8-12 18-14 27">
          <text:p/>
        </draw:path>
        <draw:path draw:style-name="gr3" draw:layer="layout" svg:width="0.034cm" svg:height="0.051cm" svg:x="81.355cm" svg:y="58.285cm" svg:viewBox="0 0 35 52" svg:d="M2 0c-5 19 0 35 12 44 6 5 13 8 21 8">
          <text:p/>
        </draw:path>
        <draw:path draw:style-name="gr3" draw:layer="layout" svg:width="0.034cm" svg:height="0.051cm" svg:x="81.475cm" svg:y="58.285cm" svg:viewBox="0 0 35 52" svg:d="M2 0c-4 19 0 35 11 44 5 5 14 8 22 8">
          <text:p/>
        </draw:path>
        <draw:path draw:style-name="gr3" draw:layer="layout" svg:width="0.058cm" svg:height="0.051cm" svg:x="81.419cm" svg:y="58.285cm" svg:viewBox="0 0 59 52" svg:d="M0 52c16 0 33-10 46-25 6-8 11-17 13-27">
          <text:p/>
        </draw:path>
        <draw:polyline draw:style-name="gr3" draw:layer="layout" svg:width="0.171cm" svg:height="0.333cm" svg:x="81.719cm" svg:y="58.002cm" svg:viewBox="0 0 172 334" draw:points="172,0 89,0 0,334">
          <text:p/>
        </draw:polyline>
        <draw:line draw:style-name="gr3" draw:layer="layout" svg:x1="81.759cm" svg:y1="58.185cm" svg:x2="81.841cm" svg:y2="58.185cm">
          <text:p/>
        </draw:line>
        <draw:path draw:style-name="gr3" draw:layer="layout" svg:width="0.111cm" svg:height="0.183cm" svg:x="81.841cm" svg:y="58.002cm" svg:viewBox="0 0 112 184" svg:d="M0 184c29 0 62-17 84-45 35-44 37-100 5-126-10-9-24-13-40-13">
          <text:p/>
        </draw:path>
        <draw:line draw:style-name="gr3" draw:layer="layout" svg:x1="82.087cm" svg:y1="58.135cm" svg:x2="82.14cm" svg:y2="58.336cm">
          <text:p/>
        </draw:line>
        <draw:line draw:style-name="gr3" draw:layer="layout" svg:x1="82.009cm" svg:y1="58.203cm" svg:x2="82.229cm" svg:y2="58.002cm">
          <text:p/>
        </draw:line>
        <draw:line draw:style-name="gr3" draw:layer="layout" svg:x1="81.974cm" svg:y1="58.336cm" svg:x2="82.064cm" svg:y2="58.002cm">
          <text:p/>
        </draw:line>
        <draw:line draw:style-name="gr3" draw:layer="layout" svg:x1="82.404cm" svg:y1="58.186cm" svg:x2="82.434cm" svg:y2="58.077cm">
          <text:p/>
        </draw:line>
        <draw:line draw:style-name="gr3" draw:layer="layout" svg:x1="82.299cm" svg:y1="58.077cm" svg:x2="82.284cm" svg:y2="58.128cm">
          <text:p/>
        </draw:line>
        <draw:line draw:style-name="gr3" draw:layer="layout" svg:x1="82.321cm" svg:y1="58.185cm" svg:x2="82.404cm" svg:y2="58.185cm">
          <text:p/>
        </draw:line>
        <draw:path draw:style-name="gr3" draw:layer="layout" svg:width="0.145cm" svg:height="0.15cm" svg:x="82.259cm" svg:y="58.185cm" svg:viewBox="0 0 146 151" svg:d="M0 151c39-12 76-38 105-73 19-24 33-51 41-78">
          <text:p/>
        </draw:path>
        <draw:path draw:style-name="gr3" draw:layer="layout" svg:width="0.138cm" svg:height="0.075cm" svg:x="82.298cm" svg:y="58.002cm" svg:viewBox="0 0 139 76" svg:d="M136 76c7-28 1-52-16-66-27-21-72-9-101 26-9 12-16 26-19 40">
          <text:p/>
        </draw:path>
        <draw:path draw:style-name="gr3" draw:layer="layout" svg:width="0.039cm" svg:height="0.058cm" svg:x="82.282cm" svg:y="58.127cm" svg:viewBox="0 0 40 59" svg:d="M2 0c-5 21-1 40 13 51 6 5 16 8 25 8">
          <text:p/>
        </draw:path>
        <draw:line draw:style-name="gr3" draw:layer="layout" svg:x1="75.161cm" svg:y1="54.185cm" svg:x2="75.239cm" svg:y2="54.486cm">
          <text:p/>
        </draw:line>
        <draw:line draw:style-name="gr3" draw:layer="layout" svg:x1="75.045cm" svg:y1="54.286cm" svg:x2="75.373cm" svg:y2="53.985cm">
          <text:p/>
        </draw:line>
        <draw:line draw:style-name="gr3" draw:layer="layout" svg:x1="74.991cm" svg:y1="54.486cm" svg:x2="75.126cm" svg:y2="53.985cm">
          <text:p/>
        </draw:line>
        <draw:line draw:style-name="gr3" draw:layer="layout" svg:x1="75.441cm" svg:y1="54.485cm" svg:x2="75.576cm" svg:y2="54.485cm">
          <text:p/>
        </draw:line>
        <draw:line draw:style-name="gr3" draw:layer="layout" svg:x1="75.562cm" svg:y1="54.536cm" svg:x2="75.671cm" svg:y2="54.135cm">
          <text:p/>
        </draw:line>
        <draw:line draw:style-name="gr3" draw:layer="layout" svg:x1="75.362cm" svg:y1="54.61cm" svg:x2="75.475cm" svg:y2="54.61cm">
          <text:p/>
        </draw:line>
        <draw:line draw:style-name="gr3" draw:layer="layout" svg:x1="75.468cm" svg:y1="54.135cm" svg:x2="75.393cm" svg:y2="54.411cm">
          <text:p/>
        </draw:line>
        <draw:path draw:style-name="gr3" draw:layer="layout" svg:width="0.051cm" svg:height="0.075cm" svg:x="75.391cm" svg:y="54.41cm" svg:viewBox="0 0 52 76" svg:d="M3 0c-7 27-1 52 16 65 9 7 21 11 33 11">
          <text:p/>
        </draw:path>
        <draw:path draw:style-name="gr3" draw:layer="layout" svg:width="0.087cm" svg:height="0.075cm" svg:x="75.475cm" svg:y="54.535cm" svg:viewBox="0 0 88 76" svg:d="M0 76c24 0 49-14 68-38 9-11 16-25 20-38">
          <text:p/>
        </draw:path>
        <draw:line draw:style-name="gr3" draw:layer="layout" svg:x1="75.922cm" svg:y1="54.411cm" svg:x2="75.978cm" svg:y2="54.21cm">
          <text:p/>
        </draw:line>
        <draw:polyline draw:style-name="gr3" draw:layer="layout" svg:width="0.251cm" svg:height="0.475cm" svg:x="75.677cm" svg:y="54.135cm" svg:viewBox="0 0 252 476" draw:points="252,0 127,0 0,476">
          <text:p/>
        </draw:polyline>
        <draw:line draw:style-name="gr3" draw:layer="layout" svg:x1="75.711cm" svg:y1="54.485cm" svg:x2="75.834cm" svg:y2="54.485cm">
          <text:p/>
        </draw:line>
        <draw:path draw:style-name="gr3" draw:layer="layout" svg:width="0.088cm" svg:height="0.075cm" svg:x="75.834cm" svg:y="54.41cm" svg:viewBox="0 0 89 76" svg:d="M0 76c24 0 50-14 68-37 11-11 17-25 21-39">
          <text:p/>
        </draw:path>
        <draw:path draw:style-name="gr3" draw:layer="layout" svg:width="0.051cm" svg:height="0.075cm" svg:x="75.928cm" svg:y="54.135cm" svg:viewBox="0 0 52 76" svg:d="M49 76c7-27 1-52-17-65-9-7-20-11-32-11">
          <text:p/>
        </draw:path>
        <draw:line draw:style-name="gr3" draw:layer="layout" svg:x1="76.111cm" svg:y1="54.21cm" svg:x2="76.057cm" svg:y2="54.411cm">
          <text:p/>
        </draw:line>
        <draw:line draw:style-name="gr3" draw:layer="layout" svg:x1="76.104cm" svg:y1="54.485cm" svg:x2="76.194cm" svg:y2="54.485cm">
          <text:p/>
        </draw:line>
        <draw:line draw:style-name="gr3" draw:layer="layout" svg:x1="76.198cm" svg:y1="54.135cm" svg:x2="76.288cm" svg:y2="54.135cm">
          <text:p/>
        </draw:line>
        <draw:path draw:style-name="gr3" draw:layer="layout" svg:width="0.088cm" svg:height="0.075cm" svg:x="76.11cm" svg:y="54.135cm" svg:viewBox="0 0 89 76" svg:d="M89 0c-24 0-50 14-69 37-9 11-16 25-20 39">
          <text:p/>
        </draw:path>
        <draw:path draw:style-name="gr3" draw:layer="layout" svg:width="0.05cm" svg:height="0.075cm" svg:x="76.054cm" svg:y="54.41cm" svg:viewBox="0 0 51 76" svg:d="M3 0c-7 27-1 52 16 65 9 7 20 11 32 11">
          <text:p/>
        </draw:path>
        <draw:line draw:style-name="gr3" draw:layer="layout" svg:x1="76.394cm" svg:y1="54.248cm" svg:x2="76.359cm" svg:y2="54.374cm">
          <text:p/>
        </draw:line>
        <draw:line draw:style-name="gr3" draw:layer="layout" svg:x1="76.562cm" svg:y1="54.374cm" svg:x2="76.596cm" svg:y2="54.248cm">
          <text:p/>
        </draw:line>
        <draw:path draw:style-name="gr3" draw:layer="layout" svg:width="0.207cm" svg:height="0.113cm" svg:x="76.393cm" svg:y="54.135cm" svg:viewBox="0 0 208 114" svg:d="M203 114c11-40 2-77-23-98-40-32-108-14-151 40-14 17-24 37-29 58">
          <text:p/>
        </draw:path>
        <draw:path draw:style-name="gr3" draw:layer="layout" svg:width="0.207cm" svg:height="0.112cm" svg:x="76.355cm" svg:y="54.373cm" svg:viewBox="0 0 208 113" svg:d="M4 0c-10 40-1 77 24 97 39 33 106 14 150-39 14-17 24-37 30-58">
          <text:p/>
        </draw:path>
        <draw:line draw:style-name="gr3" draw:layer="layout" svg:x1="76.785cm" svg:y1="54.048cm" svg:x2="76.687cm" svg:y2="54.411cm">
          <text:p/>
        </draw:line>
        <draw:line draw:style-name="gr3" draw:layer="layout" svg:x1="76.734cm" svg:y1="54.485cm" svg:x2="76.79cm" svg:y2="54.485cm">
          <text:p/>
        </draw:line>
        <draw:line draw:style-name="gr3" draw:layer="layout" svg:x1="76.861cm" svg:y1="54.098cm" svg:x2="76.791cm" svg:y2="54.149cm">
          <text:p/>
        </draw:line>
        <draw:line draw:style-name="gr3" draw:layer="layout" svg:x1="76.932cm" svg:y1="54.21cm" svg:x2="76.878cm" svg:y2="54.411cm">
          <text:p/>
        </draw:line>
        <draw:line draw:style-name="gr3" draw:layer="layout" svg:x1="76.828cm" svg:y1="54.135cm" svg:x2="76.884cm" svg:y2="54.135cm">
          <text:p/>
        </draw:line>
        <draw:path draw:style-name="gr3" draw:layer="layout" svg:width="0.05cm" svg:height="0.075cm" svg:x="76.684cm" svg:y="54.41cm" svg:viewBox="0 0 51 76" svg:d="M3 0c-7 27-1 52 15 65 9 7 20 11 33 11">
          <text:p/>
        </draw:path>
        <draw:path draw:style-name="gr3" draw:layer="layout" svg:width="0.073cm" svg:height="0.063cm" svg:x="76.784cm" svg:y="53.985cm" svg:viewBox="0 0 74 64" svg:d="M74 0c-20 0-42 12-57 31-8 9-14 21-17 33">
          <text:p/>
        </draw:path>
        <draw:path draw:style-name="gr3" draw:layer="layout" svg:width="0.038cm" svg:height="0.113cm" svg:x="76.857cm" svg:y="53.985cm" svg:viewBox="0 0 39 114" svg:d="M3 114c6-5 11-10 16-16 25-30 27-71 3-89-6-5-14-8-22-9">
          <text:p/>
        </draw:path>
        <draw:path draw:style-name="gr3" draw:layer="layout" svg:width="0.088cm" svg:height="0.075cm" svg:x="76.79cm" svg:y="54.41cm" svg:viewBox="0 0 89 76" svg:d="M0 76c24 0 50-14 68-37 10-11 17-25 21-39">
          <text:p/>
        </draw:path>
        <draw:path draw:style-name="gr3" draw:layer="layout" svg:width="0.088cm" svg:height="0.075cm" svg:x="76.74cm" svg:y="54.135cm" svg:viewBox="0 0 89 76" svg:d="M89 0c-24 0-50 14-69 37-9 11-16 25-20 39">
          <text:p/>
        </draw:path>
        <draw:path draw:style-name="gr3" draw:layer="layout" svg:width="0.05cm" svg:height="0.075cm" svg:x="76.884cm" svg:y="54.135cm" svg:viewBox="0 0 51 76" svg:d="M48 76c7-27 1-52-16-65-9-7-20-11-32-11">
          <text:p/>
        </draw:path>
        <draw:line draw:style-name="gr3" draw:layer="layout" svg:x1="77.057cm" svg:y1="54.248cm" svg:x2="77.023cm" svg:y2="54.374cm">
          <text:p/>
        </draw:line>
        <draw:line draw:style-name="gr3" draw:layer="layout" svg:x1="77.225cm" svg:y1="54.374cm" svg:x2="77.26cm" svg:y2="54.248cm">
          <text:p/>
        </draw:line>
        <draw:path draw:style-name="gr3" draw:layer="layout" svg:width="0.207cm" svg:height="0.113cm" svg:x="77.056cm" svg:y="54.135cm" svg:viewBox="0 0 208 114" svg:d="M204 114c10-40 1-77-24-98-39-32-107-14-150 40-14 17-24 37-30 58">
          <text:p/>
        </draw:path>
        <draw:path draw:style-name="gr3" draw:layer="layout" svg:width="0.207cm" svg:height="0.112cm" svg:x="77.018cm" svg:y="54.373cm" svg:viewBox="0 0 208 113" svg:d="M5 0c-11 40-2 77 23 97 40 33 108 14 151-39 14-17 24-37 29-58">
          <text:p/>
        </draw:path>
        <draw:line draw:style-name="gr3" draw:layer="layout" svg:x1="77.486cm" svg:y1="53.985cm" svg:x2="77.621cm" svg:y2="53.985cm">
          <text:p/>
        </draw:line>
        <draw:polyline draw:style-name="gr3" draw:layer="layout" svg:width="0.206cm" svg:height="0.35cm" svg:x="77.409cm" svg:y="54.135cm" svg:viewBox="0 0 207 351" draw:points="0,351 112,351 207,0">
          <text:p/>
        </draw:polyline>
        <draw:line draw:style-name="gr3" draw:layer="layout" svg:x1="77.413cm" svg:y1="54.135cm" svg:x2="77.346cm" svg:y2="54.386cm">
          <text:p/>
        </draw:line>
        <draw:path draw:style-name="gr3" draw:layer="layout" svg:width="0.067cm" svg:height="0.1cm" svg:x="77.342cm" svg:y="54.385cm" svg:viewBox="0 0 68 101" svg:d="M4 0c-10 36-2 69 21 87 12 9 27 14 43 14">
          <text:p/>
        </draw:path>
        <draw:polyline draw:style-name="gr3" draw:layer="layout" svg:width="0.228cm" svg:height="0.35cm" svg:x="77.825cm" svg:y="54.135cm" svg:viewBox="0 0 229 351" draw:points="229,0 95,0 0,351">
          <text:p/>
        </draw:polyline>
        <draw:line draw:style-name="gr3" draw:layer="layout" svg:x1="78.027cm" svg:y1="54.486cm" svg:x2="78.102cm" svg:y2="54.21cm">
          <text:p/>
        </draw:line>
        <draw:path draw:style-name="gr3" draw:layer="layout" svg:width="0.051cm" svg:height="0.075cm" svg:x="78.053cm" svg:y="54.135cm" svg:viewBox="0 0 52 76" svg:d="M49 76c7-27 1-52-16-65-8-7-20-11-33-11">
          <text:p/>
        </draw:path>
        <draw:line draw:style-name="gr3" draw:layer="layout" svg:x1="78.373cm" svg:y1="54.411cm" svg:x2="78.428cm" svg:y2="54.21cm">
          <text:p/>
        </draw:line>
        <draw:polyline draw:style-name="gr3" draw:layer="layout" svg:width="0.251cm" svg:height="0.475cm" svg:x="78.129cm" svg:y="54.135cm" svg:viewBox="0 0 252 476" draw:points="252,0 127,0 0,476">
          <text:p/>
        </draw:polyline>
        <draw:line draw:style-name="gr3" draw:layer="layout" svg:x1="78.162cm" svg:y1="54.485cm" svg:x2="78.286cm" svg:y2="54.485cm">
          <text:p/>
        </draw:line>
        <draw:path draw:style-name="gr3" draw:layer="layout" svg:width="0.087cm" svg:height="0.075cm" svg:x="78.286cm" svg:y="54.41cm" svg:viewBox="0 0 88 76" svg:d="M0 76c24 0 49-14 69-37 9-11 16-25 19-39">
          <text:p/>
        </draw:path>
        <draw:path draw:style-name="gr3" draw:layer="layout" svg:width="0.05cm" svg:height="0.075cm" svg:x="78.38cm" svg:y="54.135cm" svg:viewBox="0 0 51 76" svg:d="M48 76c7-27 1-52-17-65-8-7-19-11-31-11">
          <text:p/>
        </draw:path>
        <draw:line draw:style-name="gr3" draw:layer="layout" svg:x1="78.553cm" svg:y1="54.248cm" svg:x2="78.518cm" svg:y2="54.374cm">
          <text:p/>
        </draw:line>
        <draw:line draw:style-name="gr3" draw:layer="layout" svg:x1="78.721cm" svg:y1="54.374cm" svg:x2="78.755cm" svg:y2="54.248cm">
          <text:p/>
        </draw:line>
        <draw:path draw:style-name="gr3" draw:layer="layout" svg:width="0.207cm" svg:height="0.113cm" svg:x="78.552cm" svg:y="54.135cm" svg:viewBox="0 0 208 114" svg:d="M203 114c11-40 2-77-23-98-40-32-107-14-151 40-14 17-24 37-29 58">
          <text:p/>
        </draw:path>
        <draw:path draw:style-name="gr3" draw:layer="layout" svg:width="0.207cm" svg:height="0.112cm" svg:x="78.514cm" svg:y="54.373cm" svg:viewBox="0 0 208 113" svg:d="M4 0c-10 40-1 77 24 97 39 33 107 14 150-39 14-17 24-37 30-58">
          <text:p/>
        </draw:path>
        <draw:line draw:style-name="gr3" draw:layer="layout" svg:x1="79.075cm" svg:y1="54.31cm" svg:x2="78.872cm" svg:y2="54.31cm">
          <text:p/>
        </draw:line>
        <draw:line draw:style-name="gr3" draw:layer="layout" svg:x1="78.89cm" svg:y1="54.248cm" svg:x2="78.842cm" svg:y2="54.424cm">
          <text:p/>
        </draw:line>
        <draw:line draw:style-name="gr3" draw:layer="layout" svg:x1="78.882cm" svg:y1="54.485cm" svg:x2="79.028cm" svg:y2="54.485cm">
          <text:p/>
        </draw:line>
        <draw:line draw:style-name="gr3" draw:layer="layout" svg:x1="79.075cm" svg:y1="54.311cm" svg:x2="79.093cm" svg:y2="54.248cm">
          <text:p/>
        </draw:line>
        <draw:path draw:style-name="gr3" draw:layer="layout" svg:width="0.207cm" svg:height="0.113cm" svg:x="78.889cm" svg:y="54.135cm" svg:viewBox="0 0 208 114" svg:d="M204 114c10-40 1-77-24-98-40-32-107-14-150 40-14 17-24 37-30 58">
          <text:p/>
        </draw:path>
        <draw:path draw:style-name="gr3" draw:layer="layout" svg:width="0.042cm" svg:height="0.062cm" svg:x="78.84cm" svg:y="54.423cm" svg:viewBox="0 0 43 63" svg:d="M2 0c-6 22-1 42 13 54 8 6 18 9 28 9">
          <text:p/>
        </draw:path>
        <draw:line draw:style-name="gr3" draw:layer="layout" svg:x1="79.366cm" svg:y1="54.486cm" svg:x2="79.284cm" svg:y2="54.285cm">
          <text:p/>
        </draw:line>
        <draw:line draw:style-name="gr3" draw:layer="layout" svg:x1="79.196cm" svg:y1="54.361cm" svg:x2="79.46cm" svg:y2="54.135cm">
          <text:p/>
        </draw:line>
        <draw:line draw:style-name="gr3" draw:layer="layout" svg:x1="79.258cm" svg:y1="54.135cm" svg:x2="79.163cm" svg:y2="54.486cm">
          <text:p/>
        </draw:line>
        <draw:line draw:style-name="gr3" draw:layer="layout" svg:x1="79.741cm" svg:y1="54.135cm" svg:x2="79.646cm" svg:y2="54.486cm">
          <text:p/>
        </draw:line>
        <draw:polyline draw:style-name="gr3" draw:layer="layout" svg:width="0.319cm" svg:height="0.35cm" svg:x="79.5cm" svg:y="54.135cm" svg:viewBox="0 0 320 351" draw:points="320,0 94,0 0,351">
          <text:p/>
        </draw:polyline>
        <draw:line draw:style-name="gr3" draw:layer="layout" svg:x1="79.793cm" svg:y1="54.486cm" svg:x2="79.867cm" svg:y2="54.21cm">
          <text:p/>
        </draw:line>
        <draw:path draw:style-name="gr3" draw:layer="layout" svg:width="0.05cm" svg:height="0.075cm" svg:x="79.819cm" svg:y="54.135cm" svg:viewBox="0 0 51 76" svg:d="M48 76c7-27 1-52-15-65-9-7-20-11-33-11">
          <text:p/>
        </draw:path>
        <draw:line draw:style-name="gr4" draw:layer="layout" svg:x1="42.033cm" svg:y1="59.443cm" svg:x2="42.033cm" svg:y2="0.07cm">
          <text:p/>
        </draw:line>
        <draw:line draw:style-name="gr1" draw:layer="layout" svg:x1="83.514cm" svg:y1="0.57cm" svg:x2="83.514cm" svg:y2="58.943cm">
          <text:p/>
        </draw:line>
        <draw:line draw:style-name="gr1" draw:layer="layout" svg:x1="83.514cm" svg:y1="0.57cm" svg:x2="44.032cm" svg:y2="0.57cm">
          <text:p/>
        </draw:line>
        <draw:line draw:style-name="gr3" draw:layer="layout" svg:x1="72.264cm" svg:y1="55.663cm" svg:x2="72.252cm" svg:y2="55.704cm">
          <text:p/>
        </draw:line>
        <draw:line draw:style-name="gr3" draw:layer="layout" svg:x1="72.497cm" svg:y1="55.663cm" svg:x2="72.486cm" svg:y2="55.704cm">
          <text:p/>
        </draw:line>
        <draw:line draw:style-name="gr3" draw:layer="layout" svg:x1="72.263cm" svg:y1="55.663cm" svg:x2="72.496cm" svg:y2="55.663cm">
          <text:p/>
        </draw:line>
        <draw:polyline draw:style-name="gr3" draw:layer="layout" svg:width="0.269cm" svg:height="0.399cm" svg:x="72.299cm" svg:y="55.264cm" svg:viewBox="0 0 270 400" draw:points="0,400 179,0 270,0 161,400">
          <text:p/>
        </draw:polyline>
        <draw:polyline draw:style-name="gr3" draw:layer="layout" svg:width="0.165cm" svg:height="0.279cm" svg:x="72.676cm" svg:y="55.384cm" svg:viewBox="0 0 166 280" draw:points="0,280 91,280 166,0">
          <text:p/>
        </draw:polyline>
        <draw:line draw:style-name="gr3" draw:layer="layout" svg:x1="72.68cm" svg:y1="55.384cm" svg:x2="72.626cm" svg:y2="55.584cm">
          <text:p/>
        </draw:line>
        <draw:path draw:style-name="gr3" draw:layer="layout" svg:width="0.053cm" svg:height="0.08cm" svg:x="72.623cm" svg:y="55.583cm" svg:viewBox="0 0 54 81" svg:d="M3 0c-8 29-1 55 18 69 9 9 20 12 33 12">
          <text:p/>
        </draw:path>
        <draw:line draw:style-name="gr3" draw:layer="layout" svg:x1="72.935cm" svg:y1="55.443cm" svg:x2="72.89cm" svg:y2="55.604cm">
          <text:p/>
        </draw:line>
        <draw:line draw:style-name="gr3" draw:layer="layout" svg:x1="72.928cm" svg:y1="55.663cm" svg:x2="72.964cm" svg:y2="55.663cm">
          <text:p/>
        </draw:line>
        <draw:polyline draw:style-name="gr3" draw:layer="layout" svg:width="0.09cm" svg:height="0.219cm" svg:x="73.003cm" svg:y="55.384cm" svg:viewBox="0 0 91 220" draw:points="32,220 91,0 0,0">
          <text:p/>
        </draw:polyline>
        <draw:path draw:style-name="gr3" draw:layer="layout" svg:width="0.07cm" svg:height="0.059cm" svg:x="72.933cm" svg:y="55.384cm" svg:viewBox="0 0 71 60" svg:d="M71 0c-19 0-40 11-55 29-7 9-13 21-16 31">
          <text:p/>
        </draw:path>
        <draw:path draw:style-name="gr3" draw:layer="layout" svg:width="0.04cm" svg:height="0.06cm" svg:x="72.888cm" svg:y="55.603cm" svg:viewBox="0 0 41 61" svg:d="M2 0c-5 23-1 42 14 53 7 5 16 8 25 8">
          <text:p/>
        </draw:path>
        <draw:path draw:style-name="gr3" draw:layer="layout" svg:width="0.04cm" svg:height="0.06cm" svg:x="73.032cm" svg:y="55.603cm" svg:viewBox="0 0 41 61" svg:d="M2 0c-5 23-1 42 13 53 7 5 16 8 26 8">
          <text:p/>
        </draw:path>
        <draw:path draw:style-name="gr3" draw:layer="layout" svg:width="0.07cm" svg:height="0.06cm" svg:x="72.964cm" svg:y="55.603cm" svg:viewBox="0 0 71 61" svg:d="M0 61c20 0 41-11 55-29 8-9 13-20 16-32">
          <text:p/>
        </draw:path>
        <draw:line draw:style-name="gr3" draw:layer="layout" svg:x1="73.34cm" svg:y1="55.473cm" svg:x2="73.23cm" svg:y2="55.544cm">
          <text:p/>
        </draw:line>
        <draw:path draw:style-name="gr3" draw:layer="layout" svg:width="0.05cm" svg:height="0.12cm" svg:x="73.193cm" svg:y="55.543cm" svg:viewBox="0 0 51 121" svg:d="M37 0c-6 5-11 10-16 16-26 33-28 76-4 96 9 7 22 10 34 9">
          <text:p/>
        </draw:path>
        <draw:path draw:style-name="gr3" draw:layer="layout" svg:width="0.089cm" svg:height="0.03cm" svg:x="73.243cm" svg:y="55.633cm" svg:viewBox="0 0 90 31" svg:d="M0 31c30 0 61-11 90-31">
          <text:p/>
        </draw:path>
        <draw:path draw:style-name="gr3" draw:layer="layout" svg:width="0.089cm" svg:height="0.03cm" svg:x="73.247cm" svg:y="55.384cm" svg:viewBox="0 0 90 31" svg:d="M90 0c-29 0-60 11-90 31">
          <text:p/>
        </draw:path>
        <draw:path draw:style-name="gr3" draw:layer="layout" svg:width="0.034cm" svg:height="0.089cm" svg:x="73.336cm" svg:y="55.384cm" svg:viewBox="0 0 35 90" svg:d="M3 90c7-3 12-8 17-14 19-24 20-54 2-69-5-5-13-8-22-7">
          <text:p/>
        </draw:path>
        <draw:line draw:style-name="gr3" draw:layer="layout" svg:x1="73.601cm" svg:y1="55.604cm" svg:x2="73.645cm" svg:y2="55.443cm">
          <text:p/>
        </draw:line>
        <draw:polyline draw:style-name="gr3" draw:layer="layout" svg:width="0.201cm" svg:height="0.379cm" svg:x="73.405cm" svg:y="55.384cm" svg:viewBox="0 0 202 380" draw:points="202,0 103,0 0,380">
          <text:p/>
        </draw:polyline>
        <draw:line draw:style-name="gr3" draw:layer="layout" svg:x1="73.432cm" svg:y1="55.663cm" svg:x2="73.531cm" svg:y2="55.663cm">
          <text:p/>
        </draw:line>
        <draw:path draw:style-name="gr3" draw:layer="layout" svg:width="0.07cm" svg:height="0.06cm" svg:x="73.531cm" svg:y="55.603cm" svg:viewBox="0 0 71 61" svg:d="M0 61c20 0 41-11 55-29 8-9 13-20 16-32">
          <text:p/>
        </draw:path>
        <draw:path draw:style-name="gr3" draw:layer="layout" svg:width="0.04cm" svg:height="0.059cm" svg:x="73.606cm" svg:y="55.384cm" svg:viewBox="0 0 41 60" svg:d="M39 60c6-22 1-41-13-52-7-6-16-8-26-8">
          <text:p/>
        </draw:path>
        <draw:line draw:style-name="gr3" draw:layer="layout" svg:x1="73.753cm" svg:y1="55.443cm" svg:x2="73.709cm" svg:y2="55.604cm">
          <text:p/>
        </draw:line>
        <draw:line draw:style-name="gr3" draw:layer="layout" svg:x1="73.747cm" svg:y1="55.663cm" svg:x2="73.783cm" svg:y2="55.663cm">
          <text:p/>
        </draw:line>
        <draw:polyline draw:style-name="gr3" draw:layer="layout" svg:width="0.09cm" svg:height="0.219cm" svg:x="73.822cm" svg:y="55.384cm" svg:viewBox="0 0 91 220" draw:points="32,220 91,0 0,0">
          <text:p/>
        </draw:polyline>
        <draw:path draw:style-name="gr3" draw:layer="layout" svg:width="0.07cm" svg:height="0.059cm" svg:x="73.752cm" svg:y="55.384cm" svg:viewBox="0 0 71 60" svg:d="M71 0c-20 0-41 11-55 29-8 9-13 21-16 31">
          <text:p/>
        </draw:path>
        <draw:path draw:style-name="gr3" draw:layer="layout" svg:width="0.04cm" svg:height="0.06cm" svg:x="73.707cm" svg:y="55.603cm" svg:viewBox="0 0 41 61" svg:d="M2 0c-6 23-1 42 13 53 6 5 15 8 26 8">
          <text:p/>
        </draw:path>
        <draw:path draw:style-name="gr3" draw:layer="layout" svg:width="0.04cm" svg:height="0.06cm" svg:x="73.851cm" svg:y="55.603cm" svg:viewBox="0 0 41 61" svg:d="M2 0c-6 23-1 42 13 53 7 5 16 8 26 8">
          <text:p/>
        </draw:path>
        <draw:path draw:style-name="gr3" draw:layer="layout" svg:width="0.07cm" svg:height="0.06cm" svg:x="73.783cm" svg:y="55.603cm" svg:viewBox="0 0 71 61" svg:d="M0 61c19 0 40-11 55-29 8-9 13-20 16-32">
          <text:p/>
        </draw:path>
        <draw:line draw:style-name="gr3" draw:layer="layout" svg:x1="74.273cm" svg:y1="55.384cm" svg:x2="74.197cm" svg:y2="55.664cm">
          <text:p/>
        </draw:line>
        <draw:line draw:style-name="gr3" draw:layer="layout" svg:x1="74.135cm" svg:y1="55.524cm" svg:x2="74.273cm" svg:y2="55.384cm">
          <text:p/>
        </draw:line>
        <draw:line draw:style-name="gr3" draw:layer="layout" svg:x1="74.074cm" svg:y1="55.384cm" svg:x2="74.136cm" svg:y2="55.524cm">
          <text:p/>
        </draw:line>
        <draw:line draw:style-name="gr3" draw:layer="layout" svg:x1="73.999cm" svg:y1="55.664cm" svg:x2="74.075cm" svg:y2="55.384cm">
          <text:p/>
        </draw:line>
        <draw:line draw:style-name="gr3" draw:layer="layout" svg:x1="74.579cm" svg:y1="55.384cm" svg:x2="74.503cm" svg:y2="55.664cm">
          <text:p/>
        </draw:line>
        <draw:line draw:style-name="gr3" draw:layer="layout" svg:x1="74.441cm" svg:y1="55.524cm" svg:x2="74.579cm" svg:y2="55.384cm">
          <text:p/>
        </draw:line>
        <draw:line draw:style-name="gr3" draw:layer="layout" svg:x1="74.38cm" svg:y1="55.384cm" svg:x2="74.442cm" svg:y2="55.524cm">
          <text:p/>
        </draw:line>
        <draw:line draw:style-name="gr3" draw:layer="layout" svg:x1="74.305cm" svg:y1="55.664cm" svg:x2="74.381cm" svg:y2="55.384cm">
          <text:p/>
        </draw:line>
        <draw:line draw:style-name="gr3" draw:layer="layout" svg:x1="74.67cm" svg:y1="55.443cm" svg:x2="74.627cm" svg:y2="55.604cm">
          <text:p/>
        </draw:line>
        <draw:line draw:style-name="gr3" draw:layer="layout" svg:x1="74.664cm" svg:y1="55.663cm" svg:x2="74.7cm" svg:y2="55.663cm">
          <text:p/>
        </draw:line>
        <draw:polyline draw:style-name="gr3" draw:layer="layout" svg:width="0.09cm" svg:height="0.219cm" svg:x="74.739cm" svg:y="55.384cm" svg:viewBox="0 0 91 220" draw:points="31,220 91,0 0,0">
          <text:p/>
        </draw:polyline>
        <draw:path draw:style-name="gr3" draw:layer="layout" svg:width="0.07cm" svg:height="0.059cm" svg:x="74.669cm" svg:y="55.384cm" svg:viewBox="0 0 71 60" svg:d="M71 0c-20 0-40 11-55 29-7 9-13 21-16 31">
          <text:p/>
        </draw:path>
        <draw:path draw:style-name="gr3" draw:layer="layout" svg:width="0.04cm" svg:height="0.06cm" svg:x="74.624cm" svg:y="55.603cm" svg:viewBox="0 0 41 61" svg:d="M3 0c-6 23-1 42 12 53 7 5 16 8 26 8">
          <text:p/>
        </draw:path>
        <draw:path draw:style-name="gr3" draw:layer="layout" svg:width="0.04cm" svg:height="0.06cm" svg:x="74.768cm" svg:y="55.603cm" svg:viewBox="0 0 41 61" svg:d="M2 0c-5 23 0 42 14 53 7 5 16 8 25 8">
          <text:p/>
        </draw:path>
        <draw:path draw:style-name="gr3" draw:layer="layout" svg:width="0.07cm" svg:height="0.06cm" svg:x="74.7cm" svg:y="55.603cm" svg:viewBox="0 0 71 61" svg:d="M0 61c19 0 41-11 56-29 7-9 13-20 15-32">
          <text:p/>
        </draw:path>
        <draw:line draw:style-name="gr3" draw:layer="layout" svg:x1="75.12cm" svg:y1="55.443cm" svg:x2="75.076cm" svg:y2="55.604cm">
          <text:p/>
        </draw:line>
        <draw:line draw:style-name="gr3" draw:layer="layout" svg:x1="75.114cm" svg:y1="55.663cm" svg:x2="75.15cm" svg:y2="55.663cm">
          <text:p/>
        </draw:line>
        <draw:polyline draw:style-name="gr3" draw:layer="layout" svg:width="0.09cm" svg:height="0.219cm" svg:x="75.189cm" svg:y="55.384cm" svg:viewBox="0 0 91 220" draw:points="31,220 91,0 0,0">
          <text:p/>
        </draw:polyline>
        <draw:path draw:style-name="gr3" draw:layer="layout" svg:width="0.07cm" svg:height="0.059cm" svg:x="75.119cm" svg:y="55.384cm" svg:viewBox="0 0 71 60" svg:d="M71 0c-19 0-39 11-55 29-7 9-13 21-16 31">
          <text:p/>
        </draw:path>
        <draw:path draw:style-name="gr3" draw:layer="layout" svg:width="0.04cm" svg:height="0.06cm" svg:x="75.074cm" svg:y="55.603cm" svg:viewBox="0 0 41 61" svg:d="M2 0c-5 23-1 42 13 53 7 5 17 8 26 8">
          <text:p/>
        </draw:path>
        <draw:path draw:style-name="gr3" draw:layer="layout" svg:width="0.04cm" svg:height="0.06cm" svg:x="75.218cm" svg:y="55.603cm" svg:viewBox="0 0 41 61" svg:d="M3 0c-6 23-2 42 13 53 7 5 15 8 25 8">
          <text:p/>
        </draw:path>
        <draw:path draw:style-name="gr3" draw:layer="layout" svg:width="0.07cm" svg:height="0.06cm" svg:x="75.15cm" svg:y="55.603cm" svg:viewBox="0 0 71 61" svg:d="M0 61c19 0 40-11 54-29 8-9 14-20 17-32">
          <text:p/>
        </draw:path>
        <draw:line draw:style-name="gr3" draw:layer="layout" svg:x1="75.529cm" svg:y1="55.664cm" svg:x2="75.463cm" svg:y2="55.503cm">
          <text:p/>
        </draw:line>
        <draw:line draw:style-name="gr3" draw:layer="layout" svg:x1="75.393cm" svg:y1="55.564cm" svg:x2="75.604cm" svg:y2="55.384cm">
          <text:p/>
        </draw:line>
        <draw:line draw:style-name="gr3" draw:layer="layout" svg:x1="75.442cm" svg:y1="55.384cm" svg:x2="75.366cm" svg:y2="55.664cm">
          <text:p/>
        </draw:line>
        <draw:line draw:style-name="gr3" draw:layer="layout" svg:x1="75.829cm" svg:y1="55.384cm" svg:x2="75.753cm" svg:y2="55.664cm">
          <text:p/>
        </draw:line>
        <draw:polyline draw:style-name="gr3" draw:layer="layout" svg:width="0.255cm" svg:height="0.279cm" svg:x="75.636cm" svg:y="55.384cm" svg:viewBox="0 0 256 280" draw:points="256,0 75,0 0,280">
          <text:p/>
        </draw:polyline>
        <draw:line draw:style-name="gr3" draw:layer="layout" svg:x1="75.87cm" svg:y1="55.664cm" svg:x2="75.93cm" svg:y2="55.443cm">
          <text:p/>
        </draw:line>
        <draw:path draw:style-name="gr3" draw:layer="layout" svg:width="0.04cm" svg:height="0.059cm" svg:x="75.891cm" svg:y="55.384cm" svg:viewBox="0 0 41 60" svg:d="M39 60c5-22 1-41-13-52-7-6-15-8-26-8">
          <text:p/>
        </draw:path>
        <draw:polyline draw:style-name="gr3" draw:layer="layout" svg:width="0.165cm" svg:height="0.279cm" svg:x="76.05cm" svg:y="55.384cm" svg:viewBox="0 0 166 280" draw:points="0,280 90,280 166,0">
          <text:p/>
        </draw:polyline>
        <draw:line draw:style-name="gr3" draw:layer="layout" svg:x1="76.054cm" svg:y1="55.384cm" svg:x2="75.999cm" svg:y2="55.584cm">
          <text:p/>
        </draw:line>
        <draw:path draw:style-name="gr3" draw:layer="layout" svg:width="0.054cm" svg:height="0.08cm" svg:x="75.996cm" svg:y="55.583cm" svg:viewBox="0 0 55 81" svg:d="M3 0c-7 29-1 55 17 69 9 9 22 12 35 12">
          <text:p/>
        </draw:path>
        <draw:line draw:style-name="gr3" draw:layer="layout" svg:x1="76.342cm" svg:y1="55.314cm" svg:x2="76.264cm" svg:y2="55.604cm">
          <text:p/>
        </draw:line>
        <draw:line draw:style-name="gr3" draw:layer="layout" svg:x1="76.302cm" svg:y1="55.663cm" svg:x2="76.347cm" svg:y2="55.663cm">
          <text:p/>
        </draw:line>
        <draw:line draw:style-name="gr3" draw:layer="layout" svg:x1="76.404cm" svg:y1="55.354cm" svg:x2="76.347cm" svg:y2="55.395cm">
          <text:p/>
        </draw:line>
        <draw:line draw:style-name="gr3" draw:layer="layout" svg:x1="76.461cm" svg:y1="55.443cm" svg:x2="76.417cm" svg:y2="55.604cm">
          <text:p/>
        </draw:line>
        <draw:line draw:style-name="gr3" draw:layer="layout" svg:x1="76.377cm" svg:y1="55.384cm" svg:x2="76.422cm" svg:y2="55.384cm">
          <text:p/>
        </draw:line>
        <draw:path draw:style-name="gr3" draw:layer="layout" svg:width="0.041cm" svg:height="0.06cm" svg:x="76.261cm" svg:y="55.603cm" svg:viewBox="0 0 42 61" svg:d="M3 0c-7 23-1 42 12 53 7 5 16 8 27 8">
          <text:p/>
        </draw:path>
        <draw:path draw:style-name="gr3" draw:layer="layout" svg:width="0.059cm" svg:height="0.05cm" svg:x="76.341cm" svg:y="55.264cm" svg:viewBox="0 0 60 51" svg:d="M60 0c-16 0-33 9-46 24-7 8-11 18-14 27">
          <text:p/>
        </draw:path>
        <draw:path draw:style-name="gr3" draw:layer="layout" svg:width="0.031cm" svg:height="0.09cm" svg:x="76.4cm" svg:y="55.264cm" svg:viewBox="0 0 32 91" svg:d="M3 91c4-4 8-8 12-13 21-24 22-57 3-71-5-4-11-7-18-7">
          <text:p/>
        </draw:path>
        <draw:path draw:style-name="gr3" draw:layer="layout" svg:width="0.07cm" svg:height="0.06cm" svg:x="76.347cm" svg:y="55.603cm" svg:viewBox="0 0 71 61" svg:d="M0 61c19 0 39-11 54-29 8-9 14-20 17-32">
          <text:p/>
        </draw:path>
        <draw:path draw:style-name="gr3" draw:layer="layout" svg:width="0.07cm" svg:height="0.059cm" svg:x="76.307cm" svg:y="55.384cm" svg:viewBox="0 0 71 60" svg:d="M71 0c-19 0-40 11-56 29-7 9-12 21-15 31">
          <text:p/>
        </draw:path>
        <draw:path draw:style-name="gr3" draw:layer="layout" svg:width="0.04cm" svg:height="0.059cm" svg:x="76.422cm" svg:y="55.384cm" svg:viewBox="0 0 41 60" svg:d="M39 60c5-22-1-41-14-52-7-6-16-8-25-8">
          <text:p/>
        </draw:path>
        <draw:line draw:style-name="gr3" draw:layer="layout" svg:x1="76.546cm" svg:y1="55.523cm" svg:x2="76.708cm" svg:y2="55.523cm">
          <text:p/>
        </draw:line>
        <draw:line draw:style-name="gr3" draw:layer="layout" svg:x1="76.671cm" svg:y1="55.664cm" svg:x2="76.747cm" svg:y2="55.384cm">
          <text:p/>
        </draw:line>
        <draw:line draw:style-name="gr3" draw:layer="layout" svg:x1="76.509cm" svg:y1="55.664cm" svg:x2="76.585cm" svg:y2="55.384cm">
          <text:p/>
        </draw:line>
        <draw:line draw:style-name="gr3" draw:layer="layout" svg:x1="76.83cm" svg:y1="55.473cm" svg:x2="76.803cm" svg:y2="55.574cm">
          <text:p/>
        </draw:line>
        <draw:line draw:style-name="gr3" draw:layer="layout" svg:x1="76.964cm" svg:y1="55.574cm" svg:x2="76.992cm" svg:y2="55.473cm">
          <text:p/>
        </draw:line>
        <draw:path draw:style-name="gr3" draw:layer="layout" svg:width="0.166cm" svg:height="0.089cm" svg:x="76.829cm" svg:y="55.384cm" svg:viewBox="0 0 167 90" svg:d="M163 90c9-31 2-61-20-78-31-25-85-11-119 32-11 14-19 30-24 46">
          <text:p/>
        </draw:path>
        <draw:path draw:style-name="gr3" draw:layer="layout" svg:width="0.165cm" svg:height="0.091cm" svg:x="76.799cm" svg:y="55.573cm" svg:viewBox="0 0 166 92" svg:d="M4 0c-9 33-2 63 19 79 32 26 85 11 120-32 11-13 19-29 23-47">
          <text:p/>
        </draw:path>
        <draw:line draw:style-name="gr3" draw:layer="layout" svg:x1="77.108cm" svg:y1="55.443cm" svg:x2="77.064cm" svg:y2="55.604cm">
          <text:p/>
        </draw:line>
        <draw:line draw:style-name="gr3" draw:layer="layout" svg:x1="77.102cm" svg:y1="55.663cm" svg:x2="77.174cm" svg:y2="55.663cm">
          <text:p/>
        </draw:line>
        <draw:line draw:style-name="gr3" draw:layer="layout" svg:x1="77.177cm" svg:y1="55.384cm" svg:x2="77.249cm" svg:y2="55.384cm">
          <text:p/>
        </draw:line>
        <draw:path draw:style-name="gr3" draw:layer="layout" svg:width="0.07cm" svg:height="0.059cm" svg:x="77.107cm" svg:y="55.384cm" svg:viewBox="0 0 71 60" svg:d="M71 0c-20 0-40 11-55 29-7 9-13 21-16 31">
          <text:p/>
        </draw:path>
        <draw:path draw:style-name="gr3" draw:layer="layout" svg:width="0.04cm" svg:height="0.06cm" svg:x="77.062cm" svg:y="55.603cm" svg:viewBox="0 0 41 61" svg:d="M2 0c-6 23 0 42 13 53 7 5 16 8 26 8">
          <text:p/>
        </draw:path>
        <draw:line draw:style-name="gr3" draw:layer="layout" svg:x1="77.475cm" svg:y1="55.384cm" svg:x2="77.399cm" svg:y2="55.664cm">
          <text:p/>
        </draw:line>
        <draw:polyline draw:style-name="gr3" draw:layer="layout" svg:width="0.255cm" svg:height="0.279cm" svg:x="77.282cm" svg:y="55.384cm" svg:viewBox="0 0 256 280" draw:points="256,0 76,0 0,280">
          <text:p/>
        </draw:polyline>
        <draw:line draw:style-name="gr3" draw:layer="layout" svg:x1="77.516cm" svg:y1="55.664cm" svg:x2="77.577cm" svg:y2="55.443cm">
          <text:p/>
        </draw:line>
        <draw:path draw:style-name="gr3" draw:layer="layout" svg:width="0.041cm" svg:height="0.059cm" svg:x="77.537cm" svg:y="55.384cm" svg:viewBox="0 0 42 60" svg:d="M39 60c7-22 1-41-13-52-6-6-15-8-26-8">
          <text:p/>
        </draw:path>
        <draw:polyline draw:style-name="gr3" draw:layer="layout" svg:width="0.165cm" svg:height="0.279cm" svg:x="77.696cm" svg:y="55.384cm" svg:viewBox="0 0 166 280" draw:points="0,280 90,280 166,0">
          <text:p/>
        </draw:polyline>
        <draw:line draw:style-name="gr3" draw:layer="layout" svg:x1="77.7cm" svg:y1="55.384cm" svg:x2="77.646cm" svg:y2="55.584cm">
          <text:p/>
        </draw:line>
        <draw:path draw:style-name="gr3" draw:layer="layout" svg:width="0.053cm" svg:height="0.08cm" svg:x="77.642cm" svg:y="55.583cm" svg:viewBox="0 0 54 81" svg:d="M3 0c-8 29-2 55 16 69 9 9 22 12 35 12">
          <text:p/>
        </draw:path>
        <draw:line draw:style-name="gr3" draw:layer="layout" svg:x1="72.68cm" svg:y1="56.031cm" svg:x2="72.743cm" svg:y2="55.93cm">
          <text:p/>
        </draw:line>
        <draw:line draw:style-name="gr3" draw:layer="layout" svg:x1="72.59cm" svg:y1="56.031cm" svg:x2="72.654cm" svg:y2="55.93cm">
          <text:p/>
        </draw:line>
        <draw:line draw:style-name="gr3" draw:layer="layout" svg:x1="73.049cm" svg:y1="55.93cm" svg:x2="72.941cm" svg:y2="56.331cm">
          <text:p/>
        </draw:line>
        <draw:line draw:style-name="gr3" draw:layer="layout" svg:x1="72.85cm" svg:y1="55.93cm" svg:x2="73.048cm" svg:y2="55.93cm">
          <text:p/>
        </draw:line>
        <draw:line draw:style-name="gr3" draw:layer="layout" svg:x1="72.743cm" svg:y1="56.331cm" svg:x2="72.851cm" svg:y2="55.93cm">
          <text:p/>
        </draw:line>
        <draw:line draw:style-name="gr3" draw:layer="layout" svg:x1="73.218cm" svg:y1="56.271cm" svg:x2="73.262cm" svg:y2="56.11cm">
          <text:p/>
        </draw:line>
        <draw:polyline draw:style-name="gr3" draw:layer="layout" svg:width="0.201cm" svg:height="0.38cm" svg:x="73.022cm" svg:y="56.05cm" svg:viewBox="0 0 202 381" draw:points="202,0 103,0 0,381">
          <text:p/>
        </draw:polyline>
        <draw:line draw:style-name="gr3" draw:layer="layout" svg:x1="73.049cm" svg:y1="56.33cm" svg:x2="73.148cm" svg:y2="56.33cm">
          <text:p/>
        </draw:line>
        <draw:path draw:style-name="gr3" draw:layer="layout" svg:width="0.07cm" svg:height="0.06cm" svg:x="73.148cm" svg:y="56.27cm" svg:viewBox="0 0 71 61" svg:d="M0 61c19 0 41-11 55-31 8-9 13-19 16-30">
          <text:p/>
        </draw:path>
        <draw:path draw:style-name="gr3" draw:layer="layout" svg:width="0.04cm" svg:height="0.06cm" svg:x="73.223cm" svg:y="56.05cm" svg:viewBox="0 0 41 61" svg:d="M39 61c6-21 1-42-14-53-6-5-15-8-25-8">
          <text:p/>
        </draw:path>
        <draw:line draw:style-name="gr3" draw:layer="layout" svg:x1="73.362cm" svg:y1="56.14cm" svg:x2="73.334cm" svg:y2="56.241cm">
          <text:p/>
        </draw:line>
        <draw:line draw:style-name="gr3" draw:layer="layout" svg:x1="73.496cm" svg:y1="56.241cm" svg:x2="73.524cm" svg:y2="56.14cm">
          <text:p/>
        </draw:line>
        <draw:path draw:style-name="gr3" draw:layer="layout" svg:width="0.165cm" svg:height="0.09cm" svg:x="73.361cm" svg:y="56.05cm" svg:viewBox="0 0 166 91" svg:d="M163 91c8-33 1-62-20-78-32-26-85-12-119 31-12 14-20 31-24 47">
          <text:p/>
        </draw:path>
        <draw:path draw:style-name="gr3" draw:layer="layout" svg:width="0.165cm" svg:height="0.09cm" svg:x="73.331cm" svg:y="56.24cm" svg:viewBox="0 0 166 91" svg:d="M3 0c-8 32-1 62 20 78 32 26 85 11 119-32 12-14 20-30 24-46">
          <text:p/>
        </draw:path>
        <draw:polyline draw:style-name="gr3" draw:layer="layout" svg:width="0.144cm" svg:height="0.06cm" svg:x="73.634cm" svg:y="56.33cm" svg:viewBox="0 0 145 61" draw:points="0,0 145,0 129,61">
          <text:p/>
        </draw:polyline>
        <draw:line draw:style-name="gr3" draw:layer="layout" svg:x1="73.742cm" svg:y1="56.331cm" svg:x2="73.818cm" svg:y2="56.05cm">
          <text:p/>
        </draw:line>
        <draw:line draw:style-name="gr3" draw:layer="layout" svg:x1="73.656cm" svg:y1="56.05cm" svg:x2="73.596cm" svg:y2="56.271cm">
          <text:p/>
        </draw:line>
        <draw:path draw:style-name="gr3" draw:layer="layout" svg:width="0.04cm" svg:height="0.06cm" svg:x="73.594cm" svg:y="56.27cm" svg:viewBox="0 0 41 61" svg:d="M2 0c-6 21-1 41 13 52 6 6 16 9 26 9">
          <text:p/>
        </draw:path>
        <draw:line draw:style-name="gr3" draw:layer="layout" svg:x1="74.085cm" svg:y1="56.19cm" svg:x2="73.923cm" svg:y2="56.19cm">
          <text:p/>
        </draw:line>
        <draw:line draw:style-name="gr3" draw:layer="layout" svg:x1="73.938cm" svg:y1="56.14cm" svg:x2="73.899cm" svg:y2="56.281cm">
          <text:p/>
        </draw:line>
        <draw:line draw:style-name="gr3" draw:layer="layout" svg:x1="73.931cm" svg:y1="56.33cm" svg:x2="74.048cm" svg:y2="56.33cm">
          <text:p/>
        </draw:line>
        <draw:line draw:style-name="gr3" draw:layer="layout" svg:x1="74.085cm" svg:y1="56.191cm" svg:x2="74.1cm" svg:y2="56.14cm">
          <text:p/>
        </draw:line>
        <draw:path draw:style-name="gr3" draw:layer="layout" svg:width="0.165cm" svg:height="0.09cm" svg:x="73.937cm" svg:y="56.05cm" svg:viewBox="0 0 166 91" svg:d="M163 91c8-33 1-62-19-78-32-26-86-12-121 31-11 14-19 31-23 47">
          <text:p/>
        </draw:path>
        <draw:path draw:style-name="gr3" draw:layer="layout" svg:width="0.034cm" svg:height="0.05cm" svg:x="73.897cm" svg:y="56.28cm" svg:viewBox="0 0 35 51" svg:d="M2 0c-5 17-1 34 12 43 5 5 13 8 21 8">
          <text:p/>
        </draw:path>
        <draw:line draw:style-name="gr3" draw:layer="layout" svg:x1="74.216cm" svg:y1="56.11cm" svg:x2="74.172cm" svg:y2="56.271cm">
          <text:p/>
        </draw:line>
        <draw:line draw:style-name="gr3" draw:layer="layout" svg:x1="74.21cm" svg:y1="56.33cm" svg:x2="74.282cm" svg:y2="56.33cm">
          <text:p/>
        </draw:line>
        <draw:line draw:style-name="gr3" draw:layer="layout" svg:x1="74.285cm" svg:y1="56.05cm" svg:x2="74.357cm" svg:y2="56.05cm">
          <text:p/>
        </draw:line>
        <draw:path draw:style-name="gr3" draw:layer="layout" svg:width="0.07cm" svg:height="0.06cm" svg:x="74.215cm" svg:y="56.05cm" svg:viewBox="0 0 71 61" svg:d="M71 0c-19 0-40 11-56 29-7 10-13 21-15 32">
          <text:p/>
        </draw:path>
        <draw:path draw:style-name="gr3" draw:layer="layout" svg:width="0.04cm" svg:height="0.06cm" svg:x="74.169cm" svg:y="56.27cm" svg:viewBox="0 0 41 61" svg:d="M2 0c-6 21-1 41 13 52 7 6 16 9 26 9">
          <text:p/>
        </draw:path>
        <draw:line draw:style-name="gr3" draw:layer="layout" svg:x1="74.449cm" svg:y1="56.11cm" svg:x2="74.406cm" svg:y2="56.271cm">
          <text:p/>
        </draw:line>
        <draw:line draw:style-name="gr3" draw:layer="layout" svg:x1="74.443cm" svg:y1="56.33cm" svg:x2="74.515cm" svg:y2="56.33cm">
          <text:p/>
        </draw:line>
        <draw:line draw:style-name="gr3" draw:layer="layout" svg:x1="74.518cm" svg:y1="56.05cm" svg:x2="74.59cm" svg:y2="56.05cm">
          <text:p/>
        </draw:line>
        <draw:path draw:style-name="gr3" draw:layer="layout" svg:width="0.07cm" svg:height="0.06cm" svg:x="74.448cm" svg:y="56.05cm" svg:viewBox="0 0 71 61" svg:d="M71 0c-20 0-40 11-55 29-7 10-13 21-16 32">
          <text:p/>
        </draw:path>
        <draw:path draw:style-name="gr3" draw:layer="layout" svg:width="0.04cm" svg:height="0.06cm" svg:x="74.403cm" svg:y="56.27cm" svg:viewBox="0 0 41 61" svg:d="M3 0c-6 21-1 41 12 52 8 6 17 9 26 9">
          <text:p/>
        </draw:path>
        <draw:line draw:style-name="gr3" draw:layer="layout" svg:x1="74.936cm" svg:y1="56.271cm" svg:x2="74.98cm" svg:y2="56.11cm">
          <text:p/>
        </draw:line>
        <draw:polyline draw:style-name="gr3" draw:layer="layout" svg:width="0.2cm" svg:height="0.38cm" svg:x="74.741cm" svg:y="56.05cm" svg:viewBox="0 0 201 381" draw:points="201,0 101,0 0,381">
          <text:p/>
        </draw:polyline>
        <draw:line draw:style-name="gr3" draw:layer="layout" svg:x1="74.767cm" svg:y1="56.33cm" svg:x2="74.866cm" svg:y2="56.33cm">
          <text:p/>
        </draw:line>
        <draw:path draw:style-name="gr3" draw:layer="layout" svg:width="0.07cm" svg:height="0.06cm" svg:x="74.866cm" svg:y="56.27cm" svg:viewBox="0 0 71 61" svg:d="M0 61c19 0 40-11 55-31 7-9 12-19 16-30">
          <text:p/>
        </draw:path>
        <draw:path draw:style-name="gr3" draw:layer="layout" svg:width="0.04cm" svg:height="0.06cm" svg:x="74.941cm" svg:y="56.05cm" svg:viewBox="0 0 41 61" svg:d="M38 61c7-21 1-42-12-53-7-5-16-8-26-8">
          <text:p/>
        </draw:path>
        <draw:line draw:style-name="gr3" draw:layer="layout" svg:x1="75.088cm" svg:y1="56.11cm" svg:x2="75.044cm" svg:y2="56.271cm">
          <text:p/>
        </draw:line>
        <draw:line draw:style-name="gr3" draw:layer="layout" svg:x1="75.082cm" svg:y1="56.33cm" svg:x2="75.118cm" svg:y2="56.33cm">
          <text:p/>
        </draw:line>
        <draw:polyline draw:style-name="gr3" draw:layer="layout" svg:width="0.09cm" svg:height="0.22cm" svg:x="75.157cm" svg:y="56.05cm" svg:viewBox="0 0 91 221" draw:points="32,221 91,0 0,0">
          <text:p/>
        </draw:polyline>
        <draw:path draw:style-name="gr3" draw:layer="layout" svg:width="0.07cm" svg:height="0.06cm" svg:x="75.087cm" svg:y="56.05cm" svg:viewBox="0 0 71 61" svg:d="M71 0c-20 0-40 11-55 29-7 10-13 21-16 32">
          <text:p/>
        </draw:path>
        <draw:path draw:style-name="gr3" draw:layer="layout" svg:width="0.04cm" svg:height="0.06cm" svg:x="75.042cm" svg:y="56.27cm" svg:viewBox="0 0 41 61" svg:d="M2 0c-5 21-1 41 13 52 8 6 16 9 26 9">
          <text:p/>
        </draw:path>
        <draw:path draw:style-name="gr3" draw:layer="layout" svg:width="0.04cm" svg:height="0.06cm" svg:x="75.186cm" svg:y="56.27cm" svg:viewBox="0 0 41 61" svg:d="M2 0c-5 21-1 41 13 52 7 6 15 9 26 9">
          <text:p/>
        </draw:path>
        <draw:path draw:style-name="gr3" draw:layer="layout" svg:width="0.07cm" svg:height="0.06cm" svg:x="75.118cm" svg:y="56.27cm" svg:viewBox="0 0 71 61" svg:d="M0 61c19 0 41-11 55-31 8-9 13-19 16-30">
          <text:p/>
        </draw:path>
        <draw:line draw:style-name="gr3" draw:layer="layout" svg:x1="75.453cm" svg:y1="56.19cm" svg:x2="75.408cm" svg:y2="56.19cm">
          <text:p/>
        </draw:line>
        <draw:path draw:style-name="gr3" draw:layer="layout" svg:width="0.086cm" svg:height="0.02cm" svg:x="75.404cm" svg:y="56.05cm" svg:viewBox="0 0 87 21" svg:d="M87 0c-29-1-58 6-87 21">
          <text:p/>
        </draw:path>
        <draw:path draw:style-name="gr3" draw:layer="layout" svg:width="0.076cm" svg:height="0.02cm" svg:x="75.339cm" svg:y="56.31cm" svg:viewBox="0 0 77 21" svg:d="M0 0c22 13 48 21 77 21">
          <text:p/>
        </draw:path>
        <draw:path draw:style-name="gr3" draw:layer="layout" svg:width="0.085cm" svg:height="0.14cm" svg:x="75.415cm" svg:y="56.19cm" svg:viewBox="0 0 86 141" svg:d="M0 141c22 0 46-13 64-34 27-34 29-78 4-97-8-7-19-10-30-10">
          <text:p/>
        </draw:path>
        <draw:path draw:style-name="gr3" draw:layer="layout" svg:width="0.084cm" svg:height="0.14cm" svg:x="75.453cm" svg:y="56.05cm" svg:viewBox="0 0 85 141" svg:d="M0 141c23 0 47-13 64-34 27-34 28-78 4-97-8-7-19-10-30-10">
          <text:p/>
        </draw:path>
        <draw:line draw:style-name="gr3" draw:layer="layout" svg:x1="75.755cm" svg:y1="56.271cm" svg:x2="75.799cm" svg:y2="56.11cm">
          <text:p/>
        </draw:line>
        <draw:polyline draw:style-name="gr3" draw:layer="layout" svg:width="0.201cm" svg:height="0.38cm" svg:x="75.559cm" svg:y="56.05cm" svg:viewBox="0 0 202 381" draw:points="202,0 102,0 0,381">
          <text:p/>
        </draw:polyline>
        <draw:line draw:style-name="gr3" draw:layer="layout" svg:x1="75.586cm" svg:y1="56.33cm" svg:x2="75.685cm" svg:y2="56.33cm">
          <text:p/>
        </draw:line>
        <draw:path draw:style-name="gr3" draw:layer="layout" svg:width="0.07cm" svg:height="0.06cm" svg:x="75.685cm" svg:y="56.27cm" svg:viewBox="0 0 71 61" svg:d="M0 61c19 0 41-11 55-31 8-9 13-19 16-30">
          <text:p/>
        </draw:path>
        <draw:path draw:style-name="gr3" draw:layer="layout" svg:width="0.04cm" svg:height="0.06cm" svg:x="75.76cm" svg:y="56.05cm" svg:viewBox="0 0 41 61" svg:d="M39 61c5-21 1-42-13-53-8-5-16-8-26-8">
          <text:p/>
        </draw:path>
        <draw:line draw:style-name="gr3" draw:layer="layout" svg:x1="75.907cm" svg:y1="56.11cm" svg:x2="75.863cm" svg:y2="56.271cm">
          <text:p/>
        </draw:line>
        <draw:line draw:style-name="gr3" draw:layer="layout" svg:x1="75.901cm" svg:y1="56.33cm" svg:x2="75.937cm" svg:y2="56.33cm">
          <text:p/>
        </draw:line>
        <draw:polyline draw:style-name="gr3" draw:layer="layout" svg:width="0.09cm" svg:height="0.22cm" svg:x="75.976cm" svg:y="56.05cm" svg:viewBox="0 0 91 221" draw:points="31,221 91,0 0,0">
          <text:p/>
        </draw:polyline>
        <draw:path draw:style-name="gr3" draw:layer="layout" svg:width="0.07cm" svg:height="0.06cm" svg:x="75.906cm" svg:y="56.05cm" svg:viewBox="0 0 71 61" svg:d="M71 0c-19 0-40 11-54 29-9 10-14 21-17 32">
          <text:p/>
        </draw:path>
        <draw:path draw:style-name="gr3" draw:layer="layout" svg:width="0.041cm" svg:height="0.06cm" svg:x="75.861cm" svg:y="56.27cm" svg:viewBox="0 0 42 61" svg:d="M3 0c-7 21-1 41 12 52 7 6 16 9 27 9">
          <text:p/>
        </draw:path>
        <draw:path draw:style-name="gr3" draw:layer="layout" svg:width="0.041cm" svg:height="0.06cm" svg:x="76.005cm" svg:y="56.27cm" svg:viewBox="0 0 42 61" svg:d="M3 0c-6 21-1 41 12 52 8 6 17 9 27 9">
          <text:p/>
        </draw:path>
        <draw:path draw:style-name="gr3" draw:layer="layout" svg:width="0.07cm" svg:height="0.06cm" svg:x="75.937cm" svg:y="56.27cm" svg:viewBox="0 0 71 61" svg:d="M0 61c19 0 39-11 55-31 7-9 13-19 16-30">
          <text:p/>
        </draw:path>
        <draw:line draw:style-name="gr3" draw:layer="layout" svg:x1="76.26cm" svg:y1="55.93cm" svg:x2="76.422cm" svg:y2="55.93cm">
          <text:p/>
        </draw:line>
        <draw:line draw:style-name="gr3" draw:layer="layout" svg:x1="76.26cm" svg:y1="55.93cm" svg:x2="76.352cm" svg:y2="56.061cm">
          <text:p/>
        </draw:line>
        <draw:line draw:style-name="gr3" draw:layer="layout" svg:x1="76.169cm" svg:y1="56.271cm" svg:x2="76.213cm" svg:y2="56.11cm">
          <text:p/>
        </draw:line>
        <draw:line draw:style-name="gr3" draw:layer="layout" svg:x1="76.282cm" svg:y1="56.05cm" svg:x2="76.327cm" svg:y2="56.05cm">
          <text:p/>
        </draw:line>
        <draw:line draw:style-name="gr3" draw:layer="layout" svg:x1="76.366cm" svg:y1="56.11cm" svg:x2="76.322cm" svg:y2="56.271cm">
          <text:p/>
        </draw:line>
        <draw:line draw:style-name="gr3" draw:layer="layout" svg:x1="76.207cm" svg:y1="56.33cm" svg:x2="76.252cm" svg:y2="56.33cm">
          <text:p/>
        </draw:line>
        <draw:path draw:style-name="gr3" draw:layer="layout" svg:width="0.07cm" svg:height="0.06cm" svg:x="76.212cm" svg:y="56.05cm" svg:viewBox="0 0 71 61" svg:d="M71 0c-20 0-41 11-56 29-7 10-12 21-15 32">
          <text:p/>
        </draw:path>
        <draw:path draw:style-name="gr3" draw:layer="layout" svg:width="0.07cm" svg:height="0.06cm" svg:x="76.252cm" svg:y="56.27cm" svg:viewBox="0 0 71 61" svg:d="M0 61c20 0 40-11 55-31 7-9 13-19 16-30">
          <text:p/>
        </draw:path>
        <draw:path draw:style-name="gr3" draw:layer="layout" svg:width="0.04cm" svg:height="0.06cm" svg:x="76.166cm" svg:y="56.27cm" svg:viewBox="0 0 41 61" svg:d="M2 0c-6 21-1 41 13 52 7 6 16 9 26 9">
          <text:p/>
        </draw:path>
        <draw:path draw:style-name="gr3" draw:layer="layout" svg:width="0.04cm" svg:height="0.06cm" svg:x="76.327cm" svg:y="56.05cm" svg:viewBox="0 0 41 61" svg:d="M39 61c5-21 0-42-13-53-7-5-17-8-26-8">
          <text:p/>
        </draw:path>
        <draw:line draw:style-name="gr3" draw:layer="layout" svg:x1="76.456cm" svg:y1="56.14cm" svg:x2="76.429cm" svg:y2="56.241cm">
          <text:p/>
        </draw:line>
        <draw:line draw:style-name="gr3" draw:layer="layout" svg:x1="76.591cm" svg:y1="56.241cm" svg:x2="76.618cm" svg:y2="56.14cm">
          <text:p/>
        </draw:line>
        <draw:path draw:style-name="gr3" draw:layer="layout" svg:width="0.166cm" svg:height="0.09cm" svg:x="76.455cm" svg:y="56.05cm" svg:viewBox="0 0 167 91" svg:d="M163 91c9-33 2-62-18-78-32-26-86-12-120 31-12 14-20 31-25 47">
          <text:p/>
        </draw:path>
        <draw:path draw:style-name="gr3" draw:layer="layout" svg:width="0.166cm" svg:height="0.09cm" svg:x="76.425cm" svg:y="56.24cm" svg:viewBox="0 0 167 91" svg:d="M4 0c-9 32-2 62 19 78 32 26 86 11 120-32 11-14 19-30 24-46">
          <text:p/>
        </draw:path>
        <draw:line draw:style-name="gr3" draw:layer="layout" svg:x1="76.867cm" svg:y1="56.05cm" svg:x2="76.791cm" svg:y2="56.331cm">
          <text:p/>
        </draw:line>
        <draw:polyline draw:style-name="gr3" draw:layer="layout" svg:width="0.255cm" svg:height="0.28cm" svg:x="76.674cm" svg:y="56.05cm" svg:viewBox="0 0 256 281" draw:points="256,0 75,0 0,281">
          <text:p/>
        </draw:polyline>
        <draw:line draw:style-name="gr3" draw:layer="layout" svg:x1="76.908cm" svg:y1="56.331cm" svg:x2="76.968cm" svg:y2="56.11cm">
          <text:p/>
        </draw:line>
        <draw:path draw:style-name="gr3" draw:layer="layout" svg:width="0.041cm" svg:height="0.06cm" svg:x="76.929cm" svg:y="56.05cm" svg:viewBox="0 0 42 61" svg:d="M39 61c6-21 1-42-12-53-7-5-17-8-27-8">
          <text:p/>
        </draw:path>
        <draw:line draw:style-name="gr3" draw:layer="layout" svg:x1="77.179cm" svg:y1="56.331cm" svg:x2="77.113cm" svg:y2="56.17cm">
          <text:p/>
        </draw:line>
        <draw:line draw:style-name="gr3" draw:layer="layout" svg:x1="77.043cm" svg:y1="56.231cm" svg:x2="77.254cm" svg:y2="56.05cm">
          <text:p/>
        </draw:line>
        <draw:line draw:style-name="gr3" draw:layer="layout" svg:x1="77.092cm" svg:y1="56.05cm" svg:x2="77.016cm" svg:y2="56.331cm">
          <text:p/>
        </draw:line>
        <draw:polyline draw:style-name="gr3" draw:layer="layout" svg:width="0.165cm" svg:height="0.28cm" svg:x="77.358cm" svg:y="56.05cm" svg:viewBox="0 0 166 281" draw:points="0,281 90,281 166,0">
          <text:p/>
        </draw:polyline>
        <draw:line draw:style-name="gr3" draw:layer="layout" svg:x1="77.362cm" svg:y1="56.05cm" svg:x2="77.308cm" svg:y2="56.251cm">
          <text:p/>
        </draw:line>
        <draw:path draw:style-name="gr3" draw:layer="layout" svg:width="0.054cm" svg:height="0.08cm" svg:x="77.305cm" svg:y="56.25cm" svg:viewBox="0 0 55 81" svg:d="M4 0c-9 28-2 55 16 70 10 7 21 11 35 11">
          <text:p/>
        </draw:path>
        <draw:polyline draw:style-name="gr3" draw:layer="layout" svg:width="0.165cm" svg:height="0.28cm" svg:x="72.426cm" svg:y="56.729cm" svg:viewBox="0 0 166 281" draw:points="0,281 90,281 166,0">
          <text:p/>
        </draw:polyline>
        <draw:line draw:style-name="gr3" draw:layer="layout" svg:x1="72.43cm" svg:y1="56.729cm" svg:x2="72.376cm" svg:y2="56.93cm">
          <text:p/>
        </draw:line>
        <draw:path draw:style-name="gr3" draw:layer="layout" svg:width="0.054cm" svg:height="0.08cm" svg:x="72.373cm" svg:y="56.929cm" svg:viewBox="0 0 55 81" svg:d="M4 0c-9 28-2 54 16 68 10 9 21 13 35 13">
          <text:p/>
        </draw:path>
        <draw:line draw:style-name="gr3" draw:layer="layout" svg:x1="72.898cm" svg:y1="56.729cm" svg:x2="72.822cm" svg:y2="57.01cm">
          <text:p/>
        </draw:line>
        <draw:line draw:style-name="gr3" draw:layer="layout" svg:x1="72.761cm" svg:y1="56.87cm" svg:x2="72.898cm" svg:y2="56.729cm">
          <text:p/>
        </draw:line>
        <draw:line draw:style-name="gr3" draw:layer="layout" svg:x1="72.699cm" svg:y1="56.729cm" svg:x2="72.762cm" svg:y2="56.87cm">
          <text:p/>
        </draw:line>
        <draw:line draw:style-name="gr3" draw:layer="layout" svg:x1="72.624cm" svg:y1="57.01cm" svg:x2="72.7cm" svg:y2="56.729cm">
          <text:p/>
        </draw:line>
        <draw:polyline draw:style-name="gr3" draw:layer="layout" svg:width="0.165cm" svg:height="0.28cm" svg:x="73.002cm" svg:y="56.729cm" svg:viewBox="0 0 166 281" draw:points="0,281 91,281 166,0">
          <text:p/>
        </draw:polyline>
        <draw:line draw:style-name="gr3" draw:layer="layout" svg:x1="73.006cm" svg:y1="56.729cm" svg:x2="72.951cm" svg:y2="56.93cm">
          <text:p/>
        </draw:line>
        <draw:path draw:style-name="gr3" draw:layer="layout" svg:width="0.054cm" svg:height="0.08cm" svg:x="72.948cm" svg:y="56.929cm" svg:viewBox="0 0 55 81" svg:d="M3 0c-7 28-1 54 18 68 9 9 21 13 34 13">
          <text:p/>
        </draw:path>
        <draw:line draw:style-name="gr3" draw:layer="layout" svg:x1="73.393cm" svg:y1="56.729cm" svg:x2="73.317cm" svg:y2="57.01cm">
          <text:p/>
        </draw:line>
        <draw:polyline draw:style-name="gr3" draw:layer="layout" svg:width="0.255cm" svg:height="0.28cm" svg:x="73.2cm" svg:y="56.729cm" svg:viewBox="0 0 256 281" draw:points="256,0 75,0 0,281">
          <text:p/>
        </draw:polyline>
        <draw:line draw:style-name="gr3" draw:layer="layout" svg:x1="73.434cm" svg:y1="57.01cm" svg:x2="73.494cm" svg:y2="56.789cm">
          <text:p/>
        </draw:line>
        <draw:path draw:style-name="gr3" draw:layer="layout" svg:width="0.04cm" svg:height="0.06cm" svg:x="73.455cm" svg:y="56.729cm" svg:viewBox="0 0 41 61" svg:d="M39 61c5-23 1-42-13-53-7-5-16-8-26-8">
          <text:p/>
        </draw:path>
        <draw:line draw:style-name="gr3" draw:layer="layout" svg:x1="73.602cm" svg:y1="56.789cm" svg:x2="73.558cm" svg:y2="56.95cm">
          <text:p/>
        </draw:line>
        <draw:line draw:style-name="gr3" draw:layer="layout" svg:x1="73.596cm" svg:y1="57.009cm" svg:x2="73.632cm" svg:y2="57.009cm">
          <text:p/>
        </draw:line>
        <draw:polyline draw:style-name="gr3" draw:layer="layout" svg:width="0.09cm" svg:height="0.22cm" svg:x="73.671cm" svg:y="56.729cm" svg:viewBox="0 0 91 221" draw:points="31,221 91,0 0,0">
          <text:p/>
        </draw:polyline>
        <draw:path draw:style-name="gr3" draw:layer="layout" svg:width="0.07cm" svg:height="0.06cm" svg:x="73.601cm" svg:y="56.729cm" svg:viewBox="0 0 71 61" svg:d="M71 0c-19 0-40 11-55 29-7 9-13 20-16 32">
          <text:p/>
        </draw:path>
        <draw:path draw:style-name="gr3" draw:layer="layout" svg:width="0.041cm" svg:height="0.06cm" svg:x="73.555cm" svg:y="56.949cm" svg:viewBox="0 0 42 61" svg:d="M3 0c-6 22-1 41 12 52 7 6 17 9 27 9">
          <text:p/>
        </draw:path>
        <draw:path draw:style-name="gr3" draw:layer="layout" svg:width="0.041cm" svg:height="0.06cm" svg:x="73.699cm" svg:y="56.949cm" svg:viewBox="0 0 42 61" svg:d="M3 0c-7 22-1 41 12 52 7 6 16 9 27 9">
          <text:p/>
        </draw:path>
        <draw:path draw:style-name="gr3" draw:layer="layout" svg:width="0.07cm" svg:height="0.06cm" svg:x="73.632cm" svg:y="56.949cm" svg:viewBox="0 0 71 61" svg:d="M0 61c19 0 39-12 55-30 7-9 13-21 16-31">
          <text:p/>
        </draw:path>
        <draw:polyline draw:style-name="gr3" draw:layer="layout" svg:width="0.143cm" svg:height="0.06cm" svg:x="73.902cm" svg:y="57.009cm" svg:viewBox="0 0 144 61" draw:points="0,0 144,0 128,61">
          <text:p/>
        </draw:polyline>
        <draw:line draw:style-name="gr3" draw:layer="layout" svg:x1="74.009cm" svg:y1="57.01cm" svg:x2="74.085cm" svg:y2="56.729cm">
          <text:p/>
        </draw:line>
        <draw:line draw:style-name="gr3" draw:layer="layout" svg:x1="73.924cm" svg:y1="56.729cm" svg:x2="73.864cm" svg:y2="56.95cm">
          <text:p/>
        </draw:line>
        <draw:path draw:style-name="gr3" draw:layer="layout" svg:width="0.041cm" svg:height="0.06cm" svg:x="73.861cm" svg:y="56.949cm" svg:viewBox="0 0 42 61" svg:d="M3 0c-7 22-1 41 12 52 7 6 16 9 27 9">
          <text:p/>
        </draw:path>
        <draw:polyline draw:style-name="gr3" draw:layer="layout" svg:width="0.165cm" svg:height="0.28cm" svg:x="74.225cm" svg:y="56.729cm" svg:viewBox="0 0 166 281" draw:points="0,281 90,281 166,0">
          <text:p/>
        </draw:polyline>
        <draw:line draw:style-name="gr3" draw:layer="layout" svg:x1="74.229cm" svg:y1="56.729cm" svg:x2="74.175cm" svg:y2="56.93cm">
          <text:p/>
        </draw:line>
        <draw:path draw:style-name="gr3" draw:layer="layout" svg:width="0.053cm" svg:height="0.08cm" svg:x="74.172cm" svg:y="56.929cm" svg:viewBox="0 0 54 81" svg:d="M4 0c-9 28-1 54 17 68 9 9 20 13 33 13">
          <text:p/>
        </draw:path>
        <draw:line draw:style-name="gr3" draw:layer="layout" svg:x1="74.475cm" svg:y1="56.819cm" svg:x2="74.447cm" svg:y2="56.92cm">
          <text:p/>
        </draw:line>
        <draw:line draw:style-name="gr3" draw:layer="layout" svg:x1="74.609cm" svg:y1="56.92cm" svg:x2="74.637cm" svg:y2="56.819cm">
          <text:p/>
        </draw:line>
        <draw:path draw:style-name="gr3" draw:layer="layout" svg:width="0.166cm" svg:height="0.09cm" svg:x="74.474cm" svg:y="56.729cm" svg:viewBox="0 0 167 91" svg:d="M163 91c9-32 1-61-19-78-31-26-85-12-119 32-12 14-20 29-25 46">
          <text:p/>
        </draw:path>
        <draw:path draw:style-name="gr3" draw:layer="layout" svg:width="0.165cm" svg:height="0.089cm" svg:x="74.444cm" svg:y="56.919cm" svg:viewBox="0 0 166 90" svg:d="M3 0c-8 31-1 61 19 77 33 26 86 12 121-31 11-14 19-30 23-46">
          <text:p/>
        </draw:path>
        <draw:line draw:style-name="gr3" draw:layer="layout" svg:x1="74.731cm" svg:y1="56.869cm" svg:x2="74.893cm" svg:y2="56.869cm">
          <text:p/>
        </draw:line>
        <draw:line draw:style-name="gr3" draw:layer="layout" svg:x1="74.855cm" svg:y1="57.01cm" svg:x2="74.931cm" svg:y2="56.729cm">
          <text:p/>
        </draw:line>
        <draw:line draw:style-name="gr3" draw:layer="layout" svg:x1="74.693cm" svg:y1="57.01cm" svg:x2="74.769cm" svg:y2="56.729cm">
          <text:p/>
        </draw:line>
        <draw:line draw:style-name="gr3" draw:layer="layout" svg:x1="75.001cm" svg:y1="56.869cm" svg:x2="75.162cm" svg:y2="56.869cm">
          <text:p/>
        </draw:line>
        <draw:line draw:style-name="gr3" draw:layer="layout" svg:x1="75.125cm" svg:y1="57.01cm" svg:x2="75.201cm" svg:y2="56.729cm">
          <text:p/>
        </draw:line>
        <draw:line draw:style-name="gr3" draw:layer="layout" svg:x1="74.963cm" svg:y1="57.01cm" svg:x2="75.039cm" svg:y2="56.729cm">
          <text:p/>
        </draw:line>
        <draw:line draw:style-name="gr3" draw:layer="layout" svg:x1="75.285cm" svg:y1="56.819cm" svg:x2="75.257cm" svg:y2="56.92cm">
          <text:p/>
        </draw:line>
        <draw:line draw:style-name="gr3" draw:layer="layout" svg:x1="75.419cm" svg:y1="56.92cm" svg:x2="75.447cm" svg:y2="56.819cm">
          <text:p/>
        </draw:line>
        <draw:path draw:style-name="gr3" draw:layer="layout" svg:width="0.165cm" svg:height="0.09cm" svg:x="75.284cm" svg:y="56.729cm" svg:viewBox="0 0 166 91" svg:d="M163 91c8-32 1-61-19-78-32-26-85-12-120 32-12 14-20 29-24 46">
          <text:p/>
        </draw:path>
        <draw:path draw:style-name="gr3" draw:layer="layout" svg:width="0.165cm" svg:height="0.089cm" svg:x="75.254cm" svg:y="56.919cm" svg:viewBox="0 0 166 90" svg:d="M3 0c-8 31-1 61 19 77 31 26 86 12 120-31 11-14 20-30 24-46">
          <text:p/>
        </draw:path>
        <draw:line draw:style-name="gr3" draw:layer="layout" svg:x1="75.628cm" svg:y1="56.609cm" svg:x2="75.736cm" svg:y2="56.609cm">
          <text:p/>
        </draw:line>
        <draw:polyline draw:style-name="gr3" draw:layer="layout" svg:width="0.165cm" svg:height="0.28cm" svg:x="75.566cm" svg:y="56.729cm" svg:viewBox="0 0 166 281" draw:points="0,281 90,281 166,0">
          <text:p/>
        </draw:polyline>
        <draw:line draw:style-name="gr3" draw:layer="layout" svg:x1="75.57cm" svg:y1="56.729cm" svg:x2="75.515cm" svg:y2="56.93cm">
          <text:p/>
        </draw:line>
        <draw:path draw:style-name="gr3" draw:layer="layout" svg:width="0.054cm" svg:height="0.08cm" svg:x="75.512cm" svg:y="56.929cm" svg:viewBox="0 0 55 81" svg:d="M3 0c-7 28-1 54 17 68 9 9 22 13 35 13">
          <text:p/>
        </draw:path>
        <draw:line draw:style-name="gr3" draw:layer="layout" svg:x1="76.173cm" svg:y1="56.729cm" svg:x2="76.097cm" svg:y2="57.01cm">
          <text:p/>
        </draw:line>
        <draw:line draw:style-name="gr3" draw:layer="layout" svg:x1="76.035cm" svg:y1="56.87cm" svg:x2="76.173cm" svg:y2="56.729cm">
          <text:p/>
        </draw:line>
        <draw:line draw:style-name="gr3" draw:layer="layout" svg:x1="75.974cm" svg:y1="56.729cm" svg:x2="76.036cm" svg:y2="56.87cm">
          <text:p/>
        </draw:line>
        <draw:line draw:style-name="gr3" draw:layer="layout" svg:x1="75.899cm" svg:y1="57.01cm" svg:x2="75.975cm" svg:y2="56.729cm">
          <text:p/>
        </draw:line>
        <draw:line draw:style-name="gr3" draw:layer="layout" svg:x1="76.256cm" svg:y1="56.819cm" svg:x2="76.229cm" svg:y2="56.92cm">
          <text:p/>
        </draw:line>
        <draw:line draw:style-name="gr3" draw:layer="layout" svg:x1="76.391cm" svg:y1="56.92cm" svg:x2="76.418cm" svg:y2="56.819cm">
          <text:p/>
        </draw:line>
        <draw:path draw:style-name="gr3" draw:layer="layout" svg:width="0.166cm" svg:height="0.09cm" svg:x="76.255cm" svg:y="56.729cm" svg:viewBox="0 0 167 91" svg:d="M163 91c9-32 2-61-19-78-31-26-85-12-120 32-11 14-19 29-24 46">
          <text:p/>
        </draw:path>
        <draw:path draw:style-name="gr3" draw:layer="layout" svg:width="0.166cm" svg:height="0.089cm" svg:x="76.225cm" svg:y="56.919cm" svg:viewBox="0 0 167 90" svg:d="M4 0c-9 31-2 61 18 77 32 26 86 12 121-31 11-14 19-30 24-46">
          <text:p/>
        </draw:path>
        <draw:line draw:style-name="gr3" draw:layer="layout" svg:x1="76.608cm" svg:y1="56.609cm" svg:x2="76.68cm" svg:y2="56.609cm">
          <text:p/>
        </draw:line>
        <draw:line draw:style-name="gr3" draw:layer="layout" svg:x1="76.719cm" svg:y1="56.669cm" svg:x2="76.643cm" svg:y2="56.95cm">
          <text:p/>
        </draw:line>
        <draw:line draw:style-name="gr3" draw:layer="layout" svg:x1="76.49cm" svg:y1="56.95cm" svg:x2="76.534cm" svg:y2="56.789cm">
          <text:p/>
        </draw:line>
        <draw:line draw:style-name="gr3" draw:layer="layout" svg:x1="76.603cm" svg:y1="56.729cm" svg:x2="76.702cm" svg:y2="56.729cm">
          <text:p/>
        </draw:line>
        <draw:line draw:style-name="gr3" draw:layer="layout" svg:x1="76.528cm" svg:y1="57.009cm" svg:x2="76.573cm" svg:y2="57.009cm">
          <text:p/>
        </draw:line>
        <draw:path draw:style-name="gr3" draw:layer="layout" svg:width="0.041cm" svg:height="0.06cm" svg:x="76.68cm" svg:y="56.609cm" svg:viewBox="0 0 42 61" svg:d="M39 61c6-21 1-41-12-52-8-5-17-9-27-9">
          <text:p/>
        </draw:path>
        <draw:path draw:style-name="gr3" draw:layer="layout" svg:width="0.07cm" svg:height="0.06cm" svg:x="76.573cm" svg:y="56.949cm" svg:viewBox="0 0 71 61" svg:d="M0 61c19 0 40-12 56-30 7-9 12-21 15-31">
          <text:p/>
        </draw:path>
        <draw:path draw:style-name="gr3" draw:layer="layout" svg:width="0.07cm" svg:height="0.06cm" svg:x="76.533cm" svg:y="56.729cm" svg:viewBox="0 0 71 61" svg:d="M71 0c-19 0-39 11-54 29-8 9-14 20-17 32">
          <text:p/>
        </draw:path>
        <draw:path draw:style-name="gr3" draw:layer="layout" svg:width="0.04cm" svg:height="0.06cm" svg:x="76.488cm" svg:y="56.949cm" svg:viewBox="0 0 41 61" svg:d="M2 0c-5 22 0 41 14 52 7 6 16 9 25 9">
          <text:p/>
        </draw:path>
        <draw:line draw:style-name="gr3" draw:layer="layout" svg:x1="76.935cm" svg:y1="56.869cm" svg:x2="76.773cm" svg:y2="56.869cm">
          <text:p/>
        </draw:line>
        <draw:line draw:style-name="gr3" draw:layer="layout" svg:x1="76.787cm" svg:y1="56.819cm" svg:x2="76.749cm" svg:y2="56.96cm">
          <text:p/>
        </draw:line>
        <draw:line draw:style-name="gr3" draw:layer="layout" svg:x1="76.78cm" svg:y1="57.009cm" svg:x2="76.897cm" svg:y2="57.009cm">
          <text:p/>
        </draw:line>
        <draw:line draw:style-name="gr3" draw:layer="layout" svg:x1="76.935cm" svg:y1="56.87cm" svg:x2="76.949cm" svg:y2="56.819cm">
          <text:p/>
        </draw:line>
        <draw:path draw:style-name="gr3" draw:layer="layout" svg:width="0.166cm" svg:height="0.09cm" svg:x="76.786cm" svg:y="56.729cm" svg:viewBox="0 0 167 91" svg:d="M163 91c9-32 1-61-19-78-31-26-85-12-119 32-12 14-21 29-25 46">
          <text:p/>
        </draw:path>
        <draw:path draw:style-name="gr3" draw:layer="layout" svg:width="0.033cm" svg:height="0.05cm" svg:x="76.747cm" svg:y="56.959cm" svg:viewBox="0 0 34 51" svg:d="M2 0c-5 18-1 34 10 44 6 4 13 7 22 7">
          <text:p/>
        </draw:path>
        <draw:line draw:style-name="gr3" draw:layer="layout" svg:x1="77.243cm" svg:y1="56.729cm" svg:x2="77.167cm" svg:y2="57.01cm">
          <text:p/>
        </draw:line>
        <draw:line draw:style-name="gr3" draw:layer="layout" svg:x1="77.152cm" svg:y1="56.729cm" svg:x2="77.242cm" svg:y2="56.729cm">
          <text:p/>
        </draw:line>
        <draw:line draw:style-name="gr3" draw:layer="layout" svg:x1="77.005cm" svg:y1="57.01cm" svg:x2="77.153cm" svg:y2="56.729cm">
          <text:p/>
        </draw:line>
        <draw:polyline draw:style-name="gr3" draw:layer="layout" svg:width="0.165cm" svg:height="0.28cm" svg:x="77.347cm" svg:y="56.729cm" svg:viewBox="0 0 166 281" draw:points="0,281 90,281 166,0">
          <text:p/>
        </draw:polyline>
        <draw:line draw:style-name="gr3" draw:layer="layout" svg:x1="77.351cm" svg:y1="56.729cm" svg:x2="77.296cm" svg:y2="56.93cm">
          <text:p/>
        </draw:line>
        <draw:path draw:style-name="gr3" draw:layer="layout" svg:width="0.054cm" svg:height="0.08cm" svg:x="77.293cm" svg:y="56.929cm" svg:viewBox="0 0 55 81" svg:d="M3 0c-7 28-1 54 18 68 9 9 21 13 34 13">
          <text:p/>
        </draw:path>
        <draw:line draw:style-name="gr3" draw:layer="layout" svg:x1="77.715cm" svg:y1="56.71cm" svg:x2="77.779cm" svg:y2="56.609cm">
          <text:p/>
        </draw:line>
        <draw:line draw:style-name="gr3" draw:layer="layout" svg:x1="77.625cm" svg:y1="56.71cm" svg:x2="77.689cm" svg:y2="56.609cm">
          <text:p/>
        </draw:line>
        <draw:g>
          <draw:polygon draw:style-name="gr5" draw:layer="layout" svg:width="8.384cm" svg:height="0.879cm" svg:x="5.35cm" svg:y="5.475cm" svg:viewBox="0 0 8385 880" draw:points="0,0 8385,0 8385,880 0,880">
            <text:p/>
          </draw:polygon>
          <draw:polygon draw:style-name="gr5" draw:layer="layout" svg:width="32.803cm" svg:height="16.109cm" svg:x="5.436cm" svg:y="6.383cm" svg:viewBox="0 0 32804 16110" draw:points="0,0 32804,0 32804,16110 0,16110">
            <text:p/>
          </draw:polygon>
          <draw:polygon draw:style-name="gr6" draw:layer="layout" svg:width="8.384cm" svg:height="0.879cm" svg:x="5.35cm" svg:y="5.475cm" svg:viewBox="0 0 8385 880" draw:points="0,0 8385,0 8385,880 0,880">
            <text:p/>
          </draw:polygon>
          <draw:polygon draw:style-name="gr6" draw:layer="layout" svg:width="32.766cm" svg:height="16.073cm" svg:x="5.35cm" svg:y="6.353cm" svg:viewBox="0 0 32767 16074" draw:points="0,0 32767,0 32767,16074 0,16074">
            <text:p/>
          </draw:polygon>
          <draw:polygon draw:style-name="gr5" draw:layer="layout" svg:width="6.956cm" svg:height="0.879cm" svg:x="28.414cm" svg:y="12.284cm" svg:viewBox="0 0 6957 880" draw:points="0,0 6957,0 6957,880 0,880">
            <text:p/>
          </draw:polygon>
          <draw:polygon draw:style-name="gr5" draw:layer="layout" svg:width="8.017cm" svg:height="8.494cm" svg:x="28.414cm" svg:y="13.162cm" svg:viewBox="0 0 8018 8495" draw:points="0,0 8018,0 8018,8495 0,8495">
            <text:p/>
          </draw:polygon>
          <draw:polygon draw:style-name="gr6" draw:layer="layout" svg:width="6.956cm" svg:height="0.879cm" svg:x="28.414cm" svg:y="12.284cm" svg:viewBox="0 0 6957 880" draw:points="0,0 6957,0 6957,880 0,880">
            <text:p/>
          </draw:polygon>
          <draw:frame draw:style-name="gr7" draw:text-style-name="P2" draw:layer="layout" svg:width="6.95cm" svg:height="0.65cm" svg:x="5.716cm" svg:y="5.662cm">
            <draw:text-box>
              <text:p text:style-name="P1"><text:span text:style-name="T1">Проект </text:span><text:span text:style-name="T2">Eclipse</text:span><text:span text:style-name="T1"> </text:span><text:span text:style-name="T2">ru.bmstu.rk9.rdo</text:span></text:p>
            </draw:text-box>
          </draw:frame>
          <draw:polygon draw:style-name="gr6" draw:layer="layout" svg:width="7.981cm" svg:height="8.458cm" svg:x="28.414cm" svg:y="13.162cm" svg:viewBox="0 0 7982 8459" draw:points="0,0 7982,0 7982,8459 0,8459">
            <text:p/>
          </draw:polygon>
          <draw:polygon draw:style-name="gr5" draw:layer="layout" svg:width="6.994cm" svg:height="0.842cm" svg:x="28.853cm" svg:y="13.602cm" svg:viewBox="0 0 6995 843" draw:points="0,0 6555,0 6995,441 6995,843 0,843">
            <text:p/>
          </draw:polygon>
          <draw:frame draw:style-name="gr8" draw:text-style-name="P2" draw:layer="layout" svg:width="6.28cm" svg:height="0.649cm" svg:x="28.78cm" svg:y="12.471cm">
            <draw:text-box>
              <text:p text:style-name="P1"><text:span text:style-name="T2">ru.bmstu.rk9.rdo.generator</text:span><text:span text:style-name="T1"> <text:s/></text:span></text:p>
            </draw:text-box>
          </draw:frame>
          <draw:line draw:style-name="gr6" draw:layer="layout" svg:x1="28.853cm" svg:y1="13.602cm" svg:x2="35.406cm" svg:y2="13.602cm">
            <text:p/>
          </draw:line>
          <draw:line draw:style-name="gr6" draw:layer="layout" svg:x1="35.406cm" svg:y1="13.602cm" svg:x2="35.847cm" svg:y2="14.043cm">
            <text:p/>
          </draw:line>
          <draw:line draw:style-name="gr6" draw:layer="layout" svg:x1="35.846cm" svg:y1="14.042cm" svg:x2="35.846cm" svg:y2="14.444cm">
            <text:p/>
          </draw:line>
          <draw:line draw:style-name="gr6" draw:layer="layout" svg:x1="35.846cm" svg:y1="14.444cm" svg:x2="28.853cm" svg:y2="14.444cm">
            <text:p/>
          </draw:line>
          <draw:line draw:style-name="gr6" draw:layer="layout" svg:x1="28.853cm" svg:y1="14.444cm" svg:x2="28.853cm" svg:y2="13.602cm">
            <text:p/>
          </draw:line>
          <draw:line draw:style-name="gr6" draw:layer="layout" svg:x1="35.406cm" svg:y1="13.602cm" svg:x2="35.406cm" svg:y2="14.042cm">
            <text:p/>
          </draw:line>
          <draw:line draw:style-name="gr6" draw:layer="layout" svg:x1="35.406cm" svg:y1="14.042cm" svg:x2="35.882cm" svg:y2="14.042cm">
            <text:p/>
          </draw:line>
          <draw:polygon draw:style-name="gr5" draw:layer="layout" svg:width="6.957cm" svg:height="0.842cm" svg:x="28.853cm" svg:y="14.92cm" svg:viewBox="0 0 6958 843" draw:points="0,0 6518,0 6958,440 6958,843 0,843">
            <text:p/>
          </draw:polygon>
          <draw:frame draw:style-name="gr9" draw:text-style-name="P3" draw:layer="layout" svg:width="3.78cm" svg:height="0.446cm" svg:x="29.074cm" svg:y="13.831cm">
            <draw:text-box>
              <text:p text:style-name="P1"><text:span text:style-name="T3">RDOGenerator.xtend</text:span></text:p>
            </draw:text-box>
          </draw:frame>
          <draw:line draw:style-name="gr6" draw:layer="layout" svg:x1="28.853cm" svg:y1="14.92cm" svg:x2="35.37cm" svg:y2="14.92cm">
            <text:p/>
          </draw:line>
          <draw:line draw:style-name="gr6" draw:layer="layout" svg:x1="35.37cm" svg:y1="14.92cm" svg:x2="35.811cm" svg:y2="15.361cm">
            <text:p/>
          </draw:line>
          <draw:line draw:style-name="gr6" draw:layer="layout" svg:x1="35.81cm" svg:y1="15.36cm" svg:x2="35.81cm" svg:y2="15.762cm">
            <text:p/>
          </draw:line>
          <draw:line draw:style-name="gr6" draw:layer="layout" svg:x1="35.81cm" svg:y1="15.762cm" svg:x2="28.853cm" svg:y2="15.762cm">
            <text:p/>
          </draw:line>
          <draw:line draw:style-name="gr6" draw:layer="layout" svg:x1="28.853cm" svg:y1="15.762cm" svg:x2="28.853cm" svg:y2="14.92cm">
            <text:p/>
          </draw:line>
          <draw:line draw:style-name="gr6" draw:layer="layout" svg:x1="35.37cm" svg:y1="14.92cm" svg:x2="35.37cm" svg:y2="15.36cm">
            <text:p/>
          </draw:line>
          <draw:line draw:style-name="gr6" draw:layer="layout" svg:x1="35.37cm" svg:y1="15.36cm" svg:x2="35.846cm" svg:y2="15.36cm">
            <text:p/>
          </draw:line>
          <draw:polygon draw:style-name="gr5" draw:layer="layout" svg:width="6.957cm" svg:height="0.842cm" svg:x="28.853cm" svg:y="16.274cm" svg:viewBox="0 0 6958 843" draw:points="0,0 6518,0 6958,441 6958,843 0,843">
            <text:p/>
          </draw:polygon>
          <draw:frame draw:style-name="gr10" draw:text-style-name="P3" draw:layer="layout" svg:width="3.385cm" svg:height="0.446cm" svg:x="29.074cm" svg:y="15.15cm">
            <draw:text-box>
              <text:p text:style-name="P1"><text:span text:style-name="T3">RDONaming.xtend</text:span></text:p>
            </draw:text-box>
          </draw:frame>
          <draw:line draw:style-name="gr6" draw:layer="layout" svg:x1="28.853cm" svg:y1="16.274cm" svg:x2="35.37cm" svg:y2="16.274cm">
            <text:p/>
          </draw:line>
          <draw:line draw:style-name="gr6" draw:layer="layout" svg:x1="35.37cm" svg:y1="16.274cm" svg:x2="35.811cm" svg:y2="16.715cm">
            <text:p/>
          </draw:line>
          <draw:line draw:style-name="gr6" draw:layer="layout" svg:x1="35.81cm" svg:y1="16.714cm" svg:x2="35.81cm" svg:y2="17.116cm">
            <text:p/>
          </draw:line>
          <draw:line draw:style-name="gr6" draw:layer="layout" svg:x1="35.81cm" svg:y1="17.116cm" svg:x2="28.853cm" svg:y2="17.116cm">
            <text:p/>
          </draw:line>
          <draw:line draw:style-name="gr6" draw:layer="layout" svg:x1="28.853cm" svg:y1="17.116cm" svg:x2="28.853cm" svg:y2="16.274cm">
            <text:p/>
          </draw:line>
          <draw:line draw:style-name="gr6" draw:layer="layout" svg:x1="35.37cm" svg:y1="16.274cm" svg:x2="35.37cm" svg:y2="16.714cm">
            <text:p/>
          </draw:line>
          <draw:line draw:style-name="gr6" draw:layer="layout" svg:x1="35.37cm" svg:y1="16.714cm" svg:x2="35.846cm" svg:y2="16.714cm">
            <text:p/>
          </draw:line>
          <draw:polygon draw:style-name="gr5" draw:layer="layout" svg:width="6.957cm" svg:height="0.842cm" svg:x="28.853cm" svg:y="17.63cm" svg:viewBox="0 0 6958 843" draw:points="0,0 6518,0 6958,438 6958,843 0,843">
            <text:p/>
          </draw:polygon>
          <draw:frame draw:style-name="gr11" draw:text-style-name="P3" draw:layer="layout" svg:width="5.35cm" svg:height="0.447cm" svg:x="29.074cm" svg:y="16.503cm">
            <draw:text-box>
              <text:p text:style-name="P1"><text:span text:style-name="T3">RDOExpressionComiler.xtend</text:span></text:p>
            </draw:text-box>
          </draw:frame>
          <draw:line draw:style-name="gr6" draw:layer="layout" svg:x1="28.853cm" svg:y1="17.63cm" svg:x2="35.37cm" svg:y2="17.63cm">
            <text:p/>
          </draw:line>
          <draw:line draw:style-name="gr6" draw:layer="layout" svg:x1="35.37cm" svg:y1="17.63cm" svg:x2="35.811cm" svg:y2="18.07cm">
            <text:p/>
          </draw:line>
          <draw:line draw:style-name="gr6" draw:layer="layout" svg:x1="35.81cm" svg:y1="18.068cm" svg:x2="35.81cm" svg:y2="18.471cm">
            <text:p/>
          </draw:line>
          <draw:line draw:style-name="gr6" draw:layer="layout" svg:x1="35.81cm" svg:y1="18.472cm" svg:x2="28.853cm" svg:y2="18.472cm">
            <text:p/>
          </draw:line>
          <draw:line draw:style-name="gr6" draw:layer="layout" svg:x1="28.853cm" svg:y1="18.472cm" svg:x2="28.853cm" svg:y2="17.63cm">
            <text:p/>
          </draw:line>
          <draw:line draw:style-name="gr6" draw:layer="layout" svg:x1="35.37cm" svg:y1="17.63cm" svg:x2="35.37cm" svg:y2="18.068cm">
            <text:p/>
          </draw:line>
          <draw:line draw:style-name="gr6" draw:layer="layout" svg:x1="35.37cm" svg:y1="18.068cm" svg:x2="35.846cm" svg:y2="18.068cm">
            <text:p/>
          </draw:line>
          <draw:polygon draw:style-name="gr5" draw:layer="layout" svg:width="6.957cm" svg:height="0.842cm" svg:x="28.853cm" svg:y="18.984cm" svg:viewBox="0 0 6958 843" draw:points="0,0 6518,0 6958,440 6958,843 0,843">
            <text:p/>
          </draw:polygon>
          <draw:frame draw:style-name="gr12" draw:text-style-name="P3" draw:layer="layout" svg:width="5.484cm" svg:height="0.447cm" svg:x="29.074cm" svg:y="17.858cm">
            <draw:text-box>
              <text:p text:style-name="P1"><text:span text:style-name="T3">RDOStatementCompiler.xtend</text:span></text:p>
            </draw:text-box>
          </draw:frame>
          <draw:line draw:style-name="gr6" draw:layer="layout" svg:x1="28.853cm" svg:y1="18.984cm" svg:x2="35.37cm" svg:y2="18.984cm">
            <text:p/>
          </draw:line>
          <draw:line draw:style-name="gr6" draw:layer="layout" svg:x1="35.37cm" svg:y1="18.984cm" svg:x2="35.811cm" svg:y2="19.424cm">
            <text:p/>
          </draw:line>
          <draw:line draw:style-name="gr6" draw:layer="layout" svg:x1="35.81cm" svg:y1="19.423cm" svg:x2="35.81cm" svg:y2="19.826cm">
            <text:p/>
          </draw:line>
          <draw:line draw:style-name="gr6" draw:layer="layout" svg:x1="35.81cm" svg:y1="19.826cm" svg:x2="28.853cm" svg:y2="19.826cm">
            <text:p/>
          </draw:line>
          <draw:line draw:style-name="gr6" draw:layer="layout" svg:x1="28.853cm" svg:y1="19.826cm" svg:x2="28.853cm" svg:y2="18.984cm">
            <text:p/>
          </draw:line>
          <draw:line draw:style-name="gr6" draw:layer="layout" svg:x1="35.37cm" svg:y1="18.984cm" svg:x2="35.37cm" svg:y2="19.422cm">
            <text:p/>
          </draw:line>
          <draw:line draw:style-name="gr6" draw:layer="layout" svg:x1="35.37cm" svg:y1="19.423cm" svg:x2="35.846cm" svg:y2="19.423cm">
            <text:p/>
          </draw:line>
          <draw:polygon draw:style-name="gr5" draw:layer="layout" svg:width="6.957cm" svg:height="0.842cm" svg:x="28.853cm" svg:y="20.338cm" svg:viewBox="0 0 6958 843" draw:points="0,0 6518,0 6958,441 6958,843 0,843">
            <text:p/>
          </draw:polygon>
          <draw:frame draw:style-name="gr13" draw:text-style-name="P3" draw:layer="layout" svg:width="3.208cm" svg:height="0.447cm" svg:x="29.074cm" svg:y="19.212cm">
            <draw:text-box>
              <text:p text:style-name="P1"><text:span text:style-name="T3">LocalContext.java</text:span></text:p>
            </draw:text-box>
          </draw:frame>
          <draw:line draw:style-name="gr6" draw:layer="layout" svg:x1="28.853cm" svg:y1="20.338cm" svg:x2="35.37cm" svg:y2="20.338cm">
            <text:p/>
          </draw:line>
          <draw:line draw:style-name="gr6" draw:layer="layout" svg:x1="35.37cm" svg:y1="20.338cm" svg:x2="35.811cm" svg:y2="20.779cm">
            <text:p/>
          </draw:line>
          <draw:line draw:style-name="gr6" draw:layer="layout" svg:x1="35.81cm" svg:y1="20.778cm" svg:x2="35.81cm" svg:y2="21.18cm">
            <text:p/>
          </draw:line>
          <draw:line draw:style-name="gr6" draw:layer="layout" svg:x1="35.81cm" svg:y1="21.18cm" svg:x2="28.853cm" svg:y2="21.18cm">
            <text:p/>
          </draw:line>
          <draw:line draw:style-name="gr6" draw:layer="layout" svg:x1="28.853cm" svg:y1="21.18cm" svg:x2="28.853cm" svg:y2="20.338cm">
            <text:p/>
          </draw:line>
          <draw:line draw:style-name="gr6" draw:layer="layout" svg:x1="35.37cm" svg:y1="20.338cm" svg:x2="35.37cm" svg:y2="20.778cm">
            <text:p/>
          </draw:line>
          <draw:line draw:style-name="gr6" draw:layer="layout" svg:x1="35.37cm" svg:y1="20.778cm" svg:x2="35.846cm" svg:y2="20.778cm">
            <text:p/>
          </draw:line>
          <draw:line draw:style-name="gr6" draw:layer="layout" svg:x1="28.414cm" svg:y1="13.162cm" svg:x2="36.431cm" svg:y2="13.162cm">
            <text:p/>
          </draw:line>
          <draw:polygon draw:style-name="gr6" draw:layer="layout" svg:width="6.956cm" svg:height="0.879cm" svg:x="28.414cm" svg:y="12.284cm" svg:viewBox="0 0 6957 880" draw:points="0,0 6957,0 6957,880 0,880">
            <text:p/>
          </draw:polygon>
          <draw:polygon draw:style-name="gr5" draw:layer="layout" svg:width="7.139cm" svg:height="0.88cm" svg:x="17.505cm" svg:y="7.707cm" svg:viewBox="0 0 7140 881" draw:points="0,0 7140,0 7140,881 0,881">
            <text:p/>
          </draw:polygon>
          <draw:polygon draw:style-name="gr5" draw:layer="layout" svg:width="8.053cm" svg:height="2.783cm" svg:x="17.505cm" svg:y="8.587cm" svg:viewBox="0 0 8054 2784" draw:points="0,0 8054,0 8054,2784 0,2784">
            <text:p/>
          </draw:polygon>
          <draw:polygon draw:style-name="gr6" draw:layer="layout" svg:width="7.139cm" svg:height="0.88cm" svg:x="17.505cm" svg:y="7.707cm" svg:viewBox="0 0 7140 881" draw:points="0,0 7140,0 7140,881 0,881">
            <text:p/>
          </draw:polygon>
          <draw:frame draw:style-name="gr14" draw:text-style-name="P3" draw:layer="layout" svg:width="2.968cm" svg:height="0.446cm" svg:x="29.074cm" svg:y="20.566cm">
            <draw:text-box>
              <text:p text:style-name="P1"><text:span text:style-name="T3">VariableInfo.java</text:span></text:p>
            </draw:text-box>
          </draw:frame>
          <draw:polygon draw:style-name="gr6" draw:layer="layout" svg:width="8.017cm" svg:height="2.745cm" svg:x="17.505cm" svg:y="8.587cm" svg:viewBox="0 0 8018 2746" draw:points="0,0 8018,0 8018,2746 0,2746">
            <text:p/>
          </draw:polygon>
          <draw:polygon draw:style-name="gr5" draw:layer="layout" svg:width="7.249cm" svg:height="0.879cm" svg:x="17.907cm" svg:y="8.953cm" svg:viewBox="0 0 7250 880" draw:points="0,0 6810,0 7250,441 7250,880 0,880">
            <text:p/>
          </draw:polygon>
          <draw:frame draw:style-name="gr15" draw:text-style-name="P2" draw:layer="layout" svg:width="6.456cm" svg:height="0.651cm" svg:x="17.87cm" svg:y="7.895cm">
            <draw:text-box>
              <text:p text:style-name="P1"><text:span text:style-name="T2">ru.bmstu.rk9.rdo.formatting</text:span><text:span text:style-name="T1"> <text:s/></text:span></text:p>
            </draw:text-box>
          </draw:frame>
          <draw:line draw:style-name="gr6" draw:layer="layout" svg:x1="17.907cm" svg:y1="8.953cm" svg:x2="24.716cm" svg:y2="8.953cm">
            <text:p/>
          </draw:line>
          <draw:line draw:style-name="gr6" draw:layer="layout" svg:x1="24.716cm" svg:y1="8.953cm" svg:x2="25.157cm" svg:y2="9.394cm">
            <text:p/>
          </draw:line>
          <draw:line draw:style-name="gr6" draw:layer="layout" svg:x1="25.156cm" svg:y1="9.393cm" svg:x2="25.156cm" svg:y2="9.831cm">
            <text:p/>
          </draw:line>
          <draw:line draw:style-name="gr6" draw:layer="layout" svg:x1="25.156cm" svg:y1="9.831cm" svg:x2="17.907cm" svg:y2="9.831cm">
            <text:p/>
          </draw:line>
          <draw:line draw:style-name="gr6" draw:layer="layout" svg:x1="17.907cm" svg:y1="9.831cm" svg:x2="17.907cm" svg:y2="8.953cm">
            <text:p/>
          </draw:line>
          <draw:line draw:style-name="gr6" draw:layer="layout" svg:x1="24.716cm" svg:y1="8.953cm" svg:x2="24.716cm" svg:y2="9.393cm">
            <text:p/>
          </draw:line>
          <draw:line draw:style-name="gr6" draw:layer="layout" svg:x1="24.716cm" svg:y1="9.393cm" svg:x2="25.192cm" svg:y2="9.393cm">
            <text:p/>
          </draw:line>
          <draw:line draw:style-name="gr6" draw:layer="layout" svg:x1="17.505cm" svg:y1="8.587cm" svg:x2="25.558cm" svg:y2="8.587cm">
            <text:p/>
          </draw:line>
          <draw:polygon draw:style-name="gr6" draw:layer="layout" svg:width="7.139cm" svg:height="0.88cm" svg:x="17.505cm" svg:y="7.707cm" svg:viewBox="0 0 7140 881" draw:points="0,0 7140,0 7140,881 0,881">
            <text:p/>
          </draw:polygon>
          <draw:polygon draw:style-name="gr5" draw:layer="layout" svg:width="4.649cm" svg:height="0.88cm" svg:x="6.887cm" svg:y="7.707cm" svg:viewBox="0 0 4650 881" draw:points="0,0 4650,0 4650,881 0,881">
            <text:p/>
          </draw:polygon>
          <draw:polygon draw:style-name="gr5" draw:layer="layout" svg:width="9.079cm" svg:height="4.101cm" svg:x="6.887cm" svg:y="8.587cm" svg:viewBox="0 0 9080 4102" draw:points="0,0 9080,0 9080,4102 0,4102">
            <text:p/>
          </draw:polygon>
          <draw:polygon draw:style-name="gr6" draw:layer="layout" svg:width="4.649cm" svg:height="0.88cm" svg:x="6.887cm" svg:y="7.707cm" svg:viewBox="0 0 4650 881" draw:points="0,0 4650,0 4650,881 0,881">
            <text:p/>
          </draw:polygon>
          <draw:frame draw:style-name="gr16" draw:text-style-name="P3" draw:layer="layout" svg:width="3.71cm" svg:height="0.446cm" svg:x="18.126cm" svg:y="9.181cm">
            <draw:text-box>
              <text:p text:style-name="P1"><text:span text:style-name="T3">RDOFormatter.xtend</text:span></text:p>
            </draw:text-box>
          </draw:frame>
          <draw:polygon draw:style-name="gr6" draw:layer="layout" svg:width="9.043cm" svg:height="4.063cm" svg:x="6.887cm" svg:y="8.587cm" svg:viewBox="0 0 9044 4064" draw:points="0,0 9044,0 9044,4064 0,4064">
            <text:p/>
          </draw:polygon>
          <draw:polygon draw:style-name="gr5" draw:layer="layout" svg:width="2.746cm" svg:height="0.915cm" svg:x="7.363cm" svg:y="8.953cm" svg:viewBox="0 0 2747 916" draw:points="0,0 2308,0 2747,441 2747,916 0,916">
            <text:p/>
          </draw:polygon>
          <draw:frame draw:style-name="gr17" draw:text-style-name="P2" draw:layer="layout" svg:width="3.914cm" svg:height="0.651cm" svg:x="7.253cm" svg:y="7.895cm">
            <draw:text-box>
              <text:p text:style-name="P1"><text:span text:style-name="T2">ru.bmstu.rk9.rdo</text:span><text:span text:style-name="T1"> <text:s/></text:span></text:p>
            </draw:text-box>
          </draw:frame>
          <draw:line draw:style-name="gr6" draw:layer="layout" svg:x1="7.363cm" svg:y1="8.953cm" svg:x2="9.669cm" svg:y2="8.953cm">
            <text:p/>
          </draw:line>
          <draw:line draw:style-name="gr6" draw:layer="layout" svg:x1="9.67cm" svg:y1="8.953cm" svg:x2="10.111cm" svg:y2="9.394cm">
            <text:p/>
          </draw:line>
          <draw:line draw:style-name="gr6" draw:layer="layout" svg:x1="10.109cm" svg:y1="9.393cm" svg:x2="10.109cm" svg:y2="9.868cm">
            <text:p/>
          </draw:line>
          <draw:line draw:style-name="gr6" draw:layer="layout" svg:x1="10.109cm" svg:y1="9.867cm" svg:x2="7.363cm" svg:y2="9.867cm">
            <text:p/>
          </draw:line>
          <draw:line draw:style-name="gr6" draw:layer="layout" svg:x1="7.363cm" svg:y1="9.868cm" svg:x2="7.363cm" svg:y2="8.953cm">
            <text:p/>
          </draw:line>
          <draw:line draw:style-name="gr6" draw:layer="layout" svg:x1="9.67cm" svg:y1="8.953cm" svg:x2="9.67cm" svg:y2="9.393cm">
            <text:p/>
          </draw:line>
          <draw:line draw:style-name="gr6" draw:layer="layout" svg:x1="9.67cm" svg:y1="9.393cm" svg:x2="10.146cm" svg:y2="9.393cm">
            <text:p/>
          </draw:line>
          <draw:polygon draw:style-name="gr5" draw:layer="layout" svg:width="4.943cm" svg:height="0.879cm" svg:x="10.512cm" svg:y="8.989cm" svg:viewBox="0 0 4944 880" draw:points="0,0 4504,0 4944,441 4944,880 0,880">
            <text:p/>
          </draw:polygon>
          <draw:frame draw:style-name="gr18" draw:text-style-name="P3" draw:layer="layout" svg:width="1.858cm" svg:height="0.446cm" svg:x="7.583cm" svg:y="9.225cm">
            <draw:text-box>
              <text:p text:style-name="P1"><text:span text:style-name="T3">RDO.xtext</text:span></text:p>
            </draw:text-box>
          </draw:frame>
          <draw:line draw:style-name="gr6" draw:layer="layout" svg:x1="10.512cm" svg:y1="8.989cm" svg:x2="15.015cm" svg:y2="8.989cm">
            <text:p/>
          </draw:line>
          <draw:line draw:style-name="gr6" draw:layer="layout" svg:x1="15.014cm" svg:y1="8.989cm" svg:x2="15.455cm" svg:y2="9.43cm">
            <text:p/>
          </draw:line>
          <draw:line draw:style-name="gr6" draw:layer="layout" svg:x1="15.454cm" svg:y1="9.429cm" svg:x2="15.454cm" svg:y2="9.867cm">
            <text:p/>
          </draw:line>
          <draw:line draw:style-name="gr6" draw:layer="layout" svg:x1="15.454cm" svg:y1="9.867cm" svg:x2="10.512cm" svg:y2="9.867cm">
            <text:p/>
          </draw:line>
          <draw:line draw:style-name="gr6" draw:layer="layout" svg:x1="10.512cm" svg:y1="9.867cm" svg:x2="10.512cm" svg:y2="8.989cm">
            <text:p/>
          </draw:line>
          <draw:line draw:style-name="gr6" draw:layer="layout" svg:x1="15.014cm" svg:y1="8.989cm" svg:x2="15.014cm" svg:y2="9.429cm">
            <text:p/>
          </draw:line>
          <draw:line draw:style-name="gr6" draw:layer="layout" svg:x1="15.014cm" svg:y1="9.429cm" svg:x2="15.49cm" svg:y2="9.429cm">
            <text:p/>
          </draw:line>
          <draw:polygon draw:style-name="gr5" draw:layer="layout" svg:width="8.055cm" svg:height="0.843cm" svg:x="7.363cm" svg:y="10.197cm" svg:viewBox="0 0 8056 844" draw:points="0,0 7616,0 8056,441 8056,844 0,844">
            <text:p/>
          </draw:polygon>
          <draw:frame draw:style-name="gr19" draw:text-style-name="P3" draw:layer="layout" svg:width="3.764cm" svg:height="0.446cm" svg:x="10.731cm" svg:y="9.219cm">
            <draw:text-box>
              <text:p text:style-name="P1"><text:span text:style-name="T3">GenerateRDO.mwe2</text:span></text:p>
            </draw:text-box>
          </draw:frame>
          <draw:line draw:style-name="gr6" draw:layer="layout" svg:x1="7.363cm" svg:y1="10.197cm" svg:x2="14.978cm" svg:y2="10.197cm">
            <text:p/>
          </draw:line>
          <draw:line draw:style-name="gr6" draw:layer="layout" svg:x1="14.978cm" svg:y1="10.197cm" svg:x2="15.419cm" svg:y2="10.638cm">
            <text:p/>
          </draw:line>
          <draw:line draw:style-name="gr6" draw:layer="layout" svg:x1="15.418cm" svg:y1="10.637cm" svg:x2="15.418cm" svg:y2="11.04cm">
            <text:p/>
          </draw:line>
          <draw:line draw:style-name="gr6" draw:layer="layout" svg:x1="15.417cm" svg:y1="11.04cm" svg:x2="7.363cm" svg:y2="11.04cm">
            <text:p/>
          </draw:line>
          <draw:line draw:style-name="gr6" draw:layer="layout" svg:x1="7.363cm" svg:y1="11.04cm" svg:x2="7.363cm" svg:y2="10.197cm">
            <text:p/>
          </draw:line>
          <draw:line draw:style-name="gr6" draw:layer="layout" svg:x1="14.978cm" svg:y1="10.197cm" svg:x2="14.978cm" svg:y2="10.637cm">
            <text:p/>
          </draw:line>
          <draw:line draw:style-name="gr6" draw:layer="layout" svg:x1="14.978cm" svg:y1="10.637cm" svg:x2="15.454cm" svg:y2="10.637cm">
            <text:p/>
          </draw:line>
          <draw:polygon draw:style-name="gr5" draw:layer="layout" svg:width="8.055cm" svg:height="0.842cm" svg:x="7.363cm" svg:y="11.406cm" svg:viewBox="0 0 8056 843" draw:points="0,0 7616,0 8056,440 8056,843 0,843">
            <text:p/>
          </draw:polygon>
          <draw:frame draw:style-name="gr20" draw:text-style-name="P3" draw:layer="layout" svg:width="4.763cm" svg:height="0.545cm" svg:x="7.583cm" svg:y="10.392cm">
            <draw:text-box>
              <text:p text:style-name="P1"><text:span text:style-name="T3">RDORuntimeModule.java</text:span><text:span text:style-name="T4"> </text:span></text:p>
            </draw:text-box>
          </draw:frame>
          <draw:line draw:style-name="gr6" draw:layer="layout" svg:x1="7.363cm" svg:y1="11.406cm" svg:x2="14.978cm" svg:y2="11.406cm">
            <text:p/>
          </draw:line>
          <draw:line draw:style-name="gr6" draw:layer="layout" svg:x1="14.978cm" svg:y1="11.406cm" svg:x2="15.419cm" svg:y2="11.846cm">
            <text:p/>
          </draw:line>
          <draw:line draw:style-name="gr6" draw:layer="layout" svg:x1="15.418cm" svg:y1="11.844cm" svg:x2="15.418cm" svg:y2="12.247cm">
            <text:p/>
          </draw:line>
          <draw:line draw:style-name="gr6" draw:layer="layout" svg:x1="15.417cm" svg:y1="12.248cm" svg:x2="7.363cm" svg:y2="12.248cm">
            <text:p/>
          </draw:line>
          <draw:line draw:style-name="gr6" draw:layer="layout" svg:x1="7.363cm" svg:y1="12.248cm" svg:x2="7.363cm" svg:y2="11.406cm">
            <text:p/>
          </draw:line>
          <draw:line draw:style-name="gr6" draw:layer="layout" svg:x1="14.978cm" svg:y1="11.406cm" svg:x2="14.978cm" svg:y2="11.844cm">
            <text:p/>
          </draw:line>
          <draw:line draw:style-name="gr6" draw:layer="layout" svg:x1="14.978cm" svg:y1="11.844cm" svg:x2="15.454cm" svg:y2="11.844cm">
            <text:p/>
          </draw:line>
          <draw:line draw:style-name="gr6" draw:layer="layout" svg:x1="6.887cm" svg:y1="8.587cm" svg:x2="15.966cm" svg:y2="8.587cm">
            <text:p/>
          </draw:line>
          <draw:polygon draw:style-name="gr6" draw:layer="layout" svg:width="4.649cm" svg:height="0.88cm" svg:x="6.887cm" svg:y="7.707cm" svg:viewBox="0 0 4650 881" draw:points="0,0 4650,0 4650,881 0,881">
            <text:p/>
          </draw:polygon>
          <draw:polygon draw:style-name="gr5" draw:layer="layout" svg:width="6.481cm" svg:height="0.88cm" svg:x="28.377cm" svg:y="7.707cm" svg:viewBox="0 0 6482 881" draw:points="0,0 6482,0 6482,881 0,881">
            <text:p/>
          </draw:polygon>
          <draw:polygon draw:style-name="gr5" draw:layer="layout" svg:width="8.055cm" svg:height="2.783cm" svg:x="28.377cm" svg:y="8.587cm" svg:viewBox="0 0 8056 2784" draw:points="0,0 8056,0 8056,2784 0,2784">
            <text:p/>
          </draw:polygon>
          <draw:polygon draw:style-name="gr6" draw:layer="layout" svg:width="6.481cm" svg:height="0.88cm" svg:x="28.377cm" svg:y="7.707cm" svg:viewBox="0 0 6482 881" draw:points="0,0 6482,0 6482,881 0,881">
            <text:p/>
          </draw:polygon>
          <draw:frame draw:style-name="gr21" draw:text-style-name="P3" draw:layer="layout" svg:width="5.06cm" svg:height="0.545cm" svg:x="7.583cm" svg:y="11.646cm">
            <draw:text-box>
              <text:p text:style-name="P1"><text:span text:style-name="T3">RDOStandaloneSetup.java</text:span></text:p>
            </draw:text-box>
          </draw:frame>
          <draw:polygon draw:style-name="gr6" draw:layer="layout" svg:width="8.018cm" svg:height="2.745cm" svg:x="28.377cm" svg:y="8.587cm" svg:viewBox="0 0 8019 2746" draw:points="0,0 8019,0 8019,2746 0,2746">
            <text:p/>
          </draw:polygon>
          <draw:polygon draw:style-name="gr5" draw:layer="layout" svg:width="7.285cm" svg:height="0.842cm" svg:x="28.744cm" svg:y="8.953cm" svg:viewBox="0 0 7286 843" draw:points="0,0 6847,0 7286,440 7286,843 0,843">
            <text:p/>
          </draw:polygon>
          <draw:frame draw:style-name="gr22" draw:text-style-name="P2" draw:layer="layout" svg:width="5.787cm" svg:height="0.651cm" svg:x="28.744cm" svg:y="7.895cm">
            <draw:text-box>
              <text:p text:style-name="P1"><text:span text:style-name="T2">ru.bmstu.rk9.rdo.scoping</text:span><text:span text:style-name="T1"> <text:s/></text:span></text:p>
            </draw:text-box>
          </draw:frame>
          <draw:line draw:style-name="gr6" draw:layer="layout" svg:x1="28.744cm" svg:y1="8.953cm" svg:x2="35.589cm" svg:y2="8.953cm">
            <text:p/>
          </draw:line>
          <draw:line draw:style-name="gr6" draw:layer="layout" svg:x1="35.589cm" svg:y1="8.953cm" svg:x2="36.03cm" svg:y2="9.394cm">
            <text:p/>
          </draw:line>
          <draw:line draw:style-name="gr6" draw:layer="layout" svg:x1="36.029cm" svg:y1="9.393cm" svg:x2="36.029cm" svg:y2="9.795cm">
            <text:p/>
          </draw:line>
          <draw:line draw:style-name="gr6" draw:layer="layout" svg:x1="36.029cm" svg:y1="9.795cm" svg:x2="28.744cm" svg:y2="9.795cm">
            <text:p/>
          </draw:line>
          <draw:line draw:style-name="gr6" draw:layer="layout" svg:x1="28.744cm" svg:y1="9.795cm" svg:x2="28.744cm" svg:y2="8.953cm">
            <text:p/>
          </draw:line>
          <draw:line draw:style-name="gr6" draw:layer="layout" svg:x1="35.589cm" svg:y1="8.953cm" svg:x2="35.589cm" svg:y2="9.393cm">
            <text:p/>
          </draw:line>
          <draw:line draw:style-name="gr6" draw:layer="layout" svg:x1="35.589cm" svg:y1="9.393cm" svg:x2="36.065cm" svg:y2="9.393cm">
            <text:p/>
          </draw:line>
          <draw:line draw:style-name="gr6" draw:layer="layout" svg:x1="28.377cm" svg:y1="8.587cm" svg:x2="36.431cm" svg:y2="8.587cm">
            <text:p/>
          </draw:line>
          <draw:polygon draw:style-name="gr6" draw:layer="layout" svg:width="6.481cm" svg:height="0.88cm" svg:x="28.377cm" svg:y="7.707cm" svg:viewBox="0 0 6482 881" draw:points="0,0 6482,0 6482,881 0,881">
            <text:p/>
          </draw:polygon>
          <draw:polygon draw:style-name="gr5" draw:layer="layout" svg:width="6.809cm" svg:height="0.879cm" svg:x="17.505cm" svg:y="16.312cm" svg:viewBox="0 0 6810 880" draw:points="0,0 6810,0 6810,880 0,880">
            <text:p/>
          </draw:polygon>
          <draw:polygon draw:style-name="gr5" draw:layer="layout" svg:width="8.017cm" svg:height="2.783cm" svg:x="17.505cm" svg:y="17.19cm" svg:viewBox="0 0 8018 2784" draw:points="0,0 8018,0 8018,2784 0,2784">
            <text:p/>
          </draw:polygon>
          <draw:polygon draw:style-name="gr6" draw:layer="layout" svg:width="6.809cm" svg:height="0.879cm" svg:x="17.505cm" svg:y="16.312cm" svg:viewBox="0 0 6810 880" draw:points="0,0 6810,0 6810,880 0,880">
            <text:p/>
          </draw:polygon>
          <draw:frame draw:style-name="gr23" draw:text-style-name="P4" draw:layer="layout" svg:width="4.616cm" svg:height="0.446cm" svg:x="28.963cm" svg:y="9.181cm">
            <draw:text-box>
              <text:p text:style-name="P1"><text:span text:style-name="T5">RDOScopeProvider.xtend</text:span></text:p>
            </draw:text-box>
          </draw:frame>
          <draw:polygon draw:style-name="gr6" draw:layer="layout" svg:width="7.981cm" svg:height="2.746cm" svg:x="17.505cm" svg:y="17.19cm" svg:viewBox="0 0 7982 2747" draw:points="0,0 7982,0 7982,2747 0,2747">
            <text:p/>
          </draw:polygon>
          <draw:polygon draw:style-name="gr5" draw:layer="layout" svg:width="7.213cm" svg:height="0.842cm" svg:x="17.907cm" svg:y="17.556cm" svg:viewBox="0 0 7214 843" draw:points="0,0 6774,0 7214,440 7214,843 0,843">
            <text:p/>
          </draw:polygon>
          <draw:frame draw:style-name="gr24" draw:text-style-name="P2" draw:layer="layout" svg:width="6.108cm" svg:height="0.65cm" svg:x="17.87cm" svg:y="16.499cm">
            <draw:text-box>
              <text:p text:style-name="P1"><text:span text:style-name="T2">ru.bmstu.rk9.rdo.validaton</text:span><text:span text:style-name="T1"> <text:s/></text:span></text:p>
            </draw:text-box>
          </draw:frame>
          <draw:line draw:style-name="gr6" draw:layer="layout" svg:x1="17.907cm" svg:y1="17.556cm" svg:x2="24.68cm" svg:y2="17.556cm">
            <text:p/>
          </draw:line>
          <draw:line draw:style-name="gr6" draw:layer="layout" svg:x1="24.68cm" svg:y1="17.556cm" svg:x2="25.121cm" svg:y2="17.997cm">
            <text:p/>
          </draw:line>
          <draw:line draw:style-name="gr6" draw:layer="layout" svg:x1="25.119cm" svg:y1="17.996cm" svg:x2="25.119cm" svg:y2="18.398cm">
            <text:p/>
          </draw:line>
          <draw:line draw:style-name="gr6" draw:layer="layout" svg:x1="25.119cm" svg:y1="18.398cm" svg:x2="17.907cm" svg:y2="18.398cm">
            <text:p/>
          </draw:line>
          <draw:line draw:style-name="gr6" draw:layer="layout" svg:x1="17.907cm" svg:y1="18.398cm" svg:x2="17.907cm" svg:y2="17.556cm">
            <text:p/>
          </draw:line>
          <draw:line draw:style-name="gr6" draw:layer="layout" svg:x1="24.68cm" svg:y1="17.556cm" svg:x2="24.68cm" svg:y2="17.996cm">
            <text:p/>
          </draw:line>
          <draw:line draw:style-name="gr6" draw:layer="layout" svg:x1="24.68cm" svg:y1="17.996cm" svg:x2="25.156cm" svg:y2="17.996cm">
            <text:p/>
          </draw:line>
          <draw:line draw:style-name="gr6" draw:layer="layout" svg:x1="17.505cm" svg:y1="17.19cm" svg:x2="25.522cm" svg:y2="17.19cm">
            <text:p/>
          </draw:line>
          <draw:polygon draw:style-name="gr6" draw:layer="layout" svg:width="6.809cm" svg:height="0.879cm" svg:x="17.505cm" svg:y="16.312cm" svg:viewBox="0 0 6810 880" draw:points="0,0 6810,0 6810,880 0,880">
            <text:p/>
          </draw:polygon>
          <draw:line draw:style-name="gr6" draw:layer="layout" svg:x1="5.35cm" svg:y1="6.353cm" svg:x2="38.152cm" svg:y2="6.353cm">
            <text:p/>
          </draw:line>
          <draw:frame draw:style-name="gr25" draw:layer="layout" svg:width="0.586cm" svg:height="0.585cm" svg:x="12.964cm" svg:y="5.658cm">
            <draw:image xlink:href="Pictures/100002010000001000000010554E9FDC.png" xlink:type="simple" xlink:show="embed" xlink:actuate="onLoad">
              <text:p/>
            </draw:image>
          </draw:frame>
          <draw:polygon draw:style-name="gr6" draw:layer="layout" svg:width="8.384cm" svg:height="0.879cm" svg:x="5.35cm" svg:y="5.475cm" svg:viewBox="0 0 8385 880" draw:points="0,0 8385,0 8385,880 0,880">
            <text:p/>
          </draw:polygon>
          <draw:polygon draw:style-name="gr5" draw:layer="layout" svg:width="8.75cm" svg:height="0.879cm" svg:x="5.35cm" svg:y="25.94cm" svg:viewBox="0 0 8751 880" draw:points="0,0 8751,0 8751,880 0,880">
            <text:p/>
          </draw:polygon>
          <draw:polygon draw:style-name="gr5" draw:layer="layout" svg:width="32.692cm" svg:height="13.913cm" svg:x="5.35cm" svg:y="26.818cm" svg:viewBox="0 0 32693 13914" draw:points="0,0 32693,0 32693,13914 0,13914">
            <text:p/>
          </draw:polygon>
          <draw:polygon draw:style-name="gr6" draw:layer="layout" svg:width="8.75cm" svg:height="0.879cm" svg:x="5.35cm" svg:y="25.94cm" svg:viewBox="0 0 8751 880" draw:points="0,0 8751,0 8751,880 0,880">
            <text:p/>
          </draw:polygon>
          <draw:frame draw:style-name="gr26" draw:text-style-name="P3" draw:layer="layout" svg:width="3.524cm" svg:height="0.447cm" svg:x="18.126cm" svg:y="17.785cm">
            <draw:text-box>
              <text:p text:style-name="P1"><text:span text:style-name="T3">RDOValidator.xtend</text:span></text:p>
            </draw:text-box>
          </draw:frame>
          <draw:polygon draw:style-name="gr6" draw:layer="layout" svg:width="32.656cm" svg:height="13.876cm" svg:x="5.35cm" svg:y="26.818cm" svg:viewBox="0 0 32657 13877" draw:points="0,0 32657,0 32657,13877 0,13877">
            <text:p/>
          </draw:polygon>
          <draw:polygon draw:style-name="gr5" draw:layer="layout" svg:width="4.943cm" svg:height="0.88cm" svg:x="6.887cm" svg:y="28.319cm" svg:viewBox="0 0 4944 881" draw:points="0,0 4944,0 4944,881 0,881">
            <text:p/>
          </draw:polygon>
          <draw:polygon draw:style-name="gr5" draw:layer="layout" svg:width="8.677cm" svg:height="2.783cm" svg:x="6.887cm" svg:y="29.198cm" svg:viewBox="0 0 8678 2784" draw:points="0,0 8678,0 8678,2784 0,2784">
            <text:p/>
          </draw:polygon>
          <draw:polygon draw:style-name="gr6" draw:layer="layout" svg:width="4.943cm" svg:height="0.88cm" svg:x="6.887cm" svg:y="28.319cm" svg:viewBox="0 0 4944 881" draw:points="0,0 4944,0 4944,881 0,881">
            <text:p/>
          </draw:polygon>
          <draw:frame draw:style-name="gr27" draw:text-style-name="P2" draw:layer="layout" svg:width="7.499cm" svg:height="0.65cm" svg:x="5.716cm" svg:y="26.126cm">
            <draw:text-box>
              <text:p text:style-name="P1"><text:span text:style-name="T2">Проект Eclipse ru.bmstu.rk9.rdo.ui</text:span></text:p>
            </draw:text-box>
          </draw:frame>
          <draw:polygon draw:style-name="gr6" draw:layer="layout" svg:width="8.64cm" svg:height="2.745cm" svg:x="6.887cm" svg:y="29.198cm" svg:viewBox="0 0 8641 2746" draw:points="0,0 8641,0 8641,2746 0,2746">
            <text:p/>
          </draw:polygon>
          <draw:polygon draw:style-name="gr5" draw:layer="layout" svg:width="7.872cm" svg:height="0.842cm" svg:x="7.253cm" svg:y="29.564cm" svg:viewBox="0 0 7873 843" draw:points="0,0 7433,0 7873,441 7873,843 0,843">
            <text:p/>
          </draw:polygon>
          <draw:frame draw:style-name="gr28" draw:text-style-name="P2" draw:layer="layout" svg:width="4.212cm" svg:height="0.534cm" svg:x="7.253cm" svg:y="28.507cm">
            <draw:text-box>
              <text:p text:style-name="P1"><text:span text:style-name="T2">ru.bmstu.rk9.rdo.ui</text:span></text:p>
            </draw:text-box>
          </draw:frame>
          <draw:line draw:style-name="gr6" draw:layer="layout" svg:x1="7.253cm" svg:y1="29.564cm" svg:x2="14.685cm" svg:y2="29.564cm">
            <text:p/>
          </draw:line>
          <draw:line draw:style-name="gr6" draw:layer="layout" svg:x1="14.685cm" svg:y1="29.564cm" svg:x2="15.126cm" svg:y2="30.005cm">
            <text:p/>
          </draw:line>
          <draw:line draw:style-name="gr6" draw:layer="layout" svg:x1="15.124cm" svg:y1="30.004cm" svg:x2="15.124cm" svg:y2="30.406cm">
            <text:p/>
          </draw:line>
          <draw:line draw:style-name="gr6" draw:layer="layout" svg:x1="15.124cm" svg:y1="30.406cm" svg:x2="7.253cm" svg:y2="30.406cm">
            <text:p/>
          </draw:line>
          <draw:line draw:style-name="gr6" draw:layer="layout" svg:x1="7.253cm" svg:y1="30.406cm" svg:x2="7.253cm" svg:y2="29.564cm">
            <text:p/>
          </draw:line>
          <draw:line draw:style-name="gr6" draw:layer="layout" svg:x1="14.685cm" svg:y1="29.564cm" svg:x2="14.685cm" svg:y2="30.004cm">
            <text:p/>
          </draw:line>
          <draw:line draw:style-name="gr6" draw:layer="layout" svg:x1="14.685cm" svg:y1="30.004cm" svg:x2="15.161cm" svg:y2="30.004cm">
            <text:p/>
          </draw:line>
          <draw:line draw:style-name="gr6" draw:layer="layout" svg:x1="6.887cm" svg:y1="29.198cm" svg:x2="15.564cm" svg:y2="29.198cm">
            <text:p/>
          </draw:line>
          <draw:polygon draw:style-name="gr6" draw:layer="layout" svg:width="4.943cm" svg:height="0.88cm" svg:x="6.887cm" svg:y="28.319cm" svg:viewBox="0 0 4944 881" draw:points="0,0 4944,0 4944,881 0,881">
            <text:p/>
          </draw:polygon>
          <draw:polygon draw:style-name="gr5" draw:layer="layout" svg:width="7.468cm" svg:height="0.88cm" svg:x="17.577cm" svg:y="28.319cm" svg:viewBox="0 0 7469 881" draw:points="0,0 7469,0 7469,881 0,881">
            <text:p/>
          </draw:polygon>
          <draw:polygon draw:style-name="gr5" draw:layer="layout" svg:width="8.64cm" svg:height="2.783cm" svg:x="17.577cm" svg:y="29.198cm" svg:viewBox="0 0 8641 2784" draw:points="0,0 8641,0 8641,2784 0,2784">
            <text:p/>
          </draw:polygon>
          <draw:polygon draw:style-name="gr6" draw:layer="layout" svg:width="7.468cm" svg:height="0.88cm" svg:x="17.577cm" svg:y="28.319cm" svg:viewBox="0 0 7469 881" draw:points="0,0 7469,0 7469,881 0,881">
            <text:p/>
          </draw:polygon>
          <draw:frame draw:style-name="gr29" draw:text-style-name="P3" draw:layer="layout" svg:width="3.452cm" svg:height="0.446cm" svg:x="7.473cm" svg:y="29.793cm">
            <draw:text-box>
              <text:p text:style-name="P1"><text:span text:style-name="T3">RDOUiModule.java</text:span></text:p>
            </draw:text-box>
          </draw:frame>
          <draw:polygon draw:style-name="gr6" draw:layer="layout" svg:width="8.603cm" svg:height="2.745cm" svg:x="17.577cm" svg:y="29.198cm" svg:viewBox="0 0 8604 2746" draw:points="0,0 8604,0 8604,2746 0,2746">
            <text:p/>
          </draw:polygon>
          <draw:polygon draw:style-name="gr5" draw:layer="layout" svg:width="7.799cm" svg:height="0.842cm" svg:x="17.98cm" svg:y="29.637cm" svg:viewBox="0 0 7800 843" draw:points="0,0 7360,0 7800,441 7800,843 0,843">
            <text:p/>
          </draw:polygon>
          <draw:frame draw:style-name="gr30" draw:text-style-name="P2" draw:layer="layout" svg:width="6.706cm" svg:height="0.534cm" svg:x="17.944cm" svg:y="28.507cm">
            <draw:text-box>
              <text:p text:style-name="P1"><text:span text:style-name="T2">ru.bmstu.rk9.rdo.contentassist</text:span></text:p>
            </draw:text-box>
          </draw:frame>
          <draw:line draw:style-name="gr6" draw:layer="layout" svg:x1="17.98cm" svg:y1="29.637cm" svg:x2="25.339cm" svg:y2="29.637cm">
            <text:p/>
          </draw:line>
          <draw:line draw:style-name="gr6" draw:layer="layout" svg:x1="25.339cm" svg:y1="29.637cm" svg:x2="25.78cm" svg:y2="30.078cm">
            <text:p/>
          </draw:line>
          <draw:line draw:style-name="gr6" draw:layer="layout" svg:x1="25.778cm" svg:y1="30.076cm" svg:x2="25.778cm" svg:y2="30.478cm">
            <text:p/>
          </draw:line>
          <draw:line draw:style-name="gr6" draw:layer="layout" svg:x1="25.779cm" svg:y1="30.479cm" svg:x2="17.98cm" svg:y2="30.479cm">
            <text:p/>
          </draw:line>
          <draw:line draw:style-name="gr6" draw:layer="layout" svg:x1="17.98cm" svg:y1="30.479cm" svg:x2="17.98cm" svg:y2="29.637cm">
            <text:p/>
          </draw:line>
          <draw:line draw:style-name="gr6" draw:layer="layout" svg:x1="25.339cm" svg:y1="29.637cm" svg:x2="25.339cm" svg:y2="30.077cm">
            <text:p/>
          </draw:line>
          <draw:line draw:style-name="gr6" draw:layer="layout" svg:x1="25.339cm" svg:y1="30.076cm" svg:x2="25.815cm" svg:y2="30.076cm">
            <text:p/>
          </draw:line>
          <draw:polygon draw:style-name="gr5" draw:layer="layout" svg:width="7.763cm" svg:height="0.842cm" svg:x="17.98cm" svg:y="30.809cm" svg:viewBox="0 0 7764 843" draw:points="0,0 7324,0 7764,438 7764,843 0,843">
            <text:p/>
          </draw:polygon>
          <draw:frame draw:style-name="gr31" draw:text-style-name="P3" draw:layer="layout" svg:width="6.811cm" svg:height="0.446cm" svg:x="18.2cm" svg:y="29.866cm">
            <draw:text-box>
              <text:p text:style-name="P1"><text:span text:style-name="T3">RDOKeywordProposalValidator.xtend</text:span></text:p>
            </draw:text-box>
          </draw:frame>
          <draw:line draw:style-name="gr6" draw:layer="layout" svg:x1="17.98cm" svg:y1="30.809cm" svg:x2="25.303cm" svg:y2="30.809cm">
            <text:p/>
          </draw:line>
          <draw:line draw:style-name="gr6" draw:layer="layout" svg:x1="25.302cm" svg:y1="30.809cm" svg:x2="25.743cm" svg:y2="31.249cm">
            <text:p/>
          </draw:line>
          <draw:line draw:style-name="gr6" draw:layer="layout" svg:x1="25.742cm" svg:y1="31.248cm" svg:x2="25.742cm" svg:y2="31.651cm">
            <text:p/>
          </draw:line>
          <draw:line draw:style-name="gr6" draw:layer="layout" svg:x1="25.742cm" svg:y1="31.651cm" svg:x2="17.98cm" svg:y2="31.651cm">
            <text:p/>
          </draw:line>
          <draw:line draw:style-name="gr6" draw:layer="layout" svg:x1="17.98cm" svg:y1="31.651cm" svg:x2="17.98cm" svg:y2="30.809cm">
            <text:p/>
          </draw:line>
          <draw:line draw:style-name="gr6" draw:layer="layout" svg:x1="25.302cm" svg:y1="30.809cm" svg:x2="25.302cm" svg:y2="31.247cm">
            <text:p/>
          </draw:line>
          <draw:line draw:style-name="gr6" draw:layer="layout" svg:x1="25.302cm" svg:y1="31.248cm" svg:x2="25.778cm" svg:y2="31.248cm">
            <text:p/>
          </draw:line>
          <draw:line draw:style-name="gr6" draw:layer="layout" svg:x1="17.577cm" svg:y1="29.198cm" svg:x2="26.216cm" svg:y2="29.198cm">
            <text:p/>
          </draw:line>
          <draw:polygon draw:style-name="gr6" draw:layer="layout" svg:width="7.468cm" svg:height="0.88cm" svg:x="17.577cm" svg:y="28.319cm" svg:viewBox="0 0 7469 881" draw:points="0,0 7469,0 7469,881 0,881">
            <text:p/>
          </draw:polygon>
          <draw:polygon draw:style-name="gr5" draw:layer="layout" svg:width="6.261cm" svg:height="0.88cm" svg:x="27.902cm" svg:y="28.319cm" svg:viewBox="0 0 6262 881" draw:points="0,0 6262,0 6262,881 0,881">
            <text:p/>
          </draw:polygon>
          <draw:polygon draw:style-name="gr5" draw:layer="layout" svg:width="8.529cm" svg:height="2.783cm" svg:x="27.902cm" svg:y="29.198cm" svg:viewBox="0 0 8530 2784" draw:points="0,0 8530,0 8530,2784 0,2784">
            <text:p/>
          </draw:polygon>
          <draw:polygon draw:style-name="gr6" draw:layer="layout" svg:width="6.261cm" svg:height="0.88cm" svg:x="27.902cm" svg:y="28.319cm" svg:viewBox="0 0 6262 881" draw:points="0,0 6262,0 6262,881 0,881">
            <text:p/>
          </draw:polygon>
          <draw:frame draw:style-name="gr32" draw:text-style-name="P3" draw:layer="layout" svg:width="5.06cm" svg:height="0.446cm" svg:x="18.2cm" svg:y="31.038cm">
            <draw:text-box>
              <text:p text:style-name="P1"><text:span text:style-name="T3">RDOProposalProvider.xtend</text:span></text:p>
            </draw:text-box>
          </draw:frame>
          <draw:polygon draw:style-name="gr6" draw:layer="layout" svg:width="8.493cm" svg:height="2.745cm" svg:x="27.902cm" svg:y="29.198cm" svg:viewBox="0 0 8494 2746" draw:points="0,0 8494,0 8494,2746 0,2746">
            <text:p/>
          </draw:polygon>
          <draw:polygon draw:style-name="gr5" draw:layer="layout" svg:width="7.689cm" svg:height="0.842cm" svg:x="28.304cm" svg:y="29.6cm" svg:viewBox="0 0 7690 843" draw:points="0,0 7250,0 7690,441 7690,843 0,843">
            <text:p/>
          </draw:polygon>
          <draw:frame draw:style-name="gr33" draw:text-style-name="P2" draw:layer="layout" svg:width="5.407cm" svg:height="0.534cm" svg:x="28.268cm" svg:y="28.507cm">
            <draw:text-box>
              <text:p text:style-name="P1"><text:span text:style-name="T2">ru.bmstu.rk9.rdo.labeling</text:span></text:p>
            </draw:text-box>
          </draw:frame>
          <draw:line draw:style-name="gr6" draw:layer="layout" svg:x1="28.304cm" svg:y1="29.6cm" svg:x2="35.553cm" svg:y2="29.6cm">
            <text:p/>
          </draw:line>
          <draw:line draw:style-name="gr6" draw:layer="layout" svg:x1="35.553cm" svg:y1="29.6cm" svg:x2="35.994cm" svg:y2="30.041cm">
            <text:p/>
          </draw:line>
          <draw:line draw:style-name="gr6" draw:layer="layout" svg:x1="35.992cm" svg:y1="30.04cm" svg:x2="35.992cm" svg:y2="30.442cm">
            <text:p/>
          </draw:line>
          <draw:line draw:style-name="gr6" draw:layer="layout" svg:x1="35.993cm" svg:y1="30.442cm" svg:x2="28.304cm" svg:y2="30.442cm">
            <text:p/>
          </draw:line>
          <draw:line draw:style-name="gr6" draw:layer="layout" svg:x1="28.304cm" svg:y1="30.442cm" svg:x2="28.304cm" svg:y2="29.6cm">
            <text:p/>
          </draw:line>
          <draw:line draw:style-name="gr6" draw:layer="layout" svg:x1="35.553cm" svg:y1="29.6cm" svg:x2="35.553cm" svg:y2="30.04cm">
            <text:p/>
          </draw:line>
          <draw:line draw:style-name="gr6" draw:layer="layout" svg:x1="35.553cm" svg:y1="30.04cm" svg:x2="36.029cm" svg:y2="30.04cm">
            <text:p/>
          </draw:line>
          <draw:polygon draw:style-name="gr5" draw:layer="layout" svg:width="7.652cm" svg:height="0.842cm" svg:x="28.304cm" svg:y="30.809cm" svg:viewBox="0 0 7653 843" draw:points="0,0 7214,0 7653,438 7653,843 0,843">
            <text:p/>
          </draw:polygon>
          <draw:frame draw:style-name="gr34" draw:text-style-name="P3" draw:layer="layout" svg:width="6.575cm" svg:height="0.446cm" svg:x="28.523cm" svg:y="29.83cm">
            <draw:text-box>
              <text:p text:style-name="P1"><text:span text:style-name="T3">RDODescriptionLabelProvider.xtend</text:span></text:p>
            </draw:text-box>
          </draw:frame>
          <draw:line draw:style-name="gr6" draw:layer="layout" svg:x1="28.304cm" svg:y1="30.809cm" svg:x2="35.516cm" svg:y2="30.809cm">
            <text:p/>
          </draw:line>
          <draw:line draw:style-name="gr6" draw:layer="layout" svg:x1="35.516cm" svg:y1="30.809cm" svg:x2="35.957cm" svg:y2="31.249cm">
            <text:p/>
          </draw:line>
          <draw:line draw:style-name="gr6" draw:layer="layout" svg:x1="35.956cm" svg:y1="31.248cm" svg:x2="35.956cm" svg:y2="31.651cm">
            <text:p/>
          </draw:line>
          <draw:line draw:style-name="gr6" draw:layer="layout" svg:x1="35.956cm" svg:y1="31.651cm" svg:x2="28.304cm" svg:y2="31.651cm">
            <text:p/>
          </draw:line>
          <draw:line draw:style-name="gr6" draw:layer="layout" svg:x1="28.304cm" svg:y1="31.651cm" svg:x2="28.304cm" svg:y2="30.809cm">
            <text:p/>
          </draw:line>
          <draw:line draw:style-name="gr6" draw:layer="layout" svg:x1="35.516cm" svg:y1="30.809cm" svg:x2="35.516cm" svg:y2="31.247cm">
            <text:p/>
          </draw:line>
          <draw:line draw:style-name="gr6" draw:layer="layout" svg:x1="35.516cm" svg:y1="31.248cm" svg:x2="35.992cm" svg:y2="31.248cm">
            <text:p/>
          </draw:line>
          <draw:line draw:style-name="gr6" draw:layer="layout" svg:x1="27.902cm" svg:y1="29.198cm" svg:x2="36.431cm" svg:y2="29.198cm">
            <text:p/>
          </draw:line>
          <draw:polygon draw:style-name="gr6" draw:layer="layout" svg:width="6.261cm" svg:height="0.88cm" svg:x="27.902cm" svg:y="28.319cm" svg:viewBox="0 0 6262 881" draw:points="0,0 6262,0 6262,881 0,881">
            <text:p/>
          </draw:polygon>
          <draw:polygon draw:style-name="gr5" draw:layer="layout" svg:width="6.078cm" svg:height="0.88cm" svg:x="27.864cm" svg:y="34.872cm" svg:viewBox="0 0 6079 881" draw:points="0,0 6079,0 6079,881 0,881">
            <text:p/>
          </draw:polygon>
          <draw:polygon draw:style-name="gr5" draw:layer="layout" svg:width="8.494cm" svg:height="2.781cm" svg:x="27.864cm" svg:y="35.752cm" svg:viewBox="0 0 8495 2782" draw:points="0,0 8495,0 8495,2782 0,2782">
            <text:p/>
          </draw:polygon>
          <draw:polygon draw:style-name="gr6" draw:layer="layout" svg:width="6.078cm" svg:height="0.88cm" svg:x="27.864cm" svg:y="34.872cm" svg:viewBox="0 0 6079 881" draw:points="0,0 6079,0 6079,881 0,881">
            <text:p/>
          </draw:polygon>
          <draw:frame draw:style-name="gr35" draw:text-style-name="P3" draw:layer="layout" svg:width="4.456cm" svg:height="0.446cm" svg:x="28.523cm" svg:y="31.038cm">
            <draw:text-box>
              <text:p text:style-name="P1"><text:span text:style-name="T3">RDOLabelProvider.xtend</text:span></text:p>
            </draw:text-box>
          </draw:frame>
          <draw:polygon draw:style-name="gr6" draw:layer="layout" svg:width="8.458cm" svg:height="2.745cm" svg:x="27.864cm" svg:y="35.752cm" svg:viewBox="0 0 8459 2746" draw:points="0,0 8459,0 8459,2746 0,2746">
            <text:p/>
          </draw:polygon>
          <draw:polygon draw:style-name="gr5" draw:layer="layout" svg:width="7.652cm" svg:height="0.842cm" svg:x="28.304cm" svg:y="36.19cm" svg:viewBox="0 0 7653 843" draw:points="0,0 7214,0 7653,440 7653,843 0,843">
            <text:p/>
          </draw:polygon>
          <draw:frame draw:style-name="gr36" draw:text-style-name="P2" draw:layer="layout" svg:width="5.211cm" svg:height="0.535cm" svg:x="28.231cm" svg:y="35.06cm">
            <draw:text-box>
              <text:p text:style-name="P1"><text:span text:style-name="T2">ru.bmstu.rk9.rdo.outline</text:span></text:p>
            </draw:text-box>
          </draw:frame>
          <draw:line draw:style-name="gr6" draw:layer="layout" svg:x1="28.304cm" svg:y1="36.19cm" svg:x2="35.516cm" svg:y2="36.19cm">
            <text:p/>
          </draw:line>
          <draw:line draw:style-name="gr6" draw:layer="layout" svg:x1="35.516cm" svg:y1="36.19cm" svg:x2="35.957cm" svg:y2="36.631cm">
            <text:p/>
          </draw:line>
          <draw:line draw:style-name="gr6" draw:layer="layout" svg:x1="35.956cm" svg:y1="36.63cm" svg:x2="35.956cm" svg:y2="37.032cm">
            <text:p/>
          </draw:line>
          <draw:line draw:style-name="gr6" draw:layer="layout" svg:x1="35.956cm" svg:y1="37.032cm" svg:x2="28.304cm" svg:y2="37.032cm">
            <text:p/>
          </draw:line>
          <draw:line draw:style-name="gr6" draw:layer="layout" svg:x1="28.304cm" svg:y1="37.032cm" svg:x2="28.304cm" svg:y2="36.19cm">
            <text:p/>
          </draw:line>
          <draw:line draw:style-name="gr6" draw:layer="layout" svg:x1="35.516cm" svg:y1="36.19cm" svg:x2="35.516cm" svg:y2="36.63cm">
            <text:p/>
          </draw:line>
          <draw:line draw:style-name="gr6" draw:layer="layout" svg:x1="35.516cm" svg:y1="36.63cm" svg:x2="35.992cm" svg:y2="36.63cm">
            <text:p/>
          </draw:line>
          <draw:line draw:style-name="gr6" draw:layer="layout" svg:x1="27.864cm" svg:y1="35.752cm" svg:x2="36.358cm" svg:y2="35.752cm">
            <text:p/>
          </draw:line>
          <draw:polygon draw:style-name="gr6" draw:layer="layout" svg:width="6.078cm" svg:height="0.88cm" svg:x="27.864cm" svg:y="34.872cm" svg:viewBox="0 0 6079 881" draw:points="0,0 6079,0 6079,881 0,881">
            <text:p/>
          </draw:polygon>
          <draw:polygon draw:style-name="gr5" draw:layer="layout" svg:width="6.224cm" svg:height="0.879cm" svg:x="15.527cm" svg:y="35.495cm" svg:viewBox="0 0 6225 880" draw:points="0,0 6225,0 6225,880 0,880">
            <text:p/>
          </draw:polygon>
          <draw:polygon draw:style-name="gr5" draw:layer="layout" svg:width="8.384cm" svg:height="2.783cm" svg:x="15.527cm" svg:y="36.373cm" svg:viewBox="0 0 8385 2784" draw:points="0,0 8385,0 8385,2784 0,2784">
            <text:p/>
          </draw:polygon>
          <draw:polygon draw:style-name="gr6" draw:layer="layout" svg:width="6.224cm" svg:height="0.879cm" svg:x="15.527cm" svg:y="35.495cm" svg:viewBox="0 0 6225 880" draw:points="0,0 6225,0 6225,880 0,880">
            <text:p/>
          </draw:polygon>
          <draw:frame draw:style-name="gr37" draw:text-style-name="P3" draw:layer="layout" svg:width="5.619cm" svg:height="0.447cm" svg:x="28.523cm" svg:y="36.419cm">
            <draw:text-box>
              <text:p text:style-name="P1"><text:span text:style-name="T3">RDOOutlineTreeProvider.xtend</text:span></text:p>
            </draw:text-box>
          </draw:frame>
          <draw:polygon draw:style-name="gr6" draw:layer="layout" svg:width="8.348cm" svg:height="2.746cm" svg:x="15.527cm" svg:y="36.373cm" svg:viewBox="0 0 8349 2747" draw:points="0,0 8349,0 8349,2747 0,2747">
            <text:p/>
          </draw:polygon>
          <draw:polygon draw:style-name="gr5" draw:layer="layout" svg:width="7.579cm" svg:height="0.842cm" svg:x="15.894cm" svg:y="36.776cm" svg:viewBox="0 0 7580 843" draw:points="0,0 7140,0 7580,438 7580,843 0,843">
            <text:p/>
          </draw:polygon>
          <draw:frame draw:style-name="gr38" draw:text-style-name="P2" draw:layer="layout" svg:width="5.396cm" svg:height="0.535cm" svg:x="15.894cm" svg:y="35.681cm">
            <draw:text-box>
              <text:p text:style-name="P1"><text:span text:style-name="T2">ru.bmstu.rk9.rdo.quickfix</text:span></text:p>
            </draw:text-box>
          </draw:frame>
          <draw:line draw:style-name="gr6" draw:layer="layout" svg:x1="15.894cm" svg:y1="36.776cm" svg:x2="23.032cm" svg:y2="36.776cm">
            <text:p/>
          </draw:line>
          <draw:line draw:style-name="gr6" draw:layer="layout" svg:x1="23.032cm" svg:y1="36.776cm" svg:x2="23.473cm" svg:y2="37.216cm">
            <text:p/>
          </draw:line>
          <draw:line draw:style-name="gr6" draw:layer="layout" svg:x1="23.472cm" svg:y1="37.215cm" svg:x2="23.472cm" svg:y2="37.618cm">
            <text:p/>
          </draw:line>
          <draw:line draw:style-name="gr6" draw:layer="layout" svg:x1="23.472cm" svg:y1="37.618cm" svg:x2="15.894cm" svg:y2="37.618cm">
            <text:p/>
          </draw:line>
          <draw:line draw:style-name="gr6" draw:layer="layout" svg:x1="15.894cm" svg:y1="37.618cm" svg:x2="15.894cm" svg:y2="36.776cm">
            <text:p/>
          </draw:line>
          <draw:line draw:style-name="gr6" draw:layer="layout" svg:x1="23.032cm" svg:y1="36.776cm" svg:x2="23.032cm" svg:y2="37.214cm">
            <text:p/>
          </draw:line>
          <draw:line draw:style-name="gr6" draw:layer="layout" svg:x1="23.032cm" svg:y1="37.215cm" svg:x2="23.508cm" svg:y2="37.215cm">
            <text:p/>
          </draw:line>
          <draw:line draw:style-name="gr6" draw:layer="layout" svg:x1="15.527cm" svg:y1="36.373cm" svg:x2="23.911cm" svg:y2="36.373cm">
            <text:p/>
          </draw:line>
          <draw:polygon draw:style-name="gr6" draw:layer="layout" svg:width="6.224cm" svg:height="0.879cm" svg:x="15.527cm" svg:y="35.495cm" svg:viewBox="0 0 6225 880" draw:points="0,0 6225,0 6225,880 0,880">
            <text:p/>
          </draw:polygon>
          <draw:line draw:style-name="gr6" draw:layer="layout" svg:x1="5.35cm" svg:y1="26.818cm" svg:x2="38.042cm" svg:y2="26.818cm">
            <text:p/>
          </draw:line>
          <draw:frame draw:style-name="gr25" draw:layer="layout" svg:width="0.585cm" svg:height="0.586cm" svg:x="13.33cm" svg:y="26.122cm">
            <draw:image xlink:href="Pictures/100002010000001000000010554E9FDC.png" xlink:type="simple" xlink:show="embed" xlink:actuate="onLoad">
              <text:p/>
            </draw:image>
          </draw:frame>
          <draw:polygon draw:style-name="gr6" draw:layer="layout" svg:width="8.75cm" svg:height="0.879cm" svg:x="5.35cm" svg:y="25.94cm" svg:viewBox="0 0 8751 880" draw:points="0,0 8751,0 8751,880 0,880">
            <text:p/>
          </draw:polygon>
          <draw:polygon draw:style-name="gr5" draw:layer="layout" svg:width="3.587cm" svg:height="0.733cm" svg:x="7.62cm" svg:y="43.329cm" svg:viewBox="0 0 3588 734" draw:points="0,0 3588,0 3588,734 0,734">
            <text:p/>
          </draw:polygon>
          <draw:polygon draw:style-name="gr5" draw:layer="layout" svg:width="6.992cm" svg:height="2.307cm" svg:x="7.62cm" svg:y="44.062cm" svg:viewBox="0 0 6993 2308" draw:points="0,0 6993,0 6993,2308 0,2308">
            <text:p/>
          </draw:polygon>
          <draw:polygon draw:style-name="gr6" draw:layer="layout" svg:width="3.587cm" svg:height="0.733cm" svg:x="7.62cm" svg:y="43.329cm" svg:viewBox="0 0 3588 734" draw:points="0,0 3588,0 3588,734 0,734">
            <text:p/>
          </draw:polygon>
          <draw:frame draw:style-name="gr39" draw:text-style-name="P3" draw:layer="layout" svg:width="4.925cm" svg:height="0.446cm" svg:x="16.113cm" svg:y="37.005cm">
            <draw:text-box>
              <text:p text:style-name="P1"><text:span text:style-name="T3">RDOQuickfixProvider.xtend</text:span></text:p>
            </draw:text-box>
          </draw:frame>
          <draw:polygon draw:style-name="gr6" draw:layer="layout" svg:width="6.956cm" svg:height="2.27cm" svg:x="7.62cm" svg:y="44.062cm" svg:viewBox="0 0 6957 2271" draw:points="0,0 6957,0 6957,2271 0,2271">
            <text:p/>
          </draw:polygon>
          <draw:line draw:style-name="gr6" draw:layer="layout" svg:x1="7.62cm" svg:y1="44.062cm" svg:x2="14.612cm" svg:y2="44.062cm">
            <text:p/>
          </draw:line>
          <draw:polygon draw:style-name="gr6" draw:layer="layout" svg:width="3.587cm" svg:height="0.733cm" svg:x="7.62cm" svg:y="43.329cm" svg:viewBox="0 0 3588 734" draw:points="0,0 3588,0 3588,734 0,734">
            <text:p/>
          </draw:polygon>
          <draw:line draw:style-name="gr40" draw:layer="layout" svg:x1="28.377cm" svg:y1="9.978cm" svg:x2="27.243cm" svg:y2="9.978cm">
            <text:p/>
          </draw:line>
          <draw:line draw:style-name="gr40" draw:layer="layout" svg:x1="27.243cm" svg:y1="9.978cm" svg:x2="27.243cm" svg:y2="13.602cm">
            <text:p/>
          </draw:line>
          <draw:line draw:style-name="gr40" draw:layer="layout" svg:x1="27.244cm" svg:y1="13.602cm" svg:x2="14.502cm" svg:y2="13.676cm">
            <text:p/>
          </draw:line>
          <draw:line draw:style-name="gr40" draw:layer="layout" svg:x1="14.502cm" svg:y1="13.674cm" svg:x2="14.502cm" svg:y2="12.687cm">
            <text:p/>
          </draw:line>
          <draw:line draw:style-name="gr6" draw:layer="layout" svg:x1="14.686cm" svg:y1="13.237cm" svg:x2="14.502cm" svg:y2="12.687cm">
            <text:p/>
          </draw:line>
          <draw:line draw:style-name="gr6" draw:layer="layout" svg:x1="14.503cm" svg:y1="12.687cm" svg:x2="14.319cm" svg:y2="13.237cm">
            <text:p/>
          </draw:line>
          <draw:line draw:style-name="gr40" draw:layer="layout" svg:x1="28.414cm" svg:y1="17.007cm" svg:x2="27.279cm" svg:y2="17.007cm">
            <text:p/>
          </draw:line>
          <draw:line draw:style-name="gr40" draw:layer="layout" svg:x1="27.279cm" svg:y1="17.007cm" svg:x2="27.279cm" svg:y2="15.139cm">
            <text:p/>
          </draw:line>
          <draw:line draw:style-name="gr40" draw:layer="layout" svg:x1="27.281cm" svg:y1="15.139cm" svg:x2="12.599cm" svg:y2="15.178cm">
            <text:p/>
          </draw:line>
          <draw:line draw:style-name="gr40" draw:layer="layout" svg:x1="12.599cm" svg:y1="15.176cm" svg:x2="12.599cm" svg:y2="12.687cm">
            <text:p/>
          </draw:line>
          <draw:line draw:style-name="gr6" draw:layer="layout" svg:x1="12.783cm" svg:y1="13.237cm" svg:x2="12.599cm" svg:y2="12.687cm">
            <text:p/>
          </draw:line>
          <draw:line draw:style-name="gr6" draw:layer="layout" svg:x1="12.6cm" svg:y1="12.687cm" svg:x2="12.416cm" svg:y2="13.237cm">
            <text:p/>
          </draw:line>
          <draw:line draw:style-name="gr40" draw:layer="layout" svg:x1="17.505cm" svg:y1="18.215cm" svg:x2="10.731cm" svg:y2="18.215cm">
            <text:p/>
          </draw:line>
          <draw:line draw:style-name="gr40" draw:layer="layout" svg:x1="10.731cm" svg:y1="18.214cm" svg:x2="10.731cm" svg:y2="12.687cm">
            <text:p/>
          </draw:line>
          <draw:line draw:style-name="gr6" draw:layer="layout" svg:x1="10.916cm" svg:y1="13.237cm" svg:x2="10.731cm" svg:y2="12.687cm">
            <text:p/>
          </draw:line>
          <draw:line draw:style-name="gr6" draw:layer="layout" svg:x1="10.732cm" svg:y1="12.687cm" svg:x2="10.548cm" svg:y2="13.237cm">
            <text:p/>
          </draw:line>
          <draw:line draw:style-name="gr40" draw:layer="layout" svg:x1="17.504cm" svg:y1="10.38cm" svg:x2="15.966cm" svg:y2="10.38cm">
            <text:p/>
          </draw:line>
          <draw:line draw:style-name="gr6" draw:layer="layout" svg:x1="16.517cm" svg:y1="10.197cm" svg:x2="15.966cm" svg:y2="10.381cm">
            <text:p/>
          </draw:line>
          <draw:line draw:style-name="gr6" draw:layer="layout" svg:x1="15.966cm" svg:y1="10.38cm" svg:x2="16.517cm" svg:y2="10.565cm">
            <text:p/>
          </draw:line>
          <draw:line draw:style-name="gr40" draw:layer="layout" svg:x1="27.864cm" svg:y1="36.739cm" svg:x2="26.546cm" svg:y2="36.739cm">
            <text:p/>
          </draw:line>
          <draw:line draw:style-name="gr40" draw:layer="layout" svg:x1="26.546cm" svg:y1="36.739cm" svg:x2="26.546cm" svg:y2="34.47cm">
            <text:p/>
          </draw:line>
          <draw:line draw:style-name="gr40" draw:layer="layout" svg:x1="26.546cm" svg:y1="34.47cm" svg:x2="11.536cm" svg:y2="34.47cm">
            <text:p/>
          </draw:line>
          <draw:line draw:style-name="gr40" draw:layer="layout" svg:x1="11.536cm" svg:y1="34.47cm" svg:x2="11.536cm" svg:y2="31.981cm">
            <text:p/>
          </draw:line>
          <draw:line draw:style-name="gr6" draw:layer="layout" svg:x1="11.72cm" svg:y1="32.531cm" svg:x2="11.536cm" svg:y2="31.981cm">
            <text:p/>
          </draw:line>
          <draw:line draw:style-name="gr6" draw:layer="layout" svg:x1="11.537cm" svg:y1="31.981cm" svg:x2="11.353cm" svg:y2="32.531cm">
            <text:p/>
          </draw:line>
          <draw:line draw:style-name="gr40" draw:layer="layout" svg:x1="17.577cm" svg:y1="30.149cm" svg:x2="15.564cm" svg:y2="30.149cm">
            <text:p/>
          </draw:line>
          <draw:line draw:style-name="gr6" draw:layer="layout" svg:x1="16.114cm" svg:y1="29.966cm" svg:x2="15.564cm" svg:y2="30.15cm">
            <text:p/>
          </draw:line>
          <draw:line draw:style-name="gr6" draw:layer="layout" svg:x1="15.564cm" svg:y1="30.149cm" svg:x2="16.114cm" svg:y2="30.334cm">
            <text:p/>
          </draw:line>
          <draw:line draw:style-name="gr40" draw:layer="layout" svg:x1="29.22cm" svg:y1="31.981cm" svg:x2="29.22cm" svg:y2="33.335cm">
            <text:p/>
          </draw:line>
          <draw:line draw:style-name="gr40" draw:layer="layout" svg:x1="29.219cm" svg:y1="33.335cm" svg:x2="12.671cm" svg:y2="33.335cm">
            <text:p/>
          </draw:line>
          <draw:line draw:style-name="gr40" draw:layer="layout" svg:x1="12.671cm" svg:y1="33.335cm" svg:x2="12.671cm" svg:y2="31.981cm">
            <text:p/>
          </draw:line>
          <draw:line draw:style-name="gr6" draw:layer="layout" svg:x1="12.855cm" svg:y1="32.531cm" svg:x2="12.671cm" svg:y2="31.981cm">
            <text:p/>
          </draw:line>
          <draw:line draw:style-name="gr6" draw:layer="layout" svg:x1="12.672cm" svg:y1="31.981cm" svg:x2="12.488cm" svg:y2="32.531cm">
            <text:p/>
          </draw:line>
          <draw:line draw:style-name="gr40" draw:layer="layout" svg:x1="15.527cm" svg:y1="37.508cm" svg:x2="9.706cm" svg:y2="37.508cm">
            <text:p/>
          </draw:line>
          <draw:line draw:style-name="gr40" draw:layer="layout" svg:x1="9.706cm" svg:y1="37.508cm" svg:x2="9.706cm" svg:y2="31.981cm">
            <text:p/>
          </draw:line>
          <draw:line draw:style-name="gr6" draw:layer="layout" svg:x1="9.89cm" svg:y1="32.531cm" svg:x2="9.706cm" svg:y2="31.981cm">
            <text:p/>
          </draw:line>
          <draw:line draw:style-name="gr6" draw:layer="layout" svg:x1="9.707cm" svg:y1="31.981cm" svg:x2="9.523cm" svg:y2="32.531cm">
            <text:p/>
          </draw:line>
          <draw:line draw:style-name="gr40" draw:layer="layout" svg:x1="17.504cm" svg:y1="10.38cm" svg:x2="15.966cm" svg:y2="10.38cm">
            <text:p/>
          </draw:line>
          <draw:line draw:style-name="gr6" draw:layer="layout" svg:x1="16.517cm" svg:y1="10.197cm" svg:x2="15.966cm" svg:y2="10.381cm">
            <text:p/>
          </draw:line>
          <draw:line draw:style-name="gr6" draw:layer="layout" svg:x1="15.966cm" svg:y1="10.38cm" svg:x2="16.517cm" svg:y2="10.565cm">
            <text:p/>
          </draw:line>
          <draw:line draw:style-name="gr40" draw:layer="layout" svg:x1="28.377cm" svg:y1="9.978cm" svg:x2="27.243cm" svg:y2="9.978cm">
            <text:p/>
          </draw:line>
          <draw:line draw:style-name="gr40" draw:layer="layout" svg:x1="27.243cm" svg:y1="9.978cm" svg:x2="27.243cm" svg:y2="13.602cm">
            <text:p/>
          </draw:line>
          <draw:line draw:style-name="gr40" draw:layer="layout" svg:x1="27.244cm" svg:y1="13.602cm" svg:x2="14.502cm" svg:y2="13.676cm">
            <text:p/>
          </draw:line>
          <draw:line draw:style-name="gr40" draw:layer="layout" svg:x1="14.502cm" svg:y1="13.674cm" svg:x2="14.502cm" svg:y2="12.687cm">
            <text:p/>
          </draw:line>
          <draw:line draw:style-name="gr6" draw:layer="layout" svg:x1="14.686cm" svg:y1="13.237cm" svg:x2="14.502cm" svg:y2="12.687cm">
            <text:p/>
          </draw:line>
          <draw:line draw:style-name="gr6" draw:layer="layout" svg:x1="14.503cm" svg:y1="12.687cm" svg:x2="14.319cm" svg:y2="13.237cm">
            <text:p/>
          </draw:line>
          <draw:line draw:style-name="gr40" draw:layer="layout" svg:x1="17.505cm" svg:y1="18.215cm" svg:x2="10.731cm" svg:y2="18.215cm">
            <text:p/>
          </draw:line>
          <draw:line draw:style-name="gr40" draw:layer="layout" svg:x1="10.731cm" svg:y1="18.214cm" svg:x2="10.731cm" svg:y2="12.687cm">
            <text:p/>
          </draw:line>
          <draw:line draw:style-name="gr6" draw:layer="layout" svg:x1="10.916cm" svg:y1="13.237cm" svg:x2="10.731cm" svg:y2="12.687cm">
            <text:p/>
          </draw:line>
          <draw:line draw:style-name="gr6" draw:layer="layout" svg:x1="10.732cm" svg:y1="12.687cm" svg:x2="10.548cm" svg:y2="13.237cm">
            <text:p/>
          </draw:line>
          <draw:line draw:style-name="gr40" draw:layer="layout" svg:x1="28.414cm" svg:y1="17.007cm" svg:x2="27.279cm" svg:y2="17.007cm">
            <text:p/>
          </draw:line>
          <draw:line draw:style-name="gr40" draw:layer="layout" svg:x1="27.279cm" svg:y1="17.007cm" svg:x2="27.279cm" svg:y2="15.139cm">
            <text:p/>
          </draw:line>
          <draw:line draw:style-name="gr40" draw:layer="layout" svg:x1="27.281cm" svg:y1="15.139cm" svg:x2="12.599cm" svg:y2="15.178cm">
            <text:p/>
          </draw:line>
          <draw:line draw:style-name="gr40" draw:layer="layout" svg:x1="12.599cm" svg:y1="15.176cm" svg:x2="12.599cm" svg:y2="12.687cm">
            <text:p/>
          </draw:line>
          <draw:line draw:style-name="gr6" draw:layer="layout" svg:x1="12.783cm" svg:y1="13.237cm" svg:x2="12.599cm" svg:y2="12.687cm">
            <text:p/>
          </draw:line>
          <draw:line draw:style-name="gr6" draw:layer="layout" svg:x1="12.6cm" svg:y1="12.687cm" svg:x2="12.416cm" svg:y2="13.237cm">
            <text:p/>
          </draw:line>
          <draw:line draw:style-name="gr40" draw:layer="layout" svg:x1="22.007cm" svg:y1="26.818cm" svg:x2="22.007cm" svg:y2="22.462cm">
            <text:p/>
          </draw:line>
          <draw:line draw:style-name="gr6" draw:layer="layout" svg:x1="22.191cm" svg:y1="23.012cm" svg:x2="22.007cm" svg:y2="22.462cm">
            <text:p/>
          </draw:line>
          <draw:line draw:style-name="gr6" draw:layer="layout" svg:x1="22.008cm" svg:y1="22.462cm" svg:x2="21.824cm" svg:y2="23.012cm">
            <text:p/>
          </draw:line>
          <draw:line draw:style-name="gr40" draw:layer="layout" svg:x1="17.577cm" svg:y1="30.149cm" svg:x2="15.564cm" svg:y2="30.149cm">
            <text:p/>
          </draw:line>
          <draw:line draw:style-name="gr6" draw:layer="layout" svg:x1="16.114cm" svg:y1="29.966cm" svg:x2="15.564cm" svg:y2="30.15cm">
            <text:p/>
          </draw:line>
          <draw:line draw:style-name="gr6" draw:layer="layout" svg:x1="15.564cm" svg:y1="30.149cm" svg:x2="16.114cm" svg:y2="30.334cm">
            <text:p/>
          </draw:line>
          <draw:line draw:style-name="gr40" draw:layer="layout" svg:x1="29.22cm" svg:y1="31.981cm" svg:x2="29.22cm" svg:y2="33.335cm">
            <text:p/>
          </draw:line>
          <draw:line draw:style-name="gr40" draw:layer="layout" svg:x1="29.219cm" svg:y1="33.335cm" svg:x2="12.671cm" svg:y2="33.335cm">
            <text:p/>
          </draw:line>
          <draw:line draw:style-name="gr40" draw:layer="layout" svg:x1="12.671cm" svg:y1="33.335cm" svg:x2="12.671cm" svg:y2="31.981cm">
            <text:p/>
          </draw:line>
          <draw:line draw:style-name="gr6" draw:layer="layout" svg:x1="12.855cm" svg:y1="32.531cm" svg:x2="12.671cm" svg:y2="31.981cm">
            <text:p/>
          </draw:line>
          <draw:line draw:style-name="gr6" draw:layer="layout" svg:x1="12.672cm" svg:y1="31.981cm" svg:x2="12.488cm" svg:y2="32.531cm">
            <text:p/>
          </draw:line>
          <draw:line draw:style-name="gr40" draw:layer="layout" svg:x1="27.864cm" svg:y1="36.739cm" svg:x2="26.546cm" svg:y2="36.739cm">
            <text:p/>
          </draw:line>
          <draw:line draw:style-name="gr40" draw:layer="layout" svg:x1="26.546cm" svg:y1="36.739cm" svg:x2="26.546cm" svg:y2="34.47cm">
            <text:p/>
          </draw:line>
          <draw:line draw:style-name="gr40" draw:layer="layout" svg:x1="26.546cm" svg:y1="34.47cm" svg:x2="11.536cm" svg:y2="34.47cm">
            <text:p/>
          </draw:line>
          <draw:line draw:style-name="gr40" draw:layer="layout" svg:x1="11.536cm" svg:y1="34.47cm" svg:x2="11.536cm" svg:y2="31.981cm">
            <text:p/>
          </draw:line>
          <draw:line draw:style-name="gr6" draw:layer="layout" svg:x1="11.72cm" svg:y1="32.531cm" svg:x2="11.536cm" svg:y2="31.981cm">
            <text:p/>
          </draw:line>
          <draw:line draw:style-name="gr6" draw:layer="layout" svg:x1="11.537cm" svg:y1="31.981cm" svg:x2="11.353cm" svg:y2="32.531cm">
            <text:p/>
          </draw:line>
          <draw:line draw:style-name="gr40" draw:layer="layout" svg:x1="15.527cm" svg:y1="37.508cm" svg:x2="9.706cm" svg:y2="37.508cm">
            <text:p/>
          </draw:line>
          <draw:line draw:style-name="gr40" draw:layer="layout" svg:x1="9.706cm" svg:y1="37.508cm" svg:x2="9.706cm" svg:y2="31.981cm">
            <text:p/>
          </draw:line>
          <draw:line draw:style-name="gr6" draw:layer="layout" svg:x1="9.89cm" svg:y1="32.531cm" svg:x2="9.706cm" svg:y2="31.981cm">
            <text:p/>
          </draw:line>
          <draw:line draw:style-name="gr6" draw:layer="layout" svg:x1="9.707cm" svg:y1="31.981cm" svg:x2="9.523cm" svg:y2="32.531cm">
            <text:p/>
          </draw:line>
          <draw:line draw:style-name="gr40" draw:layer="layout" svg:x1="12.671cm" svg:y1="40.73cm" svg:x2="12.671cm" svg:y2="44.061cm">
            <text:p/>
          </draw:line>
          <draw:line draw:style-name="gr6" draw:layer="layout" svg:x1="12.488cm" svg:y1="43.513cm" svg:x2="12.672cm" svg:y2="44.063cm">
            <text:p/>
          </draw:line>
          <draw:line draw:style-name="gr6" draw:layer="layout" svg:x1="12.671cm" svg:y1="44.063cm" svg:x2="12.855cm" svg:y2="43.513cm">
            <text:p/>
          </draw:line>
          <draw:frame draw:style-name="gr41" draw:text-style-name="P2" draw:layer="layout" svg:width="2.803cm" svg:height="0.535cm" svg:x="7.942cm" svg:y="43.457cm">
            <draw:text-box>
              <text:p text:style-name="P1"><text:span text:style-name="T2">org.eclipse.ui</text:span></text:p>
            </draw:text-box>
          </draw:frame>
        </draw:g>
        <draw:g>
          <draw:path draw:style-name="gr42" draw:layer="layout" svg:width="32.134cm" svg:height="42.619cm" svg:x="47.706cm" svg:y="4.791cm" svg:viewBox="0 0 32135 42620" svg:d="M424 0h31287c234 0 424 190 424 424v41772c0 234-190 424-424 424h-31287c-234 0-424-190-424-424v-41772c0-234 190-424 424-424z">
            <text:p/>
          </draw:path>
          <draw:polygon draw:style-name="gr42" draw:layer="layout" svg:width="32.134cm" svg:height="41.813cm" svg:x="47.706cm" svg:y="5.776cm" svg:viewBox="0 0 32135 41814" draw:points="0,0 32135,0 32135,41814 0,41814">
            <text:p/>
          </draw:polygon>
          <draw:path draw:style-name="gr43" draw:layer="layout" svg:width="0.807cm" svg:height="0.807cm" svg:x="54.965cm" svg:y="8.271cm" svg:viewBox="0 0 808 808" svg:d="M808 403c0 224-182 405-405 405s-403-181-403-405c0-223 180-403 403-403s405 180 405 403z">
            <text:p/>
          </draw:path>
          <draw:frame draw:style-name="gr44" draw:text-style-name="P5" draw:layer="layout" svg:width="11.542cm" svg:height="0.619cm" svg:x="57.978cm" svg:y="4.858cm">
            <draw:text-box>
              <text:p text:style-name="P1"><text:span text:style-name="T6">Процесс разработки имитационной модели</text:span></text:p>
            </draw:text-box>
          </draw:frame>
          <draw:path draw:style-name="gr45" draw:layer="layout" svg:width="0.807cm" svg:height="0.807cm" svg:x="69.652cm" svg:y="45.159cm" svg:viewBox="0 0 808 808" svg:d="M808 403c0 223-181 405-405 405-223 0-403-182-403-405s180-403 403-403c224 0 405 180 405 403z">
            <text:p/>
          </draw:path>
          <draw:path draw:style-name="gr43" draw:layer="layout" svg:width="0.553cm" svg:height="0.553cm" svg:x="69.779cm" svg:y="45.287cm" svg:viewBox="0 0 554 554" svg:d="M554 277c0 153-124 277-277 277-154 0-277-124-277-277 0-152 123-277 277-277 153 0 277 125 277 277z">
            <text:p/>
          </draw:path>
          <draw:frame draw:style-name="gr46" draw:text-style-name="P5" draw:layer="layout" svg:width="5.676cm" svg:height="0.62cm" svg:x="48.852cm" svg:y="8.351cm">
            <draw:text-box>
              <text:p text:style-name="P1"><text:span text:style-name="T6"><text:s text:c="3"/></text:span><text:span text:style-name="T6">Пустая рабочая среда</text:span></text:p>
            </draw:text-box>
          </draw:frame>
          <draw:polygon draw:style-name="gr42" draw:layer="layout" svg:width="16.81cm" svg:height="1.697cm" svg:x="57.129cm" svg:y="11.244cm" svg:viewBox="0 0 16811 1698" draw:points="0,0 16811,0 16811,1698 0,1698">
            <text:p/>
          </draw:polygon>
          <draw:frame draw:style-name="gr47" draw:text-style-name="P5" draw:layer="layout" svg:width="7.503cm" svg:height="0.621cm" svg:x="71.181cm" svg:y="45.324cm">
            <draw:text-box>
              <text:p text:style-name="P1"><text:span text:style-name="T6">Моделирование завершено </text:span></text:p>
            </draw:text-box>
          </draw:frame>
          <draw:path draw:style-name="gr45" draw:layer="layout" svg:width="16.768cm" svg:height="1.655cm" svg:x="57.129cm" svg:y="11.244cm" svg:viewBox="0 0 16769 1656" svg:d="M424 0h15921c235 0 424 188 424 424v808c0 234-189 424-424 424h-15921c-234 0-424-190-424-424v-808c0-236 190-424 424-424z">
            <text:p/>
          </draw:path>
          <draw:polygon draw:style-name="gr42" draw:layer="layout" svg:width="10.868cm" svg:height="1.699cm" svg:x="53.775cm" svg:y="16.252cm" svg:viewBox="0 0 10869 1700" draw:points="0,0 10869,0 10869,1700 0,1700">
            <text:p/>
          </draw:polygon>
          <draw:frame draw:style-name="gr48" draw:text-style-name="P7" draw:layer="layout" svg:width="14.749cm" svg:height="0.621cm" svg:x="58.105cm" svg:y="11.831cm">
            <draw:text-box>
              <text:p text:style-name="P6"><text:span text:style-name="T6"><text:s text:c="9"/></text:span><text:span text:style-name="T6">Редактирование исходного кода имитационной модели</text:span></text:p>
            </draw:text-box>
          </draw:frame>
          <draw:path draw:style-name="gr45" draw:layer="layout" svg:width="10.825cm" svg:height="1.655cm" svg:x="53.775cm" svg:y="16.252cm" svg:viewBox="0 0 10826 1656" svg:d="M426 0h9976c235 0 424 190 424 424v808c0 236-189 424-424 424h-9976c-236 0-426-188-426-424v-808c0-234 190-424 426-424z">
            <text:p/>
          </draw:path>
          <draw:polygon draw:style-name="gr42" draw:layer="layout" svg:width="1.189cm" svg:height="1.189cm" svg:x="61.799cm" svg:y="20.327cm" svg:viewBox="0 0 1190 1190" draw:points="596,0 1190,596 596,1190 0,596">
            <text:p/>
          </draw:polygon>
          <draw:polygon draw:style-name="gr45" draw:layer="layout" svg:width="1.189cm" svg:height="1.189cm" svg:x="61.799cm" svg:y="20.327cm" svg:viewBox="0 0 1190 1190" draw:points="596,0 1190,596 596,1190 0,596">
            <text:p/>
          </draw:polygon>
          <draw:frame draw:style-name="gr49" draw:text-style-name="P5" draw:layer="layout" svg:width="9.319cm" svg:height="0.621cm" svg:x="54.582cm" svg:y="16.841cm">
            <draw:text-box>
              <text:p text:style-name="P1"><text:span text:style-name="T6"><text:s text:c="5"/></text:span><text:span text:style-name="T6">Проверка кода на наличие ошибок </text:span></text:p>
            </draw:text-box>
          </draw:frame>
          <draw:polygon draw:style-name="gr42" draw:layer="layout" svg:width="9.636cm" svg:height="1.699cm" svg:x="67.53cm" svg:y="16.252cm" svg:viewBox="0 0 9637 1700" draw:points="0,0 9637,0 9637,1700 0,1700">
            <text:p/>
          </draw:polygon>
          <draw:frame draw:style-name="gr50" draw:text-style-name="P5" draw:layer="layout" svg:width="3.78cm" svg:height="0.632cm" svg:x="57.553cm" svg:y="20.704cm">
            <draw:text-box>
              <text:p text:style-name="P1"><text:span text:style-name="T6">Есть ошибки</text:span><text:span text:style-name="T7">? </text:span></text:p>
            </draw:text-box>
          </draw:frame>
          <draw:path draw:style-name="gr45" draw:layer="layout" svg:width="9.594cm" svg:height="1.655cm" svg:x="67.53cm" svg:y="16.252cm" svg:viewBox="0 0 9595 1656" svg:d="M424 0h8745c236 0 426 190 426 424v808c0 236-190 424-426 424h-8745c-236 0-424-188-424-424v-808c0-234 188-424 424-424z">
            <text:p/>
          </draw:path>
          <draw:polygon draw:style-name="gr42" draw:layer="layout" svg:width="20.461cm" svg:height="1.699cm" svg:x="53.521cm" svg:y="24.487cm" svg:viewBox="0 0 20462 1700" draw:points="0,0 20462,0 20462,1700 0,1700">
            <text:p/>
          </draw:polygon>
          <draw:frame draw:style-name="gr51" draw:text-style-name="P5" draw:layer="layout" svg:width="8.205cm" svg:height="0.621cm" svg:x="68.294cm" svg:y="16.841cm">
            <draw:text-box>
              <text:p text:style-name="P1"><text:span text:style-name="T6"><text:s text:c="5"/></text:span><text:span text:style-name="T6">Вывод сообщений об ошибках </text:span></text:p>
            </draw:text-box>
          </draw:frame>
          <draw:path draw:style-name="gr45" draw:layer="layout" svg:width="20.419cm" svg:height="1.655cm" svg:x="53.521cm" svg:y="24.487cm" svg:viewBox="0 0 20420 1656" svg:d="M424 0h19571c235 0 425 190 425 424v808c0 236-190 424-425 424h-19571c-234 0-424-188-424-424v-808c0-234 190-424 424-424z">
            <text:p/>
          </draw:path>
          <draw:polygon draw:style-name="gr42" draw:layer="layout" svg:width="17.998cm" svg:height="1.699cm" svg:x="54.837cm" svg:y="34.462cm" svg:viewBox="0 0 17999 1700" draw:points="0,0 17999,0 17999,1700 0,1700">
            <text:p/>
          </draw:polygon>
          <draw:frame draw:style-name="gr52" draw:text-style-name="P5" draw:layer="layout" svg:width="18.545cm" svg:height="0.631cm" svg:x="54.371cm" svg:y="25.077cm">
            <draw:text-box>
              <text:p text:style-name="P1"><text:span text:style-name="T6"><text:s text:c="14"/></text:span><text:span text:style-name="T6">Генерация </text:span><text:span text:style-name="T7">Java-</text:span><text:span text:style-name="T6">кода на основе исходного кода имитационной модели</text:span></text:p>
            </draw:text-box>
          </draw:frame>
          <draw:path draw:style-name="gr45" draw:layer="layout" svg:width="17.956cm" svg:height="1.657cm" svg:x="54.837cm" svg:y="34.462cm" svg:viewBox="0 0 17957 1658" svg:d="M424 0h17109c235 0 424 190 424 424v808c0 236-189 426-424 426h-17109c-234 0-424-190-424-426v-808c0-234 190-424 424-424z">
            <text:p/>
          </draw:path>
          <draw:polygon draw:style-name="gr42" draw:layer="layout" svg:width="23.261cm" svg:height="1.699cm" svg:x="50.72cm" svg:y="28.095cm" svg:viewBox="0 0 23262 1700" draw:points="0,0 23262,0 23262,1700 0,1700">
            <text:p/>
          </draw:polygon>
          <draw:frame draw:style-name="gr53" draw:text-style-name="P5" draw:layer="layout" svg:width="16.081cm" svg:height="0.631cm" svg:x="55.771cm" svg:y="35.052cm">
            <draw:text-box>
              <text:p text:style-name="P1"><text:span text:style-name="T6"><text:s text:c="11"/></text:span><text:span text:style-name="T6">Компиляция </text:span><text:span text:style-name="T7">Java-</text:span><text:span text:style-name="T6">кода в байт</text:span><text:span text:style-name="T7">-</text:span><text:span text:style-name="T6">код виртуальной машины </text:span><text:span text:style-name="T7">Java</text:span></text:p>
            </draw:text-box>
          </draw:frame>
          <draw:path draw:style-name="gr45" draw:layer="layout" svg:width="23.219cm" svg:height="1.655cm" svg:x="50.72cm" svg:y="28.095cm" svg:viewBox="0 0 23220 1656" svg:d="M424 0h22372c235 0 424 190 424 426v806c0 236-189 424-424 424h-22372c-236 0-424-188-424-424v-806c0-236 188-426 424-426z">
            <text:p/>
          </draw:path>
          <draw:polygon draw:style-name="gr42" draw:layer="layout" svg:width="1.231cm" svg:height="1.232cm" svg:x="56.153cm" svg:y="31.618cm" svg:viewBox="0 0 1232 1233" draw:points="596,0 1232,596 596,1233 0,596">
            <text:p/>
          </draw:polygon>
          <draw:polygon draw:style-name="gr45" draw:layer="layout" svg:width="1.231cm" svg:height="1.232cm" svg:x="56.153cm" svg:y="31.618cm" svg:viewBox="0 0 1232 1233" draw:points="596,0 1232,596 596,1233 0,596">
            <text:p/>
          </draw:polygon>
          <draw:frame draw:style-name="gr54" draw:text-style-name="P5" draw:layer="layout" svg:width="21.251cm" svg:height="0.632cm" svg:x="51.653cm" svg:y="28.685cm">
            <draw:text-box>
              <text:p text:style-name="P1"><text:span text:style-name="T6"><text:s text:c="16"/></text:span><text:span text:style-name="T6">Проверка сгенерированного кода на наличие ошибок компилятором языка </text:span><text:span text:style-name="T7">Java</text:span></text:p>
            </draw:text-box>
          </draw:frame>
          <draw:polygon draw:style-name="gr42" draw:layer="layout" svg:width="9.89cm" svg:height="1.699cm" svg:x="61.247cm" svg:y="38.283cm" svg:viewBox="0 0 9891 1700" draw:points="0,0 9891,0 9891,1700 0,1700">
            <text:p/>
          </draw:polygon>
          <draw:frame draw:style-name="gr55" draw:text-style-name="P5" draw:layer="layout" svg:width="3.627cm" svg:height="0.632cm" svg:x="52.078cm" svg:y="31.953cm">
            <draw:text-box>
              <text:p text:style-name="P1"><text:span text:style-name="T6">Есть ошибки</text:span><text:span text:style-name="T7">?</text:span></text:p>
            </draw:text-box>
          </draw:frame>
          <draw:path draw:style-name="gr45" draw:layer="layout" svg:width="9.848cm" svg:height="1.658cm" svg:x="61.247cm" svg:y="38.283cm" svg:viewBox="0 0 9849 1659" svg:d="M424 0h9001c234 0 424 191 424 426v806c0 236-190 427-424 427h-9001c-234 0-424-191-424-427v-806c0-235 190-426 424-426z">
            <text:p/>
          </draw:path>
          <draw:polygon draw:style-name="gr42" draw:layer="layout" svg:width="10.74cm" svg:height="1.699cm" svg:x="53.012cm" svg:y="41.849cm" svg:viewBox="0 0 10741 1700" draw:points="0,0 10741,0 10741,1700 0,1700">
            <text:p/>
          </draw:polygon>
          <draw:frame draw:style-name="gr56" draw:text-style-name="P5" draw:layer="layout" svg:width="7.932cm" svg:height="0.619cm" svg:x="62.265cm" svg:y="38.873cm">
            <draw:text-box>
              <text:p text:style-name="P1"><text:span text:style-name="T6"><text:s text:c="5"/></text:span><text:span text:style-name="T6">Запуск имитационной модели</text:span></text:p>
            </draw:text-box>
          </draw:frame>
          <draw:path draw:style-name="gr45" draw:layer="layout" svg:width="10.698cm" svg:height="1.655cm" svg:x="53.012cm" svg:y="41.849cm" svg:viewBox="0 0 10699 1656" svg:d="M424 0h9847c238 0 428 190 428 424v806c0 236-190 426-428 426h-9847c-236 0-424-190-424-426v-806c0-234 188-424 424-424z">
            <text:p/>
          </draw:path>
          <draw:line draw:style-name="gr45" draw:layer="layout" svg:x1="47.706cm" svg:y1="5.555cm" svg:x2="79.839cm" svg:y2="5.555cm">
            <text:p/>
          </draw:line>
          <draw:path draw:style-name="gr45" draw:layer="layout" svg:width="32.092cm" svg:height="42.577cm" svg:x="47.706cm" svg:y="4.791cm" svg:viewBox="0 0 32093 42578" svg:d="M424 0h31245c234 0 424 190 424 424v41728c0 236-190 426-424 426h-31245c-234 0-424-190-424-426v-41728c0-234 190-424 424-424z">
            <text:p/>
          </draw:path>
          <draw:line draw:style-name="gr45" draw:layer="layout" svg:x1="62.393cm" svg:y1="21.601cm" svg:x2="62.393cm" svg:y2="24.487cm">
            <text:p/>
          </draw:line>
          <draw:line draw:style-name="gr45" draw:layer="layout" svg:x1="62.181cm" svg:y1="23.849cm" svg:x2="62.395cm" svg:y2="24.488cm">
            <text:p/>
          </draw:line>
          <draw:line draw:style-name="gr45" draw:layer="layout" svg:x1="62.393cm" svg:y1="24.488cm" svg:x2="62.607cm" svg:y2="23.849cm">
            <text:p/>
          </draw:line>
          <draw:frame draw:style-name="gr57" draw:text-style-name="P5" draw:layer="layout" svg:width="8.728cm" svg:height="0.62cm" svg:x="54.072cm" svg:y="42.438cm">
            <draw:text-box>
              <text:p text:style-name="P1"><text:span text:style-name="T6"><text:s text:c="6"/></text:span><text:span text:style-name="T6">Сбор и отображение результатов</text:span></text:p>
            </draw:text-box>
          </draw:frame>
          <draw:line draw:style-name="gr45" draw:layer="layout" svg:x1="62.35cm" svg:y1="26.185cm" svg:x2="62.35cm" svg:y2="28.095cm">
            <text:p/>
          </draw:line>
          <draw:line draw:style-name="gr45" draw:layer="layout" svg:x1="62.138cm" svg:y1="27.458cm" svg:x2="62.352cm" svg:y2="28.097cm">
            <text:p/>
          </draw:line>
          <draw:line draw:style-name="gr45" draw:layer="layout" svg:x1="62.35cm" svg:y1="28.097cm" svg:x2="62.565cm" svg:y2="27.458cm">
            <text:p/>
          </draw:line>
          <draw:line draw:style-name="gr45" draw:layer="layout" svg:x1="66.384cm" svg:y1="36.16cm" svg:x2="66.384cm" svg:y2="38.282cm">
            <text:p/>
          </draw:line>
          <draw:line draw:style-name="gr45" draw:layer="layout" svg:x1="66.17cm" svg:y1="37.646cm" svg:x2="66.385cm" svg:y2="38.284cm">
            <text:p/>
          </draw:line>
          <draw:line draw:style-name="gr45" draw:layer="layout" svg:x1="66.384cm" svg:y1="38.284cm" svg:x2="66.598cm" svg:y2="37.646cm">
            <text:p/>
          </draw:line>
          <draw:line draw:style-name="gr45" draw:layer="layout" svg:x1="57.469cm" svg:y1="32.212cm" svg:x2="75.637cm" svg:y2="32.212cm">
            <text:p/>
          </draw:line>
          <draw:line draw:style-name="gr45" draw:layer="layout" svg:x1="75.637cm" svg:y1="32.212cm" svg:x2="75.637cm" svg:y2="17.95cm">
            <text:p/>
          </draw:line>
          <draw:line draw:style-name="gr45" draw:layer="layout" svg:x1="75.851cm" svg:y1="18.588cm" svg:x2="75.637cm" svg:y2="17.95cm">
            <text:p/>
          </draw:line>
          <draw:line draw:style-name="gr45" draw:layer="layout" svg:x1="75.639cm" svg:y1="17.95cm" svg:x2="75.425cm" svg:y2="18.588cm">
            <text:p/>
          </draw:line>
          <draw:frame draw:style-name="gr58" draw:text-style-name="P5" draw:layer="layout" svg:width="0.958cm" svg:height="0.621cm" svg:x="62.86cm" svg:y="22.528cm">
            <draw:text-box>
              <text:p text:style-name="P1"><text:span text:style-name="T6">Нет</text:span></text:p>
            </draw:text-box>
          </draw:frame>
          <draw:line draw:style-name="gr45" draw:layer="layout" svg:x1="69.652cm" svg:y1="16.252cm" svg:x2="69.652cm" svg:y2="12.94cm">
            <text:p/>
          </draw:line>
          <draw:line draw:style-name="gr45" draw:layer="layout" svg:x1="69.866cm" svg:y1="13.579cm" svg:x2="69.652cm" svg:y2="12.94cm">
            <text:p/>
          </draw:line>
          <draw:line draw:style-name="gr45" draw:layer="layout" svg:x1="69.654cm" svg:y1="12.94cm" svg:x2="69.44cm" svg:y2="13.579cm">
            <text:p/>
          </draw:line>
          <draw:line draw:style-name="gr45" draw:layer="layout" svg:x1="56.747cm" svg:y1="32.934cm" svg:x2="56.747cm" svg:y2="34.462cm">
            <text:p/>
          </draw:line>
          <draw:line draw:style-name="gr45" draw:layer="layout" svg:x1="56.535cm" svg:y1="33.826cm" svg:x2="56.749cm" svg:y2="34.464cm">
            <text:p/>
          </draw:line>
          <draw:line draw:style-name="gr45" draw:layer="layout" svg:x1="56.747cm" svg:y1="34.464cm" svg:x2="56.961cm" svg:y2="33.826cm">
            <text:p/>
          </draw:line>
          <draw:frame draw:style-name="gr59" draw:text-style-name="P5" draw:layer="layout" svg:width="0.691cm" svg:height="0.619cm" svg:x="58.361cm" svg:y="31.316cm">
            <draw:text-box>
              <text:p text:style-name="P1"><text:span text:style-name="T6">Да</text:span></text:p>
            </draw:text-box>
          </draw:frame>
          <draw:line draw:style-name="gr45" draw:layer="layout" svg:x1="56.747cm" svg:y1="29.793cm" svg:x2="56.747cm" svg:y2="31.617cm">
            <text:p/>
          </draw:line>
          <draw:line draw:style-name="gr45" draw:layer="layout" svg:x1="56.535cm" svg:y1="30.982cm" svg:x2="56.749cm" svg:y2="31.62cm">
            <text:p/>
          </draw:line>
          <draw:line draw:style-name="gr45" draw:layer="layout" svg:x1="56.747cm" svg:y1="31.62cm" svg:x2="56.961cm" svg:y2="30.982cm">
            <text:p/>
          </draw:line>
          <draw:line draw:style-name="gr45" draw:layer="layout" svg:x1="55.813cm" svg:y1="8.696cm" svg:x2="67.614cm" svg:y2="8.696cm">
            <text:p/>
          </draw:line>
          <draw:line draw:style-name="gr45" draw:layer="layout" svg:x1="67.614cm" svg:y1="8.696cm" svg:x2="67.614cm" svg:y2="11.244cm">
            <text:p/>
          </draw:line>
          <draw:line draw:style-name="gr45" draw:layer="layout" svg:x1="67.402cm" svg:y1="10.606cm" svg:x2="67.616cm" svg:y2="11.245cm">
            <text:p/>
          </draw:line>
          <draw:line draw:style-name="gr45" draw:layer="layout" svg:x1="67.614cm" svg:y1="11.245cm" svg:x2="67.828cm" svg:y2="10.606cm">
            <text:p/>
          </draw:line>
          <draw:frame draw:style-name="gr58" draw:text-style-name="P5" draw:layer="layout" svg:width="0.958cm" svg:height="0.621cm" svg:x="57.469cm" svg:y="33.225cm">
            <draw:text-box>
              <text:p text:style-name="P1"><text:span text:style-name="T6">Нет</text:span></text:p>
            </draw:text-box>
          </draw:frame>
          <draw:line draw:style-name="gr45" draw:layer="layout" svg:x1="60.653cm" svg:y1="12.94cm" svg:x2="60.653cm" svg:y2="16.252cm">
            <text:p/>
          </draw:line>
          <draw:line draw:style-name="gr45" draw:layer="layout" svg:x1="60.44cm" svg:y1="15.614cm" svg:x2="60.655cm" svg:y2="16.253cm">
            <text:p/>
          </draw:line>
          <draw:line draw:style-name="gr45" draw:layer="layout" svg:x1="60.653cm" svg:y1="16.253cm" svg:x2="60.867cm" svg:y2="15.614cm">
            <text:p/>
          </draw:line>
          <draw:line draw:style-name="gr45" draw:layer="layout" svg:x1="62.393cm" svg:y1="17.95cm" svg:x2="62.393cm" svg:y2="20.326cm">
            <text:p/>
          </draw:line>
          <draw:line draw:style-name="gr45" draw:layer="layout" svg:x1="62.181cm" svg:y1="19.691cm" svg:x2="62.395cm" svg:y2="20.329cm">
            <text:p/>
          </draw:line>
          <draw:line draw:style-name="gr45" draw:layer="layout" svg:x1="62.393cm" svg:y1="20.329cm" svg:x2="62.607cm" svg:y2="19.691cm">
            <text:p/>
          </draw:line>
          <draw:line draw:style-name="gr45" draw:layer="layout" svg:x1="58.147cm" svg:y1="43.547cm" svg:x2="58.147cm" svg:y2="45.584cm">
            <text:p/>
          </draw:line>
          <draw:line draw:style-name="gr45" draw:layer="layout" svg:x1="58.147cm" svg:y1="45.583cm" svg:x2="69.652cm" svg:y2="45.583cm">
            <text:p/>
          </draw:line>
          <draw:line draw:style-name="gr45" draw:layer="layout" svg:x1="69.014cm" svg:y1="45.797cm" svg:x2="69.653cm" svg:y2="45.583cm">
            <text:p/>
          </draw:line>
          <draw:line draw:style-name="gr45" draw:layer="layout" svg:x1="69.653cm" svg:y1="45.585cm" svg:x2="69.014cm" svg:y2="45.371cm">
            <text:p/>
          </draw:line>
          <draw:line draw:style-name="gr45" draw:layer="layout" svg:x1="63.072cm" svg:y1="20.921cm" svg:x2="72.029cm" svg:y2="20.921cm">
            <text:p/>
          </draw:line>
          <draw:line draw:style-name="gr45" draw:layer="layout" svg:x1="72.029cm" svg:y1="20.921cm" svg:x2="72.029cm" svg:y2="17.95cm">
            <text:p/>
          </draw:line>
          <draw:line draw:style-name="gr45" draw:layer="layout" svg:x1="72.243cm" svg:y1="18.588cm" svg:x2="72.029cm" svg:y2="17.95cm">
            <text:p/>
          </draw:line>
          <draw:line draw:style-name="gr45" draw:layer="layout" svg:x1="72.031cm" svg:y1="17.95cm" svg:x2="71.817cm" svg:y2="18.588cm">
            <text:p/>
          </draw:line>
          <draw:frame draw:style-name="gr60" draw:text-style-name="P5" draw:layer="layout" svg:width="5.185cm" svg:height="0.62cm" svg:x="54.991cm" svg:y="14.209cm">
            <draw:text-box>
              <text:p text:style-name="P1"><text:span text:style-name="T6">Сохранение модели</text:span></text:p>
            </draw:text-box>
          </draw:frame>
          <draw:line draw:style-name="gr45" draw:layer="layout" svg:x1="61.247cm" svg:y1="39.174cm" svg:x2="58.105cm" svg:y2="39.174cm">
            <text:p/>
          </draw:line>
          <draw:line draw:style-name="gr45" draw:layer="layout" svg:x1="58.105cm" svg:y1="39.174cm" svg:x2="58.105cm" svg:y2="41.848cm">
            <text:p/>
          </draw:line>
          <draw:line draw:style-name="gr45" draw:layer="layout" svg:x1="57.893cm" svg:y1="41.211cm" svg:x2="58.107cm" svg:y2="41.85cm">
            <text:p/>
          </draw:line>
          <draw:line draw:style-name="gr45" draw:layer="layout" svg:x1="58.105cm" svg:y1="41.85cm" svg:x2="58.319cm" svg:y2="41.211cm">
            <text:p/>
          </draw:line>
          <draw:frame draw:style-name="gr61" draw:text-style-name="P5" draw:layer="layout" svg:width="0.819cm" svg:height="0.62cm" svg:x="66.808cm" svg:y="19.94cm">
            <draw:text-box>
              <text:p text:style-name="P1"><text:span text:style-name="T6">Да </text:span></text:p>
            </draw:text-box>
          </draw:frame>
          <draw:line draw:style-name="gr45" draw:layer="layout" svg:x1="73.939cm" svg:y1="12.134cm" svg:x2="77.929cm" svg:y2="12.134cm">
            <text:p/>
          </draw:line>
          <draw:line draw:style-name="gr45" draw:layer="layout" svg:x1="77.929cm" svg:y1="12.134cm" svg:x2="77.929cm" svg:y2="8.738cm">
            <text:p/>
          </draw:line>
          <draw:line draw:style-name="gr45" draw:layer="layout" svg:x1="77.93cm" svg:y1="8.738cm" svg:x2="70.755cm" svg:y2="8.738cm">
            <text:p/>
          </draw:line>
          <draw:line draw:style-name="gr45" draw:layer="layout" svg:x1="70.755cm" svg:y1="8.738cm" svg:x2="70.755cm" svg:y2="11.244cm">
            <text:p/>
          </draw:line>
          <draw:line draw:style-name="gr45" draw:layer="layout" svg:x1="70.543cm" svg:y1="10.606cm" svg:x2="70.757cm" svg:y2="11.245cm">
            <text:p/>
          </draw:line>
          <draw:line draw:style-name="gr45" draw:layer="layout" svg:x1="70.755cm" svg:y1="11.245cm" svg:x2="70.969cm" svg:y2="10.606cm">
            <text:p/>
          </draw:line>
          <draw:frame draw:style-name="gr62" draw:text-style-name="P5" draw:layer="layout" svg:width="1.92cm" svg:height="0.62cm" svg:x="55.771cm" svg:y="39.806cm">
            <draw:text-box>
              <text:p text:style-name="P1"><text:span text:style-name="T6">Прогон</text:span></text:p>
            </draw:text-box>
          </draw:frame>
          <draw:line draw:style-name="gr45" draw:layer="layout" svg:x1="55.813cm" svg:y1="8.696cm" svg:x2="67.614cm" svg:y2="8.696cm">
            <text:p/>
          </draw:line>
          <draw:line draw:style-name="gr45" draw:layer="layout" svg:x1="67.614cm" svg:y1="8.696cm" svg:x2="67.614cm" svg:y2="11.244cm">
            <text:p/>
          </draw:line>
          <draw:line draw:style-name="gr45" draw:layer="layout" svg:x1="67.402cm" svg:y1="10.606cm" svg:x2="67.616cm" svg:y2="11.245cm">
            <text:p/>
          </draw:line>
          <draw:line draw:style-name="gr45" draw:layer="layout" svg:x1="67.614cm" svg:y1="11.245cm" svg:x2="67.828cm" svg:y2="10.606cm">
            <text:p/>
          </draw:line>
          <draw:frame draw:style-name="gr63" draw:text-style-name="P5" draw:layer="layout" svg:width="5.734cm" svg:height="0.619cm" svg:x="71.476cm" svg:y="7.715cm">
            <draw:text-box>
              <text:p text:style-name="P1"><text:span text:style-name="T6">Внесение изменений </text:span></text:p>
            </draw:text-box>
          </draw:frame>
          <draw:line draw:style-name="gr45" draw:layer="layout" svg:x1="60.653cm" svg:y1="12.94cm" svg:x2="60.653cm" svg:y2="16.252cm">
            <text:p/>
          </draw:line>
          <draw:line draw:style-name="gr45" draw:layer="layout" svg:x1="60.44cm" svg:y1="15.614cm" svg:x2="60.655cm" svg:y2="16.253cm">
            <text:p/>
          </draw:line>
          <draw:line draw:style-name="gr45" draw:layer="layout" svg:x1="60.653cm" svg:y1="16.253cm" svg:x2="60.867cm" svg:y2="15.614cm">
            <text:p/>
          </draw:line>
          <draw:frame draw:style-name="gr64" draw:text-style-name="P5" draw:layer="layout" svg:width="8.491cm" svg:height="0.632cm" svg:x="57.802cm" svg:y="7.73cm">
            <draw:text-box>
              <text:p text:style-name="P1"><text:span text:style-name="T6">Создание проекта РДО в </text:span><text:span text:style-name="T7">Eclipse </text:span></text:p>
            </draw:text-box>
          </draw:frame>
          <draw:line draw:style-name="gr45" draw:layer="layout" svg:x1="73.939cm" svg:y1="12.134cm" svg:x2="77.929cm" svg:y2="12.134cm">
            <text:p/>
          </draw:line>
          <draw:line draw:style-name="gr45" draw:layer="layout" svg:x1="77.929cm" svg:y1="12.134cm" svg:x2="77.929cm" svg:y2="8.738cm">
            <text:p/>
          </draw:line>
          <draw:line draw:style-name="gr45" draw:layer="layout" svg:x1="77.93cm" svg:y1="8.738cm" svg:x2="70.755cm" svg:y2="8.738cm">
            <text:p/>
          </draw:line>
          <draw:line draw:style-name="gr45" draw:layer="layout" svg:x1="70.755cm" svg:y1="8.738cm" svg:x2="70.755cm" svg:y2="11.244cm">
            <text:p/>
          </draw:line>
          <draw:line draw:style-name="gr45" draw:layer="layout" svg:x1="70.543cm" svg:y1="10.606cm" svg:x2="70.757cm" svg:y2="11.245cm">
            <text:p/>
          </draw:line>
          <draw:line draw:style-name="gr45" draw:layer="layout" svg:x1="70.755cm" svg:y1="11.245cm" svg:x2="70.969cm" svg:y2="10.606cm">
            <text:p/>
          </draw:line>
          <draw:line draw:style-name="gr45" draw:layer="layout" svg:x1="62.393cm" svg:y1="17.95cm" svg:x2="62.393cm" svg:y2="20.326cm">
            <text:p/>
          </draw:line>
          <draw:line draw:style-name="gr45" draw:layer="layout" svg:x1="62.181cm" svg:y1="19.691cm" svg:x2="62.395cm" svg:y2="20.329cm">
            <text:p/>
          </draw:line>
          <draw:line draw:style-name="gr45" draw:layer="layout" svg:x1="62.393cm" svg:y1="20.329cm" svg:x2="62.607cm" svg:y2="19.691cm">
            <text:p/>
          </draw:line>
          <draw:line draw:style-name="gr45" draw:layer="layout" svg:x1="63.072cm" svg:y1="20.921cm" svg:x2="72.029cm" svg:y2="20.921cm">
            <text:p/>
          </draw:line>
          <draw:line draw:style-name="gr45" draw:layer="layout" svg:x1="72.029cm" svg:y1="20.921cm" svg:x2="72.029cm" svg:y2="17.95cm">
            <text:p/>
          </draw:line>
          <draw:line draw:style-name="gr45" draw:layer="layout" svg:x1="72.243cm" svg:y1="18.588cm" svg:x2="72.029cm" svg:y2="17.95cm">
            <text:p/>
          </draw:line>
          <draw:line draw:style-name="gr45" draw:layer="layout" svg:x1="72.031cm" svg:y1="17.95cm" svg:x2="71.817cm" svg:y2="18.588cm">
            <text:p/>
          </draw:line>
          <draw:line draw:style-name="gr45" draw:layer="layout" svg:x1="69.652cm" svg:y1="16.252cm" svg:x2="69.652cm" svg:y2="12.94cm">
            <text:p/>
          </draw:line>
          <draw:line draw:style-name="gr45" draw:layer="layout" svg:x1="69.866cm" svg:y1="13.579cm" svg:x2="69.652cm" svg:y2="12.94cm">
            <text:p/>
          </draw:line>
          <draw:line draw:style-name="gr45" draw:layer="layout" svg:x1="69.654cm" svg:y1="12.94cm" svg:x2="69.44cm" svg:y2="13.579cm">
            <text:p/>
          </draw:line>
          <draw:line draw:style-name="gr45" draw:layer="layout" svg:x1="62.393cm" svg:y1="21.601cm" svg:x2="62.393cm" svg:y2="24.487cm">
            <text:p/>
          </draw:line>
          <draw:line draw:style-name="gr45" draw:layer="layout" svg:x1="62.181cm" svg:y1="23.849cm" svg:x2="62.395cm" svg:y2="24.488cm">
            <text:p/>
          </draw:line>
          <draw:line draw:style-name="gr45" draw:layer="layout" svg:x1="62.393cm" svg:y1="24.488cm" svg:x2="62.607cm" svg:y2="23.849cm">
            <text:p/>
          </draw:line>
          <draw:line draw:style-name="gr45" draw:layer="layout" svg:x1="62.35cm" svg:y1="26.185cm" svg:x2="62.35cm" svg:y2="28.095cm">
            <text:p/>
          </draw:line>
          <draw:line draw:style-name="gr45" draw:layer="layout" svg:x1="62.138cm" svg:y1="27.458cm" svg:x2="62.352cm" svg:y2="28.097cm">
            <text:p/>
          </draw:line>
          <draw:line draw:style-name="gr45" draw:layer="layout" svg:x1="62.35cm" svg:y1="28.097cm" svg:x2="62.565cm" svg:y2="27.458cm">
            <text:p/>
          </draw:line>
          <draw:line draw:style-name="gr45" draw:layer="layout" svg:x1="56.747cm" svg:y1="29.793cm" svg:x2="56.747cm" svg:y2="31.617cm">
            <text:p/>
          </draw:line>
          <draw:line draw:style-name="gr45" draw:layer="layout" svg:x1="56.535cm" svg:y1="30.982cm" svg:x2="56.749cm" svg:y2="31.62cm">
            <text:p/>
          </draw:line>
          <draw:line draw:style-name="gr45" draw:layer="layout" svg:x1="56.747cm" svg:y1="31.62cm" svg:x2="56.961cm" svg:y2="30.982cm">
            <text:p/>
          </draw:line>
          <draw:line draw:style-name="gr45" draw:layer="layout" svg:x1="56.747cm" svg:y1="32.934cm" svg:x2="56.747cm" svg:y2="34.462cm">
            <text:p/>
          </draw:line>
          <draw:line draw:style-name="gr45" draw:layer="layout" svg:x1="56.535cm" svg:y1="33.826cm" svg:x2="56.749cm" svg:y2="34.464cm">
            <text:p/>
          </draw:line>
          <draw:line draw:style-name="gr45" draw:layer="layout" svg:x1="56.747cm" svg:y1="34.464cm" svg:x2="56.961cm" svg:y2="33.826cm">
            <text:p/>
          </draw:line>
          <draw:line draw:style-name="gr45" draw:layer="layout" svg:x1="57.469cm" svg:y1="32.212cm" svg:x2="75.637cm" svg:y2="32.212cm">
            <text:p/>
          </draw:line>
          <draw:line draw:style-name="gr45" draw:layer="layout" svg:x1="75.637cm" svg:y1="32.212cm" svg:x2="75.637cm" svg:y2="17.95cm">
            <text:p/>
          </draw:line>
          <draw:line draw:style-name="gr45" draw:layer="layout" svg:x1="75.851cm" svg:y1="18.588cm" svg:x2="75.637cm" svg:y2="17.95cm">
            <text:p/>
          </draw:line>
          <draw:line draw:style-name="gr45" draw:layer="layout" svg:x1="75.639cm" svg:y1="17.95cm" svg:x2="75.425cm" svg:y2="18.588cm">
            <text:p/>
          </draw:line>
          <draw:line draw:style-name="gr45" draw:layer="layout" svg:x1="66.384cm" svg:y1="36.16cm" svg:x2="66.384cm" svg:y2="38.282cm">
            <text:p/>
          </draw:line>
          <draw:line draw:style-name="gr45" draw:layer="layout" svg:x1="66.17cm" svg:y1="37.646cm" svg:x2="66.385cm" svg:y2="38.284cm">
            <text:p/>
          </draw:line>
          <draw:line draw:style-name="gr45" draw:layer="layout" svg:x1="66.384cm" svg:y1="38.284cm" svg:x2="66.598cm" svg:y2="37.646cm">
            <text:p/>
          </draw:line>
          <draw:line draw:style-name="gr45" draw:layer="layout" svg:x1="61.247cm" svg:y1="39.174cm" svg:x2="58.105cm" svg:y2="39.174cm">
            <text:p/>
          </draw:line>
          <draw:line draw:style-name="gr45" draw:layer="layout" svg:x1="58.105cm" svg:y1="39.174cm" svg:x2="58.105cm" svg:y2="41.848cm">
            <text:p/>
          </draw:line>
          <draw:line draw:style-name="gr45" draw:layer="layout" svg:x1="57.893cm" svg:y1="41.211cm" svg:x2="58.107cm" svg:y2="41.85cm">
            <text:p/>
          </draw:line>
          <draw:line draw:style-name="gr45" draw:layer="layout" svg:x1="58.105cm" svg:y1="41.85cm" svg:x2="58.319cm" svg:y2="41.211cm">
            <text:p/>
          </draw:line>
          <draw:line draw:style-name="gr45" draw:layer="layout" svg:x1="58.147cm" svg:y1="43.547cm" svg:x2="58.147cm" svg:y2="45.584cm">
            <text:p/>
          </draw:line>
          <draw:line draw:style-name="gr45" draw:layer="layout" svg:x1="58.147cm" svg:y1="45.583cm" svg:x2="69.652cm" svg:y2="45.583cm">
            <text:p/>
          </draw:line>
          <draw:line draw:style-name="gr45" draw:layer="layout" svg:x1="69.014cm" svg:y1="45.797cm" svg:x2="69.653cm" svg:y2="45.583cm">
            <text:p/>
          </draw:line>
          <draw:line draw:style-name="gr45" draw:layer="layout" svg:x1="69.653cm" svg:y1="45.585cm" svg:x2="69.014cm" svg:y2="45.3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NotoSans1" svg:font-family="NotoSans"/>
    <style:font-face style:name="Ubuntu1" svg:font-family="Ubuntu"/>
    <style:font-face style:name="Arial" svg:font-family="Arial" style:font-pitch="variable"/>
    <style:font-face style:name="DejaVu Sans Condensed1" svg:font-family="'DejaVu Sans Condensed'" style:font-pitch="variable"/>
    <style:font-face style:name="Liberation Serif1" svg:font-family="'Liberation Serif'" style:font-pitch="variable"/>
    <style:font-face style:name="NotoSans" svg:font-family="Noto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074cm" fo:page-height="59.4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4T14:46:54.750511997</dc:date>
    <meta:generator>LibreOffice/4.2.4.2$Linux_X86_64 LibreOffice_project/420m0$Build-2</meta:generator>
    <meta:editing-duration>PT16M38S</meta:editing-duration>
    <meta:editing-cycles>5</meta:editing-cycles>
    <meta:document-statistic meta:object-count="2378"/>
  </office:meta>
</office:document-meta>
</file>